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4a766ee"/>
    </style:style>
    <style:style style:name="P3" style:family="paragraph" style:parent-style-name="Text_20_body">
      <style:text-properties officeooo:paragraph-rsid="04aa4bc2"/>
    </style:style>
    <style:style style:name="P4" style:family="paragraph" style:parent-style-name="Text_20_body">
      <style:text-properties officeooo:paragraph-rsid="04ab5c6c"/>
    </style:style>
    <style:style style:name="P5" style:family="paragraph" style:parent-style-name="Text_20_body">
      <style:text-properties officeooo:paragraph-rsid="04acb33b"/>
    </style:style>
    <style:style style:name="P6" style:family="paragraph" style:parent-style-name="Text_20_body">
      <style:text-properties officeooo:paragraph-rsid="04ae4226"/>
    </style:style>
    <style:style style:name="P7" style:family="paragraph" style:parent-style-name="Text_20_body">
      <style:text-properties fo:language="es" fo:country="CO" officeooo:rsid="025c8888" officeooo:paragraph-rsid="04cd7424"/>
    </style:style>
    <style:style style:name="P8" style:family="paragraph" style:parent-style-name="Text_20_body">
      <style:text-properties fo:language="es" fo:country="CO" officeooo:rsid="02f7553d" officeooo:paragraph-rsid="050b8176"/>
    </style:style>
    <style:style style:name="P9" style:family="paragraph" style:parent-style-name="Text_20_body">
      <style:text-properties fo:language="es" fo:country="CO" officeooo:rsid="02f7553d" officeooo:paragraph-rsid="05498773"/>
    </style:style>
    <style:style style:name="P10" style:family="paragraph" style:parent-style-name="Text_20_body">
      <style:text-properties fo:language="es" fo:country="CO" officeooo:rsid="02f7553d" officeooo:paragraph-rsid="05a65b54"/>
    </style:style>
    <style:style style:name="P11" style:family="paragraph" style:parent-style-name="Text_20_body">
      <style:text-properties fo:language="es" fo:country="CO" officeooo:rsid="046094a1" officeooo:paragraph-rsid="050b8176"/>
    </style:style>
    <style:style style:name="P12" style:family="paragraph" style:parent-style-name="Text_20_body">
      <style:text-properties fo:language="es" fo:country="CO" officeooo:rsid="046094a1" officeooo:paragraph-rsid="05a65b54"/>
    </style:style>
    <style:style style:name="P13" style:family="paragraph" style:parent-style-name="Text_20_body">
      <style:text-properties fo:language="es" fo:country="CO" officeooo:rsid="04a965fa" officeooo:paragraph-rsid="04a965fa"/>
    </style:style>
    <style:style style:name="P14" style:family="paragraph" style:parent-style-name="Text_20_body">
      <style:text-properties fo:language="es" fo:country="CO" officeooo:rsid="04b657c1" officeooo:paragraph-rsid="04c64927"/>
    </style:style>
    <style:style style:name="P15" style:family="paragraph" style:parent-style-name="Text_20_body">
      <style:text-properties fo:language="es" fo:country="CO" officeooo:rsid="04b657c1" officeooo:paragraph-rsid="055cafd1"/>
    </style:style>
    <style:style style:name="P16" style:family="paragraph" style:parent-style-name="Text_20_body">
      <style:text-properties fo:language="es" fo:country="CO" officeooo:rsid="04b657c1" officeooo:paragraph-rsid="0527783a"/>
    </style:style>
    <style:style style:name="P17" style:family="paragraph" style:parent-style-name="Text_20_body">
      <style:text-properties fo:language="es" fo:country="CO" officeooo:rsid="04b657c1" officeooo:paragraph-rsid="055d2be8"/>
    </style:style>
    <style:style style:name="P18" style:family="paragraph" style:parent-style-name="Text_20_body">
      <style:text-properties fo:language="es" fo:country="CO" officeooo:rsid="04b657c1" officeooo:paragraph-rsid="18f3b384"/>
    </style:style>
    <style:style style:name="P19" style:family="paragraph" style:parent-style-name="Text_20_body">
      <style:text-properties fo:language="es" fo:country="CO" officeooo:rsid="04cd7424" officeooo:paragraph-rsid="04cd7424"/>
    </style:style>
    <style:style style:name="P20" style:family="paragraph" style:parent-style-name="Text_20_body">
      <style:text-properties fo:language="es" fo:country="CO" officeooo:rsid="04db6a82" officeooo:paragraph-rsid="04e37ca6"/>
    </style:style>
    <style:style style:name="P21" style:family="paragraph" style:parent-style-name="Text_20_body">
      <style:text-properties fo:language="es" fo:country="CO" officeooo:rsid="04c2bd44" officeooo:paragraph-rsid="0527783a"/>
    </style:style>
    <style:style style:name="P22" style:family="paragraph" style:parent-style-name="Text_20_body">
      <style:text-properties fo:language="es" fo:country="CO" officeooo:rsid="050d5c27" officeooo:paragraph-rsid="050d5c27"/>
    </style:style>
    <style:style style:name="P23" style:family="paragraph" style:parent-style-name="Text_20_body">
      <style:text-properties fo:language="es" fo:country="CO" officeooo:rsid="05312e72" officeooo:paragraph-rsid="05455a76"/>
    </style:style>
    <style:style style:name="P24" style:family="paragraph" style:parent-style-name="Text_20_body">
      <style:text-properties fo:language="es" fo:country="CO" officeooo:rsid="050b8176" officeooo:paragraph-rsid="05455a76"/>
    </style:style>
    <style:style style:name="P25" style:family="paragraph" style:parent-style-name="Text_20_body">
      <style:text-properties fo:language="es" fo:country="CO" officeooo:rsid="05a65b54" officeooo:paragraph-rsid="05a65b54"/>
    </style:style>
    <style:style style:name="P26" style:family="paragraph" style:parent-style-name="Text_20_body">
      <style:text-properties fo:language="es" fo:country="CO" officeooo:rsid="05a65b54" officeooo:paragraph-rsid="18f81e13"/>
    </style:style>
    <style:style style:name="P27" style:family="paragraph" style:parent-style-name="Text_20_body">
      <style:text-properties fo:language="es" fo:country="CO" officeooo:rsid="0617c587" officeooo:paragraph-rsid="0617c587"/>
    </style:style>
    <style:style style:name="P28" style:family="paragraph" style:parent-style-name="Text_20_body">
      <style:text-properties fo:language="es" fo:country="CO" officeooo:rsid="046b79ed" officeooo:paragraph-rsid="068bfd50"/>
    </style:style>
    <style:style style:name="P29" style:family="paragraph" style:parent-style-name="Text_20_body">
      <style:text-properties fo:language="es" fo:country="CO" officeooo:rsid="047786c8" officeooo:paragraph-rsid="068bfd50"/>
    </style:style>
    <style:style style:name="P30" style:family="paragraph" style:parent-style-name="Text_20_body">
      <style:text-properties fo:language="es" fo:country="CO" officeooo:paragraph-rsid="068bfd50"/>
    </style:style>
    <style:style style:name="P31" style:family="paragraph" style:parent-style-name="Text_20_body">
      <style:text-properties fo:language="es" fo:country="CO" officeooo:rsid="04698f91" officeooo:paragraph-rsid="0691f29d"/>
    </style:style>
    <style:style style:name="P32" style:family="paragraph" style:parent-style-name="Text_20_body">
      <style:text-properties fo:language="es" fo:country="CO" officeooo:rsid="049776a0" officeooo:paragraph-rsid="0691f29d"/>
    </style:style>
    <style:style style:name="P33" style:family="paragraph" style:parent-style-name="Text_20_body">
      <style:text-properties fo:language="es" fo:country="CO" officeooo:rsid="049776a0" officeooo:paragraph-rsid="07027f8b"/>
    </style:style>
    <style:style style:name="P34" style:family="paragraph" style:parent-style-name="Text_20_body">
      <style:text-properties fo:language="es" fo:country="CO" officeooo:rsid="04989c3c" officeooo:paragraph-rsid="0691f29d"/>
    </style:style>
    <style:style style:name="P35" style:family="paragraph" style:parent-style-name="Text_20_body">
      <style:text-properties fo:language="es" fo:country="CO" officeooo:rsid="049f4a57" officeooo:paragraph-rsid="0691f29d"/>
    </style:style>
    <style:style style:name="P36" style:family="paragraph" style:parent-style-name="Text_20_body">
      <style:text-properties fo:language="es" fo:country="CO" officeooo:paragraph-rsid="0691f29d"/>
    </style:style>
    <style:style style:name="P37" style:family="paragraph" style:parent-style-name="Text_20_body">
      <style:text-properties fo:language="es" fo:country="CO" officeooo:rsid="07027f8b" officeooo:paragraph-rsid="07027f8b"/>
    </style:style>
    <style:style style:name="P38" style:family="paragraph" style:parent-style-name="Text_20_body">
      <style:text-properties fo:language="es" fo:country="CO" officeooo:rsid="070fe9f3" officeooo:paragraph-rsid="070fe9f3"/>
    </style:style>
    <style:style style:name="P39" style:family="paragraph" style:parent-style-name="Text_20_body">
      <style:text-properties fo:language="es" fo:country="CO" officeooo:rsid="0715d81a" officeooo:paragraph-rsid="0729446b"/>
    </style:style>
    <style:style style:name="P40" style:family="paragraph" style:parent-style-name="Text_20_body">
      <style:text-properties fo:language="es" fo:country="CO" officeooo:rsid="070b7aa6" officeooo:paragraph-rsid="070b7aa6"/>
    </style:style>
    <style:style style:name="P41" style:family="paragraph" style:parent-style-name="Text_20_body">
      <style:text-properties fo:language="es" fo:country="CO" officeooo:rsid="052a4d86" officeooo:paragraph-rsid="18f3c86c"/>
    </style:style>
    <style:style style:name="P42" style:family="paragraph" style:parent-style-name="Text_20_body">
      <style:text-properties fo:language="es" fo:country="CO" officeooo:rsid="04c64927" officeooo:paragraph-rsid="18fe1fc2"/>
    </style:style>
    <style:style style:name="P43" style:family="paragraph" style:parent-style-name="Text_20_body">
      <style:text-properties fo:language="es" fo:country="CO" officeooo:rsid="07cad10c" officeooo:paragraph-rsid="07cad10c"/>
    </style:style>
    <style:style style:name="P44" style:family="paragraph" style:parent-style-name="Text_20_body">
      <style:text-properties fo:language="es" fo:country="CO" officeooo:rsid="18f81e13" officeooo:paragraph-rsid="18f81e13"/>
    </style:style>
    <style:style style:name="P45" style:family="paragraph" style:parent-style-name="Text_20_body">
      <style:text-properties fo:language="es" fo:country="CO" officeooo:paragraph-rsid="1bea021c"/>
    </style:style>
    <style:style style:name="P46" style:family="paragraph" style:parent-style-name="Text_20_body">
      <style:text-properties fo:language="es" fo:country="CO" officeooo:rsid="1c26287b" officeooo:paragraph-rsid="1c266489"/>
    </style:style>
    <style:style style:name="P47" style:family="paragraph" style:parent-style-name="Text_20_body">
      <style:text-properties officeooo:paragraph-rsid="04a622b4"/>
    </style:style>
    <style:style style:name="P48" style:family="paragraph" style:parent-style-name="Text_20_body">
      <style:text-properties officeooo:rsid="04aff813" officeooo:paragraph-rsid="04aff813"/>
    </style:style>
    <style:style style:name="P49" style:family="paragraph" style:parent-style-name="Text_20_body">
      <style:text-properties officeooo:rsid="04b00af5" officeooo:paragraph-rsid="04b23caf"/>
    </style:style>
    <style:style style:name="P50" style:family="paragraph" style:parent-style-name="Text_20_body">
      <style:text-properties officeooo:paragraph-rsid="04de7bbf"/>
    </style:style>
    <style:style style:name="P51" style:family="paragraph" style:parent-style-name="Text_20_body">
      <style:text-properties officeooo:rsid="04dfdc4d" officeooo:paragraph-rsid="04dfdc4d"/>
    </style:style>
    <style:style style:name="P52" style:family="paragraph" style:parent-style-name="Text_20_body">
      <style:text-properties officeooo:paragraph-rsid="04dfdc4d"/>
    </style:style>
    <style:style style:name="P53" style:family="paragraph" style:parent-style-name="Text_20_body">
      <style:text-properties officeooo:paragraph-rsid="04e37ca6"/>
    </style:style>
    <style:style style:name="P54" style:family="paragraph" style:parent-style-name="Text_20_body">
      <style:text-properties officeooo:paragraph-rsid="04f1c86e"/>
    </style:style>
    <style:style style:name="P55" style:family="paragraph" style:parent-style-name="Text_20_body">
      <style:text-properties officeooo:paragraph-rsid="04fec3e1"/>
    </style:style>
    <style:style style:name="P56" style:family="paragraph" style:parent-style-name="Text_20_body">
      <style:text-properties officeooo:rsid="0508e602" officeooo:paragraph-rsid="0508e602"/>
    </style:style>
    <style:style style:name="P57" style:family="paragraph" style:parent-style-name="Text_20_body">
      <style:text-properties officeooo:rsid="0509b1bb" officeooo:paragraph-rsid="0509b1bb"/>
    </style:style>
    <style:style style:name="P58" style:family="paragraph" style:parent-style-name="Text_20_body">
      <style:text-properties officeooo:rsid="0509b1bb" officeooo:paragraph-rsid="05498773"/>
    </style:style>
    <style:style style:name="P59" style:family="paragraph" style:parent-style-name="Text_20_body">
      <style:text-properties officeooo:paragraph-rsid="050f3316"/>
    </style:style>
    <style:style style:name="P60" style:family="paragraph" style:parent-style-name="Text_20_body">
      <style:text-properties officeooo:rsid="050f96b6" officeooo:paragraph-rsid="050f96b6"/>
    </style:style>
    <style:style style:name="P61" style:family="paragraph" style:parent-style-name="Text_20_body">
      <style:text-properties officeooo:paragraph-rsid="04f5a035"/>
    </style:style>
    <style:style style:name="P62" style:family="paragraph" style:parent-style-name="Text_20_body">
      <style:text-properties officeooo:rsid="05498773" officeooo:paragraph-rsid="05498773"/>
    </style:style>
    <style:style style:name="P63" style:family="paragraph" style:parent-style-name="Text_20_body">
      <style:text-properties officeooo:paragraph-rsid="050ed4dd"/>
    </style:style>
    <style:style style:name="P64" style:family="paragraph" style:parent-style-name="Text_20_body">
      <style:text-properties officeooo:rsid="0571d292" officeooo:paragraph-rsid="0571d292"/>
    </style:style>
    <style:style style:name="P65" style:family="paragraph" style:parent-style-name="Text_20_body">
      <style:text-properties officeooo:paragraph-rsid="059f476f"/>
    </style:style>
    <style:style style:name="P66" style:family="paragraph" style:parent-style-name="Text_20_body">
      <style:text-properties officeooo:paragraph-rsid="05a0e501"/>
    </style:style>
    <style:style style:name="P67" style:family="paragraph" style:parent-style-name="Text_20_body">
      <style:text-properties officeooo:rsid="05a3b538" officeooo:paragraph-rsid="05a3b538"/>
    </style:style>
    <style:style style:name="P68" style:family="paragraph" style:parent-style-name="Text_20_body">
      <style:text-properties officeooo:rsid="05a3b538" officeooo:paragraph-rsid="1b0eb93a"/>
    </style:style>
    <style:style style:name="P69" style:family="paragraph" style:parent-style-name="Text_20_body">
      <style:text-properties officeooo:rsid="05a65b54" officeooo:paragraph-rsid="05a65b54"/>
    </style:style>
    <style:style style:name="P70" style:family="paragraph" style:parent-style-name="Text_20_body">
      <style:text-properties officeooo:rsid="05cc853a" officeooo:paragraph-rsid="068bfd50"/>
    </style:style>
    <style:style style:name="P71" style:family="paragraph" style:parent-style-name="Text_20_body">
      <style:text-properties officeooo:rsid="05cfdea3" officeooo:paragraph-rsid="0689e0fd"/>
    </style:style>
    <style:style style:name="P72" style:family="paragraph" style:parent-style-name="Text_20_body">
      <style:text-properties officeooo:rsid="05d32918" officeooo:paragraph-rsid="05d32918"/>
    </style:style>
    <style:style style:name="P73" style:family="paragraph" style:parent-style-name="Text_20_body">
      <style:text-properties officeooo:rsid="05d32918" officeooo:paragraph-rsid="05fdefc1"/>
    </style:style>
    <style:style style:name="P74" style:family="paragraph" style:parent-style-name="Text_20_body">
      <style:text-properties officeooo:paragraph-rsid="05d66a51"/>
    </style:style>
    <style:style style:name="P75" style:family="paragraph" style:parent-style-name="Text_20_body">
      <style:text-properties officeooo:rsid="05d9919b" officeooo:paragraph-rsid="05d9919b"/>
    </style:style>
    <style:style style:name="P76" style:family="paragraph" style:parent-style-name="Text_20_body">
      <style:text-properties officeooo:rsid="05d9ae00" officeooo:paragraph-rsid="05f09521"/>
    </style:style>
    <style:style style:name="P77" style:family="paragraph" style:parent-style-name="Text_20_body">
      <style:text-properties officeooo:rsid="05d9fe8e" officeooo:paragraph-rsid="05d9fe8e"/>
    </style:style>
    <style:style style:name="P78" style:family="paragraph" style:parent-style-name="Text_20_body">
      <style:text-properties officeooo:paragraph-rsid="05eb1d20"/>
    </style:style>
    <style:style style:name="P79" style:family="paragraph" style:parent-style-name="Text_20_body">
      <style:text-properties officeooo:paragraph-rsid="05ecca6f"/>
    </style:style>
    <style:style style:name="P80" style:family="paragraph" style:parent-style-name="Text_20_body">
      <style:text-properties officeooo:rsid="05ee7655" officeooo:paragraph-rsid="05ee7655"/>
    </style:style>
    <style:style style:name="P81" style:family="paragraph" style:parent-style-name="Text_20_body">
      <style:text-properties officeooo:rsid="05f186fa" officeooo:paragraph-rsid="05f66b83"/>
    </style:style>
    <style:style style:name="P82" style:family="paragraph" style:parent-style-name="Text_20_body">
      <style:text-properties officeooo:paragraph-rsid="05f950e7"/>
    </style:style>
    <style:style style:name="P83" style:family="paragraph" style:parent-style-name="Text_20_body">
      <style:text-properties officeooo:rsid="05fb1e75" officeooo:paragraph-rsid="0691f29d"/>
    </style:style>
    <style:style style:name="P84" style:family="paragraph" style:parent-style-name="Text_20_body">
      <style:text-properties officeooo:rsid="05fb1e75" officeooo:paragraph-rsid="1be64214"/>
    </style:style>
    <style:style style:name="P85" style:family="paragraph" style:parent-style-name="Text_20_body">
      <style:text-properties officeooo:rsid="05fb1e75" officeooo:paragraph-rsid="1c9e368f"/>
    </style:style>
    <style:style style:name="P86" style:family="paragraph" style:parent-style-name="Text_20_body">
      <style:text-properties officeooo:rsid="05d75cb0" officeooo:paragraph-rsid="05d75cb0"/>
    </style:style>
    <style:style style:name="P87" style:family="paragraph" style:parent-style-name="Text_20_body">
      <style:text-properties officeooo:paragraph-rsid="06161907"/>
    </style:style>
    <style:style style:name="P88" style:family="paragraph" style:parent-style-name="Text_20_body">
      <style:text-properties officeooo:paragraph-rsid="0617c46f"/>
    </style:style>
    <style:style style:name="P89" style:family="paragraph" style:parent-style-name="Text_20_body">
      <style:text-properties officeooo:rsid="0620da91" officeooo:paragraph-rsid="0620da91"/>
    </style:style>
    <style:style style:name="P90" style:family="paragraph" style:parent-style-name="Text_20_body">
      <style:text-properties officeooo:paragraph-rsid="06211a79"/>
    </style:style>
    <style:style style:name="P91" style:family="paragraph" style:parent-style-name="Text_20_body">
      <style:text-properties officeooo:rsid="0623bf85" officeooo:paragraph-rsid="0623bf85"/>
    </style:style>
    <style:style style:name="P92" style:family="paragraph" style:parent-style-name="Text_20_body">
      <style:text-properties officeooo:rsid="0623bf85" officeooo:paragraph-rsid="065940fa"/>
    </style:style>
    <style:style style:name="P93" style:family="paragraph" style:parent-style-name="Text_20_body">
      <style:text-properties officeooo:rsid="0623c295" officeooo:paragraph-rsid="0623c295"/>
    </style:style>
    <style:style style:name="P94" style:family="paragraph" style:parent-style-name="Text_20_body">
      <style:text-properties officeooo:paragraph-rsid="062aa2f5"/>
    </style:style>
    <style:style style:name="P95" style:family="paragraph" style:parent-style-name="Text_20_body">
      <style:text-properties officeooo:paragraph-rsid="062c3ebd"/>
    </style:style>
    <style:style style:name="P96" style:family="paragraph" style:parent-style-name="Text_20_body">
      <style:text-properties officeooo:paragraph-rsid="062d9ade"/>
    </style:style>
    <style:style style:name="P97" style:family="paragraph" style:parent-style-name="Text_20_body">
      <style:text-properties officeooo:paragraph-rsid="06308679"/>
    </style:style>
    <style:style style:name="P98" style:family="paragraph" style:parent-style-name="Text_20_body">
      <style:text-properties officeooo:paragraph-rsid="0630fe7b"/>
    </style:style>
    <style:style style:name="P99" style:family="paragraph" style:parent-style-name="Text_20_body">
      <style:text-properties officeooo:rsid="063db608" officeooo:paragraph-rsid="063db608"/>
    </style:style>
    <style:style style:name="P100" style:family="paragraph" style:parent-style-name="Text_20_body">
      <style:text-properties officeooo:rsid="06211a79" officeooo:paragraph-rsid="0651945e"/>
    </style:style>
    <style:style style:name="P101" style:family="paragraph" style:parent-style-name="Text_20_body">
      <style:text-properties officeooo:rsid="06507787" officeooo:paragraph-rsid="06507787"/>
    </style:style>
    <style:style style:name="P102" style:family="paragraph" style:parent-style-name="Text_20_body">
      <style:text-properties officeooo:paragraph-rsid="0651945e"/>
    </style:style>
    <style:style style:name="P103" style:family="paragraph" style:parent-style-name="Text_20_body">
      <style:text-properties officeooo:paragraph-rsid="0658874c"/>
    </style:style>
    <style:style style:name="P104" style:family="paragraph" style:parent-style-name="Text_20_body">
      <style:text-properties officeooo:rsid="064eca1d" officeooo:paragraph-rsid="0651945e"/>
    </style:style>
    <style:style style:name="P105" style:family="paragraph" style:parent-style-name="Text_20_body">
      <style:text-properties officeooo:rsid="0622bc4b" officeooo:paragraph-rsid="0658874c"/>
    </style:style>
    <style:style style:name="P106" style:family="paragraph" style:parent-style-name="Standard">
      <style:text-properties officeooo:rsid="0622bc4b" officeooo:paragraph-rsid="0622bc4b"/>
    </style:style>
    <style:style style:name="P107" style:family="paragraph" style:parent-style-name="Text_20_body">
      <style:text-properties officeooo:rsid="05b12c97" officeooo:paragraph-rsid="0674f0ab"/>
    </style:style>
    <style:style style:name="P108" style:family="paragraph" style:parent-style-name="Text_20_body">
      <style:text-properties officeooo:rsid="05b12c97" officeooo:paragraph-rsid="065f6bfd"/>
    </style:style>
    <style:style style:name="P109" style:family="paragraph" style:parent-style-name="Text_20_body">
      <style:text-properties officeooo:rsid="05b12c97" officeooo:paragraph-rsid="06886827"/>
    </style:style>
    <style:style style:name="P110" style:family="paragraph" style:parent-style-name="Text_20_body">
      <style:text-properties officeooo:rsid="06697d61" officeooo:paragraph-rsid="06697d61"/>
    </style:style>
    <style:style style:name="P111" style:family="paragraph" style:parent-style-name="Text_20_body">
      <style:text-properties officeooo:rsid="05b1a4b1" officeooo:paragraph-rsid="05bb0f13"/>
    </style:style>
    <style:style style:name="P112" style:family="paragraph" style:parent-style-name="Text_20_body">
      <style:text-properties officeooo:rsid="065f6bfd" officeooo:paragraph-rsid="06858cad"/>
    </style:style>
    <style:style style:name="P113" style:family="paragraph" style:parent-style-name="Text_20_body">
      <style:text-properties officeooo:rsid="065f6bfd" officeooo:paragraph-rsid="06697d61"/>
    </style:style>
    <style:style style:name="P114" style:family="paragraph" style:parent-style-name="Text_20_body">
      <style:text-properties officeooo:rsid="065db53e" officeooo:paragraph-rsid="065db53e"/>
    </style:style>
    <style:style style:name="P115" style:family="paragraph" style:parent-style-name="Text_20_body">
      <style:text-properties officeooo:rsid="0679bfce" officeooo:paragraph-rsid="067e695e"/>
    </style:style>
    <style:style style:name="P116" style:family="paragraph" style:parent-style-name="Text_20_body">
      <style:text-properties officeooo:rsid="05c85820" officeooo:paragraph-rsid="06858cad"/>
    </style:style>
    <style:style style:name="P117" style:family="paragraph" style:parent-style-name="Text_20_body">
      <style:text-properties officeooo:paragraph-rsid="0689e0fd"/>
    </style:style>
    <style:style style:name="P118" style:family="paragraph" style:parent-style-name="Text_20_body">
      <style:text-properties officeooo:paragraph-rsid="068bfd50"/>
    </style:style>
    <style:style style:name="P119" style:family="paragraph" style:parent-style-name="Text_20_body">
      <style:text-properties officeooo:rsid="0689e0fd" officeooo:paragraph-rsid="0689e0fd"/>
    </style:style>
    <style:style style:name="P120" style:family="paragraph" style:parent-style-name="Text_20_body">
      <style:text-properties officeooo:rsid="0689e0fd" officeooo:paragraph-rsid="18fe143e"/>
    </style:style>
    <style:style style:name="P121" style:family="paragraph" style:parent-style-name="Text_20_body">
      <style:text-properties officeooo:rsid="068f51f8" officeooo:paragraph-rsid="0691f29d"/>
    </style:style>
    <style:style style:name="P122" style:family="paragraph" style:parent-style-name="Text_20_body">
      <style:text-properties officeooo:paragraph-rsid="0691f29d"/>
    </style:style>
    <style:style style:name="P123" style:family="paragraph" style:parent-style-name="Text_20_body">
      <style:text-properties officeooo:rsid="06feae61" officeooo:paragraph-rsid="06ff1797"/>
    </style:style>
    <style:style style:name="P124" style:family="paragraph" style:parent-style-name="Text_20_body">
      <style:text-properties officeooo:rsid="06feae61" officeooo:paragraph-rsid="06feae61"/>
    </style:style>
    <style:style style:name="P125" style:family="paragraph" style:parent-style-name="Text_20_body">
      <style:text-properties officeooo:paragraph-rsid="0705e3ba"/>
    </style:style>
    <style:style style:name="P126" style:family="paragraph" style:parent-style-name="Text_20_body">
      <style:text-properties officeooo:paragraph-rsid="070b7aa6"/>
    </style:style>
    <style:style style:name="P127" style:family="paragraph" style:parent-style-name="Text_20_body">
      <style:text-properties officeooo:paragraph-rsid="070fe9f3"/>
    </style:style>
    <style:style style:name="P128" style:family="paragraph" style:parent-style-name="Text_20_body">
      <style:text-properties officeooo:rsid="071337d4" officeooo:paragraph-rsid="071337d4"/>
    </style:style>
    <style:style style:name="P129" style:family="paragraph" style:parent-style-name="Text_20_body">
      <style:text-properties officeooo:paragraph-rsid="0713bb26"/>
    </style:style>
    <style:style style:name="P130" style:family="paragraph" style:parent-style-name="Text_20_body">
      <style:text-properties officeooo:paragraph-rsid="071aed2a"/>
    </style:style>
    <style:style style:name="P131" style:family="paragraph" style:parent-style-name="Text_20_body">
      <style:text-properties officeooo:paragraph-rsid="07278b06"/>
    </style:style>
    <style:style style:name="P132" style:family="paragraph" style:parent-style-name="Text_20_body">
      <style:text-properties officeooo:paragraph-rsid="073830bb"/>
    </style:style>
    <style:style style:name="P133" style:family="paragraph" style:parent-style-name="Text_20_body">
      <style:text-properties officeooo:rsid="073830bb" officeooo:paragraph-rsid="073830bb"/>
    </style:style>
    <style:style style:name="P134" style:family="paragraph" style:parent-style-name="Text_20_body">
      <style:text-properties officeooo:rsid="0738a80e" officeooo:paragraph-rsid="0738a80e"/>
    </style:style>
    <style:style style:name="P135" style:family="paragraph" style:parent-style-name="Text_20_body">
      <style:text-properties officeooo:rsid="073cd04f" officeooo:paragraph-rsid="073f9e6e"/>
    </style:style>
    <style:style style:name="P136" style:family="paragraph" style:parent-style-name="Text_20_body">
      <style:text-properties officeooo:rsid="0747638b" officeooo:paragraph-rsid="0747638b"/>
    </style:style>
    <style:style style:name="P137" style:family="paragraph" style:parent-style-name="Text_20_body">
      <style:text-properties officeooo:rsid="0747638b" officeooo:paragraph-rsid="074aa4c2"/>
    </style:style>
    <style:style style:name="P138" style:family="paragraph" style:parent-style-name="Text_20_body">
      <style:text-properties officeooo:rsid="073eb1b8" officeooo:paragraph-rsid="073f9e6e"/>
    </style:style>
    <style:style style:name="P139" style:family="paragraph" style:parent-style-name="Text_20_body">
      <style:text-properties officeooo:rsid="074ed2b5" officeooo:paragraph-rsid="07568ced"/>
    </style:style>
    <style:style style:name="P140" style:family="paragraph" style:parent-style-name="Text_20_body">
      <style:text-properties officeooo:paragraph-rsid="0755b7af"/>
    </style:style>
    <style:style style:name="P141" style:family="paragraph" style:parent-style-name="Text_20_body">
      <style:text-properties officeooo:rsid="0761d3e6" officeooo:paragraph-rsid="0761d3e6"/>
    </style:style>
    <style:style style:name="P142" style:family="paragraph" style:parent-style-name="Text_20_body">
      <style:text-properties officeooo:rsid="0750694a" officeooo:paragraph-rsid="0755b7af"/>
    </style:style>
    <style:style style:name="P143" style:family="paragraph" style:parent-style-name="Text_20_body">
      <style:text-properties officeooo:rsid="076a2ad2" officeooo:paragraph-rsid="076a2ad2"/>
    </style:style>
    <style:style style:name="P144" style:family="paragraph" style:parent-style-name="Text_20_body">
      <style:text-properties officeooo:paragraph-rsid="076c6362"/>
    </style:style>
    <style:style style:name="P145" style:family="paragraph" style:parent-style-name="Text_20_body">
      <style:text-properties officeooo:paragraph-rsid="077356bc"/>
    </style:style>
    <style:style style:name="P146" style:family="paragraph" style:parent-style-name="Text_20_body">
      <style:text-properties officeooo:paragraph-rsid="07792307"/>
    </style:style>
    <style:style style:name="P147" style:family="paragraph" style:parent-style-name="Text_20_body">
      <style:text-properties officeooo:paragraph-rsid="077bab06"/>
    </style:style>
    <style:style style:name="P148" style:family="paragraph" style:parent-style-name="Text_20_body">
      <style:text-properties officeooo:paragraph-rsid="078d6f7d"/>
    </style:style>
    <style:style style:name="P149" style:family="paragraph" style:parent-style-name="Text_20_body">
      <style:text-properties officeooo:paragraph-rsid="07899637"/>
    </style:style>
    <style:style style:name="P150" style:family="paragraph" style:parent-style-name="Text_20_body">
      <style:text-properties officeooo:paragraph-rsid="07901bc6"/>
    </style:style>
    <style:style style:name="P151" style:family="paragraph" style:parent-style-name="Text_20_body">
      <style:text-properties officeooo:paragraph-rsid="07af8e8a"/>
    </style:style>
    <style:style style:name="P152" style:family="paragraph" style:parent-style-name="Text_20_body">
      <style:text-properties officeooo:rsid="074aa4c2" officeooo:paragraph-rsid="07b4797f"/>
    </style:style>
    <style:style style:name="P153" style:family="paragraph" style:parent-style-name="Text_20_body">
      <style:text-properties officeooo:paragraph-rsid="07b8fafb"/>
    </style:style>
    <style:style style:name="P154" style:family="paragraph" style:parent-style-name="Text_20_body">
      <style:text-properties officeooo:paragraph-rsid="07be858d"/>
    </style:style>
    <style:style style:name="P155" style:family="paragraph" style:parent-style-name="Text_20_body">
      <style:text-properties officeooo:rsid="07b8fafb" officeooo:paragraph-rsid="07b8fafb"/>
    </style:style>
    <style:style style:name="P156" style:family="paragraph" style:parent-style-name="Text_20_body">
      <style:text-properties officeooo:rsid="078f7d25" officeooo:paragraph-rsid="07cad10c"/>
    </style:style>
    <style:style style:name="P157" style:family="paragraph" style:parent-style-name="Text_20_body">
      <style:text-properties officeooo:paragraph-rsid="08dd163d"/>
    </style:style>
    <style:style style:name="P158" style:family="paragraph" style:parent-style-name="Text_20_body">
      <style:text-properties officeooo:rsid="074d8687" officeooo:paragraph-rsid="0958bd0c"/>
    </style:style>
    <style:style style:name="P159" style:family="paragraph" style:parent-style-name="Text_20_body">
      <style:text-properties officeooo:paragraph-rsid="0abe8bf1"/>
    </style:style>
    <style:style style:name="P160" style:family="paragraph" style:parent-style-name="Text_20_body">
      <style:text-properties officeooo:paragraph-rsid="0ac0935c"/>
    </style:style>
    <style:style style:name="P161" style:family="paragraph" style:parent-style-name="Text_20_body">
      <style:text-properties officeooo:rsid="05a589c0" officeooo:paragraph-rsid="11be5a8f"/>
    </style:style>
    <style:style style:name="P162" style:family="paragraph" style:parent-style-name="Text_20_body">
      <style:text-properties officeooo:rsid="0674f0ab" officeooo:paragraph-rsid="0674f0ab"/>
    </style:style>
    <style:style style:name="P163" style:family="paragraph" style:parent-style-name="Text_20_body">
      <style:text-properties officeooo:rsid="11c4a690" officeooo:paragraph-rsid="11d2e5cb"/>
    </style:style>
    <style:style style:name="P164" style:family="paragraph" style:parent-style-name="Text_20_body">
      <style:text-properties officeooo:rsid="05a1b699" officeooo:paragraph-rsid="11ca4d77"/>
    </style:style>
    <style:style style:name="P165" style:family="paragraph" style:parent-style-name="Text_20_body">
      <style:text-properties officeooo:rsid="0678634f" officeooo:paragraph-rsid="06848d89"/>
    </style:style>
    <style:style style:name="P166" style:family="paragraph" style:parent-style-name="Text_20_body">
      <style:text-properties officeooo:paragraph-rsid="05d78cdc"/>
    </style:style>
    <style:style style:name="P167" style:family="paragraph" style:parent-style-name="Text_20_body">
      <style:text-properties officeooo:paragraph-rsid="1759931f"/>
    </style:style>
    <style:style style:name="P168" style:family="paragraph" style:parent-style-name="Text_20_body">
      <style:text-properties officeooo:paragraph-rsid="175e5ff1"/>
    </style:style>
    <style:style style:name="P169" style:family="paragraph" style:parent-style-name="Text_20_body">
      <style:text-properties officeooo:rsid="05f950e7" officeooo:paragraph-rsid="18ff60e5"/>
    </style:style>
    <style:style style:name="P170" style:family="paragraph" style:parent-style-name="Text_20_body">
      <style:text-properties officeooo:paragraph-rsid="19045c4d"/>
    </style:style>
    <style:style style:name="P171" style:family="paragraph" style:parent-style-name="Text_20_body">
      <style:text-properties officeooo:paragraph-rsid="077ce9e8"/>
    </style:style>
    <style:style style:name="P172" style:family="paragraph" style:parent-style-name="Text_20_body">
      <style:text-properties officeooo:rsid="16b07bdf" officeooo:paragraph-rsid="18fe143e"/>
    </style:style>
    <style:style style:name="P173" style:family="paragraph" style:parent-style-name="Text_20_body">
      <style:text-properties officeooo:rsid="0669ed38" officeooo:paragraph-rsid="0669ed38"/>
    </style:style>
    <style:style style:name="P174" style:family="paragraph" style:parent-style-name="Text_20_body">
      <style:text-properties officeooo:rsid="1b111ca8" officeooo:paragraph-rsid="1b111ca8"/>
    </style:style>
    <style:style style:name="P175" style:family="paragraph" style:parent-style-name="Text_20_body">
      <style:text-properties officeooo:rsid="06257fa0" officeooo:paragraph-rsid="1b14fffa"/>
    </style:style>
    <style:style style:name="P176" style:family="paragraph" style:parent-style-name="Text_20_body">
      <style:text-properties officeooo:paragraph-rsid="1b18ffb0"/>
    </style:style>
    <style:style style:name="P177" style:family="paragraph" style:parent-style-name="Text_20_body">
      <style:text-properties officeooo:paragraph-rsid="1c26287b"/>
    </style:style>
    <style:style style:name="P178" style:family="paragraph" style:parent-style-name="Text_20_body">
      <style:text-properties officeooo:paragraph-rsid="063df4b2"/>
    </style:style>
    <style:style style:name="P179" style:family="paragraph" style:parent-style-name="Text_20_body">
      <style:text-properties officeooo:rsid="1c2736d6" officeooo:paragraph-rsid="1c2736d6"/>
    </style:style>
    <style:style style:name="P180" style:family="paragraph" style:parent-style-name="Text_20_body">
      <style:text-properties officeooo:paragraph-rsid="1c27bc93"/>
    </style:style>
    <style:style style:name="P181" style:family="paragraph" style:parent-style-name="Text_20_body">
      <style:text-properties officeooo:paragraph-rsid="1c28891f"/>
    </style:style>
    <style:style style:name="P182" style:family="paragraph" style:parent-style-name="Footnote">
      <style:text-properties officeooo:paragraph-rsid="1c28891f"/>
    </style:style>
    <style:style style:name="P183" style:family="paragraph" style:parent-style-name="Text_20_body">
      <style:text-properties officeooo:paragraph-rsid="1c29d648"/>
    </style:style>
    <style:style style:name="P184" style:family="paragraph" style:parent-style-name="Text_20_body">
      <style:text-properties officeooo:paragraph-rsid="1c2cc034"/>
    </style:style>
    <style:style style:name="P185" style:family="paragraph" style:parent-style-name="Text_20_body">
      <style:text-properties officeooo:paragraph-rsid="0619628f"/>
    </style:style>
    <style:style style:name="P186" style:family="paragraph" style:parent-style-name="Text_20_body">
      <style:text-properties officeooo:paragraph-rsid="1c37831c"/>
    </style:style>
    <style:style style:name="P187" style:family="paragraph" style:parent-style-name="Text_20_body">
      <style:text-properties officeooo:paragraph-rsid="1c3aefd2"/>
    </style:style>
    <style:style style:name="P188" style:family="paragraph" style:parent-style-name="Text_20_body">
      <style:text-properties officeooo:paragraph-rsid="1c3bbe76"/>
    </style:style>
    <style:style style:name="P189" style:family="paragraph" style:parent-style-name="Text_20_body">
      <style:text-properties officeooo:paragraph-rsid="1c3f5a22"/>
    </style:style>
    <style:style style:name="P190" style:family="paragraph" style:parent-style-name="Footnote">
      <style:text-properties officeooo:paragraph-rsid="04464285"/>
    </style:style>
    <style:style style:name="P191" style:family="paragraph" style:parent-style-name="Footnote">
      <style:text-properties officeooo:paragraph-rsid="04d43b3e"/>
    </style:style>
    <style:style style:name="P192" style:family="paragraph" style:parent-style-name="Footnote">
      <style:text-properties officeooo:paragraph-rsid="05587118"/>
    </style:style>
    <style:style style:name="P193" style:family="paragraph" style:parent-style-name="Footnote">
      <style:text-properties officeooo:paragraph-rsid="0620da91"/>
    </style:style>
    <style:style style:name="P194" style:family="paragraph" style:parent-style-name="Footnote">
      <style:text-properties officeooo:paragraph-rsid="0674f0ab"/>
    </style:style>
    <style:style style:name="P195" style:family="paragraph" style:parent-style-name="Footnote">
      <style:text-properties officeooo:paragraph-rsid="047f2ff1"/>
    </style:style>
    <style:style style:name="P196" style:family="paragraph" style:parent-style-name="Footnote">
      <style:text-properties officeooo:paragraph-rsid="0481e0e5"/>
    </style:style>
    <style:style style:name="P197" style:family="paragraph" style:parent-style-name="Footnote">
      <style:text-properties officeooo:paragraph-rsid="047200ad"/>
    </style:style>
    <style:style style:name="P198" style:family="paragraph" style:parent-style-name="Footnote">
      <style:text-properties officeooo:paragraph-rsid="0770642c"/>
    </style:style>
    <style:style style:name="P199" style:family="paragraph" style:parent-style-name="Footnote">
      <style:text-properties officeooo:paragraph-rsid="17b8b7b5"/>
    </style:style>
    <style:style style:name="P200" style:family="paragraph" style:parent-style-name="Footnote">
      <style:text-properties officeooo:paragraph-rsid="1be64214"/>
    </style:style>
    <style:style style:name="P201" style:family="paragraph" style:parent-style-name="Standard">
      <style:text-properties officeooo:rsid="05048acd" officeooo:paragraph-rsid="05048acd"/>
    </style:style>
    <style:style style:name="P202" style:family="paragraph" style:parent-style-name="Text_20_body">
      <style:text-properties officeooo:rsid="1c7d1ccc" officeooo:paragraph-rsid="1c7d1ccc"/>
    </style:style>
    <style:style style:name="P203" style:family="paragraph" style:parent-style-name="Text_20_body">
      <style:text-properties officeooo:paragraph-rsid="066638a5"/>
    </style:style>
    <style:style style:name="P204" style:family="paragraph" style:parent-style-name="Text_20_body">
      <style:text-properties officeooo:paragraph-rsid="1cd299dd"/>
    </style:style>
    <style:style style:name="P205" style:family="paragraph" style:parent-style-name="Text_20_body">
      <style:text-properties officeooo:rsid="07b104b2" officeooo:paragraph-rsid="07b104b2"/>
    </style:style>
    <style:style style:name="P206" style:family="paragraph" style:parent-style-name="Text_20_body">
      <style:text-properties officeooo:rsid="1ce6f27b" officeooo:paragraph-rsid="1ce6f27b"/>
    </style:style>
    <style:style style:name="P207" style:family="paragraph" style:parent-style-name="Heading_20_3" style:master-page-name="">
      <style:paragraph-properties style:page-number="auto" fo:break-before="auto" fo:break-after="auto"/>
      <style:text-properties fo:language="es" fo:country="CO" officeooo:rsid="04bc984e"/>
    </style:style>
    <style:style style:name="P208" style:family="paragraph" style:parent-style-name="Heading_20_3">
      <style:text-properties officeooo:rsid="06fbd2e7" officeooo:paragraph-rsid="06fbd2e7"/>
    </style:style>
    <style:style style:name="P209" style:family="paragraph" style:parent-style-name="Heading_20_4">
      <style:text-properties fo:language="es" fo:country="CO" officeooo:rsid="04b59698" officeooo:paragraph-rsid="04dcb495"/>
    </style:style>
    <style:style style:name="P210" style:family="paragraph" style:parent-style-name="Heading_20_4">
      <style:text-properties fo:language="es" fo:country="CO" officeooo:rsid="04b59698" officeooo:paragraph-rsid="04b59698"/>
    </style:style>
    <style:style style:name="P211" style:family="paragraph" style:parent-style-name="Heading_20_4">
      <style:text-properties fo:language="es" fo:country="CO" officeooo:rsid="04b59698" officeooo:paragraph-rsid="04d8bcf6"/>
    </style:style>
    <style:style style:name="P212" style:family="paragraph" style:parent-style-name="Heading_20_4">
      <style:text-properties fo:language="es" fo:country="CO" officeooo:paragraph-rsid="0691f29d"/>
    </style:style>
    <style:style style:name="P213" style:family="paragraph" style:parent-style-name="Heading_20_4">
      <style:text-properties fo:language="es" fo:country="CO" officeooo:paragraph-rsid="068bfd50"/>
    </style:style>
    <style:style style:name="P214" style:family="paragraph" style:parent-style-name="Heading_20_4">
      <style:text-properties officeooo:paragraph-rsid="0732c275"/>
    </style:style>
    <style:style style:name="P215" style:family="paragraph" style:parent-style-name="Heading_20_4">
      <style:text-properties officeooo:rsid="0732c275" officeooo:paragraph-rsid="0732c275"/>
    </style:style>
    <style:style style:name="P216" style:family="paragraph" style:parent-style-name="Heading_20_5">
      <style:text-properties officeooo:rsid="065f6bfd" officeooo:paragraph-rsid="1c7d1ccc"/>
    </style:style>
    <style:style style:name="P217" style:family="paragraph" style:parent-style-name="Text_20_body" style:list-style-name="L1">
      <style:text-properties officeooo:rsid="05fb1e75" officeooo:paragraph-rsid="1c9ecee5"/>
    </style:style>
    <style:style style:name="P218" style:family="paragraph" style:parent-style-name="Text_20_body" style:list-style-name="L2">
      <style:text-properties fo:language="es" fo:country="CO" officeooo:rsid="1c26287b" officeooo:paragraph-rsid="1c266489"/>
    </style:style>
    <style:style style:name="T1" style:family="text">
      <style:text-properties officeooo:rsid="032827d8"/>
    </style:style>
    <style:style style:name="T2" style:family="text">
      <style:text-properties officeooo:rsid="03998d50"/>
    </style:style>
    <style:style style:name="T3" style:family="text">
      <style:text-properties officeooo:rsid="039b168a"/>
    </style:style>
    <style:style style:name="T4" style:family="text">
      <style:text-properties officeooo:rsid="046094a1"/>
    </style:style>
    <style:style style:name="T5" style:family="text">
      <style:text-properties officeooo:rsid="0460add5"/>
    </style:style>
    <style:style style:name="T6" style:family="text">
      <style:text-properties officeooo:rsid="0467fb5b"/>
    </style:style>
    <style:style style:name="T7" style:family="text">
      <style:text-properties officeooo:rsid="0468e20e"/>
    </style:style>
    <style:style style:name="T8" style:family="text">
      <style:text-properties officeooo:rsid="046e7b97"/>
    </style:style>
    <style:style style:name="T9" style:family="text">
      <style:text-properties officeooo:rsid="046f7369"/>
    </style:style>
    <style:style style:name="T10" style:family="text">
      <style:text-properties officeooo:rsid="04709234"/>
    </style:style>
    <style:style style:name="T11" style:family="text">
      <style:text-properties officeooo:rsid="047200ad"/>
    </style:style>
    <style:style style:name="T12" style:family="text">
      <style:text-properties officeooo:rsid="0477d750"/>
    </style:style>
    <style:style style:name="T13" style:family="text">
      <style:text-properties officeooo:rsid="047c0221"/>
    </style:style>
    <style:style style:name="T14" style:family="text">
      <style:text-properties officeooo:rsid="049361b8"/>
    </style:style>
    <style:style style:name="T15" style:family="text">
      <style:text-properties officeooo:rsid="0497cba9"/>
    </style:style>
    <style:style style:name="T16" style:family="text">
      <style:text-properties officeooo:rsid="0498e305"/>
    </style:style>
    <style:style style:name="T17" style:family="text">
      <style:text-properties officeooo:rsid="049bd6af"/>
    </style:style>
    <style:style style:name="T18" style:family="text">
      <style:text-properties officeooo:rsid="04a0fd76"/>
    </style:style>
    <style:style style:name="T19" style:family="text">
      <style:text-properties officeooo:rsid="04a121e7"/>
    </style:style>
    <style:style style:name="T20" style:family="text">
      <style:text-properties fo:language="es" fo:country="CO"/>
    </style:style>
    <style:style style:name="T21" style:family="text">
      <style:text-properties fo:language="es" fo:country="CO" officeooo:rsid="04355c4c"/>
    </style:style>
    <style:style style:name="T22" style:family="text">
      <style:text-properties fo:language="es" fo:country="CO" officeooo:rsid="04375530"/>
    </style:style>
    <style:style style:name="T23" style:family="text">
      <style:text-properties fo:language="es" fo:country="CO" officeooo:rsid="04112ad4"/>
    </style:style>
    <style:style style:name="T24" style:family="text">
      <style:text-properties fo:language="es" fo:country="CO" officeooo:rsid="043aff50"/>
    </style:style>
    <style:style style:name="T25" style:family="text">
      <style:text-properties fo:language="es" fo:country="CO" officeooo:rsid="0440e797"/>
    </style:style>
    <style:style style:name="T26" style:family="text">
      <style:text-properties fo:language="es" fo:country="CO" officeooo:rsid="04458f22"/>
    </style:style>
    <style:style style:name="T27" style:family="text">
      <style:text-properties fo:language="es" fo:country="CO" officeooo:rsid="0446ee8b"/>
    </style:style>
    <style:style style:name="T28" style:family="text">
      <style:text-properties fo:language="es" fo:country="CO" officeooo:rsid="0448a8d6"/>
    </style:style>
    <style:style style:name="T29" style:family="text">
      <style:text-properties fo:language="es" fo:country="CO" officeooo:rsid="044a9864"/>
    </style:style>
    <style:style style:name="T30" style:family="text">
      <style:text-properties fo:language="es" fo:country="CO" officeooo:rsid="044e4643"/>
    </style:style>
    <style:style style:name="T31" style:family="text">
      <style:text-properties fo:language="es" fo:country="CO" officeooo:rsid="0467eb78"/>
    </style:style>
    <style:style style:name="T32" style:family="text">
      <style:text-properties fo:language="es" fo:country="CO" officeooo:rsid="0468e20e"/>
    </style:style>
    <style:style style:name="T33" style:family="text">
      <style:text-properties fo:language="es" fo:country="CO" officeooo:rsid="0497cba9"/>
    </style:style>
    <style:style style:name="T34" style:family="text">
      <style:text-properties fo:language="es" fo:country="CO" officeooo:rsid="046c3bd8"/>
    </style:style>
    <style:style style:name="T35" style:family="text">
      <style:text-properties fo:language="es" fo:country="CO" officeooo:rsid="047200ad"/>
    </style:style>
    <style:style style:name="T36" style:family="text">
      <style:text-properties fo:language="es" fo:country="CO" officeooo:rsid="047c0221"/>
    </style:style>
    <style:style style:name="T37" style:family="text">
      <style:text-properties fo:language="es" fo:country="CO" officeooo:rsid="047d9194"/>
    </style:style>
    <style:style style:name="T38" style:family="text">
      <style:text-properties fo:language="es" fo:country="CO" officeooo:rsid="047f2ff1"/>
    </style:style>
    <style:style style:name="T39" style:family="text">
      <style:text-properties fo:language="es" fo:country="CO" officeooo:rsid="047fa770"/>
    </style:style>
    <style:style style:name="T40" style:family="text">
      <style:text-properties fo:language="es" fo:country="CO" officeooo:rsid="0480d71a"/>
    </style:style>
    <style:style style:name="T41" style:family="text">
      <style:text-properties fo:language="es" fo:country="CO" officeooo:rsid="04857be8"/>
    </style:style>
    <style:style style:name="T42" style:family="text">
      <style:text-properties fo:language="es" fo:country="CO" officeooo:rsid="0486fcf0"/>
    </style:style>
    <style:style style:name="T43" style:family="text">
      <style:text-properties fo:language="es" fo:country="CO" officeooo:rsid="048a4596"/>
    </style:style>
    <style:style style:name="T44" style:family="text">
      <style:text-properties fo:language="es" fo:country="CO" officeooo:rsid="048c0ba7"/>
    </style:style>
    <style:style style:name="T45" style:family="text">
      <style:text-properties fo:language="es" fo:country="CO" officeooo:rsid="048c8a74"/>
    </style:style>
    <style:style style:name="T46" style:family="text">
      <style:text-properties fo:language="es" fo:country="CO" officeooo:rsid="048ca4a3"/>
    </style:style>
    <style:style style:name="T47" style:family="text">
      <style:text-properties fo:language="es" fo:country="CO" officeooo:rsid="048e3ccc"/>
    </style:style>
    <style:style style:name="T48" style:family="text">
      <style:text-properties fo:language="es" fo:country="CO" officeooo:rsid="04a31ff0"/>
    </style:style>
    <style:style style:name="T49" style:family="text">
      <style:text-properties fo:language="es" fo:country="CO" officeooo:rsid="04a622b4"/>
    </style:style>
    <style:style style:name="T50" style:family="text">
      <style:text-properties fo:language="es" fo:country="CO" officeooo:rsid="04a766ee"/>
    </style:style>
    <style:style style:name="T51" style:family="text">
      <style:text-properties fo:language="es" fo:country="CO" officeooo:rsid="04ab5c6c"/>
    </style:style>
    <style:style style:name="T52" style:family="text">
      <style:text-properties fo:language="es" fo:country="CO" officeooo:rsid="04ac5adc"/>
    </style:style>
    <style:style style:name="T53" style:family="text">
      <style:text-properties fo:language="es" fo:country="CO" officeooo:rsid="04acb33b"/>
    </style:style>
    <style:style style:name="T54" style:family="text">
      <style:text-properties fo:language="es" fo:country="CO" officeooo:rsid="04ae4226"/>
    </style:style>
    <style:style style:name="T55" style:family="text">
      <style:text-properties fo:language="es" fo:country="CO" officeooo:rsid="0238dd6c"/>
    </style:style>
    <style:style style:name="T56" style:family="text">
      <style:text-properties fo:language="es" fo:country="CO" officeooo:rsid="03998d50"/>
    </style:style>
    <style:style style:name="T57" style:family="text">
      <style:text-properties fo:language="es" fo:country="CO" officeooo:rsid="046d8b6b"/>
    </style:style>
    <style:style style:name="T58" style:family="text">
      <style:text-properties fo:language="es" fo:country="CO" officeooo:rsid="04866412"/>
    </style:style>
    <style:style style:name="T59" style:family="text">
      <style:text-properties fo:language="es" fo:country="CO" officeooo:rsid="04885506"/>
    </style:style>
    <style:style style:name="T60" style:family="text">
      <style:text-properties fo:language="es" fo:country="CO" officeooo:rsid="048970fe"/>
    </style:style>
    <style:style style:name="T61" style:family="text">
      <style:text-properties fo:language="es" fo:country="CO" officeooo:rsid="039b168a"/>
    </style:style>
    <style:style style:name="T62" style:family="text">
      <style:text-properties fo:language="es" fo:country="CO" officeooo:rsid="04aa4bc2"/>
    </style:style>
    <style:style style:name="T63" style:family="text">
      <style:text-properties fo:language="es" fo:country="CO" officeooo:rsid="04b1b9d7"/>
    </style:style>
    <style:style style:name="T64" style:family="text">
      <style:text-properties fo:language="es" fo:country="CO" officeooo:rsid="04b23caf"/>
    </style:style>
    <style:style style:name="T65" style:family="text">
      <style:text-properties fo:language="es" fo:country="CO" officeooo:rsid="04b2ec3f"/>
    </style:style>
    <style:style style:name="T66" style:family="text">
      <style:text-properties fo:language="es" fo:country="CO" officeooo:rsid="04bf3431"/>
    </style:style>
    <style:style style:name="T67" style:family="text">
      <style:text-properties fo:language="es" fo:country="CO" officeooo:rsid="04cf6c32"/>
    </style:style>
    <style:style style:name="T68" style:family="text">
      <style:text-properties fo:language="es" fo:country="CO" officeooo:rsid="04d26608"/>
    </style:style>
    <style:style style:name="T69" style:family="text">
      <style:text-properties fo:language="es" fo:country="CO" officeooo:rsid="04d569be"/>
    </style:style>
    <style:style style:name="T70" style:family="text">
      <style:text-properties fo:language="es" fo:country="CO" officeooo:rsid="04db6a82"/>
    </style:style>
    <style:style style:name="T71" style:family="text">
      <style:text-properties fo:language="es" fo:country="CO" officeooo:rsid="04dab30a"/>
    </style:style>
    <style:style style:name="T72" style:family="text">
      <style:text-properties fo:language="es" fo:country="CO" officeooo:rsid="04de7bbf"/>
    </style:style>
    <style:style style:name="T73" style:family="text">
      <style:text-properties fo:language="es" fo:country="CO" officeooo:rsid="04de97ab"/>
    </style:style>
    <style:style style:name="T74" style:family="text">
      <style:text-properties fo:language="es" fo:country="CO" officeooo:rsid="04df263b"/>
    </style:style>
    <style:style style:name="T75" style:family="text">
      <style:text-properties fo:language="es" fo:country="CO" officeooo:rsid="04dfdc4d"/>
    </style:style>
    <style:style style:name="T76" style:family="text">
      <style:text-properties fo:language="es" fo:country="CO" officeooo:rsid="04e053e1"/>
    </style:style>
    <style:style style:name="T77" style:family="text">
      <style:text-properties fo:language="es" fo:country="CO" officeooo:rsid="04e1a3ed"/>
    </style:style>
    <style:style style:name="T78" style:family="text">
      <style:text-properties fo:language="es" fo:country="CO" officeooo:rsid="04e37ca6"/>
    </style:style>
    <style:style style:name="T79" style:family="text">
      <style:text-properties fo:language="es" fo:country="CO" officeooo:rsid="04f064b5"/>
    </style:style>
    <style:style style:name="T80" style:family="text">
      <style:text-properties fo:language="es" fo:country="CO" officeooo:rsid="04f1c86e"/>
    </style:style>
    <style:style style:name="T81" style:family="text">
      <style:text-properties fo:language="es" fo:country="CO" officeooo:rsid="04f1d6c8"/>
    </style:style>
    <style:style style:name="T82" style:family="text">
      <style:text-properties fo:language="es" fo:country="CO" officeooo:rsid="04c2bd44"/>
    </style:style>
    <style:style style:name="T83" style:family="text">
      <style:text-properties fo:language="es" fo:country="CO" officeooo:rsid="04b657c1"/>
    </style:style>
    <style:style style:name="T84" style:family="text">
      <style:text-properties fo:language="es" fo:country="CO" officeooo:rsid="04f5a035"/>
    </style:style>
    <style:style style:name="T85" style:family="text">
      <style:text-properties fo:language="es" fo:country="CO" officeooo:rsid="025c8888"/>
    </style:style>
    <style:style style:name="T86" style:family="text">
      <style:text-properties fo:language="es" fo:country="CO" officeooo:rsid="04447c60"/>
    </style:style>
    <style:style style:name="T87" style:family="text">
      <style:text-properties fo:language="es" fo:country="CO" officeooo:rsid="04fec3e1"/>
    </style:style>
    <style:style style:name="T88" style:family="text">
      <style:text-properties fo:language="es" fo:country="CO" officeooo:rsid="0503de45"/>
    </style:style>
    <style:style style:name="T89" style:family="text">
      <style:text-properties fo:language="es" fo:country="CO" officeooo:rsid="0505492f"/>
    </style:style>
    <style:style style:name="T90" style:family="text">
      <style:text-properties fo:language="es" fo:country="CO" officeooo:rsid="0526ab9e"/>
    </style:style>
    <style:style style:name="T91" style:family="text">
      <style:text-properties fo:language="es" fo:country="CO" officeooo:rsid="060e2a74"/>
    </style:style>
    <style:style style:name="T92" style:family="text">
      <style:text-properties fo:language="es" fo:country="CO" officeooo:rsid="0610aa37"/>
    </style:style>
    <style:style style:name="T93" style:family="text">
      <style:text-properties fo:language="es" fo:country="CO" officeooo:rsid="0610e320"/>
    </style:style>
    <style:style style:name="T94" style:family="text">
      <style:text-properties fo:language="es" fo:country="CO" officeooo:rsid="06161907"/>
    </style:style>
    <style:style style:name="T95" style:family="text">
      <style:text-properties fo:language="es" fo:country="CO" officeooo:rsid="0617c46f"/>
    </style:style>
    <style:style style:name="T96" style:family="text">
      <style:text-properties fo:language="es" fo:country="CO" officeooo:rsid="0619628f"/>
    </style:style>
    <style:style style:name="T97" style:family="text">
      <style:text-properties fo:language="es" fo:country="CO" officeooo:rsid="061a5483"/>
    </style:style>
    <style:style style:name="T98" style:family="text">
      <style:text-properties fo:language="es" fo:country="CO" officeooo:rsid="06350d88"/>
    </style:style>
    <style:style style:name="T99" style:family="text">
      <style:text-properties fo:language="es" fo:country="CO" officeooo:rsid="05cc8db4"/>
    </style:style>
    <style:style style:name="T100" style:family="text">
      <style:text-properties fo:language="es" fo:country="CO" officeooo:rsid="047a4de8"/>
    </style:style>
    <style:style style:name="T101" style:family="text">
      <style:text-properties fo:language="es" fo:country="CO" officeooo:rsid="0478648f"/>
    </style:style>
    <style:style style:name="T102" style:family="text">
      <style:text-properties fo:language="es" fo:country="CO" officeooo:rsid="0697ddbc"/>
    </style:style>
    <style:style style:name="T103" style:family="text">
      <style:text-properties fo:language="es" fo:country="CO" officeooo:rsid="07040084"/>
    </style:style>
    <style:style style:name="T104" style:family="text">
      <style:text-properties fo:language="es" fo:country="CO" officeooo:rsid="0705e3ba"/>
    </style:style>
    <style:style style:name="T105" style:family="text">
      <style:text-properties fo:language="es" fo:country="CO" officeooo:rsid="0709a8b4"/>
    </style:style>
    <style:style style:name="T106" style:family="text">
      <style:text-properties fo:language="es" fo:country="CO" officeooo:rsid="070b7aa6"/>
    </style:style>
    <style:style style:name="T107" style:family="text">
      <style:text-properties fo:language="es" fo:country="CO" officeooo:rsid="070c8560"/>
    </style:style>
    <style:style style:name="T108" style:family="text">
      <style:text-properties fo:language="es" fo:country="CO" officeooo:rsid="070ca462"/>
    </style:style>
    <style:style style:name="T109" style:family="text">
      <style:text-properties fo:language="es" fo:country="CO" officeooo:rsid="070e0fed"/>
    </style:style>
    <style:style style:name="T110" style:family="text">
      <style:text-properties fo:language="es" fo:country="CO" officeooo:rsid="0711b11d"/>
    </style:style>
    <style:style style:name="T111" style:family="text">
      <style:text-properties fo:language="es" fo:country="CO" officeooo:rsid="0713bb26"/>
    </style:style>
    <style:style style:name="T112" style:family="text">
      <style:text-properties fo:language="es" fo:country="CO" officeooo:rsid="071337d4"/>
    </style:style>
    <style:style style:name="T113" style:family="text">
      <style:text-properties fo:language="es" fo:country="CO" officeooo:rsid="0713e635"/>
    </style:style>
    <style:style style:name="T114" style:family="text">
      <style:text-properties fo:language="es" fo:country="CO" officeooo:rsid="0715d81a"/>
    </style:style>
    <style:style style:name="T115" style:family="text">
      <style:text-properties fo:language="es" fo:country="CO" officeooo:rsid="0717abe7"/>
    </style:style>
    <style:style style:name="T116" style:family="text">
      <style:text-properties fo:language="es" fo:country="CO" officeooo:rsid="07278b06"/>
    </style:style>
    <style:style style:name="T117" style:family="text">
      <style:text-properties fo:language="es" fo:country="CO" officeooo:rsid="072963ed"/>
    </style:style>
    <style:style style:name="T118" style:family="text">
      <style:text-properties fo:language="es" fo:country="CO" officeooo:rsid="072acee4"/>
    </style:style>
    <style:style style:name="T119" style:family="text">
      <style:text-properties fo:language="es" fo:country="CO" officeooo:rsid="072c5675"/>
    </style:style>
    <style:style style:name="T120" style:family="text">
      <style:text-properties fo:language="es" fo:country="CO" officeooo:rsid="072c9d77"/>
    </style:style>
    <style:style style:name="T121" style:family="text">
      <style:text-properties fo:language="es" fo:country="CO" officeooo:rsid="07301f75"/>
    </style:style>
    <style:style style:name="T122" style:family="text">
      <style:text-properties fo:language="es" fo:country="CO" officeooo:rsid="07315a6c"/>
    </style:style>
    <style:style style:name="T123" style:family="text">
      <style:text-properties fo:language="es" fo:country="CO" officeooo:rsid="074397ed"/>
    </style:style>
    <style:style style:name="T124" style:family="text">
      <style:text-properties fo:language="es" fo:country="CO" officeooo:rsid="076c092e"/>
    </style:style>
    <style:style style:name="T125" style:family="text">
      <style:text-properties fo:language="es" fo:country="CO" officeooo:rsid="076c6362"/>
    </style:style>
    <style:style style:name="T126" style:family="text">
      <style:text-properties fo:language="es" fo:country="CO" officeooo:rsid="076da4af"/>
    </style:style>
    <style:style style:name="T127" style:family="text">
      <style:text-properties fo:language="es" fo:country="CO" officeooo:rsid="076e0542"/>
    </style:style>
    <style:style style:name="T128" style:family="text">
      <style:text-properties fo:language="es" fo:country="CO" officeooo:rsid="0770351b"/>
    </style:style>
    <style:style style:name="T129" style:family="text">
      <style:text-properties fo:language="es" fo:country="CO" officeooo:rsid="0778915c"/>
    </style:style>
    <style:style style:name="T130" style:family="text">
      <style:text-properties fo:language="es" fo:country="CO" officeooo:rsid="07792307"/>
    </style:style>
    <style:style style:name="T131" style:family="text">
      <style:text-properties fo:language="es" fo:country="CO" officeooo:rsid="077b1f2c"/>
    </style:style>
    <style:style style:name="T132" style:family="text">
      <style:text-properties fo:language="es" fo:country="CO" officeooo:rsid="077bab06"/>
    </style:style>
    <style:style style:name="T133" style:family="text">
      <style:text-properties fo:language="es" fo:country="CO" officeooo:rsid="077ed07b"/>
    </style:style>
    <style:style style:name="T134" style:family="text">
      <style:text-properties fo:language="es" fo:country="CO" officeooo:rsid="077f9582"/>
    </style:style>
    <style:style style:name="T135" style:family="text">
      <style:text-properties fo:language="es" fo:country="CO" officeooo:rsid="07828519"/>
    </style:style>
    <style:style style:name="T136" style:family="text">
      <style:text-properties fo:language="es" fo:country="CO" officeooo:rsid="078377e4"/>
    </style:style>
    <style:style style:name="T137" style:family="text">
      <style:text-properties fo:language="es" fo:country="CO" officeooo:rsid="0781601b"/>
    </style:style>
    <style:style style:name="T138" style:family="text">
      <style:text-properties fo:language="es" fo:country="CO" officeooo:rsid="078500a6"/>
    </style:style>
    <style:style style:name="T139" style:family="text">
      <style:text-properties fo:language="es" fo:country="CO" officeooo:rsid="0785ffc9"/>
    </style:style>
    <style:style style:name="T140" style:family="text">
      <style:text-properties fo:language="es" fo:country="CO" officeooo:rsid="078620bc"/>
    </style:style>
    <style:style style:name="T141" style:family="text">
      <style:text-properties fo:language="es" fo:country="CO" officeooo:rsid="07899637"/>
    </style:style>
    <style:style style:name="T142" style:family="text">
      <style:text-properties fo:language="es" fo:country="CO" officeooo:rsid="07901bc6"/>
    </style:style>
    <style:style style:name="T143" style:family="text">
      <style:text-properties fo:language="es" fo:country="CO" officeooo:rsid="07908220"/>
    </style:style>
    <style:style style:name="T144" style:family="text">
      <style:text-properties fo:language="es" fo:country="CO" officeooo:rsid="07a53f71"/>
    </style:style>
    <style:style style:name="T145" style:family="text">
      <style:text-properties fo:language="es" fo:country="CO" officeooo:rsid="07a72bee"/>
    </style:style>
    <style:style style:name="T146" style:family="text">
      <style:text-properties fo:language="es" fo:country="CO" officeooo:rsid="07a7d420"/>
    </style:style>
    <style:style style:name="T147" style:family="text">
      <style:text-properties fo:language="es" fo:country="CO" officeooo:rsid="07a91a96"/>
    </style:style>
    <style:style style:name="T148" style:family="text">
      <style:text-properties fo:language="es" fo:country="CO" officeooo:rsid="0755b7af"/>
    </style:style>
    <style:style style:name="T149" style:family="text">
      <style:text-properties fo:language="es" fo:country="CO" officeooo:rsid="07a9ca1a"/>
    </style:style>
    <style:style style:name="T150" style:family="text">
      <style:text-properties fo:language="es" fo:country="CO" officeooo:rsid="07ab89d7"/>
    </style:style>
    <style:style style:name="T151" style:family="text">
      <style:text-properties fo:language="es" fo:country="CO" officeooo:rsid="07ae9461"/>
    </style:style>
    <style:style style:name="T152" style:family="text">
      <style:text-properties fo:language="es" fo:country="CO" officeooo:rsid="07af8e8a"/>
    </style:style>
    <style:style style:name="T153" style:family="text">
      <style:text-properties fo:language="es" fo:country="CO" officeooo:rsid="07b73ae9"/>
    </style:style>
    <style:style style:name="T154" style:family="text">
      <style:text-properties fo:language="es" fo:country="CO" officeooo:rsid="07b8fafb"/>
    </style:style>
    <style:style style:name="T155" style:family="text">
      <style:text-properties fo:language="es" fo:country="CO" officeooo:rsid="07ba3a7f"/>
    </style:style>
    <style:style style:name="T156" style:family="text">
      <style:text-properties fo:language="es" fo:country="CO" officeooo:rsid="07baecf0"/>
    </style:style>
    <style:style style:name="T157" style:family="text">
      <style:text-properties fo:language="es" fo:country="CO" officeooo:rsid="07bcd6ff"/>
    </style:style>
    <style:style style:name="T158" style:family="text">
      <style:text-properties fo:language="es" fo:country="CO" officeooo:rsid="07bcf261"/>
    </style:style>
    <style:style style:name="T159" style:family="text">
      <style:text-properties fo:language="es" fo:country="CO" officeooo:rsid="07bd9164"/>
    </style:style>
    <style:style style:name="T160" style:family="text">
      <style:text-properties fo:language="es" fo:country="CO" officeooo:rsid="07c16baf"/>
    </style:style>
    <style:style style:name="T161" style:family="text">
      <style:text-properties fo:language="es" fo:country="CO" officeooo:rsid="07c6c255"/>
    </style:style>
    <style:style style:name="T162" style:family="text">
      <style:text-properties fo:language="es" fo:country="CO" officeooo:rsid="07c79380"/>
    </style:style>
    <style:style style:name="T163" style:family="text">
      <style:text-properties fo:language="es" fo:country="CO" officeooo:rsid="07c7d007"/>
    </style:style>
    <style:style style:name="T164" style:family="text">
      <style:text-properties fo:language="es" fo:country="CO" officeooo:rsid="088d0f53"/>
    </style:style>
    <style:style style:name="T165" style:family="text">
      <style:text-properties fo:language="es" fo:country="CO" officeooo:rsid="088d9a9e"/>
    </style:style>
    <style:style style:name="T166" style:family="text">
      <style:text-properties fo:language="es" fo:country="CO" officeooo:rsid="08dd163d"/>
    </style:style>
    <style:style style:name="T167" style:family="text">
      <style:text-properties fo:language="es" fo:country="CO" officeooo:rsid="08df93fe"/>
    </style:style>
    <style:style style:name="T168" style:family="text">
      <style:text-properties fo:language="es" fo:country="CO" officeooo:rsid="08e170c2"/>
    </style:style>
    <style:style style:name="T169" style:family="text">
      <style:text-properties fo:language="es" fo:country="CO" officeooo:rsid="0a54a9a6"/>
    </style:style>
    <style:style style:name="T170" style:family="text">
      <style:text-properties fo:language="es" fo:country="CO" officeooo:rsid="0ac0935c"/>
    </style:style>
    <style:style style:name="T171" style:family="text">
      <style:text-properties fo:language="es" fo:country="CO" officeooo:rsid="0e4c676f"/>
    </style:style>
    <style:style style:name="T172" style:family="text">
      <style:text-properties fo:language="es" fo:country="CO" officeooo:rsid="16d69e25"/>
    </style:style>
    <style:style style:name="T173" style:family="text">
      <style:text-properties fo:language="es" fo:country="CO" officeooo:rsid="16d6f6d1"/>
    </style:style>
    <style:style style:name="T174" style:family="text">
      <style:text-properties fo:language="es" fo:country="CO" officeooo:rsid="1759931f"/>
    </style:style>
    <style:style style:name="T175" style:family="text">
      <style:text-properties fo:language="es" fo:country="CO" officeooo:rsid="046f7369"/>
    </style:style>
    <style:style style:name="T176" style:family="text">
      <style:text-properties fo:language="es" fo:country="CO" officeooo:rsid="0475a44d"/>
    </style:style>
    <style:style style:name="T177" style:family="text">
      <style:text-properties fo:language="es" fo:country="CO" officeooo:rsid="175f98cf"/>
    </style:style>
    <style:style style:name="T178" style:family="text">
      <style:text-properties fo:language="es" fo:country="CO" officeooo:rsid="17602d07"/>
    </style:style>
    <style:style style:name="T179" style:family="text">
      <style:text-properties fo:language="es" fo:country="CO" officeooo:rsid="17b8b7b5"/>
    </style:style>
    <style:style style:name="T180" style:family="text">
      <style:text-properties fo:language="es" fo:country="CO" officeooo:rsid="180c9de4"/>
    </style:style>
    <style:style style:name="T181" style:family="text">
      <style:text-properties fo:language="es" fo:country="CO" officeooo:rsid="180d5a4f"/>
    </style:style>
    <style:style style:name="T182" style:family="text">
      <style:text-properties fo:language="es" fo:country="CO" officeooo:rsid="18e7af4e"/>
    </style:style>
    <style:style style:name="T183" style:family="text">
      <style:text-properties fo:language="es" fo:country="CO" officeooo:rsid="18e8404f"/>
    </style:style>
    <style:style style:name="T184" style:family="text">
      <style:text-properties fo:language="es" fo:country="CO" officeooo:rsid="18e8966a"/>
    </style:style>
    <style:style style:name="T185" style:family="text">
      <style:text-properties fo:language="es" fo:country="CO" officeooo:rsid="18e9cae8"/>
    </style:style>
    <style:style style:name="T186" style:family="text">
      <style:text-properties fo:language="es" fo:country="CO" officeooo:rsid="18ebaf04"/>
    </style:style>
    <style:style style:name="T187" style:family="text">
      <style:text-properties fo:language="es" fo:country="CO" officeooo:rsid="18fa0511"/>
    </style:style>
    <style:style style:name="T188" style:family="text">
      <style:text-properties fo:language="es" fo:country="CO" officeooo:rsid="18fbcb79"/>
    </style:style>
    <style:style style:name="T189" style:family="text">
      <style:text-properties fo:language="es" fo:country="CO" officeooo:rsid="190237bf"/>
    </style:style>
    <style:style style:name="T190" style:family="text">
      <style:text-properties fo:language="es" fo:country="CO" officeooo:rsid="1903da1a"/>
    </style:style>
    <style:style style:name="T191" style:family="text">
      <style:text-properties fo:language="es" fo:country="CO" officeooo:rsid="1a745994"/>
    </style:style>
    <style:style style:name="T192" style:family="text">
      <style:text-properties fo:language="es" fo:country="CO" officeooo:rsid="1a9f6986"/>
    </style:style>
    <style:style style:name="T193" style:family="text">
      <style:text-properties fo:language="es" fo:country="CO" officeooo:rsid="1aa75381"/>
    </style:style>
    <style:style style:name="T194" style:family="text">
      <style:text-properties fo:language="es" fo:country="CO" officeooo:rsid="1aa885f5"/>
    </style:style>
    <style:style style:name="T195" style:family="text">
      <style:text-properties fo:language="es" fo:country="CO" officeooo:rsid="1ac7a33c"/>
    </style:style>
    <style:style style:name="T196" style:family="text">
      <style:text-properties fo:language="es" fo:country="CO" officeooo:rsid="1ae2df1d"/>
    </style:style>
    <style:style style:name="T197" style:family="text">
      <style:text-properties fo:language="es" fo:country="CO" officeooo:rsid="1ae2e2b0"/>
    </style:style>
    <style:style style:name="T198" style:family="text">
      <style:text-properties fo:language="es" fo:country="CO" officeooo:rsid="1ae60993"/>
    </style:style>
    <style:style style:name="T199" style:family="text">
      <style:text-properties fo:language="es" fo:country="CO" officeooo:rsid="1ae84e69"/>
    </style:style>
    <style:style style:name="T200" style:family="text">
      <style:text-properties fo:language="es" fo:country="CO" officeooo:rsid="1b19e595"/>
    </style:style>
    <style:style style:name="T201" style:family="text">
      <style:text-properties fo:language="es" fo:country="CO" officeooo:rsid="1b1a09a2"/>
    </style:style>
    <style:style style:name="T202" style:family="text">
      <style:text-properties fo:language="es" fo:country="CO" officeooo:rsid="1be64214"/>
    </style:style>
    <style:style style:name="T203" style:family="text">
      <style:text-properties fo:language="es" fo:country="CO" officeooo:rsid="1c07aab1"/>
    </style:style>
    <style:style style:name="T204" style:family="text">
      <style:text-properties fo:language="es" fo:country="CO" officeooo:rsid="1c25dc26"/>
    </style:style>
    <style:style style:name="T205" style:family="text">
      <style:text-properties fo:language="es" fo:country="CO" officeooo:rsid="1c26287b"/>
    </style:style>
    <style:style style:name="T206" style:family="text">
      <style:text-properties fo:language="es" fo:country="CO" officeooo:rsid="1c2736d6"/>
    </style:style>
    <style:style style:name="T207" style:family="text">
      <style:text-properties fo:language="es" fo:country="CO" officeooo:rsid="1c27bc93"/>
    </style:style>
    <style:style style:name="T208" style:family="text">
      <style:text-properties fo:language="es" fo:country="CO" officeooo:rsid="1c28891f"/>
    </style:style>
    <style:style style:name="T209" style:family="text">
      <style:text-properties fo:language="es" fo:country="CO" officeooo:rsid="1c29992b"/>
    </style:style>
    <style:style style:name="T210" style:family="text">
      <style:text-properties fo:language="es" fo:country="CO" officeooo:rsid="1c29a988"/>
    </style:style>
    <style:style style:name="T211" style:family="text">
      <style:text-properties fo:language="es" fo:country="CO" officeooo:rsid="1c29d648"/>
    </style:style>
    <style:style style:name="T212" style:family="text">
      <style:text-properties fo:language="es" fo:country="CO" officeooo:rsid="1c2bbba4"/>
    </style:style>
    <style:style style:name="T213" style:family="text">
      <style:text-properties fo:language="es" fo:country="CO" officeooo:rsid="1c2cc034"/>
    </style:style>
    <style:style style:name="T214" style:family="text">
      <style:text-properties fo:language="es" fo:country="CO" officeooo:rsid="1c2cd293"/>
    </style:style>
    <style:style style:name="T215" style:family="text">
      <style:text-properties fo:language="es" fo:country="CO" officeooo:rsid="1c2e6ebf"/>
    </style:style>
    <style:style style:name="T216" style:family="text">
      <style:text-properties fo:language="es" fo:country="CO" officeooo:rsid="1c2fd363"/>
    </style:style>
    <style:style style:name="T217" style:family="text">
      <style:text-properties fo:language="es" fo:country="CO" officeooo:rsid="1c30e0df"/>
    </style:style>
    <style:style style:name="T218" style:family="text">
      <style:text-properties fo:language="es" fo:country="CO" officeooo:rsid="1c327557"/>
    </style:style>
    <style:style style:name="T219" style:family="text">
      <style:text-properties fo:language="es" fo:country="CO" officeooo:rsid="1c33c054"/>
    </style:style>
    <style:style style:name="T220" style:family="text">
      <style:text-properties fo:language="es" fo:country="CO" officeooo:rsid="1c34768e"/>
    </style:style>
    <style:style style:name="T221" style:family="text">
      <style:text-properties fo:language="es" fo:country="CO" officeooo:rsid="1c36cbe6"/>
    </style:style>
    <style:style style:name="T222" style:family="text">
      <style:text-properties fo:language="es" fo:country="CO" officeooo:rsid="1c37831c"/>
    </style:style>
    <style:style style:name="T223" style:family="text">
      <style:text-properties fo:language="es" fo:country="CO" officeooo:rsid="1c37c12e"/>
    </style:style>
    <style:style style:name="T224" style:family="text">
      <style:text-properties fo:language="es" fo:country="CO" officeooo:rsid="1c394529"/>
    </style:style>
    <style:style style:name="T225" style:family="text">
      <style:text-properties fo:language="es" fo:country="CO" officeooo:rsid="1c3a4a9d"/>
    </style:style>
    <style:style style:name="T226" style:family="text">
      <style:text-properties fo:language="es" fo:country="CO" officeooo:rsid="1c3aefd2"/>
    </style:style>
    <style:style style:name="T227" style:family="text">
      <style:text-properties fo:language="es" fo:country="CO" officeooo:rsid="061dec7a"/>
    </style:style>
    <style:style style:name="T228" style:family="text">
      <style:text-properties fo:language="es" fo:country="CO" officeooo:rsid="1c3bbe76"/>
    </style:style>
    <style:style style:name="T229" style:family="text">
      <style:text-properties fo:language="es" fo:country="CO" officeooo:rsid="1c3c70c7"/>
    </style:style>
    <style:style style:name="T230" style:family="text">
      <style:text-properties fo:language="es" fo:country="CO" officeooo:rsid="1c3e239a"/>
    </style:style>
    <style:style style:name="T231" style:family="text">
      <style:text-properties fo:language="es" fo:country="CO" officeooo:rsid="1c3ec8e6"/>
    </style:style>
    <style:style style:name="T232" style:family="text">
      <style:text-properties fo:language="es" fo:country="CO" officeooo:rsid="1c4025a6"/>
    </style:style>
    <style:style style:name="T233" style:family="text">
      <style:text-properties fo:language="es" fo:country="CO" officeooo:rsid="1c406ffd"/>
    </style:style>
    <style:style style:name="T234" style:family="text">
      <style:text-properties fo:language="es" fo:country="CO" officeooo:rsid="1c4151a7"/>
    </style:style>
    <style:style style:name="T235" style:family="text">
      <style:text-properties fo:language="es" fo:country="CO" officeooo:rsid="1cb45f06"/>
    </style:style>
    <style:style style:name="T236" style:family="text">
      <style:text-properties fo:language="es" fo:country="CO" officeooo:rsid="1cb599f7"/>
    </style:style>
    <style:style style:name="T237" style:family="text">
      <style:text-properties fo:language="es" fo:country="CO" officeooo:rsid="07c94c12"/>
    </style:style>
    <style:style style:name="T238" style:family="text">
      <style:text-properties fo:language="es" fo:country="CO" officeooo:rsid="1cdd88e1"/>
    </style:style>
    <style:style style:name="T239" style:family="text">
      <style:text-properties fo:language="es" fo:country="CO" officeooo:rsid="1cde47a9"/>
    </style:style>
    <style:style style:name="T240" style:family="text">
      <style:text-properties fo:language="es" fo:country="CO" officeooo:rsid="1ce6f27b"/>
    </style:style>
    <style:style style:name="T241" style:family="text">
      <style:text-properties fo:language="es" fo:country="CO" officeooo:rsid="1ce7f7a6"/>
    </style:style>
    <style:style style:name="T242" style:family="text">
      <style:text-properties officeooo:rsid="04b00af5"/>
    </style:style>
    <style:style style:name="T243" style:family="text">
      <style:text-properties officeooo:rsid="04b9591f"/>
    </style:style>
    <style:style style:name="T244" style:family="text">
      <style:text-properties officeooo:rsid="04bd42c5"/>
    </style:style>
    <style:style style:name="T245" style:family="text">
      <style:text-properties officeooo:rsid="04c1815a"/>
    </style:style>
    <style:style style:name="T246" style:family="text">
      <style:text-properties officeooo:rsid="04b657c1"/>
    </style:style>
    <style:style style:name="T247" style:family="text">
      <style:text-properties officeooo:rsid="04c64927"/>
    </style:style>
    <style:style style:name="T248" style:family="text">
      <style:text-properties officeooo:rsid="025c8888"/>
    </style:style>
    <style:style style:name="T249" style:family="text">
      <style:text-properties officeooo:rsid="04c7a190"/>
    </style:style>
    <style:style style:name="T250" style:family="text">
      <style:text-properties officeooo:rsid="04caec87"/>
    </style:style>
    <style:style style:name="T251" style:family="text">
      <style:text-properties officeooo:rsid="04cbfdd7"/>
    </style:style>
    <style:style style:name="T252" style:family="text">
      <style:text-properties officeooo:rsid="04cd7424"/>
    </style:style>
    <style:style style:name="T253" style:family="text">
      <style:text-properties officeooo:rsid="04cf6c32"/>
    </style:style>
    <style:style style:name="T254" style:family="text">
      <style:text-properties officeooo:rsid="04d26608"/>
    </style:style>
    <style:style style:name="T255" style:family="text">
      <style:text-properties officeooo:rsid="04d43b3e"/>
    </style:style>
    <style:style style:name="T256" style:family="text">
      <style:text-properties officeooo:rsid="04d569be"/>
    </style:style>
    <style:style style:name="T257" style:family="text">
      <style:text-properties officeooo:rsid="04d8bcf6"/>
    </style:style>
    <style:style style:name="T258" style:family="text">
      <style:text-properties officeooo:rsid="04db6a82"/>
    </style:style>
    <style:style style:name="T259" style:family="text">
      <style:text-properties officeooo:rsid="04dcb495"/>
    </style:style>
    <style:style style:name="T260" style:family="text">
      <style:text-properties officeooo:rsid="04de7bbf"/>
    </style:style>
    <style:style style:name="T261" style:family="text">
      <style:text-properties officeooo:rsid="04de97ab"/>
    </style:style>
    <style:style style:name="T262" style:family="text">
      <style:text-properties officeooo:rsid="04df263b"/>
    </style:style>
    <style:style style:name="T263" style:family="text">
      <style:text-properties officeooo:rsid="04dfdc4d"/>
    </style:style>
    <style:style style:name="T264" style:family="text">
      <style:text-properties officeooo:rsid="04e37ca6"/>
    </style:style>
    <style:style style:name="T265" style:family="text">
      <style:text-properties officeooo:rsid="04ed69aa"/>
    </style:style>
    <style:style style:name="T266" style:family="text">
      <style:text-properties officeooo:rsid="04ed9486"/>
    </style:style>
    <style:style style:name="T267" style:family="text">
      <style:text-properties officeooo:rsid="04ef8e05"/>
    </style:style>
    <style:style style:name="T268" style:family="text">
      <style:text-properties officeooo:rsid="04f1c86e"/>
    </style:style>
    <style:style style:name="T269" style:family="text">
      <style:text-properties officeooo:rsid="04f5a035"/>
    </style:style>
    <style:style style:name="T270" style:family="text">
      <style:text-properties officeooo:rsid="04fa5ef3"/>
    </style:style>
    <style:style style:name="T271" style:family="text">
      <style:text-properties officeooo:rsid="04fd8a83"/>
    </style:style>
    <style:style style:name="T272" style:family="text">
      <style:text-properties officeooo:rsid="04fec3e1"/>
    </style:style>
    <style:style style:name="T273" style:family="text">
      <style:text-properties officeooo:rsid="04ff5559"/>
    </style:style>
    <style:style style:name="T274" style:family="text">
      <style:text-properties officeooo:rsid="050073b9"/>
    </style:style>
    <style:style style:name="T275" style:family="text">
      <style:text-properties officeooo:rsid="0503de45"/>
    </style:style>
    <style:style style:name="T276" style:family="text">
      <style:text-properties officeooo:rsid="0509b1bb"/>
    </style:style>
    <style:style style:name="T277" style:family="text">
      <style:text-properties officeooo:rsid="050a891c"/>
    </style:style>
    <style:style style:name="T278" style:family="text">
      <style:text-properties officeooo:rsid="050b8176"/>
    </style:style>
    <style:style style:name="T279" style:family="text">
      <style:text-properties officeooo:rsid="050d5c27"/>
    </style:style>
    <style:style style:name="T280" style:family="text">
      <style:text-properties officeooo:rsid="050ed4dd"/>
    </style:style>
    <style:style style:name="T281" style:family="text">
      <style:text-properties officeooo:rsid="05111f15"/>
    </style:style>
    <style:style style:name="T282" style:family="text">
      <style:text-properties officeooo:rsid="052c1b9c"/>
    </style:style>
    <style:style style:name="T283" style:family="text">
      <style:text-properties officeooo:rsid="052c6dc6"/>
    </style:style>
    <style:style style:name="T284" style:family="text">
      <style:text-properties officeooo:rsid="053a124a"/>
    </style:style>
    <style:style style:name="T285" style:family="text">
      <style:text-properties officeooo:rsid="05455a76"/>
    </style:style>
    <style:style style:name="T286" style:family="text">
      <style:text-properties officeooo:rsid="05464020"/>
    </style:style>
    <style:style style:name="T287" style:family="text">
      <style:text-properties officeooo:rsid="0548234b"/>
    </style:style>
    <style:style style:name="T288" style:family="text">
      <style:text-properties officeooo:rsid="05498773"/>
    </style:style>
    <style:style style:name="T289" style:family="text">
      <style:text-properties officeooo:rsid="054a9f7e"/>
    </style:style>
    <style:style style:name="T290" style:family="text">
      <style:text-properties officeooo:rsid="054cbe18"/>
    </style:style>
    <style:style style:name="T291" style:family="text">
      <style:text-properties officeooo:rsid="055354cf"/>
    </style:style>
    <style:style style:name="T292" style:family="text">
      <style:text-properties officeooo:rsid="0554f79b"/>
    </style:style>
    <style:style style:name="T293" style:family="text">
      <style:text-properties officeooo:rsid="0555736e"/>
    </style:style>
    <style:style style:name="T294" style:family="text">
      <style:text-properties officeooo:rsid="05564b5c"/>
    </style:style>
    <style:style style:name="T295" style:family="text">
      <style:text-properties officeooo:rsid="0556a074"/>
    </style:style>
    <style:style style:name="T296" style:family="text">
      <style:text-properties officeooo:rsid="0557b40d"/>
    </style:style>
    <style:style style:name="T297" style:family="text">
      <style:text-properties officeooo:rsid="05587118"/>
    </style:style>
    <style:style style:name="T298" style:family="text">
      <style:text-properties officeooo:rsid="055afce0"/>
    </style:style>
    <style:style style:name="T299" style:family="text">
      <style:text-properties officeooo:rsid="055cafd1"/>
    </style:style>
    <style:style style:name="T300" style:family="text">
      <style:text-properties officeooo:rsid="055d2be8"/>
    </style:style>
    <style:style style:name="T301" style:family="text">
      <style:text-properties officeooo:rsid="056122bf"/>
    </style:style>
    <style:style style:name="T302" style:family="text">
      <style:text-properties officeooo:rsid="057342a9"/>
    </style:style>
    <style:style style:name="T303" style:family="text">
      <style:text-properties officeooo:rsid="0574111c"/>
    </style:style>
    <style:style style:name="T304" style:family="text">
      <style:text-properties officeooo:rsid="05937769"/>
    </style:style>
    <style:style style:name="T305" style:family="text">
      <style:text-properties officeooo:rsid="059f476f"/>
    </style:style>
    <style:style style:name="T306" style:family="text">
      <style:text-properties officeooo:rsid="05a0e501"/>
    </style:style>
    <style:style style:name="T307" style:family="text">
      <style:text-properties officeooo:rsid="05a246cf"/>
    </style:style>
    <style:style style:name="T308" style:family="text">
      <style:text-properties officeooo:rsid="05a36dc7"/>
    </style:style>
    <style:style style:name="T309" style:family="text">
      <style:text-properties officeooo:rsid="05a56ce3"/>
    </style:style>
    <style:style style:name="T310" style:family="text">
      <style:text-properties officeooo:rsid="05a65b54"/>
    </style:style>
    <style:style style:name="T311" style:family="text">
      <style:text-properties officeooo:rsid="05a7ea5e"/>
    </style:style>
    <style:style style:name="T312" style:family="text">
      <style:text-properties officeooo:rsid="05a87ef6"/>
    </style:style>
    <style:style style:name="T313" style:family="text">
      <style:text-properties officeooo:rsid="05aa0806"/>
    </style:style>
    <style:style style:name="T314" style:family="text">
      <style:text-properties officeooo:rsid="05af7eca"/>
    </style:style>
    <style:style style:name="T315" style:family="text">
      <style:text-properties officeooo:rsid="05b12c97"/>
    </style:style>
    <style:style style:name="T316" style:family="text">
      <style:text-properties officeooo:rsid="05b1a4b1"/>
    </style:style>
    <style:style style:name="T317" style:family="text">
      <style:text-properties officeooo:rsid="05b2d33e"/>
    </style:style>
    <style:style style:name="T318" style:family="text">
      <style:text-properties officeooo:rsid="05b47486"/>
    </style:style>
    <style:style style:name="T319" style:family="text">
      <style:text-properties officeooo:rsid="05b6519a"/>
    </style:style>
    <style:style style:name="T320" style:family="text">
      <style:text-properties officeooo:rsid="05b9805d"/>
    </style:style>
    <style:style style:name="T321" style:family="text">
      <style:text-properties officeooo:rsid="05be12f7"/>
    </style:style>
    <style:style style:name="T322" style:family="text">
      <style:text-properties officeooo:rsid="05bfd0ab"/>
    </style:style>
    <style:style style:name="T323" style:family="text">
      <style:text-properties officeooo:rsid="05c88246"/>
    </style:style>
    <style:style style:name="T324" style:family="text">
      <style:text-properties officeooo:rsid="05cbb38b"/>
    </style:style>
    <style:style style:name="T325" style:family="text">
      <style:text-properties officeooo:rsid="05ce356c"/>
    </style:style>
    <style:style style:name="T326" style:family="text">
      <style:text-properties officeooo:rsid="05d1be50"/>
    </style:style>
    <style:style style:name="T327" style:family="text">
      <style:text-properties officeooo:rsid="05d4a8a3"/>
    </style:style>
    <style:style style:name="T328" style:family="text">
      <style:text-properties officeooo:rsid="05d78cdc"/>
    </style:style>
    <style:style style:name="T329" style:family="text">
      <style:text-properties officeooo:rsid="05d93218"/>
    </style:style>
    <style:style style:name="T330" style:family="text">
      <style:text-properties officeooo:rsid="05d9ae00"/>
    </style:style>
    <style:style style:name="T331" style:family="text">
      <style:text-properties officeooo:rsid="05da9bc7"/>
    </style:style>
    <style:style style:name="T332" style:family="text">
      <style:text-properties officeooo:rsid="05ded9b0"/>
    </style:style>
    <style:style style:name="T333" style:family="text">
      <style:text-properties officeooo:rsid="05e21e94"/>
    </style:style>
    <style:style style:name="T334" style:family="text">
      <style:text-properties officeooo:rsid="05e5817e"/>
    </style:style>
    <style:style style:name="T335" style:family="text">
      <style:text-properties officeooo:rsid="05e91dc6"/>
    </style:style>
    <style:style style:name="T336" style:family="text">
      <style:text-properties officeooo:rsid="05eb1d20"/>
    </style:style>
    <style:style style:name="T337" style:family="text">
      <style:text-properties officeooo:rsid="05ecca6f"/>
    </style:style>
    <style:style style:name="T338" style:family="text">
      <style:text-properties officeooo:rsid="05ee7655"/>
    </style:style>
    <style:style style:name="T339" style:family="text">
      <style:text-properties officeooo:rsid="05ee9b91"/>
    </style:style>
    <style:style style:name="T340" style:family="text">
      <style:text-properties officeooo:rsid="05f09521"/>
    </style:style>
    <style:style style:name="T341" style:family="text">
      <style:text-properties officeooo:rsid="05f77b25"/>
    </style:style>
    <style:style style:name="T342" style:family="text">
      <style:text-properties officeooo:rsid="05f950e7"/>
    </style:style>
    <style:style style:name="T343" style:family="text">
      <style:text-properties officeooo:rsid="05f968d5"/>
    </style:style>
    <style:style style:name="T344" style:family="text">
      <style:text-properties officeooo:rsid="05fbdd3d"/>
    </style:style>
    <style:style style:name="T345" style:family="text">
      <style:text-properties officeooo:rsid="05fccf5d"/>
    </style:style>
    <style:style style:name="T346" style:family="text">
      <style:text-properties officeooo:rsid="05fdefc1"/>
    </style:style>
    <style:style style:name="T347" style:family="text">
      <style:text-properties officeooo:rsid="05fe48c9"/>
    </style:style>
    <style:style style:name="T348" style:family="text">
      <style:text-properties officeooo:rsid="06061169"/>
    </style:style>
    <style:style style:name="T349" style:family="text">
      <style:text-properties officeooo:rsid="0607a5e6"/>
    </style:style>
    <style:style style:name="T350" style:family="text">
      <style:text-properties officeooo:rsid="06082e0a"/>
    </style:style>
    <style:style style:name="T351" style:family="text">
      <style:text-properties officeooo:rsid="06085511"/>
    </style:style>
    <style:style style:name="T352" style:family="text">
      <style:text-properties officeooo:rsid="06089d7f"/>
    </style:style>
    <style:style style:name="T353" style:family="text">
      <style:text-properties officeooo:rsid="060a5749"/>
    </style:style>
    <style:style style:name="T354" style:family="text">
      <style:text-properties officeooo:rsid="060a94c4"/>
    </style:style>
    <style:style style:name="T355" style:family="text">
      <style:text-properties officeooo:rsid="060c60bc"/>
    </style:style>
    <style:style style:name="T356" style:family="text">
      <style:text-properties officeooo:rsid="060e2a74"/>
    </style:style>
    <style:style style:name="T357" style:family="text">
      <style:text-properties officeooo:rsid="0610aa37"/>
    </style:style>
    <style:style style:name="T358" style:family="text">
      <style:text-properties officeooo:rsid="0610e320"/>
    </style:style>
    <style:style style:name="T359" style:family="text">
      <style:text-properties officeooo:rsid="06161907"/>
    </style:style>
    <style:style style:name="T360" style:family="text">
      <style:text-properties officeooo:rsid="0617c46f"/>
    </style:style>
    <style:style style:name="T361" style:family="text">
      <style:text-properties officeooo:rsid="0619628f"/>
    </style:style>
    <style:style style:name="T362" style:family="text">
      <style:text-properties officeooo:rsid="0620da91"/>
    </style:style>
    <style:style style:name="T363" style:family="text">
      <style:text-properties officeooo:rsid="06211a79"/>
    </style:style>
    <style:style style:name="T364" style:family="text">
      <style:text-properties officeooo:rsid="0622bc4b"/>
    </style:style>
    <style:style style:name="T365" style:family="text">
      <style:text-properties officeooo:rsid="0623bf85"/>
    </style:style>
    <style:style style:name="T366" style:family="text">
      <style:text-properties officeooo:rsid="062561f8"/>
    </style:style>
    <style:style style:name="T367" style:family="text">
      <style:text-properties officeooo:rsid="06292ab7"/>
    </style:style>
    <style:style style:name="T368" style:family="text">
      <style:text-properties officeooo:rsid="062aa2f5"/>
    </style:style>
    <style:style style:name="T369" style:family="text">
      <style:text-properties officeooo:rsid="062c3ebd"/>
    </style:style>
    <style:style style:name="T370" style:family="text">
      <style:text-properties officeooo:rsid="062d9ade"/>
    </style:style>
    <style:style style:name="T371" style:family="text">
      <style:text-properties officeooo:rsid="062f6303"/>
    </style:style>
    <style:style style:name="T372" style:family="text">
      <style:text-properties officeooo:rsid="06308679"/>
    </style:style>
    <style:style style:name="T373" style:family="text">
      <style:text-properties officeooo:rsid="0630fe7b"/>
    </style:style>
    <style:style style:name="T374" style:family="text">
      <style:text-properties officeooo:rsid="0631dd7c"/>
    </style:style>
    <style:style style:name="T375" style:family="text">
      <style:text-properties officeooo:rsid="06337fa8"/>
    </style:style>
    <style:style style:name="T376" style:family="text">
      <style:text-properties officeooo:rsid="0635c28e"/>
    </style:style>
    <style:style style:name="T377" style:family="text">
      <style:text-properties officeooo:rsid="063755e8"/>
    </style:style>
    <style:style style:name="T378" style:family="text">
      <style:text-properties officeooo:rsid="06390cc4"/>
    </style:style>
    <style:style style:name="T379" style:family="text">
      <style:text-properties officeooo:rsid="063d0dd7"/>
    </style:style>
    <style:style style:name="T380" style:family="text">
      <style:text-properties officeooo:rsid="063db608"/>
    </style:style>
    <style:style style:name="T381" style:family="text">
      <style:text-properties officeooo:rsid="063df4b2"/>
    </style:style>
    <style:style style:name="T382" style:family="text">
      <style:text-properties officeooo:rsid="063fb66a"/>
    </style:style>
    <style:style style:name="T383" style:family="text">
      <style:text-properties officeooo:rsid="06414cde"/>
    </style:style>
    <style:style style:name="T384" style:family="text">
      <style:text-properties officeooo:rsid="06446810"/>
    </style:style>
    <style:style style:name="T385" style:family="text">
      <style:text-properties officeooo:rsid="064a6d06"/>
    </style:style>
    <style:style style:name="T386" style:family="text">
      <style:text-properties officeooo:rsid="064b9f39"/>
    </style:style>
    <style:style style:name="T387" style:family="text">
      <style:text-properties officeooo:rsid="064eca1d"/>
    </style:style>
    <style:style style:name="T388" style:family="text">
      <style:text-properties officeooo:rsid="0651945e"/>
    </style:style>
    <style:style style:name="T389" style:family="text">
      <style:text-properties officeooo:rsid="06532f36"/>
    </style:style>
    <style:style style:name="T390" style:family="text">
      <style:text-properties officeooo:rsid="0657af93"/>
    </style:style>
    <style:style style:name="T391" style:family="text">
      <style:text-properties officeooo:rsid="0658874c"/>
    </style:style>
    <style:style style:name="T392" style:family="text">
      <style:text-properties officeooo:rsid="065940fa"/>
    </style:style>
    <style:style style:name="T393" style:family="text">
      <style:text-properties officeooo:rsid="065c2515"/>
    </style:style>
    <style:style style:name="T394" style:family="text">
      <style:text-properties officeooo:rsid="065f6bfd"/>
    </style:style>
    <style:style style:name="T395" style:family="text">
      <style:text-properties officeooo:rsid="06601017"/>
    </style:style>
    <style:style style:name="T396" style:family="text">
      <style:text-properties officeooo:rsid="06657030"/>
    </style:style>
    <style:style style:name="T397" style:family="text">
      <style:text-properties officeooo:rsid="06694454"/>
    </style:style>
    <style:style style:name="T398" style:family="text">
      <style:text-properties officeooo:rsid="0669ed38"/>
    </style:style>
    <style:style style:name="T399" style:family="text">
      <style:text-properties officeooo:rsid="066b69c3"/>
    </style:style>
    <style:style style:name="T400" style:family="text">
      <style:text-properties officeooo:rsid="066be0e1"/>
    </style:style>
    <style:style style:name="T401" style:family="text">
      <style:text-properties officeooo:rsid="066ee3e1"/>
    </style:style>
    <style:style style:name="T402" style:family="text">
      <style:text-properties officeooo:rsid="0674f0ab"/>
    </style:style>
    <style:style style:name="T403" style:family="text">
      <style:text-properties officeooo:rsid="0675e9b0"/>
    </style:style>
    <style:style style:name="T404" style:family="text">
      <style:text-properties officeooo:rsid="0676cdb5"/>
    </style:style>
    <style:style style:name="T405" style:family="text">
      <style:text-properties officeooo:rsid="067c0903"/>
    </style:style>
    <style:style style:name="T406" style:family="text">
      <style:text-properties officeooo:rsid="067cb450"/>
    </style:style>
    <style:style style:name="T407" style:family="text">
      <style:text-properties officeooo:rsid="06848d89"/>
    </style:style>
    <style:style style:name="T408" style:family="text">
      <style:text-properties officeooo:rsid="06886827"/>
    </style:style>
    <style:style style:name="T409" style:family="text">
      <style:text-properties officeooo:rsid="0689e0fd"/>
    </style:style>
    <style:style style:name="T410" style:family="text">
      <style:text-properties officeooo:rsid="068a1951"/>
    </style:style>
    <style:style style:name="T411" style:family="text">
      <style:text-properties officeooo:rsid="068fdb3e"/>
    </style:style>
    <style:style style:name="T412" style:family="text">
      <style:text-properties officeooo:rsid="0691992e"/>
    </style:style>
    <style:style style:name="T413" style:family="text">
      <style:text-properties officeooo:rsid="0691f29d"/>
    </style:style>
    <style:style style:name="T414" style:family="text">
      <style:text-properties officeooo:rsid="06921c91"/>
    </style:style>
    <style:style style:name="T415" style:family="text">
      <style:text-properties officeooo:rsid="0697ddbc"/>
    </style:style>
    <style:style style:name="T416" style:family="text">
      <style:text-properties officeooo:rsid="06ff1797"/>
    </style:style>
    <style:style style:name="T417" style:family="text">
      <style:text-properties officeooo:rsid="07007086"/>
    </style:style>
    <style:style style:name="T418" style:family="text">
      <style:text-properties officeooo:rsid="07040084"/>
    </style:style>
    <style:style style:name="T419" style:family="text">
      <style:text-properties officeooo:rsid="070c8560"/>
    </style:style>
    <style:style style:name="T420" style:family="text">
      <style:text-properties officeooo:rsid="070e0fed"/>
    </style:style>
    <style:style style:name="T421" style:family="text">
      <style:text-properties officeooo:rsid="0713bb26"/>
    </style:style>
    <style:style style:name="T422" style:family="text">
      <style:text-properties officeooo:rsid="0713e635"/>
    </style:style>
    <style:style style:name="T423" style:family="text">
      <style:text-properties officeooo:rsid="0715d81a"/>
    </style:style>
    <style:style style:name="T424" style:family="text">
      <style:text-properties officeooo:rsid="0717abe7"/>
    </style:style>
    <style:style style:name="T425" style:family="text">
      <style:text-properties officeooo:rsid="07198ca7"/>
    </style:style>
    <style:style style:name="T426" style:family="text">
      <style:text-properties officeooo:rsid="071a8ff1"/>
    </style:style>
    <style:style style:name="T427" style:family="text">
      <style:text-properties officeooo:rsid="071aebb4"/>
    </style:style>
    <style:style style:name="T428" style:family="text">
      <style:text-properties officeooo:rsid="0729446b"/>
    </style:style>
    <style:style style:name="T429" style:family="text">
      <style:text-properties officeooo:rsid="072c5675"/>
    </style:style>
    <style:style style:name="T430" style:family="text">
      <style:text-properties officeooo:rsid="0732c275"/>
    </style:style>
    <style:style style:name="T431" style:family="text">
      <style:text-properties officeooo:rsid="073494c3"/>
    </style:style>
    <style:style style:name="T432" style:family="text">
      <style:text-properties officeooo:rsid="07367412"/>
    </style:style>
    <style:style style:name="T433" style:family="text">
      <style:text-properties officeooo:rsid="073830bb"/>
    </style:style>
    <style:style style:name="T434" style:family="text">
      <style:text-properties officeooo:rsid="0738a80e"/>
    </style:style>
    <style:style style:name="T435" style:family="text">
      <style:text-properties officeooo:rsid="07394942"/>
    </style:style>
    <style:style style:name="T436" style:family="text">
      <style:text-properties officeooo:rsid="073a99a2"/>
    </style:style>
    <style:style style:name="T437" style:family="text">
      <style:text-properties officeooo:rsid="073eb1b8"/>
    </style:style>
    <style:style style:name="T438" style:family="text">
      <style:text-properties officeooo:rsid="073f9e6e"/>
    </style:style>
    <style:style style:name="T439" style:family="text">
      <style:text-properties officeooo:rsid="0740e71b"/>
    </style:style>
    <style:style style:name="T440" style:family="text">
      <style:text-properties officeooo:rsid="07491c05"/>
    </style:style>
    <style:style style:name="T441" style:family="text">
      <style:text-properties officeooo:rsid="074aa4c2"/>
    </style:style>
    <style:style style:name="T442" style:family="text">
      <style:text-properties officeooo:rsid="074ed2b5"/>
    </style:style>
    <style:style style:name="T443" style:family="text">
      <style:text-properties officeooo:rsid="0750694a"/>
    </style:style>
    <style:style style:name="T444" style:family="text">
      <style:text-properties officeooo:rsid="0755b7af"/>
    </style:style>
    <style:style style:name="T445" style:family="text">
      <style:text-properties officeooo:rsid="07568ced"/>
    </style:style>
    <style:style style:name="T446" style:family="text">
      <style:text-properties officeooo:rsid="075bed7f"/>
    </style:style>
    <style:style style:name="T447" style:family="text">
      <style:text-properties officeooo:rsid="075efa8e"/>
    </style:style>
    <style:style style:name="T448" style:family="text">
      <style:text-properties officeooo:rsid="076089b4"/>
    </style:style>
    <style:style style:name="T449" style:family="text">
      <style:text-properties officeooo:rsid="07610315"/>
    </style:style>
    <style:style style:name="T450" style:family="text">
      <style:text-properties officeooo:rsid="0761d3e6"/>
    </style:style>
    <style:style style:name="T451" style:family="text">
      <style:text-properties officeooo:rsid="0763cec2"/>
    </style:style>
    <style:style style:name="T452" style:family="text">
      <style:text-properties officeooo:rsid="076a5d39"/>
    </style:style>
    <style:style style:name="T453" style:family="text">
      <style:text-properties officeooo:rsid="076a9921"/>
    </style:style>
    <style:style style:name="T454" style:family="text">
      <style:text-properties officeooo:rsid="076c6362"/>
    </style:style>
    <style:style style:name="T455" style:family="text">
      <style:text-properties officeooo:rsid="076da4af"/>
    </style:style>
    <style:style style:name="T456" style:family="text">
      <style:text-properties officeooo:rsid="076e0542"/>
    </style:style>
    <style:style style:name="T457" style:family="text">
      <style:text-properties officeooo:rsid="076f2c48"/>
    </style:style>
    <style:style style:name="T458" style:family="text">
      <style:text-properties officeooo:rsid="0770642c"/>
    </style:style>
    <style:style style:name="T459" style:family="text">
      <style:text-properties officeooo:rsid="077356bc"/>
    </style:style>
    <style:style style:name="T460" style:family="text">
      <style:text-properties officeooo:rsid="077bab06"/>
    </style:style>
    <style:style style:name="T461" style:family="text">
      <style:text-properties officeooo:rsid="078377e4"/>
    </style:style>
    <style:style style:name="T462" style:family="text">
      <style:text-properties officeooo:rsid="078620bc"/>
    </style:style>
    <style:style style:name="T463" style:family="text">
      <style:text-properties officeooo:rsid="078b8574"/>
    </style:style>
    <style:style style:name="T464" style:family="text">
      <style:text-properties officeooo:rsid="078e9334"/>
    </style:style>
    <style:style style:name="T465" style:family="text">
      <style:text-properties officeooo:rsid="078f7d25"/>
    </style:style>
    <style:style style:name="T466" style:family="text">
      <style:text-properties officeooo:rsid="07901bc6"/>
    </style:style>
    <style:style style:name="T467" style:family="text">
      <style:text-properties officeooo:rsid="07a9ca1a"/>
    </style:style>
    <style:style style:name="T468" style:family="text">
      <style:text-properties officeooo:rsid="07ab89d7"/>
    </style:style>
    <style:style style:name="T469" style:family="text">
      <style:text-properties officeooo:rsid="07af8e8a"/>
    </style:style>
    <style:style style:name="T470" style:family="text">
      <style:text-properties officeooo:rsid="07b293a2"/>
    </style:style>
    <style:style style:name="T471" style:family="text">
      <style:text-properties officeooo:rsid="07b2b209"/>
    </style:style>
    <style:style style:name="T472" style:family="text">
      <style:text-properties officeooo:rsid="07b4797f"/>
    </style:style>
    <style:style style:name="T473" style:family="text">
      <style:text-properties officeooo:rsid="07b73ae9"/>
    </style:style>
    <style:style style:name="T474" style:family="text">
      <style:text-properties officeooo:rsid="07b8fafb"/>
    </style:style>
    <style:style style:name="T475" style:family="text">
      <style:text-properties officeooo:rsid="0958bd0c"/>
    </style:style>
    <style:style style:name="T476" style:family="text">
      <style:text-properties officeooo:rsid="09f23648"/>
    </style:style>
    <style:style style:name="T477" style:family="text">
      <style:text-properties officeooo:rsid="119c2cb2"/>
    </style:style>
    <style:style style:name="T478" style:family="text">
      <style:text-properties officeooo:rsid="11c4a690"/>
    </style:style>
    <style:style style:name="T479" style:family="text">
      <style:text-properties officeooo:rsid="11c58ca2"/>
    </style:style>
    <style:style style:name="T480" style:family="text">
      <style:text-properties officeooo:rsid="11ca37a7"/>
    </style:style>
    <style:style style:name="T481" style:family="text">
      <style:text-properties officeooo:rsid="11ca4d77"/>
    </style:style>
    <style:style style:name="T482" style:family="text">
      <style:text-properties officeooo:rsid="11cb4ac6"/>
    </style:style>
    <style:style style:name="T483" style:family="text">
      <style:text-properties officeooo:rsid="11d07b09"/>
    </style:style>
    <style:style style:name="T484" style:family="text">
      <style:text-properties officeooo:rsid="11d2e5cb"/>
    </style:style>
    <style:style style:name="T485" style:family="text">
      <style:text-properties officeooo:rsid="131a2261"/>
    </style:style>
    <style:style style:name="T486" style:family="text">
      <style:text-properties officeooo:rsid="131c0348"/>
    </style:style>
    <style:style style:name="T487" style:family="text">
      <style:text-properties officeooo:rsid="16aa00d8"/>
    </style:style>
    <style:style style:name="T488" style:family="text">
      <style:text-properties officeooo:rsid="16b340e0"/>
    </style:style>
    <style:style style:name="T489" style:family="text">
      <style:text-properties officeooo:rsid="16b3bbf0"/>
    </style:style>
    <style:style style:name="T490" style:family="text">
      <style:text-properties officeooo:rsid="16b7fcc1"/>
    </style:style>
    <style:style style:name="T491" style:family="text">
      <style:text-properties officeooo:rsid="16b9ba15"/>
    </style:style>
    <style:style style:name="T492" style:family="text">
      <style:text-properties officeooo:rsid="16d6616c"/>
    </style:style>
    <style:style style:name="T493" style:family="text">
      <style:text-properties officeooo:rsid="16d6f6d1"/>
    </style:style>
    <style:style style:name="T494" style:family="text">
      <style:text-properties officeooo:rsid="16f7e3c8"/>
    </style:style>
    <style:style style:name="T495" style:family="text">
      <style:text-properties officeooo:rsid="1759931f"/>
    </style:style>
    <style:style style:name="T496" style:family="text">
      <style:text-properties officeooo:rsid="175d9f39"/>
    </style:style>
    <style:style style:name="T497" style:family="text">
      <style:text-properties officeooo:rsid="18e8404f"/>
    </style:style>
    <style:style style:name="T498" style:family="text">
      <style:text-properties officeooo:rsid="18ed49d3"/>
    </style:style>
    <style:style style:name="T499" style:family="text">
      <style:text-properties officeooo:rsid="18ef2f18"/>
    </style:style>
    <style:style style:name="T500" style:family="text">
      <style:text-properties officeooo:rsid="18f090a7"/>
    </style:style>
    <style:style style:name="T501" style:family="text">
      <style:text-properties officeooo:rsid="18f3b384"/>
    </style:style>
    <style:style style:name="T502" style:family="text">
      <style:text-properties officeooo:rsid="18f565f0"/>
    </style:style>
    <style:style style:name="T503" style:family="text">
      <style:text-properties officeooo:rsid="18f669e9"/>
    </style:style>
    <style:style style:name="T504" style:family="text">
      <style:text-properties officeooo:rsid="18fbcb79"/>
    </style:style>
    <style:style style:name="T505" style:family="text">
      <style:text-properties officeooo:rsid="18fe143e"/>
    </style:style>
    <style:style style:name="T506" style:family="text">
      <style:text-properties officeooo:rsid="18fe1fc2"/>
    </style:style>
    <style:style style:name="T507" style:family="text">
      <style:text-properties officeooo:rsid="18ff60e5"/>
    </style:style>
    <style:style style:name="T508" style:family="text">
      <style:text-properties officeooo:rsid="190098f9"/>
    </style:style>
    <style:style style:name="T509" style:family="text">
      <style:text-properties officeooo:rsid="1902992d"/>
    </style:style>
    <style:style style:name="T510" style:family="text">
      <style:text-properties officeooo:rsid="19039d59"/>
    </style:style>
    <style:style style:name="T511" style:family="text">
      <style:text-properties officeooo:rsid="190a1475"/>
    </style:style>
    <style:style style:name="T512" style:family="text">
      <style:text-properties fo:language="en" fo:country="US" officeooo:rsid="054cbe18"/>
    </style:style>
    <style:style style:name="T513" style:family="text">
      <style:text-properties fo:language="en" fo:country="US" officeooo:rsid="05a246cf"/>
    </style:style>
    <style:style style:name="T514" style:family="text">
      <style:text-properties fo:language="zxx" fo:country="none" style:language-asian="zxx" style:country-asian="none" style:language-complex="zxx" style:country-complex="none"/>
    </style:style>
    <style:style style:name="T515" style:family="text">
      <style:text-properties fo:language="zxx" fo:country="none" officeooo:rsid="065f6bfd" style:language-asian="zxx" style:country-asian="none" style:language-complex="zxx" style:country-complex="none"/>
    </style:style>
    <style:style style:name="T516" style:family="text">
      <style:text-properties fo:language="zxx" fo:country="none" officeooo:rsid="05b47486" style:language-asian="zxx" style:country-asian="none" style:language-complex="zxx" style:country-complex="none"/>
    </style:style>
    <style:style style:name="T517" style:family="text">
      <style:text-properties officeooo:rsid="1a9df283"/>
    </style:style>
    <style:style style:name="T518" style:family="text">
      <style:text-properties officeooo:rsid="1aa1278f"/>
    </style:style>
    <style:style style:name="T519" style:family="text">
      <style:text-properties officeooo:rsid="1aa75381"/>
    </style:style>
    <style:style style:name="T520" style:family="text">
      <style:text-properties officeooo:rsid="1ac7a33c"/>
    </style:style>
    <style:style style:name="T521" style:family="text">
      <style:text-properties officeooo:rsid="1ae2df1d"/>
    </style:style>
    <style:style style:name="T522" style:family="text">
      <style:text-properties officeooo:rsid="1b0eb93a"/>
    </style:style>
    <style:style style:name="T523" style:family="text">
      <style:text-properties officeooo:rsid="1b1443c0"/>
    </style:style>
    <style:style style:name="T524" style:family="text">
      <style:text-properties officeooo:rsid="1b14fffa"/>
    </style:style>
    <style:style style:name="T525" style:family="text">
      <style:text-properties officeooo:rsid="1b19e595"/>
    </style:style>
    <style:style style:name="T526" style:family="text">
      <style:text-properties officeooo:rsid="1be64214"/>
    </style:style>
    <style:style style:name="T527" style:family="text">
      <style:text-properties officeooo:rsid="1c26287b"/>
    </style:style>
    <style:style style:name="T528" style:family="text">
      <style:text-properties officeooo:rsid="1c27bc93"/>
    </style:style>
    <style:style style:name="T529" style:family="text">
      <style:text-properties officeooo:rsid="1c28891f"/>
    </style:style>
    <style:style style:name="T530" style:family="text">
      <style:text-properties officeooo:rsid="1c29992b"/>
    </style:style>
    <style:style style:name="T531" style:family="text">
      <style:text-properties officeooo:rsid="1c29d648"/>
    </style:style>
    <style:style style:name="T532" style:family="text">
      <style:text-properties officeooo:rsid="1c2cc034"/>
    </style:style>
    <style:style style:name="T533" style:family="text">
      <style:text-properties officeooo:rsid="1c327557"/>
    </style:style>
    <style:style style:name="T534" style:family="text">
      <style:text-properties officeooo:rsid="1c37831c"/>
    </style:style>
    <style:style style:name="T535" style:family="text">
      <style:text-properties officeooo:rsid="1c37c12e"/>
    </style:style>
    <style:style style:name="T536" style:family="text">
      <style:text-properties officeooo:rsid="1c394529"/>
    </style:style>
    <style:style style:name="T537" style:family="text">
      <style:text-properties officeooo:rsid="1c3a4a9d"/>
    </style:style>
    <style:style style:name="T538" style:family="text">
      <style:text-properties style:use-window-font-color="true" loext:opacity="0%" fo:font-size="14pt" style:font-size-asian="10.5pt"/>
    </style:style>
    <style:style style:name="T539" style:family="text">
      <style:text-properties style:use-window-font-color="true" loext:opacity="0%" fo:font-size="14pt" officeooo:rsid="1b14fffa" style:font-size-asian="10.5pt"/>
    </style:style>
    <style:style style:name="T540" style:family="text">
      <style:text-properties style:use-window-font-color="true" loext:opacity="0%" fo:font-size="14pt" officeooo:rsid="065f6bfd" style:font-size-asian="10.5pt"/>
    </style:style>
    <style:style style:name="T541" style:family="text">
      <style:text-properties officeooo:rsid="1c668e3f"/>
    </style:style>
    <style:style style:name="T542" style:family="text">
      <style:text-properties officeooo:rsid="1c679b38"/>
    </style:style>
    <style:style style:name="T543" style:family="text">
      <style:text-properties officeooo:rsid="1c7d1ccc"/>
    </style:style>
    <style:style style:name="T544" style:family="text">
      <style:text-properties officeooo:rsid="1c9e368f"/>
    </style:style>
    <style:style style:name="T545" style:family="text">
      <style:text-properties officeooo:rsid="1ca28eb8"/>
    </style:style>
    <style:style style:name="T546" style:family="text">
      <style:text-properties officeooo:rsid="1ccd1cb3"/>
    </style:style>
    <style:style style:name="T547" style:family="text">
      <style:text-properties officeooo:rsid="1cb599f7"/>
    </style:style>
    <style:style style:name="T548" style:family="text">
      <style:text-properties officeooo:rsid="1cdef5e3"/>
    </style:style>
    <style:style style:name="T549" style:family="text">
      <style:text-properties officeooo:rsid="1ce0b5fc"/>
    </style:style>
    <style:style style:name="T550" style:family="text">
      <style:text-properties officeooo:rsid="1ce40af3"/>
    </style:style>
    <style:style style:name="T551" style:family="text">
      <style:text-properties officeooo:rsid="1ce51dea"/>
    </style:style>
    <style:style style:name="T552" style:family="text">
      <style:text-properties officeooo:rsid="1ce7f7a6"/>
    </style:style>
    <style:style style:name="T553" style:family="text">
      <style:text-properties officeooo:rsid="1ce811af"/>
    </style:style>
    <style:style style:name="T554" style:family="text">
      <style:text-properties officeooo:rsid="1ce9583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7" text:outline-level="1"><text:bookmark-start text:name="__RefHeading___Toc28139_1627726659"/>Señor.<text:bookmark-end text:name="__RefHeading___Toc28139_1627726659"/></text:h>
      <text:p text:style-name="P13">Según la biblia, Yeshua es <text:span text:style-name="T244">Señor.</text:span></text:p>
      <text:p text:style-name="P3"><text:span text:style-name="T62">En </text:span><text:alphabetical-index-mark-start text:id="IMark94457253502928"/><text:alphabetical-index-mark-start text:id="IMark94457304736384"/><text:span text:style-name="T62">Juan 3</text:span><text:alphabetical-index-mark-end text:id="IMark94457304736384"/><text:alphabetical-index-mark-end text:id="IMark94457253502928"/><text:span text:style-name="T62"> Juan el Bautista dice que: </text:span><text:span text:style-name="Bible_5f_text"><text:span text:style-name="T62">”</text:span></text:span><text:bookmark text:name="es-RVA-2015-26123"/><text:span text:style-name="Bible_5f_text"><text:span text:style-name="T20">El Padre ama al Hijo y ha puesto </text:span></text:span><text:span text:style-name="Bible_5f_text"><text:span text:style-name="T182">TODAS</text:span></text:span><text:span text:style-name="Bible_5f_text"><text:span text:style-name="T20"> las cosas en su mano” </text:span></text:span><text:span text:style-name="Bible_5f_text"><text:span text:style-name="T20"><text:note text:id="ftn1" text:note-class="footnote"><text:note-citation>1</text:note-citation><text:note-body><text:p text:style-name="Footnote"><text:bookmark-start text:name="__RefHeading___Toc39605_1836810514"/><text:span text:style-name="T20"><text:s/></text:span><text:alphabetical-index-mark-start text:id="IMark94457252764000"/><text:alphabetical-index-mark-start text:id="IMark94457251623696"/><text:span text:style-name="T51">Juan 3</text:span><text:alphabetical-index-mark-end text:id="IMark94457251623696"/><text:alphabetical-index-mark-end text:id="IMark94457252764000"/><text:span text:style-name="T51">:35 </text:span><text:a xlink:type="simple" xlink:href="https://www.biblegateway.com/passage/?search=Juan+3%3A35&amp;version=RVA-2015" text:style-name="Internet_20_link" text:visited-style-name="Visited_20_Internet_20_Link"><text:span text:style-name="T51">RVA-2015</text:span></text:a><text:bookmark-end text:name="__RefHeading___Toc39605_1836810514"/></text:p></text:note-body></text:note></text:span></text:span><text:span text:style-name="T20">.</text:span></text:p>
      <text:p text:style-name="P4"><text:span text:style-name="T51">En </text:span><text:alphabetical-index-mark-start text:id="IMark94457306268736"/><text:alphabetical-index-mark-start text:id="IMark94457251895840"/><text:span text:style-name="T51">Hebreos 1</text:span><text:alphabetical-index-mark-end text:id="IMark94457251895840"/><text:alphabetical-index-mark-end text:id="IMark94457306268736"/><text:span text:style-name="T51"> su autor nos dice, hablando de Jesucristo, que: </text:span><text:span text:style-name="T182">lo</text:span><text:span text:style-name="T51"> </text:span><text:span text:style-name="Bible_5f_text"><text:span text:style-name="T51">“</text:span></text:span><text:bookmark text:name="es-RVA-2015-29933"/><text:span text:style-name="Bible_5f_text"><text:span text:style-name="T20">constituyó heredero de </text:span></text:span><text:span text:style-name="Bible_5f_text"><text:span text:style-name="T182">TODO</text:span></text:span><text:span text:style-name="Bible_5f_text"><text:span text:style-name="T20"> y por medio de quien, asimismo, hizo el </text:span></text:span><text:span text:style-name="Bible_5f_text"><text:span text:style-name="T182">UNIVERSO</text:span></text:span><text:span text:style-name="Bible_5f_text"><text:span text:style-name="T20">” </text:span></text:span><text:span text:style-name="Bible_5f_text"><text:span text:style-name="T20"><text:note text:id="ftn2" text:note-class="footnote"><text:note-citation>2</text:note-citation><text:note-body><text:p text:style-name="Footnote"><text:bookmark-start text:name="__RefHeading___Toc39603_1836810514"/><text:span text:style-name="T20"><text:s/></text:span><text:alphabetical-index-mark-start text:id="IMark94457304736384"/><text:alphabetical-index-mark-start text:id="IMark94457251305616"/><text:span text:style-name="T51">Hebreos 1</text:span><text:alphabetical-index-mark-end text:id="IMark94457251305616"/><text:alphabetical-index-mark-end text:id="IMark94457304736384"/><text:span text:style-name="T51">:2 </text:span><text:a xlink:type="simple" xlink:href="https://www.biblegateway.com/passage/?search=Hebreos+1%3A2&amp;version=RVA-2015" text:style-name="Internet_20_link" text:visited-style-name="Visited_20_Internet_20_Link"><text:span text:style-name="T51">RVA-2015</text:span></text:a><text:bookmark-end text:name="__RefHeading___Toc39603_1836810514"/></text:p></text:note-body></text:note></text:span></text:span><text:span text:style-name="T20">.</text:span></text:p>
      <text:p text:style-name="P4"><text:span text:style-name="T51">Y Pablo afirma en </text:span><text:alphabetical-index-mark-start text:id="IMark94457326454512"/><text:alphabetical-index-mark-start text:id="IMark94457253502928"/><text:alphabetical-index-mark-start text:id="IMark94457388444448"/><text:alphabetical-index-mark-start text:id="IMark94457300870800"/><text:span text:style-name="T51">Efesios 1</text:span><text:alphabetical-index-mark-end text:id="IMark94457300870800"/><text:alphabetical-index-mark-end text:id="IMark94457388444448"/><text:alphabetical-index-mark-end text:id="IMark94457253502928"/><text:alphabetical-index-mark-end text:id="IMark94457326454512"/><text:span text:style-name="T51">0 que el plan de Dios es que: </text:span><text:span text:style-name="Bible_5f_text"><text:span text:style-name="T51">”</text:span></text:span><text:span text:style-name="Bible_5f_text"><text:span text:style-name="T20">en Cristo sean reunidas bajo una cabeza </text:span></text:span><text:span text:style-name="Bible_5f_text"><text:span text:style-name="T182">TODAS</text:span></text:span><text:span text:style-name="Bible_5f_text"><text:span text:style-name="T20"> las cosas, tanto las que están en los cielos como las que están en la tierra</text:span></text:span><text:span text:style-name="Bible_5f_text"><text:span text:style-name="T51">” </text:span></text:span><text:span text:style-name="Bible_5f_text"><text:span text:style-name="T51"><text:note text:id="ftn3" text:note-class="footnote"><text:note-citation>3</text:note-citation><text:note-body><text:p text:style-name="Footnote"><text:bookmark-start text:name="__RefHeading___Toc39601_1836810514"/><text:span text:style-name="T20"><text:s/></text:span><text:alphabetical-index-mark-start text:id="IMark94457317396064"/><text:alphabetical-index-mark-start text:id="IMark94457388413552"/><text:alphabetical-index-mark-start text:id="IMark94457388444448"/><text:alphabetical-index-mark-start text:id="IMark94457253502928"/><text:span text:style-name="T52">Efesios 1</text:span><text:alphabetical-index-mark-end text:id="IMark94457253502928"/><text:alphabetical-index-mark-end text:id="IMark94457388444448"/><text:alphabetical-index-mark-end text:id="IMark94457388413552"/><text:alphabetical-index-mark-end text:id="IMark94457317396064"/><text:span text:style-name="T52">:10 </text:span><text:a xlink:type="simple" xlink:href="https://www.biblegateway.com/passage/?search=Efesios+1%3A10&amp;version=RVA-2015" text:style-name="Internet_20_link" text:visited-style-name="Visited_20_Internet_20_Link"><text:span text:style-name="T52">RVA-2015</text:span></text:a><text:bookmark-end text:name="__RefHeading___Toc39601_1836810514"/></text:p></text:note-body></text:note></text:span></text:span><text:span text:style-name="T51">.</text:span></text:p>
      <text:p text:style-name="P53"><text:span text:style-name="T70">Pablo </text:span><text:span text:style-name="T78">también </text:span><text:span text:style-name="T70">explica en </text:span><text:alphabetical-index-mark-start text:id="IMark94457312349312"/><text:alphabetical-index-mark-start text:id="IMark94457289170128"/><text:span text:style-name="T70">Colosenses 1</text:span><text:alphabetical-index-mark-end text:id="IMark94457289170128"/><text:alphabetical-index-mark-end text:id="IMark94457312349312"/><text:span text:style-name="T70"> </text:span><text:span text:style-name="T71">que </text:span><text:span text:style-name="T70">Jesucristo</text:span><text:span text:style-name="T71">: </text:span><text:span text:style-name="Bible_5f_text"><text:span text:style-name="T71">“</text:span></text:span><text:bookmark text:name="es-RVA-29480"/><text:span text:style-name="Bible_5f_text"><text:span text:style-name="T20">es la imagen del Dios invisible, el primogénito de </text:span></text:span><text:span text:style-name="Bible_5f_text"><text:span text:style-name="T183">TODA</text:span></text:span><text:span text:style-name="Bible_5f_text"><text:span text:style-name="T20"> criatura. </text:span></text:span><text:span text:style-name="Bible_5f_text">Porque por él fueron criadas </text:span><text:span text:style-name="Bible_5f_text"><text:span text:style-name="T497">TODAS</text:span></text:span><text:span text:style-name="Bible_5f_text"> las cosas que están en los cielos, y que están en la tierra, visibles é invisibles; sean tronos, sean dominios, sean principados, sean potestades; </text:span><text:span text:style-name="Bible_5f_text"><text:span text:style-name="T497">TODO</text:span></text:span><text:span text:style-name="Bible_5f_text"> fué criado por él y para él. Y él es antes de </text:span><text:span text:style-name="Bible_5f_text"><text:span text:style-name="T497">TODAS</text:span></text:span><text:span text:style-name="Bible_5f_text"> las cosas, y por él </text:span><text:span text:style-name="Bible_5f_text"><text:span text:style-name="T497">TODAS</text:span></text:span><text:span text:style-name="Bible_5f_text"> las cosas subsisten.” </text:span><text:span text:style-name="Bible_5f_text"><text:note text:id="ftn4" text:note-class="footnote"><text:note-citation>4</text:note-citation><text:note-body><text:p text:style-name="Footnote"><text:bookmark-start text:name="__RefHeading___Toc39599_1836810514"/><text:s/><text:alphabetical-index-mark-start text:id="IMark94457306268736"/><text:alphabetical-index-mark-start text:id="IMark94457251895840"/><text:span text:style-name="T258">Colosenses 1</text:span><text:alphabetical-index-mark-end text:id="IMark94457251895840"/><text:alphabetical-index-mark-end text:id="IMark94457306268736"/><text:span text:style-name="T258">:15-17 </text:span><text:a xlink:type="simple" xlink:href="https://www.biblegateway.com/passage/?search=Colosenses+1%3A15-17&amp;version=RVA" text:style-name="Internet_20_link" text:visited-style-name="Visited_20_Internet_20_Link"><text:span text:style-name="T258">RVA</text:span></text:a><text:bookmark-end text:name="__RefHeading___Toc39599_1836810514"/></text:p></text:note-body></text:note></text:span></text:p>
      <text:p text:style-name="P20">Así que Jesucristo fue el primero y por medio de el se creo todo, todito, todo. Y todo se creo para el. Y es por el que <text:span text:style-name="T264">subsisten</text:span> todas las cosas.</text:p>
      <text:p text:style-name="P5"><text:span text:style-name="T53">Y según </text:span><text:alphabetical-index-mark-start text:id="IMark94457300870800"/><text:alphabetical-index-mark-start text:id="IMark94457388444448"/><text:span text:style-name="T53">Mateo 11</text:span><text:alphabetical-index-mark-end text:id="IMark94457388444448"/><text:alphabetical-index-mark-end text:id="IMark94457300870800"/><text:span text:style-name="T53"> Yeshua mismo nos dice que: </text:span><text:span text:style-name="Bible_5f_text"><text:span text:style-name="T53">”</text:span></text:span><text:span text:style-name="Bible_5f_text"><text:span text:style-name="T184">TODAS</text:span></text:span><text:span text:style-name="Bible_5f_text"><text:span text:style-name="T20"> las cosas me han sido entregadas por mi Padre</text:span></text:span><text:span text:style-name="Bible_5f_text"><text:span text:style-name="T53">”</text:span></text:span><text:span text:style-name="T53"> </text:span><text:span text:style-name="T53"><text:note text:id="ftn5" text:note-class="footnote"><text:note-citation>5</text:note-citation><text:note-body><text:p text:style-name="Footnote"><text:bookmark-start text:name="__RefHeading___Toc39597_1836810514"/><text:span text:style-name="T20"><text:s/></text:span><text:alphabetical-index-mark-start text:id="IMark94457289170128"/><text:alphabetical-index-mark-start text:id="IMark94457253502928"/><text:span text:style-name="T53">Mateo 11</text:span><text:alphabetical-index-mark-end text:id="IMark94457253502928"/><text:alphabetical-index-mark-end text:id="IMark94457289170128"/><text:span text:style-name="T53">:27 </text:span><text:a xlink:type="simple" xlink:href="https://www.biblegateway.com/passage/?search=Mateo+11%3A27&amp;version=RVA-2015" text:style-name="Internet_20_link" text:visited-style-name="Visited_20_Internet_20_Link"><text:span text:style-name="T53">RVA-2015</text:span></text:a><text:bookmark-end text:name="__RefHeading___Toc39597_1836810514"/></text:p></text:note-body></text:note></text:span><text:span text:style-name="T53">.</text:span></text:p>
      <text:p text:style-name="P5"><text:soft-page-break/><text:span text:style-name="T53">Y en <text:s/>1ra Corintios 15 Pablo explica que Dios: </text:span><text:span text:style-name="Bible_5f_text"><text:span text:style-name="T53">“</text:span></text:span><text:bookmark text:name="es-RVA-2015-28713"/><text:span text:style-name="Bible_5f_text"><text:span text:style-name="T20">a sujetado todas las cosas debajo de sus pies. Pero cuando dice: “Todas las cosas están sujetas a él”, claramente está exceptuando a aquel que le sujetó todas las cosas</text:span></text:span><text:span text:style-name="Bible_5f_text"><text:span text:style-name="T53">”</text:span></text:span><text:span text:style-name="T53">, </text:span><text:span text:style-name="T204">es decir</text:span><text:span text:style-name="T53"> Dios mismo </text:span><text:span text:style-name="T53"><text:note text:id="ftn6" text:note-class="footnote"><text:note-citation>6</text:note-citation><text:note-body><text:p text:style-name="Footnote"><text:bookmark-start text:name="__RefHeading___Toc39595_1836810514"/><text:span text:style-name="T20"><text:s/></text:span><text:alphabetical-index-mark-start text:id="IMark94457251305616"/><text:alphabetical-index-mark-start text:id="IMark94457388444448"/><text:alphabetical-index-mark-start text:id="IMark94457300870800"/><text:alphabetical-index-mark-start text:id="IMark94457434068880"/><text:alphabetical-index-mark-start text:id="IMark94457235794000"/><text:alphabetical-index-mark-start text:id="IMark94457326454512"/><text:span text:style-name="T53">1 Corintios 1</text:span><text:alphabetical-index-mark-end text:id="IMark94457326454512"/><text:alphabetical-index-mark-end text:id="IMark94457235794000"/><text:span text:style-name="T53">5</text:span><text:alphabetical-index-mark-end text:id="IMark94457434068880"/><text:alphabetical-index-mark-end text:id="IMark94457300870800"/><text:alphabetical-index-mark-end text:id="IMark94457388444448"/><text:alphabetical-index-mark-end text:id="IMark94457251305616"/><text:span text:style-name="T53">:27 </text:span><text:a xlink:type="simple" xlink:href="https://www.biblegateway.com/passage/?search=1+Corintios+15%3A27&amp;version=RVA-2015" text:style-name="Internet_20_link" text:visited-style-name="Visited_20_Internet_20_Link"><text:span text:style-name="T53">RVA-2015</text:span></text:a><text:bookmark-end text:name="__RefHeading___Toc39595_1836810514"/></text:p></text:note-body></text:note></text:span><text:span text:style-name="T53">.</text:span></text:p>
      <text:p text:style-name="P48"><text:span text:style-name="T53">C</text:span><text:span text:style-name="T20">omo quien dice todo, todito, todo, menos el Padre mismo. </text:span><text:span text:style-name="T66">Por eso </text:span><text:span text:style-name="T185">en </text:span><text:span text:style-name="T66">todo el nuevo testamento lo llaman “nuestro señor”.</text:span></text:p>
      <text:h text:style-name="P209" text:outline-level="2"><text:bookmark-start text:name="__RefHeading___Toc28141_1627726659"/><text:span text:style-name="T259">Cielo de los cielos</text:span>.<text:bookmark-end text:name="__RefHeading___Toc28141_1627726659"/></text:h>
      <text:p text:style-name="P6"><text:span text:style-name="T54">Y como para tener claro que se incluye cuando dice “todas las cosas” en </text:span><text:alphabetical-index-mark-start text:id="IMark94457317396064"/><text:alphabetical-index-mark-start text:id="IMark94457251502576"/><text:span text:style-name="T54">Deuteronomio 10</text:span><text:alphabetical-index-mark-end text:id="IMark94457251502576"/><text:alphabetical-index-mark-end text:id="IMark94457317396064"/><text:span text:style-name="T54"> se puede leer que: </text:span><text:span text:style-name="Bible_5f_text"><text:span text:style-name="T54">“de Jehová tu Dios son los cielos, y los cielos de los cielos: la tierra, y todas las cosas que hay en ella” </text:span></text:span><text:span text:style-name="Bible_5f_text"><text:span text:style-name="T54"><text:note text:id="ftn7" text:note-class="footnote"><text:note-citation>7</text:note-citation><text:note-body><text:p text:style-name="Footnote"><text:bookmark-start text:name="__RefHeading___Toc39593_1836810514"/><text:span text:style-name="T20"><text:s/></text:span><text:alphabetical-index-mark-start text:id="IMark94457304736384"/><text:alphabetical-index-mark-start text:id="IMark94457300870800"/><text:span text:style-name="T54">Deuteronomio 10</text:span><text:alphabetical-index-mark-end text:id="IMark94457300870800"/><text:alphabetical-index-mark-end text:id="IMark94457304736384"/><text:span text:style-name="T54">:14 </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593_1836810514"/></text:p></text:note-body></text:note></text:span></text:span><text:span text:style-name="T54">.</text:span></text:p>
      <text:p text:style-name="P49"><text:span text:style-name="T64">Todas las cosas s</text:span><text:span text:style-name="T20">on de el porque </text:span><text:span text:style-name="T63">el l</text:span><text:span text:style-name="T64">a</text:span><text:span text:style-name="T63">s hizo</text:span><text:span text:style-name="T20">, </text:span><text:span text:style-name="T64">según </text:span><text:alphabetical-index-mark-start text:id="IMark94457388444448"/><text:alphabetical-index-mark-start text:id="IMark94457251623696"/><text:span text:style-name="T64">Nehemias 9</text:span><text:alphabetical-index-mark-end text:id="IMark94457251623696"/><text:alphabetical-index-mark-end text:id="IMark94457388444448"/><text:span text:style-name="T64">:</text:span><text:span text:style-name="T20"> </text:span><text:span text:style-name="Bible_5f_text"><text:span text:style-name="T20">“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20"><text:note text:id="ftn8" text:note-class="footnote"><text:note-citation>8</text:note-citation><text:note-body><text:p text:style-name="Footnote"><text:bookmark-start text:name="__RefHeading___Toc39591_1836810514"/><text:s/><text:alphabetical-index-mark-start text:id="IMark94457289170128"/><text:alphabetical-index-mark-start text:id="IMark94457235794000"/><text:span text:style-name="T242">Nehemias 9</text:span><text:alphabetical-index-mark-end text:id="IMark94457235794000"/><text:alphabetical-index-mark-end text:id="IMark94457289170128"/><text:span text:style-name="T242">:6 </text:span><text:a xlink:type="simple" xlink:href="https://www.biblegateway.com/passage/?search=Nehemias+9%3A6&amp;version=RVA" text:style-name="Internet_20_link" text:visited-style-name="Visited_20_Internet_20_Link"><text:span text:style-name="T242">RVA</text:span></text:a><text:span text:style-name="T242"> </text:span><text:a xlink:type="simple" xlink:href="https://biblehub.com/text/nehemiah/9-6.htm" text:style-name="Internet_20_link" text:visited-style-name="Visited_20_Internet_20_Link"><text:span text:style-name="T242">biblehub</text:span></text:a><text:bookmark-end text:name="__RefHeading___Toc39591_1836810514"/></text:p></text:note-body></text:note></text:span></text:span><text:span text:style-name="T20">. </text:span><text:span text:style-name="T65">No solo las hizo sino que las mantiene funcionando.</text:span></text:p>
      <text:p text:style-name="P50"><text:span text:style-name="T65">E</text:span><text:span text:style-name="T72">n 1ra Reyes 8 nos dice que: </text:span><text:span text:style-name="Bible_5f_text"><text:span text:style-name="T72">“</text:span></text:span><text:bookmark text:name="es-RVA-9013"/><text:span text:style-name="Bible_5f_text"><text:span text:style-name="T20">He aquí que los cielos, los cielos de los cielos, no te pueden contener</text:span></text:span><text:span text:style-name="Bible_5f_text"><text:span text:style-name="T72">” </text:span></text:span><text:span text:style-name="Bible_5f_text"><text:span text:style-name="T72"><text:note text:id="ftn9" text:note-class="footnote"><text:note-citation>9</text:note-citation><text:note-body><text:p text:style-name="Footnote"><text:bookmark-start text:name="__RefHeading___Toc39589_1836810514"/><text:s/><text:alphabetical-index-mark-start text:id="IMark94457306268736"/><text:alphabetical-index-mark-start text:id="IMark94457312349312"/><text:span text:style-name="T260">1 Reyes 8</text:span><text:alphabetical-index-mark-end text:id="IMark94457312349312"/><text:alphabetical-index-mark-end text:id="IMark94457306268736"/><text:span text:style-name="T260">:27 </text:span><text:a xlink:type="simple" xlink:href="https://www.biblegateway.com/passage/?search=1+Reyes+8%3A27&amp;version=RVA" text:style-name="Internet_20_link" text:visited-style-name="Visited_20_Internet_20_Link"><text:span text:style-name="T260">RVA</text:span></text:a> <text:a xlink:type="simple" xlink:href="https://biblehub.com/text/1_kings/8-27.htm" text:style-name="Internet_20_link" text:visited-style-name="Visited_20_Internet_20_Link"><text:span text:style-name="T260">biblehub</text:span></text:a><text:bookmark-end text:name="__RefHeading___Toc39589_1836810514"/></text:p></text:note-body></text:note></text:span></text:span><text:span text:style-name="T72">. Ni siquiera </text:span><text:span text:style-name="T188">e</text:span><text:span text:style-name="T72">l cielo de los cielos pueden contener al Padre. </text:span><text:span text:style-name="T73">Y nos lo repite en 2da Crónicas 2 </text:span><text:span text:style-name="T73"><text:note text:id="ftn10" text:note-class="footnote"><text:note-citation>10</text:note-citation><text:note-body><text:p text:style-name="Footnote"><text:bookmark-start text:name="__RefHeading___Toc39587_1836810514"/><text:s/><text:alphabetical-index-mark-start text:id="IMark94457434068880"/><text:alphabetical-index-mark-start text:id="IMark94457253502928"/><text:span text:style-name="T261">2 Crónicas 2</text:span><text:alphabetical-index-mark-end text:id="IMark94457253502928"/><text:alphabetical-index-mark-end text:id="IMark94457434068880"/><text:span text:style-name="T261">:6 </text:span><text:a xlink:type="simple" xlink:href="https://www.biblegateway.com/passage/?search=2+Cronicas+2%3A6&amp;version=RVA" text:style-name="Internet_20_link" text:visited-style-name="Visited_20_Internet_20_Link"><text:span text:style-name="T261">RVA</text:span></text:a><text:span text:style-name="T261"> </text:span><text:a xlink:type="simple" xlink:href="https://biblehub.com/text/2_chronicles/2-6.htm" text:style-name="Internet_20_link" text:visited-style-name="Visited_20_Internet_20_Link"><text:span text:style-name="T261">biblehub</text:span></text:a><text:bookmark-end text:name="__RefHeading___Toc39587_1836810514"/></text:p></text:note-body></text:note></text:span><text:span text:style-name="T73"><text:s/></text:span><text:span text:style-name="T74">y en 2da Crónicas 6 </text:span><text:span text:style-name="T74"><text:note text:id="ftn11" text:note-class="footnote"><text:note-citation>11</text:note-citation><text:note-body><text:p text:style-name="Footnote"><text:bookmark-start text:name="__RefHeading___Toc39585_1836810514"/><text:s/><text:alphabetical-index-mark-start text:id="IMark94457304736384"/><text:alphabetical-index-mark-start text:id="IMark94457289170128"/><text:span text:style-name="T262">2 Crónicas 6</text:span><text:alphabetical-index-mark-end text:id="IMark94457289170128"/><text:alphabetical-index-mark-end text:id="IMark94457304736384"/><text:span text:style-name="T262">:18 </text:span><text:a xlink:type="simple" xlink:href="https://www.biblegateway.com/passage/?search=2+Cronicas+6%3A18&amp;version=RVA" text:style-name="Internet_20_link" text:visited-style-name="Visited_20_Internet_20_Link"><text:span text:style-name="T262">RVA</text:span></text:a><text:span text:style-name="T262"> </text:span><text:a xlink:type="simple" xlink:href="https://biblehub.com/text/2_chronicles/6-18.htm" text:style-name="Internet_20_link" text:visited-style-name="Visited_20_Internet_20_Link"><text:span text:style-name="T262">biblehub</text:span></text:a><text:bookmark-end text:name="__RefHeading___Toc39585_1836810514"/></text:p></text:note-body></text:note></text:span><text:span text:style-name="T73">.</text:span></text:p>
      <text:p text:style-name="P52"><text:soft-page-break/><text:span text:style-name="T75">Y en el </text:span><text:alphabetical-index-mark-start text:id="IMark94457434068880"/><text:alphabetical-index-mark-start text:id="IMark94457251623696"/><text:alphabetical-index-mark-start text:id="IMark94457324755152"/><text:alphabetical-index-mark-start text:id="IMark94457251502576"/><text:alphabetical-index-mark-start text:id="IMark94457326454512"/><text:span text:style-name="T238">S</text:span><text:span text:style-name="T75">almo 6</text:span><text:alphabetical-index-mark-end text:id="IMark94457326454512"/><text:alphabetical-index-mark-end text:id="IMark94457251502576"/><text:alphabetical-index-mark-end text:id="IMark94457324755152"/><text:span text:style-name="T75">8</text:span><text:alphabetical-index-mark-end text:id="IMark94457251623696"/><text:alphabetical-index-mark-end text:id="IMark94457434068880"/><text:span text:style-name="T75"> también nos habla de</text:span><text:span text:style-name="T188">l</text:span><text:span text:style-name="T75"> cielo de los cielos </text:span><text:span text:style-name="T75"><text:note text:id="ftn12" text:note-class="footnote"><text:note-citation>12</text:note-citation><text:note-body><text:p text:style-name="Footnote"><text:bookmark-start text:name="__RefHeading___Toc39583_1836810514"/><text:s/><text:alphabetical-index-mark-start text:id="IMark94457324755152"/><text:alphabetical-index-mark-start text:id="IMark94457251623696"/><text:alphabetical-index-mark-start text:id="IMark94457434068880"/><text:alphabetical-index-mark-start text:id="IMark94457326454512"/><text:alphabetical-index-mark-start text:id="IMark94457251502576"/><text:span text:style-name="T263">Salmo 6</text:span><text:alphabetical-index-mark-end text:id="IMark94457251502576"/><text:alphabetical-index-mark-end text:id="IMark94457326454512"/><text:alphabetical-index-mark-end text:id="IMark94457434068880"/><text:span text:style-name="T263">8</text:span><text:alphabetical-index-mark-end text:id="IMark94457251623696"/><text:alphabetical-index-mark-end text:id="IMark94457324755152"/><text:span text:style-name="T263">:33 </text:span><text:a xlink:type="simple" xlink:href="https://www.biblegateway.com/passage/?search=Salmos+68%3A33&amp;version=RVA" text:style-name="Internet_20_link" text:visited-style-name="Visited_20_Internet_20_Link"><text:span text:style-name="T263">RVA</text:span></text:a> <text:a xlink:type="simple" xlink:href="https://biblehub.com/text/psalms/68-33.htm" text:style-name="Internet_20_link" text:visited-style-name="Visited_20_Internet_20_Link"><text:span text:style-name="T263">biblehub</text:span></text:a><text:bookmark-end text:name="__RefHeading___Toc39583_1836810514"/></text:p></text:note-body></text:note></text:span><text:span text:style-name="T75">. Y en el </text:span><text:alphabetical-index-mark-start text:id="IMark94457274170416"/><text:alphabetical-index-mark-start text:id="IMark94457235794000"/><text:alphabetical-index-mark-start text:id="IMark94457253502928"/><text:alphabetical-index-mark-start text:id="IMark94457388413552"/><text:span text:style-name="T238">S</text:span><text:span text:style-name="T75">almo 14</text:span><text:alphabetical-index-mark-end text:id="IMark94457388413552"/><text:alphabetical-index-mark-end text:id="IMark94457253502928"/><text:span text:style-name="T75">8</text:span><text:alphabetical-index-mark-end text:id="IMark94457235794000"/><text:alphabetical-index-mark-end text:id="IMark94457274170416"/><text:span text:style-name="T75"> dice que: </text:span><text:span text:style-name="Bible_5f_text"><text:span text:style-name="T75">“</text:span></text:span><text:bookmark text:name="es-RVA-16376"/><text:span text:style-name="Bible_5f_text"><text:span text:style-name="T20">Alabadle, cielos de los cielos, Y las aguas que están sobre los cielos</text:span></text:span><text:span text:style-name="Bible_5f_text"><text:span text:style-name="T75">” </text:span></text:span><text:span text:style-name="Bible_5f_text"><text:span text:style-name="T75"><text:note text:id="ftn13" text:note-class="footnote"><text:note-citation>13</text:note-citation><text:note-body><text:p text:style-name="Footnote"><text:bookmark-start text:name="__RefHeading___Toc39581_1836810514"/><text:s/><text:alphabetical-index-mark-start text:id="IMark94457324755152"/><text:alphabetical-index-mark-start text:id="IMark94457235794000"/><text:alphabetical-index-mark-start text:id="IMark94457388413552"/><text:alphabetical-index-mark-start text:id="IMark94457317396064"/><text:span text:style-name="T263">Salmo 14</text:span><text:alphabetical-index-mark-end text:id="IMark94457317396064"/><text:alphabetical-index-mark-end text:id="IMark94457388413552"/><text:span text:style-name="T263">8</text:span><text:alphabetical-index-mark-end text:id="IMark94457235794000"/><text:alphabetical-index-mark-end text:id="IMark94457324755152"/><text:span text:style-name="T263">:4 </text:span><text:a xlink:type="simple" xlink:href="https://www.biblegateway.com/passage/?search=Salmos+148%3A4&amp;version=RVA" text:style-name="Internet_20_link" text:visited-style-name="Visited_20_Internet_20_Link"><text:span text:style-name="T263">RVA</text:span></text:a> <text:a xlink:type="simple" xlink:href="https://biblehub.com/text/psalms/148-4.htm" text:style-name="Internet_20_link" text:visited-style-name="Visited_20_Internet_20_Link"><text:span text:style-name="T263">biblehub</text:span></text:a><text:bookmark-end text:name="__RefHeading___Toc39581_1836810514"/></text:p></text:note-body></text:note></text:span></text:span><text:span text:style-name="T75">.</text:span></text:p>
      <text:p text:style-name="P51"><text:span text:style-name="T20">En varios de ellos se hace diferencia entre los cielos y </text:span><text:span text:style-name="T187">e</text:span><text:span text:style-name="T186">l </text:span><text:span text:style-name="T20">cielo de los cielos. </text:span><text:span text:style-name="T76">Y según </text:span><text:span text:style-name="T20">Nehemias, YHWH, </text:span><text:span text:style-name="T76">el Padre,</text:span><text:span text:style-name="T20"> también los hizo </text:span><text:span text:style-name="T77">y no solo los hizo sino que los “vivifica”.</text:span></text:p>
      <text:h text:style-name="P210" text:outline-level="2"><text:bookmark-start text:name="__RefHeading___Toc28143_1627726659"/>Ángeles.<text:bookmark-end text:name="__RefHeading___Toc28143_1627726659"/></text:h>
      <text:p text:style-name="P14">Por supuesto los ángeles hacen parte de “todas las cosas” <text:span text:style-name="T245">y puesto que Yeshua, según </text:span><text:alphabetical-index-mark-start text:id="IMark94457300954560"/><text:alphabetical-index-mark-start text:id="IMark94457300870800"/><text:span text:style-name="T245">Marcos 12</text:span><text:alphabetical-index-mark-end text:id="IMark94457300870800"/><text:alphabetical-index-mark-end text:id="IMark94457300954560"/><text:span text:style-name="T245">, nos dice que seremos como los ángeles del cielo </text:span><text:span text:style-name="T245"><text:note text:id="ftn14" text:note-class="footnote"><text:note-citation>14</text:note-citation><text:note-body><text:p text:style-name="Footnote"><text:bookmark-start text:name="__RefHeading___Toc39579_1836810514"/><text:span text:style-name="T20"><text:s/></text:span><text:alphabetical-index-mark-start text:id="IMark94457289170128"/><text:alphabetical-index-mark-start text:id="IMark94457235794000"/><text:span text:style-name="T25">Marcos 12</text:span><text:alphabetical-index-mark-end text:id="IMark94457235794000"/><text:alphabetical-index-mark-end text:id="IMark94457289170128"/><text:span text:style-name="T25">:25 </text:span><text:a xlink:type="simple" xlink:href="https://www.biblegateway.com/passage/?search=Marcos+12%3A25&amp;version=RVA-2015" text:style-name="Internet_20_link" text:visited-style-name="Visited_20_Internet_20_Link"><text:span text:style-name="T25">RVA-2015</text:span></text:a><text:bookmark-end text:name="__RefHeading___Toc39579_1836810514"/></text:p></text:note-body></text:note></text:span><text:span text:style-name="T245">. parece buena idea saber que dice la </text:span>biblia <text:span text:style-name="T247">de estos personajes</text:span>.</text:p>
      <text:p text:style-name="P42"><text:span text:style-name="T265">Los ángeles, o mensajeros de YHWH, según</text:span> la biblia, se ven <text:span text:style-name="T249">y actúan </text:span>exactamente como hombres. <text:span text:style-name="T498">Según</text:span> <text:alphabetical-index-mark-start text:id="IMark94457251623696"/><text:alphabetical-index-mark-start text:id="IMark94457251895840"/><text:alphabetical-index-mark-start text:id="IMark94457324755152"/><text:alphabetical-index-mark-start text:id="IMark94457289170128"/>Génesis 1<text:alphabetical-index-mark-end text:id="IMark94457289170128"/><text:alphabetical-index-mark-end text:id="IMark94457324755152"/>8<text:alphabetical-index-mark-end text:id="IMark94457251895840"/><text:alphabetical-index-mark-end text:id="IMark94457251623696"/>, <text:span text:style-name="T271">estando </text:span>Abraham <text:span text:style-name="T271">frente a su tienda, se le aparecen de repente, junto a el, unos </text:span>hombres que <text:span text:style-name="T270">el reconoce y los llama YHWH y luego la biblia los llama con la palabra hebrea para </text:span>ángeles. En este pasaje de la biblia podemos ver que <text:span text:style-name="T274">estos personajes </text:span>hablan, comen y caminan <text:note text:id="ftn15" text:note-class="footnote"><text:note-citation>15</text:note-citation><text:note-body><text:p text:style-name="Footnote"><text:bookmark-start text:name="__RefHeading___Toc39577_1836810514"/><text:s/><text:alphabetical-index-mark-start text:id="IMark94457252675904"/><text:alphabetical-index-mark-start text:id="IMark94457302148464"/><text:alphabetical-index-mark-start text:id="IMark94457301463328"/><text:alphabetical-index-mark-start text:id="IMark94457255724304"/><text:span text:style-name="T247">Génesis 1</text:span><text:alphabetical-index-mark-end text:id="IMark94457255724304"/><text:alphabetical-index-mark-end text:id="IMark94457301463328"/><text:span text:style-name="T247">8</text:span><text:alphabetical-index-mark-end text:id="IMark94457302148464"/><text:alphabetical-index-mark-end text:id="IMark94457252675904"/><text:span text:style-name="T247"> </text:span><text:a xlink:type="simple" xlink:href="https://www.biblegateway.com/passage/?search=Génesis+18&amp;version=DHH" text:style-name="Internet_20_link" text:visited-style-name="Visited_20_Internet_20_Link"><text:span text:style-name="T247">DHH</text:span></text:a><text:bookmark-end text:name="__RefHeading___Toc39577_1836810514"/></text:p></text:note-body></text:note><text:s/><text:span text:style-name="T273">y que la biblia usa las palabra hebreas de “hombres”, ”YHWH” y “ángeles” para referirse a ellos</text:span>. En <text:alphabetical-index-mark-start text:id="IMark94457304736384"/><text:alphabetical-index-mark-start text:id="IMark94457317396064"/><text:alphabetical-index-mark-start text:id="IMark94457306268736"/><text:alphabetical-index-mark-start text:id="IMark94457251502576"/>Génesis 1<text:alphabetical-index-mark-end text:id="IMark94457251502576"/><text:alphabetical-index-mark-end text:id="IMark94457306268736"/><text:span text:style-name="T266">9</text:span><text:alphabetical-index-mark-end text:id="IMark94457317396064"/><text:alphabetical-index-mark-end text:id="IMark94457304736384"/><text:span text:style-name="T266">, justo antes de la destrucción de Sodoma y Gomorra, </text:span>vemos que ademas pueden tener sexo y en <text:alphabetical-index-mark-start text:id="IMark94457251305616"/><text:alphabetical-index-mark-start text:id="IMark94457300954560"/><text:alphabetical-index-mark-start text:id="IMark94457300870800"/><text:alphabetical-index-mark-start text:id="IMark94457329054048"/>Génesis 3<text:alphabetical-index-mark-end text:id="IMark94457329054048"/><text:alphabetical-index-mark-end text:id="IMark94457300870800"/>2<text:alphabetical-index-mark-end text:id="IMark94457300954560"/><text:alphabetical-index-mark-end text:id="IMark94457251305616"/> un ángel lucha con Jacob <text:note text:id="ftn16" text:note-class="footnote"><text:note-citation>16</text:note-citation><text:note-body><text:p text:style-name="Footnote"><text:bookmark-start text:name="__RefHeading___Toc39575_1836810514"/><text:s/><text:alphabetical-index-mark-start text:id="IMark94457233602448"/><text:alphabetical-index-mark-start text:id="IMark94457317396064"/><text:alphabetical-index-mark-start text:id="IMark94457304736384"/><text:alphabetical-index-mark-start text:id="IMark94457251502576"/><text:span text:style-name="T247">Génesis 3</text:span><text:alphabetical-index-mark-end text:id="IMark94457251502576"/><text:alphabetical-index-mark-end text:id="IMark94457304736384"/><text:span text:style-name="T247">2</text:span><text:alphabetical-index-mark-end text:id="IMark94457317396064"/><text:alphabetical-index-mark-end text:id="IMark94457233602448"/><text:span text:style-name="T247">:24 </text:span><text:a xlink:type="simple" xlink:href="https://www.biblegateway.com/passage/?search=Génesis+32%3A24&amp;version=RVA" text:style-name="Internet_20_link" text:visited-style-name="Visited_20_Internet_20_Link"><text:span text:style-name="T247">RVA</text:span></text:a><text:bookmark-end text:name="__RefHeading___Toc39575_1836810514"/></text:p></text:note-body></text:note>. <text:span text:style-name="T249">El ángel lo toca y Jacob queda cojo. En 1ra Reyes 19 un ángel toca a Elías varias veces </text:span><text:span text:style-name="T249"><text:note text:id="ftn17" text:note-class="footnote"><text:note-citation>17</text:note-citation><text:note-body><text:p text:style-name="Footnote"><text:bookmark-start text:name="__RefHeading___Toc39573_1836810514"/><text:s/><text:alphabetical-index-mark-start text:id="IMark94457300870800"/><text:alphabetical-index-mark-start text:id="IMark94457253502928"/><text:span text:style-name="T250">1 Reyes 19</text:span><text:alphabetical-index-mark-end text:id="IMark94457253502928"/><text:alphabetical-index-mark-end text:id="IMark94457300870800"/><text:span text:style-name="T250">:4-7 </text:span><text:a xlink:type="simple" xlink:href="https://www.biblegateway.com/passage/?search=1+Reyes+19%3A4+-7&amp;version=RVA" text:style-name="Internet_20_link" text:visited-style-name="Visited_20_Internet_20_Link"><text:span text:style-name="T250">RVA</text:span></text:a><text:bookmark-end text:name="__RefHeading___Toc39573_1836810514"/></text:p></text:note-body></text:note></text:span><text:span text:style-name="T249">. Y en </text:span><text:alphabetical-index-mark-start text:id="IMark94457302515824"/><text:alphabetical-index-mark-start text:id="IMark94457302047872"/><text:span text:style-name="T249">Zacarías 4</text:span><text:alphabetical-index-mark-end text:id="IMark94457302047872"/><text:alphabetical-index-mark-end text:id="IMark94457302515824"/><text:span text:style-name="T249"> un ángel sacude a </text:span><text:soft-page-break/><text:span text:style-name="T249">Zacarías para despertarlo </text:span><text:span text:style-name="T249"><text:note text:id="ftn18" text:note-class="footnote"><text:note-citation>18</text:note-citation><text:note-body><text:p text:style-name="Footnote"><text:bookmark-start text:name="__RefHeading___Toc39571_1836810514"/><text:s/><text:alphabetical-index-mark-start text:id="IMark94457324755152"/><text:alphabetical-index-mark-start text:id="IMark94457251895840"/><text:span text:style-name="T251">Zacarías 4</text:span><text:alphabetical-index-mark-end text:id="IMark94457251895840"/><text:alphabetical-index-mark-end text:id="IMark94457324755152"/><text:span text:style-name="T251">:1 </text:span><text:a xlink:type="simple" xlink:href="https://www.biblegateway.com/passage/?search=Zacarias+4&amp;version=DHH" text:style-name="Internet_20_link" text:visited-style-name="Visited_20_Internet_20_Link"><text:span text:style-name="T251">DHH</text:span></text:a><text:bookmark-end text:name="__RefHeading___Toc39571_1836810514"/></text:p></text:note-body></text:note></text:span><text:span text:style-name="T249">. Los ángeles tienen un cuerpo físico. Como el de Jesucristo después de resucitado. </text:span><text:alphabetical-index-mark-start text:id="IMark94457252074384"/><text:alphabetical-index-mark-start text:id="IMark94457247874976"/><text:alphabetical-index-mark-start text:id="IMark94457246283936"/><text:alphabetical-index-mark-start text:id="IMark94457302872064"/><text:span text:style-name="T249">Filipenses 3</text:span><text:alphabetical-index-mark-end text:id="IMark94457302872064"/><text:alphabetical-index-mark-end text:id="IMark94457246283936"/><text:alphabetical-index-mark-end text:id="IMark94457247874976"/><text:alphabetical-index-mark-end text:id="IMark94457252074384"/><text:span text:style-name="T249">, dice que Jesucristo </text:span><text:span text:style-name="Bible_5f_text"><text:span text:style-name="T249">"</text:span></text:span><text:bookmark text:name="es-RVA-2015-2941011"/><text:span text:style-name="Bible_5f_text"><text:span text:style-name="T249">transformará nuestro cuerpo de humillación para que tenga la misma forma de su cuerpo de gloria" </text:span></text:span><text:span text:style-name="Bible_5f_text"><text:span text:style-name="T249"><text:note text:id="ftn19" text:note-class="footnote"><text:note-citation>19</text:note-citation><text:note-body><text:p text:style-name="P197"><text:bookmark-start text:name="__RefHeading___Toc39569_1836810514"/><text:span text:style-name="T20"><text:s/></text:span><text:alphabetical-index-mark-start text:id="IMark94457300954560"/><text:alphabetical-index-mark-start text:id="IMark94457302872064"/><text:alphabetical-index-mark-start text:id="IMark94457251305616"/><text:alphabetical-index-mark-start text:id="IMark94457304736384"/><text:span text:style-name="T21">Filipenses 3</text:span><text:alphabetical-index-mark-end text:id="IMark94457304736384"/><text:alphabetical-index-mark-end text:id="IMark94457251305616"/><text:alphabetical-index-mark-end text:id="IMark94457302872064"/><text:alphabetical-index-mark-end text:id="IMark94457300954560"/><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569_1836810514"/></text:p></text:note-body></text:note></text:span></text:span><text:span text:style-name="T249">. Y también pueden matar personas. En 2da Reyes 19 un solo ángel mata 185 mil personas en una noche </text:span><text:span text:style-name="T249"><text:note text:id="ftn20" text:note-class="footnote"><text:note-citation>20</text:note-citation><text:note-body><text:p text:style-name="Footnote"><text:bookmark-start text:name="__RefHeading___Toc39567_1836810514"/><text:s/><text:alphabetical-index-mark-start text:id="IMark94457300954560"/><text:alphabetical-index-mark-start text:id="IMark94457306268736"/><text:span text:style-name="T250">2 Reyes 19</text:span><text:alphabetical-index-mark-end text:id="IMark94457306268736"/><text:alphabetical-index-mark-end text:id="IMark94457300954560"/><text:span text:style-name="T250">:35 </text:span><text:a xlink:type="simple" xlink:href="https://www.biblegateway.com/passage/?search=2+Reyes+19%3A35&amp;version=RVA" text:style-name="Internet_20_link" text:visited-style-name="Visited_20_Internet_20_Link"><text:span text:style-name="T250">RVA</text:span></text:a><text:bookmark-end text:name="__RefHeading___Toc39567_1836810514"/></text:p></text:note-body></text:note></text:span><text:span text:style-name="T249">.</text:span></text:p>
      <text:p text:style-name="P19">Pero recordemos que no es lo único que pueden hacer. S<text:span text:style-name="T248">egún 1ra Crónicas 21, pueden flotar entre el cielo y la tierra </text:span><text:span text:style-name="T248"><text:note text:id="ftn21" text:note-class="footnote"><text:note-citation>21</text:note-citation><text:note-body><text:p text:style-name="Footnote"><text:bookmark-start text:name="__RefHeading___Toc39565_1836810514"/><text:span text:style-name="T20"><text:s/></text:span><text:alphabetical-index-mark-start text:id="IMark94457317396064"/><text:alphabetical-index-mark-start text:id="IMark94457304736384"/><text:span text:style-name="T26">1 Crónicas 21</text:span><text:alphabetical-index-mark-end text:id="IMark94457304736384"/><text:alphabetical-index-mark-end text:id="IMark94457317396064"/><text:span text:style-name="T26">:16 </text:span><text:a xlink:type="simple" xlink:href="https://www.biblegateway.com/passage/?search=1+Crónicas+21%3A16&amp;version=RVA-2015" text:style-name="Internet_20_link" text:visited-style-name="Visited_20_Internet_20_Link"><text:span text:style-name="T26">RVA-2015</text:span></text:a><text:bookmark-end text:name="__RefHeading___Toc39565_1836810514"/></text:p></text:note-body></text:note></text:span><text:span text:style-name="T248">. Similar a como el mismo Yeshua se elevo hacia el cielo, después de resucitado, según </text:span><text:alphabetical-index-mark-start text:id="IMark94457289170128"/><text:alphabetical-index-mark-start text:id="IMark94457251305616"/><text:span text:style-name="T248">Hechos 1</text:span><text:alphabetical-index-mark-end text:id="IMark94457251305616"/><text:alphabetical-index-mark-end text:id="IMark94457289170128"/><text:span text:style-name="T248"> </text:span><text:span text:style-name="T248"><text:note text:id="ftn22" text:note-class="footnote"><text:note-citation>22</text:note-citation><text:note-body><text:p text:style-name="P190"><text:bookmark-start text:name="__RefHeading___Toc39563_1836810514"/><text:span text:style-name="T22"><text:s/></text:span><text:alphabetical-index-mark-start text:id="IMark94457256339584"/><text:alphabetical-index-mark-start text:id="IMark94457251305616"/><text:span text:style-name="T22">Hechos 1</text:span><text:alphabetical-index-mark-end text:id="IMark94457251305616"/><text:alphabetical-index-mark-end text:id="IMark94457256339584"/><text:span text:style-name="T22">:11 </text:span><text:a xlink:type="simple" xlink:href="https://www.biblegateway.com/passage/?search=Hechos+1%3A11&amp;version=RVA-2015" text:style-name="Internet_20_link" text:visited-style-name="Visited_20_Internet_20_Link"><text:span text:style-name="T22">RVA-2015</text:span></text:a><text:bookmark-end text:name="__RefHeading___Toc39563_1836810514"/></text:p></text:note-body></text:note></text:span><text:span text:style-name="T248">.</text:span></text:p>
      <text:p text:style-name="P7"><text:span text:style-name="T271">Los ángeles se pueden aparecer de un momento a otro en un lugar cualquiera, al igual que </text:span>el mismo Yeshua, según <text:alphabetical-index-mark-start text:id="IMark94457306268736"/><text:alphabetical-index-mark-start text:id="IMark94457251502576"/><text:alphabetical-index-mark-start text:id="IMark94457253948384"/><text:alphabetical-index-mark-start text:id="IMark94457317396064"/><text:alphabetical-index-mark-start text:id="IMark94457300870800"/><text:alphabetical-index-mark-start text:id="IMark94457304736384"/>Lucas 2<text:alphabetical-index-mark-end text:id="IMark94457304736384"/><text:alphabetical-index-mark-end text:id="IMark94457300870800"/>4<text:alphabetical-index-mark-end text:id="IMark94457317396064"/><text:alphabetical-index-mark-end text:id="IMark94457253948384"/><text:alphabetical-index-mark-end text:id="IMark94457251502576"/><text:alphabetical-index-mark-end text:id="IMark94457306268736"/> y <text:alphabetical-index-mark-start text:id="IMark94457251623696"/><text:alphabetical-index-mark-start text:id="IMark94457326454512"/>Juan 20<text:alphabetical-index-mark-end text:id="IMark94457326454512"/><text:alphabetical-index-mark-end text:id="IMark94457251623696"/>, <text:span text:style-name="T252">que </text:span>se aparece en medio de los apóstoles, estando estos a puerta cerrada <text:note text:id="ftn23" text:note-class="footnote"><text:note-citation>23</text:note-citation><text:note-body><text:p text:style-name="Footnote"><text:bookmark-start text:name="__RefHeading___Toc39561_1836810514"/><text:span text:style-name="T20"><text:s/></text:span><text:alphabetical-index-mark-start text:id="IMark94457251895840"/><text:alphabetical-index-mark-start text:id="IMark94457317396064"/><text:alphabetical-index-mark-start text:id="IMark94457251502576"/><text:alphabetical-index-mark-start text:id="IMark94457306268736"/><text:alphabetical-index-mark-start text:id="IMark94457326454512"/><text:alphabetical-index-mark-start text:id="IMark94457251623696"/><text:span text:style-name="T27">Lucas 2</text:span><text:alphabetical-index-mark-end text:id="IMark94457251623696"/><text:alphabetical-index-mark-end text:id="IMark94457326454512"/><text:span text:style-name="T27">4</text:span><text:alphabetical-index-mark-end text:id="IMark94457306268736"/><text:alphabetical-index-mark-end text:id="IMark94457251502576"/><text:alphabetical-index-mark-end text:id="IMark94457317396064"/><text:alphabetical-index-mark-end text:id="IMark94457251895840"/><text:span text:style-name="T27">:36 </text:span><text:a xlink:type="simple" xlink:href="https://www.biblegateway.com/passage/?search=Lucas+24%3A36&amp;version=RVA-2015" text:style-name="Internet_20_link" text:visited-style-name="Visited_20_Internet_20_Link"><text:span text:style-name="T27">RVA-2015</text:span></text:a><text:span text:style-name="T20"> </text:span><text:alphabetical-index-mark-start text:id="IMark94457388413552"/><text:alphabetical-index-mark-start text:id="IMark94457324755152"/><text:span text:style-name="T27">Juan 20</text:span><text:alphabetical-index-mark-end text:id="IMark94457324755152"/><text:alphabetical-index-mark-end text:id="IMark94457388413552"/><text:span text:style-name="T27">:19 </text:span><text:a xlink:type="simple" xlink:href="https://www.biblegateway.com/passage/?search=Juan+20%3A19&amp;version=RVA-2015" text:style-name="Internet_20_link" text:visited-style-name="Visited_20_Internet_20_Link"><text:span text:style-name="T27">RVA-2015</text:span></text:a><text:bookmark-end text:name="__RefHeading___Toc39561_1836810514"/></text:p></text:note-body></text:note>. <text:span text:style-name="T252">A</text:span>lgo similar a la teletransportaci<text:span text:style-name="T499">ó</text:span>n que nos muestran las películas de ciencia ficción. Así, <text:span text:style-name="T267">los ángeles aparentemente no </text:span>necesita<text:span text:style-name="T253">n</text:span> caminar para ir de un lado a otro.</text:p>
      <text:p text:style-name="P55"><text:span text:style-name="T85">También pueden hacerse invisibles a unos ojos y al mismo tiempo visibles a otros ojos como le sucedió a Balaam y a su burro </text:span><text:span text:style-name="T85"><text:note text:id="ftn24" text:note-class="footnote"><text:note-citation>24</text:note-citation><text:note-body><text:p text:style-name="Footnote"><text:bookmark-start text:name="__RefHeading___Toc39559_1836810514"/><text:span text:style-name="T20"><text:s/></text:span><text:alphabetical-index-mark-start text:id="IMark94457251305616"/><text:alphabetical-index-mark-start text:id="IMark94457300870800"/><text:span text:style-name="T195">Números</text:span><text:span text:style-name="T28"> 22</text:span><text:alphabetical-index-mark-end text:id="IMark94457300870800"/><text:alphabetical-index-mark-end text:id="IMark94457251305616"/><text:span text:style-name="T28">:31 </text:span><text:a xlink:type="simple" xlink:href="https://www.biblegateway.com/passage/?search=Números+22%3A31&amp;version=RVA-2015" text:style-name="Internet_20_link" text:visited-style-name="Visited_20_Internet_20_Link"><text:span text:style-name="T28">RVA-2015</text:span></text:a><text:bookmark-end text:name="__RefHeading___Toc39559_1836810514"/></text:p></text:note-body></text:note></text:span><text:span text:style-name="T85"><text:s/>en </text:span><text:alphabetical-index-mark-start text:id="IMark94457326454512"/><text:alphabetical-index-mark-start text:id="IMark94457256339584"/><text:span text:style-name="T85">Números 22</text:span><text:alphabetical-index-mark-end text:id="IMark94457256339584"/><text:alphabetical-index-mark-end text:id="IMark94457326454512"/><text:span text:style-name="T85"> o como le sucedió a Eliseo y su criado en </text:span><text:span text:style-name="T86">2da</text:span><text:span text:style-name="T85"> Reyes 6. </text:span><text:span text:style-name="T87">Cuando </text:span><text:span text:style-name="Bible_5f_text"><text:span text:style-name="T87">“</text:span></text:span><text:bookmark text:name="es-RVA-2015-9693"/><text:span text:style-name="Bible_5f_text">Eliseo oró diciendo: Te ruego, oh SEÑOR, que abras sus ojos para que vea”</text:span> <text:span text:style-name="T272">y YHWH abre </text:span>los ojos del criado, y este <text:span text:style-name="T272">ve que </text:span><text:span text:style-name="Bible_5f_text"><text:span text:style-name="T272">“</text:span></text:span><text:span text:style-name="Bible_5f_text">el monte estaba lleno de gente de a caballo y carros de fuego, alrededor de Eliseo</text:span><text:span text:style-name="Bible_5f_text"><text:span text:style-name="T87">” </text:span></text:span><text:span text:style-name="Bible_5f_text"><text:span text:style-name="T85"><text:note text:id="ftn25" text:note-class="footnote"><text:note-citation>25</text:note-citation><text:note-body><text:p text:style-name="Footnote"><text:bookmark-start text:name="__RefHeading___Toc39557_1836810514"/><text:span text:style-name="T20"><text:s/></text:span><text:alphabetical-index-mark-start text:id="IMark94457412822112"/><text:alphabetical-index-mark-start text:id="IMark94457326454512"/><text:span text:style-name="T29">2 Reyes 6</text:span><text:alphabetical-index-mark-end text:id="IMark94457326454512"/><text:alphabetical-index-mark-end text:id="IMark94457412822112"/><text:span text:style-name="T29">:17 </text:span><text:a xlink:type="simple" xlink:href="https://www.biblegateway.com/passage/?search=2+Reyes+6%3A17&amp;version=RVA-2015" text:style-name="Internet_20_link" text:visited-style-name="Visited_20_Internet_20_Link"><text:span text:style-name="T29">RVA-2015</text:span></text:a><text:bookmark-end text:name="__RefHeading___Toc39557_1836810514"/></text:p></text:note-body></text:note></text:span></text:span><text:span text:style-name="Bible_5f_text"><text:span text:style-name="T85"><text:s/></text:span></text:span><text:span text:style-name="T87">.</text:span></text:p>
      <text:p text:style-name="P47"><text:soft-page-break/><text:span text:style-name="T67">Ademas, d</text:span><text:span text:style-name="T49">ice Juan de su visión del Cielo en </text:span><text:alphabetical-index-mark-start text:id="IMark94457253502928"/><text:alphabetical-index-mark-start text:id="IMark94457317396064"/><text:span text:style-name="T49">Revelación 5</text:span><text:alphabetical-index-mark-end text:id="IMark94457317396064"/><text:alphabetical-index-mark-end text:id="IMark94457253502928"/><text:span text:style-name="T49"> que: </text:span><text:span text:style-name="Bible_5f_text"><text:span text:style-name="T49">“miré, y oí la voz de muchos ángeles que estaban alrededor del trono, de los seres vivientes y de los ancianos. Había millones y millones de ellos” </text:span></text:span><text:span text:style-name="Bible_5f_text"><text:span text:style-name="T49"><text:note text:id="ftn26" text:note-class="footnote"><text:note-citation>26</text:note-citation><text:note-body><text:p text:style-name="Footnote"><text:bookmark-start text:name="__RefHeading___Toc39555_1836810514"/><text:span text:style-name="T20"><text:s/></text:span><text:alphabetical-index-mark-start text:id="IMark94457251895840"/><text:alphabetical-index-mark-start text:id="IMark94457326782784"/><text:span text:style-name="T195">Revelación</text:span><text:span text:style-name="T48"> 5</text:span><text:alphabetical-index-mark-end text:id="IMark94457326782784"/><text:alphabetical-index-mark-end text:id="IMark94457251895840"/><text:span text:style-name="T48">:11 </text:span><text:a xlink:type="simple" xlink:href="https://www.biblegateway.com/passage/?search=Apocalipsis+5%3A11&amp;version=DHH" text:style-name="Internet_20_link" text:visited-style-name="Visited_20_Internet_20_Link"><text:span text:style-name="T48">DHH</text:span></text:a><text:bookmark-end text:name="__RefHeading___Toc39555_1836810514"/></text:p></text:note-body></text:note></text:span></text:span><text:span text:style-name="T49">, o sea que hay bastantes ángeles. </text:span><text:span text:style-name="T91">De hecho, según </text:span><text:alphabetical-index-mark-start text:id="IMark94457251623696"/><text:alphabetical-index-mark-start text:id="IMark94457289170128"/><text:span text:style-name="T192">Jeremías</text:span><text:span text:style-name="T91"> 33</text:span><text:alphabetical-index-mark-end text:id="IMark94457289170128"/><text:alphabetical-index-mark-end text:id="IMark94457251623696"/><text:span text:style-name="T91"> ni siquiera pueden ser contados </text:span><text:span text:style-name="T91"><text:note text:id="ftn27" text:note-class="footnote"><text:note-citation>27</text:note-citation><text:note-body><text:p text:style-name="Footnote"><text:bookmark-start text:name="__RefHeading___Toc39553_1836810514"/><text:s/><text:alphabetical-index-mark-start text:id="IMark94457317396064"/><text:alphabetical-index-mark-start text:id="IMark94457289170128"/><text:span text:style-name="T356">Jeremías 33</text:span><text:alphabetical-index-mark-end text:id="IMark94457289170128"/><text:alphabetical-index-mark-end text:id="IMark94457317396064"/><text:span text:style-name="T356">:22 </text:span><text:a xlink:type="simple" xlink:href="https://www.biblegateway.com/passage/?search=Jeremías+33%3A22&amp;version=RVA" text:style-name="Internet_20_link" text:visited-style-name="Visited_20_Internet_20_Link"><text:span text:style-name="T356">RVA</text:span></text:a><text:bookmark-end text:name="__RefHeading___Toc39553_1836810514"/></text:p></text:note-body></text:note></text:span><text:span text:style-name="T91">.</text:span></text:p>
      <text:p text:style-name="P54"><text:span text:style-name="T49">En </text:span><text:alphabetical-index-mark-start text:id="IMark94457251623696"/><text:alphabetical-index-mark-start text:id="IMark94457304736384"/><text:span text:style-name="T49">Nehemias 9</text:span><text:alphabetical-index-mark-end text:id="IMark94457304736384"/><text:alphabetical-index-mark-end text:id="IMark94457251623696"/><text:span text:style-name="T49"> nos dice que: </text:span><text:span text:style-name="Bible_5f_text"><text:span text:style-name="T49">“</text:span></text:span><text:span text:style-name="Bible_5f_text"><text:span text:style-name="T20">Tú sostienes con vida a todos; los ejércitos de los cielos te adoran” </text:span></text:span><text:span text:style-name="Bible_5f_text"><text:span text:style-name="T20"><text:note text:id="ftn28" text:note-class="footnote"><text:note-citation>28</text:note-citation><text:note-body><text:p text:style-name="Footnote"><text:bookmark-start text:name="__RefHeading___Toc39551_1836810514"/><text:span text:style-name="T20"><text:s/></text:span><text:alphabetical-index-mark-start text:id="IMark94457251305616"/><text:alphabetical-index-mark-start text:id="IMark94457300870800"/><text:span text:style-name="T49">Nehemias 9</text:span><text:alphabetical-index-mark-end text:id="IMark94457300870800"/><text:alphabetical-index-mark-end text:id="IMark94457251305616"/><text:span text:style-name="T49">:6 </text:span><text:a xlink:type="simple" xlink:href="https://www.biblegateway.com/passage/?search=Nehemias+9%3A6&amp;version=RVA-2015" text:style-name="Internet_20_link" text:visited-style-name="Visited_20_Internet_20_Link"><text:span text:style-name="T49">RVA-2015</text:span></text:a><text:bookmark-end text:name="__RefHeading___Toc39551_1836810514"/></text:p></text:note-body></text:note></text:span></text:span><text:span text:style-name="T20">. </text:span><text:span text:style-name="T79">Y Jesucristo, </text:span><text:span text:style-name="T80">según</text:span><text:span text:style-name="T79"> </text:span><text:alphabetical-index-mark-start text:id="IMark94457306268736"/><text:alphabetical-index-mark-start text:id="IMark94457251502576"/><text:span text:style-name="T79">Mateo 26</text:span><text:alphabetical-index-mark-end text:id="IMark94457251502576"/><text:alphabetical-index-mark-end text:id="IMark94457306268736"/><text:span text:style-name="T79">, </text:span><text:span text:style-name="T80">le dice a Pedro que trata de defenderlo cuando lo van a arrestar: </text:span><text:span text:style-name="Bible_5f_text"><text:span text:style-name="T80">“</text:span></text:span><text:bookmark text:name="es-RVA-24108"/><text:span text:style-name="Bible_5f_text"><text:span text:style-name="T80">¿Acaso piensas que no puedo ahora orar á mi Padre, y él me daría más de doce legiones de ángeles?” </text:span></text:span><text:span text:style-name="Bible_5f_text"><text:span text:style-name="T80"><text:note text:id="ftn29" text:note-class="footnote"><text:note-citation>29</text:note-citation><text:note-body><text:p text:style-name="Footnote"><text:bookmark-start text:name="__RefHeading___Toc39549_1836810514"/><text:s/><text:alphabetical-index-mark-start text:id="IMark94457235794000"/><text:alphabetical-index-mark-start text:id="IMark94457251502576"/><text:span text:style-name="T268">Mateo 26</text:span><text:alphabetical-index-mark-end text:id="IMark94457251502576"/><text:alphabetical-index-mark-end text:id="IMark94457235794000"/><text:span text:style-name="T268">:53 </text:span><text:a xlink:type="simple" xlink:href="https://www.biblegateway.com/passage/?search=Mateo+26%3A53&amp;version=RVA" text:style-name="Internet_20_link" text:visited-style-name="Visited_20_Internet_20_Link"><text:span text:style-name="T268">RVA</text:span></text:a><text:bookmark-end text:name="__RefHeading___Toc39549_1836810514"/></text:p></text:note-body></text:note></text:span></text:span><text:span text:style-name="T79">. </text:span><text:span text:style-name="T49">Ejércitos </text:span><text:span text:style-name="T80">y</text:span><text:span text:style-name="T49"> </text:span><text:span text:style-name="T80">legiones</text:span><text:span text:style-name="T49"> de ellos. Definitivamente están organizados.</text:span></text:p>
      <text:p text:style-name="P2"><text:span text:style-name="T49">En </text:span><text:alphabetical-index-mark-start text:id="IMark94457306268736"/><text:alphabetical-index-mark-start text:id="IMark94457289170128"/><text:span text:style-name="T49">Josué 5</text:span><text:alphabetical-index-mark-end text:id="IMark94457289170128"/><text:alphabetical-index-mark-end text:id="IMark94457306268736"/><text:span text:style-name="T49"> nos dice que: </text:span><text:span text:style-name="Bible_5f_text"><text:span text:style-name="T49">“</text:span></text:span><text:span text:style-name="Bible_5f_text"><text:span text:style-name="T20">El Jefe del Ejército del </text:span></text:span><text:span text:style-name="Bible_5f_text"><text:span text:style-name="T50">YHWH</text:span></text:span><text:span text:style-name="Bible_5f_text"><text:span text:style-name="T20"> respondió a Josué: Quita las sandalias de tus pies, porque el lugar donde tú estás santo es. </text:span></text:span><text:span text:style-name="Bible_5f_text"><text:span text:style-name="T50">Y</text:span></text:span><text:span text:style-name="Bible_5f_text"><text:span text:style-name="T20"> Josué lo hizo así” </text:span></text:span><text:span text:style-name="Bible_5f_text"><text:span text:style-name="T20"><text:note text:id="ftn30" text:note-class="footnote"><text:note-citation>30</text:note-citation><text:note-body><text:p text:style-name="Footnote"><text:bookmark-start text:name="__RefHeading___Toc39547_1836810514"/><text:span text:style-name="T20"><text:s/></text:span><text:alphabetical-index-mark-start text:id="IMark94457326454512"/><text:alphabetical-index-mark-start text:id="IMark94457251305616"/><text:span text:style-name="T50">Josué 5</text:span><text:alphabetical-index-mark-end text:id="IMark94457251305616"/><text:alphabetical-index-mark-end text:id="IMark94457326454512"/><text:span text:style-name="T50">:15 </text:span><text:a xlink:type="simple" xlink:href="https://www.biblegateway.com/passage/?search=Josue+5%3A15&amp;version=RVA-2015" text:style-name="Internet_20_link" text:visited-style-name="Visited_20_Internet_20_Link"><text:span text:style-name="T50">RVA-2015</text:span></text:a><text:bookmark-end text:name="__RefHeading___Toc39547_1836810514"/></text:p></text:note-body></text:note></text:span></text:span><text:span text:style-name="T20">. </text:span><text:span text:style-name="T50">Tienen un Jefe de su ejército.</text:span></text:p>
      <text:p text:style-name="Text_20_body"><text:span text:style-name="T68">Y el autor de Hebreos nos explica </text:span><text:span text:style-name="T69">en </text:span><text:alphabetical-index-mark-start text:id="IMark94457300870800"/><text:alphabetical-index-mark-start text:id="IMark94457317396064"/><text:span text:style-name="T69">Hebreos 1</text:span><text:alphabetical-index-mark-end text:id="IMark94457317396064"/><text:alphabetical-index-mark-end text:id="IMark94457300870800"/><text:span text:style-name="T69"> </text:span><text:span text:style-name="T68">que Yeshua, </text:span><text:span text:style-name="T88">Jesucristo, f</text:span>ue hecho superior <text:span text:style-name="T275">a los ángeles y</text:span> <text:span text:style-name="T275">heredó un nombre mas excelente que el de ellos, porque Dios jamás dijo de un ángel: </text:span><text:span text:style-name="Bible_5f_text"><text:span text:style-name="T275">“</text:span></text:span><text:span text:style-name="Bible_5f_text">Hijo mío eres tú; yo te he engendrado hoy”</text:span>, <text:span text:style-name="T275">y jamás dijo de un ángel </text:span><text:span text:style-name="Bible_5f_text"><text:span text:style-name="T275">“</text:span></text:span><text:span text:style-name="Bible_5f_text">Yo seré para él, Padre; y él será para mí, Hijo”</text:span> <text:span text:style-name="T275">y además Dios ordena: </text:span><text:span text:style-name="Bible_5f_text"><text:span text:style-name="T275">“</text:span></text:span><text:span text:style-name="Bible_5f_text">Adórenle todos los ángeles de </text:span><text:soft-page-break/><text:span text:style-name="Bible_5f_text">Dios” </text:span><text:span text:style-name="Bible_5f_text"><text:note text:id="ftn31" text:note-class="footnote"><text:note-citation>31</text:note-citation><text:note-body><text:p text:style-name="Footnote"><text:bookmark-start text:name="__RefHeading___Toc39545_1836810514"/><text:s/><text:alphabetical-index-mark-start text:id="IMark94457326454512"/><text:alphabetical-index-mark-start text:id="IMark94457306268736"/><text:span text:style-name="T256">Hebreos 1</text:span><text:alphabetical-index-mark-end text:id="IMark94457306268736"/><text:alphabetical-index-mark-end text:id="IMark94457326454512"/><text:span text:style-name="T256">:4-6 </text:span><text:a xlink:type="simple" xlink:href="https://www.biblegateway.com/passage/?search=Hebreos+1%3A4-6&amp;version=RVA-2015" text:style-name="Internet_20_link" text:visited-style-name="Visited_20_Internet_20_Link"><text:span text:style-name="T256">RVA-2015</text:span></text:a><text:bookmark-end text:name="__RefHeading___Toc39545_1836810514"/></text:p></text:note-body></text:note></text:span><text:s/><text:span text:style-name="T254">citando </text:span><text:span text:style-name="T546">el </text:span><text:span text:style-name="T254"><text:s/></text:span><text:alphabetical-index-mark-start text:id="IMark94457251623696"/><text:alphabetical-index-mark-start text:id="IMark94457289170128"/><text:span text:style-name="T254">Salmo 2</text:span><text:alphabetical-index-mark-end text:id="IMark94457289170128"/><text:alphabetical-index-mark-end text:id="IMark94457251623696"/><text:span text:style-name="T254"> </text:span><text:span text:style-name="T254"><text:note text:id="ftn32" text:note-class="footnote"><text:note-citation>32</text:note-citation><text:note-body><text:p text:style-name="P191"><text:bookmark-start text:name="__RefHeading___Toc39543_1836810514"/><text:span text:style-name="T255"><text:s/></text:span><text:alphabetical-index-mark-start text:id="IMark94457300870800"/><text:alphabetical-index-mark-start text:id="IMark94457289170128"/><text:span text:style-name="T255">Salmo 2</text:span><text:alphabetical-index-mark-end text:id="IMark94457289170128"/><text:alphabetical-index-mark-end text:id="IMark94457300870800"/><text:span text:style-name="T255">:7 </text:span><text:a xlink:type="simple" xlink:href="https://www.biblegateway.com/passage/?search=Salmos+2%3A7&amp;version=RVA-2015" text:style-name="Internet_20_link" text:visited-style-name="Visited_20_Internet_20_Link"><text:span text:style-name="T255">RVA-2015</text:span></text:a><text:bookmark-end text:name="__RefHeading___Toc39543_1836810514"/></text:p></text:note-body></text:note></text:span><text:span text:style-name="T254">, 1ra Crónicas 17 </text:span><text:span text:style-name="T254"><text:note text:id="ftn33" text:note-class="footnote"><text:note-citation>33</text:note-citation><text:note-body><text:p text:style-name="Footnote"><text:bookmark-start text:name="__RefHeading___Toc39541_1836810514"/><text:s/><text:alphabetical-index-mark-start text:id="IMark94457306268736"/><text:alphabetical-index-mark-start text:id="IMark94457251502576"/><text:span text:style-name="T255">1 Crónicas 17</text:span><text:alphabetical-index-mark-end text:id="IMark94457251502576"/><text:alphabetical-index-mark-end text:id="IMark94457306268736"/><text:span text:style-name="T255">:13 </text:span><text:a xlink:type="simple" xlink:href="https://www.biblegateway.com/passage/?search=1+Cronicas+17%3A13&amp;version=RVA-2015" text:style-name="Internet_20_link" text:visited-style-name="Visited_20_Internet_20_Link"><text:span text:style-name="T255">RVA-2015</text:span></text:a><text:bookmark-end text:name="__RefHeading___Toc39541_1836810514"/></text:p></text:note-body></text:note></text:span><text:span text:style-name="T254"><text:s/>y 2da Samuel 7 </text:span><text:span text:style-name="T254"><text:note text:id="ftn34" text:note-class="footnote"><text:note-citation>34</text:note-citation><text:note-body><text:p text:style-name="Footnote"><text:bookmark-start text:name="__RefHeading___Toc39539_1836810514"/><text:s/><text:alphabetical-index-mark-start text:id="IMark94457306268736"/><text:alphabetical-index-mark-start text:id="IMark94457251623696"/><text:span text:style-name="T256">2 Samuel 7</text:span><text:alphabetical-index-mark-end text:id="IMark94457251623696"/><text:alphabetical-index-mark-end text:id="IMark94457306268736"/><text:span text:style-name="T256">:14 </text:span><text:a xlink:type="simple" xlink:href="https://www.biblegateway.com/passage/?search=2+Samuel+7%3A14&amp;version=RVA-2015" text:style-name="Internet_20_link" text:visited-style-name="Visited_20_Internet_20_Link"><text:span text:style-name="T256">RVA-2015</text:span></text:a><text:bookmark-end text:name="__RefHeading___Toc39539_1836810514"/></text:p></text:note-body></text:note></text:span><text:span text:style-name="T254">.</text:span></text:p>
      <text:p text:style-name="P201">Yeshua es Señor de todo, todito, todo, excepto del Padre que fue quien le dio todo, todito, todo.</text:p>
      <text:p text:style-name="P61"><text:span text:style-name="T81">Lo que si NO tienen los </text:span><text:span text:style-name="T82">ángeles </text:span><text:span text:style-name="T81">son </text:span><text:span text:style-name="T82">alas. </text:span><text:span text:style-name="T83">En ninguna parte de la biblia se nos menciona que los ángeles tengan alas. </text:span><text:span text:style-name="T89">L</text:span><text:span text:style-name="T83">os ángeles son en apariencia </text:span><text:span text:style-name="T84">indistinguibles</text:span><text:span text:style-name="T83"> de un descendiente de Adán y Eva, </text:span><text:span text:style-name="T84">de una persona nacida en este planeta</text:span><text:span text:style-name="T83">. Según </text:span><text:alphabetical-index-mark-start text:id="IMark94457300954560"/><text:alphabetical-index-mark-start text:id="IMark94457289170128"/><text:alphabetical-index-mark-start text:id="IMark94457251305616"/><text:alphabetical-index-mark-start text:id="IMark94457306268736"/><text:span text:style-name="T83">Hebreos 1</text:span><text:alphabetical-index-mark-end text:id="IMark94457306268736"/><text:alphabetical-index-mark-end text:id="IMark94457251305616"/><text:span text:style-name="T83">3</text:span><text:alphabetical-index-mark-end text:id="IMark94457289170128"/><text:alphabetical-index-mark-end text:id="IMark94457300954560"/><text:span text:style-name="T83">: </text:span><text:span text:style-name="Bible_5f_text"><text:span text:style-name="T83">“</text:span></text:span><text:span text:style-name="Bible_5f_text">algunos, sin saberlo, hospedaron ángeles</text:span><text:span text:style-name="Bible_5f_text"><text:span text:style-name="T83">” </text:span></text:span><text:span text:style-name="Bible_5f_text"><text:span text:style-name="T83"><text:note text:id="ftn35" text:note-class="footnote"><text:note-citation>35</text:note-citation><text:note-body><text:p text:style-name="Footnote"><text:bookmark-start text:name="__RefHeading___Toc39537_1836810514"/><text:s/><text:alphabetical-index-mark-start text:id="IMark94457326454512"/><text:alphabetical-index-mark-start text:id="IMark94457388413552"/><text:alphabetical-index-mark-start text:id="IMark94457289170128"/><text:alphabetical-index-mark-start text:id="IMark94457300954560"/><text:span text:style-name="T269">Hebreos 1</text:span><text:alphabetical-index-mark-end text:id="IMark94457300954560"/><text:alphabetical-index-mark-end text:id="IMark94457289170128"/><text:span text:style-name="T269">3</text:span><text:alphabetical-index-mark-end text:id="IMark94457388413552"/><text:alphabetical-index-mark-end text:id="IMark94457326454512"/><text:span text:style-name="T269">:2 </text:span><text:a xlink:type="simple" xlink:href="https://www.biblegateway.com/passage/?search=Hebreos+13%3A2&amp;version=RVA" text:style-name="Internet_20_link" text:visited-style-name="Visited_20_Internet_20_Link"><text:span text:style-name="T269">RVA</text:span></text:a><text:bookmark-end text:name="__RefHeading___Toc39537_1836810514"/></text:p></text:note-body></text:note></text:span></text:span><text:span text:style-name="T83">. </text:span><text:span text:style-name="T84">Son indistinguibles.</text:span></text:p>
      <text:h text:style-name="Heading_20_4" text:outline-level="2"><text:bookmark-start text:name="__RefHeading___Toc28145_1627726659"/><text:span text:style-name="T90">Alas</text:span><text:span text:style-name="T20">.</text:span><text:bookmark-end text:name="__RefHeading___Toc28145_1627726659"/></text:h>
      <text:p text:style-name="P21"><text:span text:style-name="T246">Los que si tienen alas son los Serafim de </text:span><text:alphabetical-index-mark-start text:id="IMark94457251305616"/><text:alphabetical-index-mark-start text:id="IMark94457251895840"/><text:span text:style-name="T246">Isaías 6</text:span><text:alphabetical-index-mark-end text:id="IMark94457251895840"/><text:alphabetical-index-mark-end text:id="IMark94457251305616"/><text:span text:style-name="T246">, los Querubim de Ezequiel y las criaturas vivientes o animales de </text:span><text:alphabetical-index-mark-start text:id="IMark94457304736384"/><text:alphabetical-index-mark-start text:id="IMark94457326454512"/><text:span text:style-name="T246">Revelación 4</text:span><text:alphabetical-index-mark-end text:id="IMark94457326454512"/><text:alphabetical-index-mark-end text:id="IMark94457304736384"/><text:span text:style-name="T246">. 3 nombres distintos para las mismas criaturas que rodean el trono de Dios </text:span><text:span text:style-name="T246"><text:note text:id="ftn36" text:note-class="footnote"><text:note-citation>36</text:note-citation><text:note-body><text:p text:style-name="Footnote"><text:bookmark-start text:name="__RefHeading___Toc39535_1836810514"/><text:s/><text:alphabetical-index-mark-start text:id="IMark94457300954560"/><text:alphabetical-index-mark-start text:id="IMark94457251305616"/><text:span text:style-name="T282">Isaías 6</text:span><text:alphabetical-index-mark-end text:id="IMark94457251305616"/><text:alphabetical-index-mark-end text:id="IMark94457300954560"/><text:span text:style-name="T282">:2 </text:span><text:a xlink:type="simple" xlink:href="https://www.biblegateway.com/passage/?search=Isaias+6%3A2&amp;version=RVA" text:style-name="Internet_20_link" text:visited-style-name="Visited_20_Internet_20_Link"><text:span text:style-name="T282">RVA</text:span></text:a><text:span text:style-name="T282"> </text:span><text:alphabetical-index-mark-start text:id="IMark94457326454512"/><text:alphabetical-index-mark-start text:id="IMark94457304736384"/><text:alphabetical-index-mark-start text:id="IMark94457289095296"/><text:alphabetical-index-mark-start text:id="IMark94457253679904"/><text:span text:style-name="T282">Ezequiel 1</text:span><text:alphabetical-index-mark-end text:id="IMark94457253679904"/><text:alphabetical-index-mark-end text:id="IMark94457289095296"/><text:span text:style-name="T282">0</text:span><text:alphabetical-index-mark-end text:id="IMark94457304736384"/><text:alphabetical-index-mark-end text:id="IMark94457326454512"/><text:span text:style-name="T282">:19 </text:span><text:a xlink:type="simple" xlink:href="https://www.biblegateway.com/passage/?search=Ezequiel+10%3A19&amp;version=RVA" text:style-name="Internet_20_link" text:visited-style-name="Visited_20_Internet_20_Link"><text:span text:style-name="T282">RVA</text:span></text:a> <text:alphabetical-index-mark-start text:id="IMark94457329053664"/><text:alphabetical-index-mark-start text:id="IMark94457221006544"/><text:span text:style-name="T283">Revelación 4</text:span><text:alphabetical-index-mark-end text:id="IMark94457221006544"/><text:alphabetical-index-mark-end text:id="IMark94457329053664"/><text:span text:style-name="T283">:8 </text:span><text:a xlink:type="simple" xlink:href="https://www.biblegateway.com/passage/?search=Apocalipsis+4%3A8&amp;version=RVA" text:style-name="Internet_20_link" text:visited-style-name="Visited_20_Internet_20_Link"><text:span text:style-name="T283">RVA</text:span></text:a><text:bookmark-end text:name="__RefHeading___Toc39535_1836810514"/></text:p></text:note-body></text:note></text:span><text:span text:style-name="T246">. Pero otra acepción de la palabra hebrea es “extremidad” </text:span><text:span text:style-name="T246"><text:note text:id="ftn37" text:note-class="footnote"><text:note-citation>37</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3">H3671</text:span></text:a><text:bookmark-end text:name="__RefHeading___Toc39533_1836810514"/></text:p></text:note-body></text:note></text:span><text:span text:style-name="T246">, así que fácilmente pueden ser algo diferente a alas como las vemos en las aves. </text:span></text:p>
      <text:p text:style-name="P15"><text:span text:style-name="T290">E</text:span>n <text:span text:style-name="T298">estas 4 </text:span>criaturas pareciera que las <text:span text:style-name="T485">6</text:span> extremidades <text:note text:id="ftn38" text:note-class="footnote"><text:note-citation>38</text:note-citation><text:note-body><text:p text:style-name="Footnote"><text:bookmark-start text:name="__RefHeading___Toc39531_1836810514"/><text:s/><text:alphabetical-index-mark-start text:id="IMark94457324755152"/><text:alphabetical-index-mark-start text:id="IMark94457289170128"/><text:span text:style-name="T291">Revelación 4</text:span><text:alphabetical-index-mark-end text:id="IMark94457289170128"/><text:alphabetical-index-mark-end text:id="IMark94457324755152"/><text:span text:style-name="T291">:8 </text:span><text:a xlink:type="simple" xlink:href="https://www.biblegateway.com/passage/?search=Apocalipsis+4%3A8&amp;version=RVA" text:style-name="Internet_20_link" text:visited-style-name="Visited_20_Internet_20_Link"><text:span text:style-name="T291">RVA</text:span></text:a><text:bookmark-end text:name="__RefHeading___Toc39531_1836810514"/></text:p></text:note-body></text:note><text:s/>que dice Juan se corresponden con las <text:span text:style-name="T291">de Isaías </text:span><text:span text:style-name="T291"><text:note text:id="ftn39" text:note-class="footnote"><text:note-citation>39</text:note-citation><text:note-body><text:p text:style-name="Footnote"><text:bookmark-start text:name="__RefHeading___Toc39529_1836810514"/><text:s/><text:alphabetical-index-mark-start text:id="IMark94457256339584"/><text:alphabetical-index-mark-start text:id="IMark94457312349312"/><text:span text:style-name="T291">Isaías 6</text:span><text:alphabetical-index-mark-end text:id="IMark94457312349312"/><text:alphabetical-index-mark-end text:id="IMark94457256339584"/><text:span text:style-name="T291">:2 </text:span><text:a xlink:type="simple" xlink:href="https://www.biblegateway.com/passage/?search=Isaias+6%3A2&amp;version=RVA" text:style-name="Internet_20_link" text:visited-style-name="Visited_20_Internet_20_Link"><text:span text:style-name="T291">RVA</text:span></text:a><text:bookmark-end text:name="__RefHeading___Toc39529_1836810514"/></text:p></text:note-body></text:note></text:span><text:span text:style-name="T291"><text:s/>y con las </text:span>de Ezequiel <text:note text:id="ftn40" text:note-class="footnote"><text:note-citation>40</text:note-citation><text:note-body><text:p text:style-name="Footnote"><text:bookmark-start text:name="__RefHeading___Toc39527_1836810514"/><text:s/><text:alphabetical-index-mark-start text:id="IMark94457251895840"/><text:alphabetical-index-mark-start text:id="IMark94457304736384"/><text:span text:style-name="T292">Ezequiel 1</text:span><text:alphabetical-index-mark-end text:id="IMark94457304736384"/><text:alphabetical-index-mark-end text:id="IMark94457251895840"/><text:span text:style-name="T292">:6-7 </text:span><text:a xlink:type="simple" xlink:href="https://www.biblegateway.com/passage/?search=Ezekiel+1%3A6-7&amp;version=RVA" text:style-name="Internet_20_link" text:visited-style-name="Visited_20_Internet_20_Link"><text:span text:style-name="T292">RVA</text:span></text:a><text:bookmark-end text:name="__RefHeading___Toc39527_1836810514"/></text:p></text:note-body></text:note><text:s/>si <text:span text:style-name="T485">2</text:span> son patas de becerro con algo de estructura de ala, <text:span text:style-name="T485">2</text:span> son <text:soft-page-break/>brazos con algo de estructura de ala y <text:span text:style-name="T485">2</text:span> son alas como las vemos en las águilas. </text:p>
      <text:p text:style-name="P18"><text:span text:style-name="T299">Estas </text:span>criaturas parecen ser simples animales mas que cualquier otra cosa. <text:span text:style-name="T298">Estas </text:span>criaturas<text:span text:style-name="T298"> n</text:span>o parecen ser muy inteligentes ni tener conciencia. Lo máximo que hacen es repetir como loros una frase <text:note text:id="ftn41" text:note-class="footnote"><text:note-citation>41</text:note-citation><text:note-body><text:p text:style-name="Footnote"><text:bookmark-start text:name="__RefHeading___Toc39525_1836810514"/><text:s/><text:alphabetical-index-mark-start text:id="IMark94457300954560"/><text:alphabetical-index-mark-start text:id="IMark94457253502928"/><text:span text:style-name="T293">Revelación 4</text:span><text:alphabetical-index-mark-end text:id="IMark94457253502928"/><text:alphabetical-index-mark-end text:id="IMark94457300954560"/><text:span text:style-name="T293">:8 </text:span><text:a xlink:type="simple" xlink:href="https://www.biblegateway.com/passage/?search=Apocalipsis+4%3A8&amp;version=RVA" text:style-name="Internet_20_link" text:visited-style-name="Visited_20_Internet_20_Link"><text:span text:style-name="T293">RVA</text:span></text:a><text:span text:style-name="T293"> </text:span><text:alphabetical-index-mark-start text:id="IMark94457300870800"/><text:alphabetical-index-mark-start text:id="IMark94457321684800"/><text:span text:style-name="T293">Isaías 6</text:span><text:alphabetical-index-mark-end text:id="IMark94457321684800"/><text:alphabetical-index-mark-end text:id="IMark94457300870800"/><text:span text:style-name="T293">:7 </text:span><text:a xlink:type="simple" xlink:href="https://www.biblegateway.com/passage/?search=isaias+6%3A7&amp;version=RVA" text:style-name="Internet_20_link" text:visited-style-name="Visited_20_Internet_20_Link"><text:span text:style-name="T293">RVA</text:span></text:a><text:bookmark-end text:name="__RefHeading___Toc39525_1836810514"/></text:p></text:note-body></text:note>, <text:span text:style-name="T500">o</text:span> pasar un objeto <text:note text:id="ftn42" text:note-class="footnote"><text:note-citation>42</text:note-citation><text:note-body><text:p text:style-name="Footnote"><text:bookmark-start text:name="__RefHeading___Toc39523_1836810514"/><text:s/><text:alphabetical-index-mark-start text:id="IMark94457326454512"/><text:alphabetical-index-mark-start text:id="IMark94457304736384"/><text:alphabetical-index-mark-start text:id="IMark94457306268736"/><text:alphabetical-index-mark-start text:id="IMark94457251895840"/><text:span text:style-name="T293">Revelación 1</text:span><text:alphabetical-index-mark-end text:id="IMark94457251895840"/><text:alphabetical-index-mark-end text:id="IMark94457306268736"/><text:span text:style-name="T293">5</text:span><text:alphabetical-index-mark-end text:id="IMark94457304736384"/><text:alphabetical-index-mark-end text:id="IMark94457326454512"/><text:span text:style-name="T293">:7 </text:span><text:a xlink:type="simple" xlink:href="https://www.biblegateway.com/passage/?search=Apocalipsis+15%3A7&amp;version=RVA" text:style-name="Internet_20_link" text:visited-style-name="Visited_20_Internet_20_Link"><text:span text:style-name="T293">RVA</text:span></text:a> <text:alphabetical-index-mark-start text:id="IMark94457317396064"/><text:alphabetical-index-mark-start text:id="IMark94457367878656"/><text:span text:style-name="T293">Isaías 6</text:span><text:alphabetical-index-mark-end text:id="IMark94457367878656"/><text:alphabetical-index-mark-end text:id="IMark94457317396064"/><text:span text:style-name="T293">:6 </text:span><text:a xlink:type="simple" xlink:href="https://www.biblegateway.com/passage/?search=isaias+6%3A6&amp;version=RVA" text:style-name="Internet_20_link" text:visited-style-name="Visited_20_Internet_20_Link"><text:span text:style-name="T293">RVA</text:span></text:a> <text:alphabetical-index-mark-start text:id="IMark94457246434224"/><text:alphabetical-index-mark-start text:id="IMark94457398139504"/><text:alphabetical-index-mark-start text:id="IMark94457388412864"/><text:alphabetical-index-mark-start text:id="IMark94457246796080"/><text:span text:style-name="T293">Ezequiel 1</text:span><text:alphabetical-index-mark-end text:id="IMark94457246796080"/><text:alphabetical-index-mark-end text:id="IMark94457388412864"/><text:span text:style-name="T293">0</text:span><text:alphabetical-index-mark-end text:id="IMark94457398139504"/><text:alphabetical-index-mark-end text:id="IMark94457246434224"/><text:span text:style-name="T293">:7 </text:span><text:a xlink:type="simple" xlink:href="https://www.biblegateway.com/passage/?search=Ezequiel+10%3A7&amp;version=RVA" text:style-name="Internet_20_link" text:visited-style-name="Visited_20_Internet_20_Link"><text:span text:style-name="T293">RVA</text:span></text:a><text:bookmark-end text:name="__RefHeading___Toc39523_1836810514"/></text:p></text:note-body></text:note>. Ademas cuando hacen esto, solo pasa en una visión y no en una narración que describa eventos <text:span text:style-name="T294">físicos</text:span>. <text:span text:style-name="T332">En estas tareas, t</text:span>an inteligentes como un perro o un loro. <text:span text:style-name="T326">De hecho unos funcionan como perros guardianes según </text:span><text:alphabetical-index-mark-start text:id="IMark94457256339584"/><text:alphabetical-index-mark-start text:id="IMark94457235794000"/><text:span text:style-name="T326">Génesis 3</text:span><text:alphabetical-index-mark-end text:id="IMark94457235794000"/><text:alphabetical-index-mark-end text:id="IMark94457256339584"/><text:span text:style-name="T326"> </text:span><text:span text:style-name="T326"><text:note text:id="ftn43" text:note-class="footnote"><text:note-citation>43</text:note-citation><text:note-body><text:p text:style-name="Footnote"><text:bookmark-start text:name="__RefHeading___Toc39521_1836810514"/><text:s/><text:alphabetical-index-mark-start text:id="IMark94457317396064"/><text:alphabetical-index-mark-start text:id="IMark94457235794000"/><text:span text:style-name="T326">Génesis 3</text:span><text:alphabetical-index-mark-end text:id="IMark94457235794000"/><text:alphabetical-index-mark-end text:id="IMark94457317396064"/><text:span text:style-name="T326">:24 </text:span><text:a xlink:type="simple" xlink:href="https://www.biblegateway.com/passage/?search=Genesis+3%3A24&amp;version=RVA" text:style-name="Internet_20_link" text:visited-style-name="Visited_20_Internet_20_Link"><text:span text:style-name="T326">RVA</text:span></text:a><text:bookmark-end text:name="__RefHeading___Toc39521_1836810514"/></text:p></text:note-body></text:note></text:span><text:span text:style-name="T326">. O protectores, según </text:span><text:alphabetical-index-mark-start text:id="IMark94457253643856"/><text:alphabetical-index-mark-start text:id="IMark94457251623696"/><text:span text:style-name="T326">Ezequiel 28</text:span><text:alphabetical-index-mark-end text:id="IMark94457251623696"/><text:alphabetical-index-mark-end text:id="IMark94457253643856"/><text:span text:style-name="T326"> </text:span><text:span text:style-name="T326"><text:note text:id="ftn44" text:note-class="footnote"><text:note-citation>44</text:note-citation><text:note-body><text:p text:style-name="Footnote"><text:bookmark-start text:name="__RefHeading___Toc39519_1836810514"/><text:s/><text:alphabetical-index-mark-start text:id="IMark94457289170128"/><text:alphabetical-index-mark-start text:id="IMark94457251502576"/><text:span text:style-name="T332">Ezequiel 28</text:span><text:alphabetical-index-mark-end text:id="IMark94457251502576"/><text:alphabetical-index-mark-end text:id="IMark94457289170128"/><text:span text:style-name="T332">:14 </text:span><text:a xlink:type="simple" xlink:href="https://www.biblegateway.com/passage/?search=Ezequiel+28%3A14&amp;version=RVA" text:style-name="Internet_20_link" text:visited-style-name="Visited_20_Internet_20_Link"><text:span text:style-name="T332">RVA</text:span></text:a><text:bookmark-end text:name="__RefHeading___Toc39519_1836810514"/></text:p></text:note-body></text:note></text:span><text:span text:style-name="T326">, que compara directamente al rey de Tiro, y al Satán indirectamente, con uno de estos animales, tal vez por lo que el Satán era del consejo celestial, es decir muy cercano </text:span><text:span text:style-name="T548">a </text:span><text:span text:style-name="T326">YHWH.</text:span></text:p>
      <text:p text:style-name="P41">La traducción de Seraf, el singular de Serafim, es serpiente. Un animal. Y <text:span text:style-name="T486">3</text:span> del total de <text:span text:style-name="T486">4</text:span> <text:span text:style-name="T290">caras que tienen los </text:span>Querubim <text:span text:style-name="T290">son de </text:span>animal: un<text:span text:style-name="T290">a</text:span> <text:span text:style-name="T290">es</text:span> de águila, un<text:span text:style-name="T290">a</text:span> <text:span text:style-name="T290">es </text:span>de becerro y otr<text:span text:style-name="T290">a</text:span> <text:span text:style-name="T290">es</text:span> de <text:span text:style-name="T517">león.</text:span> Y sus patas son de becerro, <text:span text:style-name="T295">aunque también parecen tener algo de estructura de alas</text:span>. <text:span text:style-name="T326">También, según el </text:span><text:alphabetical-index-mark-start text:id="IMark94457253502928"/><text:alphabetical-index-mark-start text:id="IMark94457326454512"/><text:alphabetical-index-mark-start text:id="IMark94457300870800"/><text:span text:style-name="T326">Salmo 18</text:span><text:alphabetical-index-mark-end text:id="IMark94457300870800"/><text:alphabetical-index-mark-end text:id="IMark94457326454512"/><text:alphabetical-index-mark-end text:id="IMark94457253502928"/><text:span text:style-name="T326">, a YHWH, le gusta cabalgarlos </text:span><text:span text:style-name="T326"><text:note text:id="ftn45" text:note-class="footnote"><text:note-citation>45</text:note-citation><text:note-body><text:p text:style-name="Footnote"><text:bookmark-start text:name="__RefHeading___Toc39517_1836810514"/><text:s/><text:alphabetical-index-mark-start text:id="IMark94457300954560"/><text:alphabetical-index-mark-start text:id="IMark94457235794000"/><text:alphabetical-index-mark-start text:id="IMark94457312349312"/><text:span text:style-name="T501">Salmo 18</text:span><text:alphabetical-index-mark-end text:id="IMark94457312349312"/><text:alphabetical-index-mark-end text:id="IMark94457235794000"/><text:alphabetical-index-mark-end text:id="IMark94457300954560"/><text:span text:style-name="T501">:10 </text:span><text:a xlink:type="simple" xlink:href="https://www.biblegateway.com/passage/?search=salmo+18%3A10&amp;version=RVA" text:style-name="Internet_20_link" text:visited-style-name="Visited_20_Internet_20_Link"><text:span text:style-name="T501">RVA</text:span></text:a><text:bookmark-end text:name="__RefHeading___Toc39517_1836810514"/></text:p></text:note-body></text:note></text:span><text:span text:style-name="T326">.</text:span></text:p>
      <text:p text:style-name="P16">Animales poderosos, <text:span text:style-name="T333">muy inteligentes, para ser animales, y muy hermosos, </text:span>pero animales al fin y al cabo. Una especie de mascotas celestiales. Criaturas que solo el creador puede haber diseñado porque según Ezequiel parecen tener cuerpo de hombre <text:note text:id="ftn46" text:note-class="footnote"><text:note-citation>46</text:note-citation><text:note-body><text:p text:style-name="Footnote"><text:bookmark-start text:name="__RefHeading___Toc39515_1836810514"/><text:s/><text:alphabetical-index-mark-start text:id="IMark94457289170128"/><text:alphabetical-index-mark-start text:id="IMark94457300954560"/><text:span text:style-name="T296">Ezequiel 1</text:span><text:alphabetical-index-mark-end text:id="IMark94457300954560"/><text:alphabetical-index-mark-end text:id="IMark94457289170128"/><text:span text:style-name="T296">:5 </text:span><text:a xlink:type="simple" xlink:href="https://www.biblegateway.com/passage/?search=Ezequiel+1%3A5&amp;version=RVA" text:style-name="Internet_20_link" text:visited-style-name="Visited_20_Internet_20_Link"><text:span text:style-name="T296">RVA</text:span></text:a><text:bookmark-end text:name="__RefHeading___Toc39515_1836810514"/></text:p></text:note-body></text:note><text:s/>y <text:span text:style-name="T290">tener capacidades extraordinarias como cambiar su cara a </text:span><text:soft-page-break/><text:span text:style-name="T290">cualquiera de 4 posibles </text:span><text:span text:style-name="T290"><text:note text:id="ftn47" text:note-class="footnote"><text:note-citation>47</text:note-citation><text:note-body><text:p text:style-name="Footnote"><text:bookmark-start text:name="__RefHeading___Toc39513_1836810514"/><text:s/><text:alphabetical-index-mark-start text:id="IMark94457289170128"/><text:alphabetical-index-mark-start text:id="IMark94457326454512"/><text:span text:style-name="T296">Ezequiel 1</text:span><text:alphabetical-index-mark-end text:id="IMark94457326454512"/><text:alphabetical-index-mark-end text:id="IMark94457289170128"/><text:span text:style-name="T296">:10 </text:span><text:a xlink:type="simple" xlink:href="https://www.biblegateway.com/passage/?search=Ezequiel+1%3A10&amp;version=RVA" text:style-name="Internet_20_link" text:visited-style-name="Visited_20_Internet_20_Link"><text:span text:style-name="T296">RVA</text:span></text:a><text:bookmark-end text:name="__RefHeading___Toc39513_1836810514"/></text:p></text:note-body></text:note></text:span><text:span text:style-name="T290">. Una especie de </text:span><text:span text:style-name="T512">transformer</text:span><text:span text:style-name="T290"> biológicos. Emiten luz que viene de su interior que parece ser como llamas de carbón encendido </text:span><text:span text:style-name="T290"><text:note text:id="ftn48" text:note-class="footnote"><text:note-citation>48</text:note-citation><text:note-body><text:p text:style-name="Footnote"><text:bookmark-start text:name="__RefHeading___Toc39511_1836810514"/><text:s/><text:alphabetical-index-mark-start text:id="IMark94457235794000"/><text:alphabetical-index-mark-start text:id="IMark94457300870800"/><text:span text:style-name="T297">Ezequiel 1</text:span><text:alphabetical-index-mark-end text:id="IMark94457300870800"/><text:alphabetical-index-mark-end text:id="IMark94457235794000"/><text:span text:style-name="T297">:13 </text:span><text:a xlink:type="simple" xlink:href="https://www.biblegateway.com/passage/?search=Ezequiel+1%3A13&amp;version=RVA" text:style-name="Internet_20_link" text:visited-style-name="Visited_20_Internet_20_Link"><text:span text:style-name="T297">RVA</text:span></text:a><text:bookmark-end text:name="__RefHeading___Toc39511_1836810514"/></text:p></text:note-body></text:note></text:span><text:span text:style-name="T290">. Uno de ellos incluso toma con su mano de dicho fuego en su interior y se lo da un hombre vestido de lino </text:span><text:span text:style-name="T290"><text:note text:id="ftn49" text:note-class="footnote"><text:note-citation>49</text:note-citation><text:note-body><text:p text:style-name="P192"><text:bookmark-start text:name="__RefHeading___Toc39509_1836810514"/><text:s/><text:alphabetical-index-mark-start text:id="IMark94457235794000"/><text:alphabetical-index-mark-start text:id="IMark94457324755152"/><text:alphabetical-index-mark-start text:id="IMark94457317151376"/><text:alphabetical-index-mark-start text:id="IMark94457306268736"/><text:span text:style-name="T293">Ezequiel 1</text:span><text:alphabetical-index-mark-end text:id="IMark94457306268736"/><text:alphabetical-index-mark-end text:id="IMark94457317151376"/><text:span text:style-name="T293">0</text:span><text:alphabetical-index-mark-end text:id="IMark94457324755152"/><text:alphabetical-index-mark-end text:id="IMark94457235794000"/><text:span text:style-name="T293">:7 </text:span><text:a xlink:type="simple" xlink:href="https://www.biblegateway.com/passage/?search=Ezequiel+10%3A7&amp;version=RVA" text:style-name="Internet_20_link" text:visited-style-name="Visited_20_Internet_20_Link"><text:span text:style-name="T293">RVA</text:span></text:a><text:bookmark-end text:name="__RefHeading___Toc39509_1836810514"/></text:p></text:note-body></text:note></text:span><text:span text:style-name="T290">. Y, según </text:span><text:alphabetical-index-mark-start text:id="IMark94457233602448"/><text:alphabetical-index-mark-start text:id="IMark94457311633632"/><text:span text:style-name="T290">Ezequiel 1</text:span><text:alphabetical-index-mark-end text:id="IMark94457311633632"/><text:alphabetical-index-mark-end text:id="IMark94457233602448"/><text:span text:style-name="T290">, corren como el relámpago </text:span><text:span text:style-name="T290"><text:note text:id="ftn50" text:note-class="footnote"><text:note-citation>50</text:note-citation><text:note-body><text:p text:style-name="Footnote"><text:bookmark-start text:name="__RefHeading___Toc39507_1836810514"/><text:s/><text:alphabetical-index-mark-start text:id="IMark94457235794000"/><text:alphabetical-index-mark-start text:id="IMark94457311633632"/><text:span text:style-name="T300">Ezequiel 1</text:span><text:alphabetical-index-mark-end text:id="IMark94457311633632"/><text:alphabetical-index-mark-end text:id="IMark94457235794000"/><text:span text:style-name="T300">:14 </text:span><text:a xlink:type="simple" xlink:href="https://www.biblegateway.com/passage/?search=Ezequiel+1%3A14&amp;version=RVA" text:style-name="Internet_20_link" text:visited-style-name="Visited_20_Internet_20_Link"><text:span text:style-name="T300">RVA</text:span></text:a><text:bookmark-end text:name="__RefHeading___Toc39507_1836810514"/></text:p></text:note-body></text:note></text:span><text:span text:style-name="T290">.</text:span></text:p>
      <text:p text:style-name="P17">Animales poderosos pero animales al fin y al cabo.</text:p>
      <text:h text:style-name="P211" text:outline-level="2"><text:bookmark-start text:name="__RefHeading___Toc28147_1627726659"/><text:span text:style-name="T257">Creación</text:span>.<text:bookmark-end text:name="__RefHeading___Toc28147_1627726659"/></text:h>
      <text:p text:style-name="P56"><text:span text:style-name="T278">La biblia describe l</text:span>a creación, o lo que el autor de <text:alphabetical-index-mark-start text:id="IMark94457300954560"/><text:alphabetical-index-mark-start text:id="IMark94457251895840"/>Hebreos 9<text:alphabetical-index-mark-end text:id="IMark94457251895840"/><text:alphabetical-index-mark-end text:id="IMark94457300954560"/> llama “<text:span text:style-name="T278">ESTA</text:span> creación” <text:note text:id="ftn51" text:note-class="footnote"><text:note-citation>51</text:note-citation><text:note-body><text:p text:style-name="Footnote"><text:bookmark-start text:name="__RefHeading___Toc39505_1836810514"/><text:s/><text:alphabetical-index-mark-start text:id="IMark94457300954560"/><text:alphabetical-index-mark-start text:id="IMark94457235794000"/><text:span text:style-name="T278">Hebreos 9</text:span><text:alphabetical-index-mark-end text:id="IMark94457235794000"/><text:alphabetical-index-mark-end text:id="IMark94457300954560"/><text:span text:style-name="T278">:11 </text:span><text:a xlink:type="simple" xlink:href="https://www.biblegateway.com/passage/?search=Hebreos+9%3A11&amp;version=RVA" text:style-name="Internet_20_link" text:visited-style-name="Visited_20_Internet_20_Link"><text:span text:style-name="T278">RVA</text:span></text:a><text:span text:style-name="T278"> </text:span><text:a xlink:type="simple" xlink:href="https://biblehub.com/text/hebrews/9-11.htm" text:style-name="Internet_20_link" text:visited-style-name="Visited_20_Internet_20_Link"><text:span text:style-name="T278">biblehub</text:span></text:a> <text:a xlink:type="simple" xlink:href="https://biblehub.com/greek/3778.htm" text:style-name="Internet_20_link" text:visited-style-name="Visited_20_Internet_20_Link"><text:span text:style-name="T301">G3778</text:span></text:a><text:bookmark-end text:name="__RefHeading___Toc39505_1836810514"/></text:p></text:note-body></text:note>, en <text:alphabetical-index-mark-start text:id="IMark94457300870800"/><text:alphabetical-index-mark-start text:id="IMark94457317151376"/><text:span text:style-name="T517">Génesis</text:span> 1<text:alphabetical-index-mark-end text:id="IMark94457317151376"/><text:alphabetical-index-mark-end text:id="IMark94457300870800"/> y <text:alphabetical-index-mark-start text:id="IMark94457253679904"/><text:alphabetical-index-mark-start text:id="IMark94457251502576"/><text:span text:style-name="T278">Génesis </text:span>2<text:alphabetical-index-mark-end text:id="IMark94457251502576"/><text:alphabetical-index-mark-end text:id="IMark94457253679904"/>.</text:p>
      <text:p text:style-name="P57"><text:span text:style-name="T286">M</text:span>uchas personas trata<text:span text:style-name="T286">n</text:span> de reconciliar lo que dice el texto <text:span text:style-name="T286">del Génesis </text:span>con las ideas de una religión que se hace pasar por ciencia. <text:span text:style-name="T287">O con ideas preconcebidas de lo que narra el texto.</text:span></text:p>
      <text:p text:style-name="P58">Pero en realidad no hay necesidad <text:span text:style-name="T277">si leemos el texto tal y como está.</text:span></text:p>
      <text:p text:style-name="P62">Y si no negamos lo que por lógica es obvio: Que TIENE que existir un creador.</text:p>
      <text:p text:style-name="P9"><text:span text:style-name="T288">Y recordemos que TIENE que existir porq</text:span>ue </text:p>
      <text:p text:style-name="P8"><text:tab/><text:span text:style-name="T5">S</text:span>i vamos a llamar al ser humano inteligente, diseñador y creativo, <text:span text:style-name="T4">por todos los aviones, zapatos, celulares, automóviles, por toda la tecnología, que ha construido,</text:span></text:p>
      <text:p text:style-name="P11">Tenemos que </text:p>
      <text:p text:style-name="P8"><text:soft-page-break/><text:span text:style-name="T4"><text:tab/>Admitir, por necesidad lógica, que l</text:span>a <text:span text:style-name="T279">complejidad de la </text:span>maquinaria biológica <text:span text:style-name="T1">que observamos en plantas y animales </text:span>exige un<text:span text:style-name="T279">a</text:span> <text:span text:style-name="T279">tecnología</text:span> <text:span text:style-name="T281">de alguien </text:span>muchísimo mas inteligente, <text:span text:style-name="T5">diseñador </text:span>y creativo que el ser humano. <text:span text:style-name="T289">Un creador.</text:span></text:p>
      <text:p text:style-name="P22">Es simple observación y lógica.</text:p>
      <text:p text:style-name="P23"><text:span text:style-name="T284">Por eso</text:span> <text:span text:style-name="T285">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4"><text:span text:style-name="T285">Haciendo esto y estudiando un poco el hebreo original</text:span>, <text:span text:style-name="T279">la descripción de </text:span><text:alphabetical-index-mark-start text:id="IMark94457235794000"/><text:alphabetical-index-mark-start text:id="IMark94457324755152"/><text:span text:style-name="T279">Génesis 1</text:span><text:alphabetical-index-mark-end text:id="IMark94457324755152"/><text:alphabetical-index-mark-end text:id="IMark94457235794000"/><text:span text:style-name="T279"> y </text:span><text:alphabetical-index-mark-start text:id="IMark94457326454512"/><text:alphabetical-index-mark-start text:id="IMark94457251895840"/><text:span text:style-name="T279">Génesis 2</text:span><text:alphabetical-index-mark-end text:id="IMark94457251895840"/><text:alphabetical-index-mark-end text:id="IMark94457326454512"/><text:span text:style-name="T279"> se puede entender de manera coherente con proyecciones futuristas de la tecnología actual del hombre.</text:span></text:p>
      <text:p text:style-name="P59"><text:span text:style-name="T276">El primer versículo nos delimita que va a hablar de dos partes: el shamaim, traducido como los cielos, y la tierra. </text:span><text:span text:style-name="Bible_5f_text"><text:span text:style-name="T276">“</text:span></text:span><text:bookmark text:name="es-RVA-1"/><text:span text:style-name="Bible_5f_text">EN el principio crió Dios los cielos y la tierra</text:span><text:span text:style-name="Bible_5f_text"><text:span text:style-name="T276">” </text:span></text:span><text:span text:style-name="Bible_5f_text"><text:span text:style-name="T276"><text:note text:id="ftn52" text:note-class="footnote"><text:note-citation>52</text:note-citation><text:note-body><text:p text:style-name="Footnote"><text:bookmark-start text:name="__RefHeading___Toc39503_1836810514"/><text:s/><text:alphabetical-index-mark-start text:id="IMark94457317396064"/><text:alphabetical-index-mark-start text:id="IMark94457251895840"/><text:span text:style-name="T279">Génesis 1</text:span><text:alphabetical-index-mark-end text:id="IMark94457251895840"/><text:alphabetical-index-mark-end text:id="IMark94457317396064"/><text:span text:style-name="T279">:1 </text:span><text:a xlink:type="simple" xlink:href="https://www.biblegateway.com/passage/?search=Génesis+1%3A1&amp;version=RVA" text:style-name="Internet_20_link" text:visited-style-name="Visited_20_Internet_20_Link"><text:span text:style-name="T279">RVA</text:span></text:a><text:bookmark-end text:name="__RefHeading___Toc39503_1836810514"/></text:p></text:note-body></text:note></text:span></text:span><text:span text:style-name="T276">.</text:span></text:p>
      <text:p text:style-name="P60">Aquí es importante aclarar que el vocablo hebreo de crear también <text:span text:style-name="T281">acepta</text:span> <text:span text:style-name="T281">la idea</text:span> de construir, de organizar, de dar forma, <text:span text:style-name="T281">de armar.</text:span></text:p>
      <text:p text:style-name="P63"><text:span text:style-name="T279">En el siguiente versículo observamos que había cosas preexistentes a eso que va a crear, organizar o armar: </text:span><text:span text:style-name="Bible_5f_text"><text:span text:style-name="T279">“</text:span></text:span><text:bookmark text:name="es-RVA-2"/><text:span text:style-name="Bible_5f_text">Y la tierra estaba desordenada y vacía, y las tinieblas estaban sobre la haz del abismo, y el Espíritu de Dios se movía sobre la haz de </text:span><text:soft-page-break/><text:span text:style-name="Bible_5f_text">las aguas</text:span><text:span text:style-name="Bible_5f_text"><text:span text:style-name="T279">” </text:span></text:span><text:span text:style-name="Bible_5f_text"><text:span text:style-name="T279"><text:note text:id="ftn53" text:note-class="footnote"><text:note-citation>53</text:note-citation><text:note-body><text:p text:style-name="Footnote"><text:bookmark-start text:name="__RefHeading___Toc39501_1836810514"/><text:s/><text:alphabetical-index-mark-start text:id="IMark94457289170128"/><text:alphabetical-index-mark-start text:id="IMark94457311633632"/><text:span text:style-name="T280">Génesis 1</text:span><text:alphabetical-index-mark-end text:id="IMark94457311633632"/><text:alphabetical-index-mark-end text:id="IMark94457289170128"/><text:span text:style-name="T280">:2 </text:span><text:a xlink:type="simple" xlink:href="https://www.biblegateway.com/passage/?search=Génesis+1%3A2&amp;version=RVA" text:style-name="Internet_20_link" text:visited-style-name="Visited_20_Internet_20_Link"><text:span text:style-name="T280">RVA</text:span></text:a><text:bookmark-end text:name="__RefHeading___Toc39501_1836810514"/></text:p></text:note-body></text:note></text:span></text:span><text:span text:style-name="T279">. Ya había una “tierra desordenada”, un “abismo” y unas “aguas”. Y todo estaba oscuro y en desorden. No es difícil imaginar un planeta lleno de agua pero vacío y oscuro por la falta de una atmósfera transparente.</text:span></text:p>
      <text:p text:style-name="P64">Es evidente la múltiple interdependencia de las plantas, los animales y el medio ambiente. El funcionamiento de la maquinaria biológica depende <text:span text:style-name="T502">mutuamente, </text:span>de <text:span text:style-name="T483">múltiples</text:span> maneras, de otras maquinarias biológicas, <text:span text:style-name="T502">por eso se les llama ecosistemas</text:span>. Pero también hay una dependencia del medio. La maquinaria <text:span text:style-name="T483">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64">Así, no es difícil imaginar que todo ten<text:span text:style-name="T303">í</text:span>a que ser puesto en funcionamiento en un lapso de tiempo que le permitiera al sistema global arrancar sin colapsar. Un lapso de tiempo como el descrito en <text:alphabetical-index-mark-start text:id="IMark94457317151376"/><text:alphabetical-index-mark-start text:id="IMark94457306268736"/><text:span text:style-name="T517">Génesis</text:span> 1<text:alphabetical-index-mark-end text:id="IMark94457306268736"/><text:alphabetical-index-mark-end text:id="IMark94457317151376"/> y 2: <text:span text:style-name="T486">6</text:span> gi<text:span text:style-name="T302">r</text:span>os del planeta sobre su eje. <text:span text:style-name="T486">6</text:span> días. <text:span text:style-name="T397">Punto.</text:span></text:p>
      <text:h text:style-name="Heading_20_5" text:outline-level="5"><text:bookmark-start text:name="__RefHeading___Toc28149_1627726659"/><text:span text:style-name="T517">Día</text:span> 1.<text:bookmark-end text:name="__RefHeading___Toc28149_1627726659"/></text:h>
      <text:p text:style-name="P65"><text:span text:style-name="T304">El tercer versículo de la biblia nos dice qué hizo Elohim el primer día: </text:span><text:span text:style-name="Bible_5f_text"><text:span text:style-name="T304">“</text:span></text:span><text:bookmark text:name="es-RVA-3"/><text:span text:style-name="Bible_5f_text">Y dijo Dios: Sea la luz: y fué la luz</text:span><text:span text:style-name="Bible_5f_text"><text:span text:style-name="T304">” </text:span></text:span><text:span text:style-name="Bible_5f_text"><text:span text:style-name="T304"><text:note text:id="ftn54" text:note-class="footnote"><text:note-citation>54</text:note-citation><text:note-body><text:p text:style-name="Footnote"><text:bookmark-start text:name="__RefHeading___Toc39499_1836810514"/><text:s/><text:alphabetical-index-mark-start text:id="IMark94457300954560"/><text:alphabetical-index-mark-start text:id="IMark94457235794000"/><text:span text:style-name="T305">Génesis 1</text:span><text:alphabetical-index-mark-end text:id="IMark94457235794000"/><text:alphabetical-index-mark-end text:id="IMark94457300954560"/><text:span text:style-name="T305">:3 </text:span><text:a xlink:type="simple" xlink:href="https://www.biblegateway.com/passage/?search=Génesis+1%3A3&amp;version=RVA" text:style-name="Internet_20_link" text:visited-style-name="Visited_20_Internet_20_Link"><text:span text:style-name="T305">RVA</text:span></text:a><text:bookmark-end text:name="__RefHeading___Toc39499_1836810514"/></text:p></text:note-body></text:note></text:span></text:span><text:span text:style-name="T304">. Si seguimos el contexto establecido, es el momento en el que el creador da la orden </text:span><text:span text:style-name="T549">de </text:span><text:span text:style-name="T304">usar su avanzadísima tecnología para generar una atmósfera que permita el paso de la luz y se pueda empezar a diferenciar el día de la noche. El proceso se inicia y no se tarda </text:span><text:soft-page-break/><text:span text:style-name="T304">mas de una rotación de este planeta sobre su eje antes de que se alcance a distinguir los dos estados: uno de luz y otro de oscuridad.</text:span></text:p>
      <text:h text:style-name="Heading_20_5" text:outline-level="5"><text:bookmark-start text:name="__RefHeading___Toc28151_1627726659"/><text:span text:style-name="T517">Día</text:span> <text:span text:style-name="T306">2</text:span>.<text:bookmark-end text:name="__RefHeading___Toc28151_1627726659"/></text:h>
      <text:p text:style-name="P66"><text:span text:style-name="T306">El sexto versículo nos resume el segundo día: </text:span><text:span text:style-name="Bible_5f_text"><text:span text:style-name="T306">“</text:span></text:span><text:bookmark text:name="es-RVA-6"/><text:span text:style-name="Bible_5f_text">Y dijo Dios: Haya expansión en medio de las aguas, y separe las aguas de las aguas</text:span><text:span text:style-name="Bible_5f_text"><text:span text:style-name="T306">” </text:span></text:span><text:span text:style-name="Bible_5f_text"><text:span text:style-name="T306"><text:note text:id="ftn55" text:note-class="footnote"><text:note-citation>55</text:note-citation><text:note-body><text:p text:style-name="Footnote"><text:bookmark-start text:name="__RefHeading___Toc39497_1836810514"/><text:s/><text:alphabetical-index-mark-start text:id="IMark94457306268736"/><text:alphabetical-index-mark-start text:id="IMark94457289170128"/><text:span text:style-name="T306">Génesis 1</text:span><text:alphabetical-index-mark-end text:id="IMark94457289170128"/><text:alphabetical-index-mark-end text:id="IMark94457306268736"/><text:span text:style-name="T306">:6 </text:span><text:a xlink:type="simple" xlink:href="https://www.biblegateway.com/passage/?search=Génesis+1%3A6&amp;version=RVA" text:style-name="Internet_20_link" text:visited-style-name="Visited_20_Internet_20_Link"><text:span text:style-name="T306">RVA</text:span></text:a><text:bookmark-end text:name="__RefHeading___Toc39497_1836810514"/></text:p></text:note-body></text:note></text:span></text:span><text:span text:style-name="T306">.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517">Día</text:span> <text:span text:style-name="T306">3</text:span>.<text:bookmark-end text:name="__RefHeading___Toc28153_1627726659"/></text:h>
      <text:p text:style-name="P164">En el tercer día Elohim separa los seco de la masa de agua inferior, <text:span text:style-name="T482">la que estaba debajo de los cielos</text:span>. Si se reconcilia el texto con la evidencia física que vemos aún hoy día, incluso después de los tiempos de Noé, el proceso genera una <text:span text:style-name="T481">caparazón</text:span> <text:span text:style-name="T481">de granito </text:span>alrededor del planeta que <text:span text:style-name="T481">tiene debajo un </text:span>océano subterráneo interconectado y <text:span text:style-name="T30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517">Día</text:span> <text:span text:style-name="T308">4</text:span>.<text:bookmark-end text:name="__RefHeading___Toc28155_1627726659"/></text:h>
      <text:p text:style-name="P68">El cuarto día modifica la atmósfera lo suficiente para que se pueda observar el sol en el día y la luna y las estrellas en la noche. Es de observar que los objetos externos a la atmósfera ya <text:span text:style-name="T522">existían físicamente</text:span>. La vela plasmática que llamamos sol y el objeto <text:span text:style-name="T487">cuasi-</text:span>esférico que refleja la luz proveniente del sol y que llamamos luna, ya <text:span text:style-name="T522">existían físicamente</text:span>. Lo que crea en este momento, <text:span text:style-name="T503">a lo que le da forma,</text:span> <text:span text:style-name="T522">organiza, arregla,</text:span> son las luces, o luceros en algunas traducciones. Las crea mediante <text:span text:style-name="T522">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517">Día</text:span> 5.<text:bookmark-end text:name="__RefHeading___Toc28157_1627726659"/></text:h>
      <text:p text:style-name="P67">El día quinto Elohim da la orden de crear todos los animales <text:span text:style-name="T309">acuáticos </text:span>adultos <text:span text:style-name="T309">y aves adultas </text:span>con los que <text:span text:style-name="T487">decidió, durante la etapa de diseño,</text:span> empezar el proceso reproductivo de <text:span text:style-name="T309">estos </text:span>animal<text:span text:style-name="T309">es</text:span>. Y lo hizo de manera similar a como creó toda la vegetación del planeta, mediante <text:span text:style-name="T307">tele-copia atómica paralela globalizada, <text:s/></text:span>para usar <text:span text:style-name="T307">terminología de tipo cinematográfico. O sea un </text:span><text:span text:style-name="T513">copy-paste</text:span><text:span text:style-name="T307"> atómico tridimensional y paralelo.</text:span></text:p>
      <text:h text:style-name="Heading_20_5" text:outline-level="5"><text:bookmark-start text:name="__RefHeading___Toc28159_1627726659"/><text:span text:style-name="T517">Día</text:span> 6.<text:bookmark-end text:name="__RefHeading___Toc28159_1627726659"/></text:h>
      <text:p text:style-name="P161">El día sexto hizo el resto de los animales adultos, <text:span text:style-name="T310">los terrestres,</text:span> y al primer hombre. De manera similar a como creo las plantas, los animales <text:span text:style-name="T480">acuáticos</text:span> y las aves, de manera similar como un ser humano de este tiempo crea un documento en su computador. Le dice “mijito crear documento”. En este caso todo se hizo f<text:span text:style-name="T480">u</text:span>e a través de otro hijito, <text:span text:style-name="T313">la copia maestra</text:span>: el hijo de Dios, el Señor de Señores, el Rey de Reyes, El Hijo Unigénito de <text:span text:style-name="T310">Dios</text:span>, El Primero <text:soft-page-break/>y el Último, El <text:span text:style-name="T171">Meshiakh</text:span> de Israel: Yeshua Ha<text:span text:style-name="T517">M</text:span>ashiakh, Nuestro Salvador Jesucristo. <text:span text:style-name="T31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310"><text:note text:id="ftn56" text:note-class="footnote"><text:note-citation>56</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320">H929</text:span></text:a><text:bookmark-end text:name="__RefHeading___Toc39495_1836810514"/></text:p></text:note-body></text:note></text:span><text:span text:style-name="T310"><text:s/>así lo indica. Y luego, por ahí en la tardecita, cuando Adán ya había hecho su tarea, Elohim lo duerme y le crea su compañera.</text:span></text:p>
      <text:h text:style-name="Heading_20_5" text:outline-level="5"><text:bookmark-start text:name="__RefHeading___Toc28161_1627726659"/><text:span text:style-name="T315">Fácil</text:span>.<text:bookmark-end text:name="__RefHeading___Toc28161_1627726659"/></text:h>
      <text:p text:style-name="P69">Si realmente aceptamos lo lógico. Que:</text:p>
      <text:p text:style-name="P10"><text:tab/><text:span text:style-name="T5">S</text:span>i vamos a llamar al ser humano inteligente, diseñador y creativo, <text:span text:style-name="T4">por todos los aviones, zapatos, celulares, automóviles, por toda la tecnología, que ha construido,</text:span></text:p>
      <text:p text:style-name="P12">Tenemos que </text:p>
      <text:p text:style-name="P10"><text:span text:style-name="T4"><text:tab/>Admitir, por necesidad lógica, que l</text:span>a <text:span text:style-name="T279">complejidad de la </text:span>maquinaria biológica <text:span text:style-name="T1">que observamos en plantas y animales </text:span>exige un<text:span text:style-name="T279">a</text:span> <text:span text:style-name="T279">tecnología</text:span> <text:span text:style-name="T281">de alguien </text:span>muchísimo mas inteligente, <text:span text:style-name="T5">diseñador </text:span>y creativo que el ser humano. <text:span text:style-name="T289">Un creador.</text:span></text:p>
      <text:p text:style-name="P25">Si realmente aceptamos que TIENE, <text:span text:style-name="T321">por necesidad lógica,</text:span> que haber un creador <text:span text:style-name="T312">con una tecnología que apenas logramos imaginar</text:span>.</text:p>
      <text:p text:style-name="P25">Y si leemos <text:alphabetical-index-mark-start text:id="IMark94457326454512"/><text:alphabetical-index-mark-start text:id="IMark94457300954560"/>Génesis 1<text:alphabetical-index-mark-end text:id="IMark94457300954560"/><text:alphabetical-index-mark-end text:id="IMark94457326454512"/> y 2 como están escritos, y <text:span text:style-name="T311">no como nos enseñaron a leerlos, o como queremos leerlos para que cuadren con nuestras ideas preconcebidas, no es tan difícil creerlos.</text:span></text:p>
      <text:p text:style-name="P26"><text:span text:style-name="T314">Hoy día, con la tecnología actual, imaginando la del creador, n</text:span>o es difícil creer los dos primeros capítulos del Génesis. </text:p>
      <text:p text:style-name="P44"><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322">Lo anterior</text:span>.<text:bookmark-end text:name="__RefHeading___Toc28163_1627726659"/></text:h>
      <text:p text:style-name="P110">Pero según la mismas escrituras, según la biblia, hay cosas que ya estaban antes de la creación descrita en <text:alphabetical-index-mark-start text:id="IMark94457251623696"/><text:alphabetical-index-mark-start text:id="IMark94457311633632"/><text:span text:style-name="T478">Génesis</text:span> 1<text:alphabetical-index-mark-end text:id="IMark94457311633632"/><text:alphabetical-index-mark-end text:id="IMark94457251623696"/> y 2.</text:p>
      <text:h text:style-name="Heading_20_5" text:outline-level="5"><text:bookmark-start text:name="__RefHeading___Toc28165_1627726659"/>Elohim.<text:bookmark-end text:name="__RefHeading___Toc28165_1627726659"/></text:h>
      <text:p text:style-name="P113">El vocablo mismo Elohim, que es el Creador, según <text:alphabetical-index-mark-start text:id="IMark94457317151376"/><text:alphabetical-index-mark-start text:id="IMark94457253502928"/>Génesis 1<text:alphabetical-index-mark-end text:id="IMark94457253502928"/><text:alphabetical-index-mark-end text:id="IMark94457317151376"/> y 2, ya existía puesto que es el creador. Así pues, Elohim no hace parte de lo creado en <text:alphabetical-index-mark-start text:id="IMark94457289170128"/><text:alphabetical-index-mark-start text:id="IMark94457235794000"/>Génesis 1<text:alphabetical-index-mark-end text:id="IMark94457235794000"/><text:alphabetical-index-mark-end text:id="IMark94457289170128"/>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203"><text:span text:style-name="T396">Yeshua, nuestro señor Jesucristo, así no todos estén enterados de que es su señor, o no quieran reconocerlo como tal, tampoco hace parte ni de ESTA creación ni de nada de lo creado. Según </text:span><text:alphabetical-index-mark-start text:id="IMark94457326454512"/><text:alphabetical-index-mark-start text:id="IMark94457324755152"/><text:span text:style-name="T396">Juan 1</text:span><text:alphabetical-index-mark-end text:id="IMark94457324755152"/><text:alphabetical-index-mark-end text:id="IMark94457326454512"/><text:span text:style-name="T396">, </text:span><text:span text:style-name="Bible_5f_text"><text:span text:style-name="T39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396">” </text:span></text:span><text:span text:style-name="Bible_5f_text"><text:span text:style-name="T396"><text:note text:id="ftn57" text:note-class="footnote"><text:note-citation>57</text:note-citation><text:note-body><text:p text:style-name="Footnote"><text:bookmark-start text:name="__RefHeading___Toc39493_1836810514"/><text:s/><text:alphabetical-index-mark-start text:id="IMark94457289170128"/><text:alphabetical-index-mark-start text:id="IMark94457311633632"/><text:span text:style-name="T541">Juan 1</text:span><text:alphabetical-index-mark-end text:id="IMark94457311633632"/><text:alphabetical-index-mark-end text:id="IMark94457289170128"/><text:span text:style-name="T541">:1-4 </text:span><text:a xlink:type="simple" xlink:href="https://www.biblegateway.com/passage/?search=Juan+1%3A1-4&amp;version=RVA-2015" text:style-name="Internet_20_link" text:visited-style-name="Visited_20_Internet_20_Link"><text:span text:style-name="T541">RVA-2015</text:span></text:a><text:bookmark-end text:name="__RefHeading___Toc39493_1836810514"/></text:p></text:note-body></text:note></text:span></text:span><text:span text:style-name="T396">, y luego nos dice que: </text:span><text:span text:style-name="Bible_5f_text"><text:span text:style-name="T396">“</text:span></text:span><text:bookmark text:name="es-RVA-2015-26026"/><text:span text:style-name="Bible_5f_text"><text:span text:style-name="T396">Y </text:span></text:span><text:span text:style-name="Bible_5f_text">la Palabra se hizo carne y habitó entre nosotros, y contemplamos su gloria, como la gloria del unigénito del Padre lleno de gracia y de verda</text:span><text:span text:style-name="Bible_5f_text"><text:span text:style-name="T396">d” </text:span></text:span><text:span text:style-name="Bible_5f_text"><text:span text:style-name="T396"><text:note text:id="ftn58" text:note-class="footnote"><text:note-citation>58</text:note-citation><text:note-body><text:p text:style-name="Footnote"><text:bookmark-start text:name="__RefHeading___Toc39491_1836810514"/><text:s/><text:alphabetical-index-mark-start text:id="IMark94457324755152"/><text:alphabetical-index-mark-start text:id="IMark94457326454512"/><text:span text:style-name="T541">Juan 1</text:span><text:alphabetical-index-mark-end text:id="IMark94457326454512"/><text:alphabetical-index-mark-end text:id="IMark94457324755152"/><text:span text:style-name="T541">:14 </text:span><text:a xlink:type="simple" xlink:href="https://www.biblegateway.com/passage/?search=Juan+1%3A14&amp;version=RVA-2015" text:style-name="Internet_20_link" text:visited-style-name="Visited_20_Internet_20_Link"><text:span text:style-name="T541">RVA-2015</text:span></text:a><text:bookmark-end text:name="__RefHeading___Toc39491_1836810514"/></text:p></text:note-body></text:note></text:span></text:span><text:span text:style-name="T396">. Y termina identificando </text:span><text:soft-page-break/><text:span text:style-name="T396">a la Palabra con Jesucristo diciendo </text:span><text:span text:style-name="Bible_5f_text">”</text:span><text:span text:style-name="Bible_5f_text"><text:span text:style-name="T541">la</text:span></text:span><text:span text:style-name="Bible_5f_text"> gracia y la verdad nos han llegado por medio de Jesucristo</text:span><text:span text:style-name="Bible_5f_text"><text:span text:style-name="T396">” </text:span></text:span><text:span text:style-name="Bible_5f_text"><text:span text:style-name="T396"><text:note text:id="ftn59" text:note-class="footnote"><text:note-citation>59</text:note-citation><text:note-body><text:p text:style-name="Footnote"><text:bookmark-start text:name="__RefHeading___Toc39489_1836810514"/><text:s/><text:alphabetical-index-mark-start text:id="IMark94457251623696"/><text:alphabetical-index-mark-start text:id="IMark94457306268736"/><text:span text:style-name="T541">Juan 1</text:span><text:alphabetical-index-mark-end text:id="IMark94457306268736"/><text:alphabetical-index-mark-end text:id="IMark94457251623696"/><text:span text:style-name="T541">:17 </text:span><text:a xlink:type="simple" xlink:href="https://www.biblegateway.com/passage/?search=Juan+1%3A17&amp;version=RVA-2015" text:style-name="Internet_20_link" text:visited-style-name="Visited_20_Internet_20_Link"><text:span text:style-name="T541">RVA-2015</text:span></text:a><text:bookmark-end text:name="__RefHeading___Toc39489_1836810514"/></text:p></text:note-body></text:note></text:span></text:span><text:span text:style-name="T396">. Todas las cosas fueron hechas por medio de Yeshua y sin El no fue hecho nada de lo que ha sido hecho. Yeshua es anterior a todo lo creado incluyendo ESTA creación.</text:span></text:p>
      <text:h text:style-name="P216" text:outline-level="5"><text:bookmark-start text:name="__RefHeading___Toc28167_16277266591"/><text:span text:style-name="T543">Ruakh Hakodesh</text:span>.<text:bookmark-end text:name="__RefHeading___Toc28167_16277266591"/></text:h>
      <text:p text:style-name="P202">El Espíritu o “Viento” Santo ya exist<text:span text:style-name="T538">ía. </text:span><text:span text:style-name="T540">Es </text:span><text:span text:style-name="T538">obvio</text:span><text:span text:style-name="T540"> pero hay que mencionarlo porque hay personas que les gusta negar lo </text:span><text:span text:style-name="T538">obvio</text:span><text:span text:style-name="T540">.</text:span></text:p>
      <text:h text:style-name="Heading_20_5" text:outline-level="5"><text:bookmark-start text:name="__RefHeading___Toc28169_1627726659"/>Los Hijos de Elohim.<text:bookmark-end text:name="__RefHeading___Toc28169_1627726659"/></text:h>
      <text:p text:style-name="P108"><text:span text:style-name="T394">Los "</text:span><text:span text:style-name="T515">beni-haelohim</text:span><text:span text:style-name="T394">”, los hijos de Elohim </text:span><text:span text:style-name="T394"><text:note text:id="ftn60" text:note-class="footnote"><text:note-citation>60</text:note-citation><text:note-body><text:p text:style-name="Footnote"><text:bookmark-start text:name="__RefHeading___Toc39487_1836810514"/><text:s/><text:alphabetical-index-mark-start text:id="IMark94457246724144"/><text:alphabetical-index-mark-start text:id="IMark94457328324960"/><text:span text:style-name="T363">Job 1</text:span><text:alphabetical-index-mark-end text:id="IMark94457328324960"/><text:alphabetical-index-mark-end text:id="IMark94457246724144"/><text:span text:style-name="T363">:6 </text:span><text:a xlink:type="simple" xlink:href="https://biblehub.com/text/job/1-6.htm" text:style-name="Internet_20_link" text:visited-style-name="Visited_20_Internet_20_Link"><text:span text:style-name="T363">biblehub</text:span></text:a><text:bookmark-end text:name="__RefHeading___Toc39487_1836810514"/></text:p></text:note-body></text:note></text:span><text:span text:style-name="T394">, la unión de los vocablos H1121 y H430 del código Strong tampoco hacen parte de ESTA creación. En ninguna parte de </text:span><text:alphabetical-index-mark-start text:id="IMark94457251623696"/><text:alphabetical-index-mark-start text:id="IMark94457235794000"/><text:span text:style-name="T394">Génesis 1</text:span><text:alphabetical-index-mark-end text:id="IMark94457235794000"/><text:alphabetical-index-mark-end text:id="IMark94457251623696"/><text:span text:style-name="T394">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109">En ninguna parte del recuento de la creación en <text:alphabetical-index-mark-start text:id="IMark94457317151376"/><text:alphabetical-index-mark-start text:id="IMark94457253502928"/>Génesis 1<text:alphabetical-index-mark-end text:id="IMark94457253502928"/><text:alphabetical-index-mark-end text:id="IMark94457317151376"/> y 2 aparece el vocablo hebreo <text:span text:style-name="T317">H4397 </text:span><text:note text:id="ftn61" text:note-class="footnote"><text:note-citation>61</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315">H4397</text:span></text:a><text:bookmark-end text:name="__RefHeading___Toc39485_1836810514"/></text:p></text:note-body></text:note><text:span text:style-name="T317">, el vocablo “malakh” en singular, o “malakhim” en plural, usado en la biblia </text:span>para “ángel” o “mensajero”. <text:span text:style-name="T394">Ademas, en el </text:span><text:alphabetical-index-mark-start text:id="IMark94457289170128"/><text:span text:style-name="T394">Salmo 8</text:span><text:alphabetical-index-mark-end text:id="IMark94457289170128"/><text:span text:style-name="T394">, también se usa el vocablo de Elohim, ese que es el Creador, para referirse a los ángeles como conjunto </text:span><text:span text:style-name="T394"><text:note text:id="ftn62" text:note-class="footnote"><text:note-citation>62</text:note-citation><text:note-body><text:p text:style-name="Footnote"><text:bookmark-start text:name="__RefHeading___Toc39483_1836810514"/><text:s/><text:alphabetical-index-mark-start text:id="IMark94457399520160"/><text:alphabetical-index-mark-start text:id="IMark94457289170128"/><text:span text:style-name="T323">Salmo 8</text:span><text:alphabetical-index-mark-end text:id="IMark94457289170128"/><text:alphabetical-index-mark-end text:id="IMark94457399520160"/><text:span text:style-name="T323">:5 </text:span><text:a xlink:type="simple" xlink:href="https://biblehub.com/text/psalms/8-5.htm" text:style-name="Internet_20_link" text:visited-style-name="Visited_20_Internet_20_Link"><text:span text:style-name="T323">biblehub</text:span></text:a><text:bookmark-end text:name="__RefHeading___Toc39483_1836810514"/></text:p></text:note-body></text:note></text:span><text:span text:style-name="T394">. Los ángeles no hacen parte de ESTA creación. </text:span></text:p>
      <text:h text:style-name="Heading_20_5" text:outline-level="5"><text:bookmark-start text:name="__RefHeading___Toc28173_1627726659"/><text:soft-page-break/><text:span text:style-name="T398">El Satán y compañía</text:span>.<text:bookmark-end text:name="__RefHeading___Toc28173_1627726659"/></text:h>
      <text:p text:style-name="P173"><text:span text:style-name="T408">Los </text:span>“bení-haelohim” <text:span text:style-name="T408">que no son ningún angelito</text:span>, todos esos hijos de Elohim que <text:span text:style-name="T408">se opusieron a</text:span> YHWH, a Jehová, a Elohim, <text:span text:style-name="T408">cuando creó al ser humano, </text:span>tampoco hacen parte de ESTA creación. Entre ellos está el Satán, la serpiente antigua, el diablo, <text:span text:style-name="T399">el primer mentiroso y el primer asesino, todos títulos de la persona que solo se nombra en la biblia por dichos títulos. El mismo que inicia el problemita de la desobediencia al engañar a Eva</text:span>. <text:span text:style-name="T400">El Satán y compañía n</text:span>o hacen parte <text:span text:style-name="T400">de ESTA creación </text:span>porque son un <text:span text:style-name="T517">subconjunto</text:span> de los bení-haelohim <text:span text:style-name="T400">que tampoco hacen parte de ESTA creación</text:span>.</text:p>
      <text:h text:style-name="Heading_20_5" text:outline-level="5"><text:bookmark-start text:name="__RefHeading___Toc36519_9290936"/>Los Alados.<text:bookmark-end text:name="__RefHeading___Toc36519_9290936"/></text:h>
      <text:p text:style-name="P174">Los Serafim de <text:alphabetical-index-mark-start text:id="IMark94457235794000"/><text:alphabetical-index-mark-start text:id="IMark94457253502928"/>Isaías 6<text:alphabetical-index-mark-end text:id="IMark94457253502928"/><text:alphabetical-index-mark-end text:id="IMark94457235794000"/>, los Querubim de Ezequiel y las criaturas vivientes o animales de <text:alphabetical-index-mark-start text:id="IMark94457317151376"/><text:alphabetical-index-mark-start text:id="IMark94457311633632"/>Revelación 4<text:alphabetical-index-mark-end text:id="IMark94457311633632"/><text:alphabetical-index-mark-end text:id="IMark94457317151376"/>, esos de los que ya se habló, ya estaban creados. Estos poderosos animales que son cabalgados por YHWH y que tienen 6 extremidades y 4 posibles caras, estos especies de <text:span text:style-name="T512">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111">Las estrellas tampoco. La única aparición <text:span text:style-name="T550">en Génesis 1 y 2 </text:span>del vocablo usado en la biblia para “estrella”, el vocablo <text:span text:style-name="T317">H3556 </text:span><text:span text:style-name="T317"><text:note text:id="ftn63" text:note-class="footnote"><text:note-citation>63</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317">H3556</text:span></text:a><text:bookmark-end text:name="__RefHeading___Toc39481_1836810514"/></text:p></text:note-body></text:note></text:span><text:span text:style-name="T31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457326454512"/><text:alphabetical-index-mark-start text:id="IMark94457300870800"/>Génesis 1<text:alphabetical-index-mark-end text:id="IMark94457300870800"/><text:alphabetical-index-mark-end text:id="IMark94457326454512"/> y 2. <text:span text:style-name="T317">Esto es perfectamente coherente con el hecho de que los “cielos” del </text:span><text:soft-page-break/><text:span text:style-name="T317">Génesis también tienen un cielo, que también fue creado por YHWH solo que ANTES de ESTA creación.</text:span></text:p>
      <text:h text:style-name="Heading_20_5" text:outline-level="5"><text:bookmark-start text:name="__RefHeading___Toc28177_1627726659"/><text:span text:style-name="T401">Una parte de l</text:span>os ejércitos <text:span text:style-name="T401">del Cielo</text:span>.<text:bookmark-end text:name="__RefHeading___Toc28177_1627726659"/></text:h>
      <text:p text:style-name="P107"><text:span text:style-name="T395">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457235794000"/><text:alphabetical-index-mark-start text:id="IMark94457311633632"/><text:span text:style-name="T395">Génesis 1</text:span><text:alphabetical-index-mark-end text:id="IMark94457311633632"/><text:alphabetical-index-mark-end text:id="IMark94457235794000"/><text:span text:style-name="T395"> fueron completados SI, cuando se crearon los animales que vuelan en el cielo, pero antes de ESTA creación ya había una buena parte de los ejércitos de los cielos. E</text:span>l <text:span text:style-name="T319">vocablo </text:span>hebreo para “ejércitos”, <text:span text:style-name="T318">el vocablo H6635 </text:span><text:span text:style-name="T318"><text:note text:id="ftn64" text:note-class="footnote"><text:note-citation>64</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318">H6635</text:span></text:a><text:bookmark-end text:name="__RefHeading___Toc39479_1836810514"/></text:p></text:note-body></text:note></text:span><text:span text:style-name="T318">, el vocablo “</text:span><text:span text:style-name="T516">tsaba</text:span><text:span text:style-name="T318">”</text:span> solo aparece <text:span text:style-name="T316">UNA</text:span> vez <text:span text:style-name="T395">en </text:span><text:alphabetical-index-mark-start text:id="IMark94457399520160"/><text:alphabetical-index-mark-start text:id="IMark94457289170128"/><text:span text:style-name="T395">Génesis 1</text:span><text:alphabetical-index-mark-end text:id="IMark94457289170128"/><text:alphabetical-index-mark-end text:id="IMark94457399520160"/>, <text:span text:style-name="T395">y aparece</text:span> <text:span text:style-name="T5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162">La expresión cielo de los cielos se usa pocas veces en la biblia. Es la unión del vocablo H8064 en singu<text:span text:style-name="T477">l</text:span>ar con el mismo en plural <text:note text:id="ftn65" text:note-class="footnote"><text:note-citation>65</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402">H8064</text:span></text:a><text:bookmark-end text:name="__RefHeading___Toc39477_1836810514"/></text:p></text:note-body></text:note>. <text:span text:style-name="T514">Shami-hashamaim</text:span> y en varias ocasiones se usa contrastándolo con el plural solo que se refiere al shamaim creado en <text:alphabetical-index-mark-start text:id="IMark94457317151376"/><text:alphabetical-index-mark-start text:id="IMark94457300870800"/>Génesis 1<text:alphabetical-index-mark-end text:id="IMark94457300870800"/><text:alphabetical-index-mark-end text:id="IMark94457317151376"/>, como se usa por ejemplo en <text:alphabetical-index-mark-start text:id="IMark94457326454512"/><text:alphabetical-index-mark-start text:id="IMark94457289170128"/>Deuteronomio 10<text:alphabetical-index-mark-end text:id="IMark94457289170128"/><text:alphabetical-index-mark-end text:id="IMark94457326454512"/> <text:note text:id="ftn66" text:note-class="footnote"><text:note-citation>66</text:note-citation><text:note-body><text:p text:style-name="P194"><text:bookmark-start text:name="__RefHeading___Toc39475_1836810514"/><text:s/><text:alphabetical-index-mark-start text:id="IMark94457412822112"/><text:alphabetical-index-mark-start text:id="IMark94457289170128"/><text:span text:style-name="T402">Deuteronomio 10</text:span><text:alphabetical-index-mark-end text:id="IMark94457289170128"/><text:alphabetical-index-mark-end text:id="IMark94457412822112"/><text:span text:style-name="T402">:14 </text:span><text:span text:style-name="T54"><text:s/></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475_1836810514"/></text:p></text:note-body></text:note>. Primero en plural y luego la combinación separada por una <text:span text:style-name="T514">vev</text:span>, <text:span text:style-name="T404">la letra hebrea que se usa separar frases</text:span>. El shamaim hace parte de ESTA creación, la narrada en <text:alphabetical-index-mark-start text:id="IMark94457251623696"/><text:alphabetical-index-mark-start text:id="IMark94457324755152"/>Génesis 1<text:alphabetical-index-mark-end text:id="IMark94457324755152"/><text:alphabetical-index-mark-end text:id="IMark94457251623696"/> y 2. El cielo del los cielos no. <text:span text:style-name="T403">Ese y</text:span>a estaba, ya existía. En el estaban <text:span text:style-name="T395">los hijos de Elohim, el </text:span><text:soft-page-break/><text:span text:style-name="T395">Satán y compañía, los ángeles y las estrellas. Bueno, el Satán y compañía todavía no eran el Satán y compañía, todavía era unos angelitos mas, no se habían opuesto. Pero la idea queda clara.</text:span></text:p>
      <text:h text:style-name="Heading_20_4" text:outline-level="2"><text:bookmark-start text:name="__RefHeading___Toc28181_1627726659"/><text:span text:style-name="T407">Coherencia</text:span>.<text:bookmark-end text:name="__RefHeading___Toc28181_1627726659"/></text:h>
      <text:p text:style-name="P163"><text:span text:style-name="T484">Lo creado </text:span>en <text:alphabetical-index-mark-start text:id="IMark94457248069584"/><text:alphabetical-index-mark-start text:id="IMark94457302047872"/>Génesis 1<text:alphabetical-index-mark-end text:id="IMark94457302047872"/><text:alphabetical-index-mark-end text:id="IMark94457248069584"/> y 2 es lo que vemos en este planeta: <text:span text:style-name="T47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479">de </text:span><text:alphabetical-index-mark-start text:id="IMark94457326454512"/><text:alphabetical-index-mark-start text:id="IMark94457300870800"/><text:span text:style-name="T479">Génesis 1</text:span><text:alphabetical-index-mark-end text:id="IMark94457300870800"/><text:alphabetical-index-mark-end text:id="IMark94457326454512"/><text:span text:style-name="T479"> y 2 </text:span>está limitado a ESTA creación.</text:p>
      <text:p text:style-name="P16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457324755152"/><text:alphabetical-index-mark-start text:id="IMark94457251623696"/>Génesis 1<text:alphabetical-index-mark-end text:id="IMark94457251623696"/><text:alphabetical-index-mark-end text:id="IMark94457324755152"/>. Esta es solo la que parece ser la mas literal de todas las maneras de entender un texto que tiene que estar diseñado para todas las edades y todas la épocas.</text:p>
      <text:p text:style-name="P115">La creatividad técnica es el mejor criterio para distinguir una religión de una ciencia. <text:span text:style-name="T545">SI.</text:span> <text:span text:style-name="T545">E</text:span>l cristianismo es una Fe. Nunca lo ha negado. <text:span text:style-name="T406">Si, reclama ser la única fe verdadera porque proviene del único Dios verdadero. Pero e</text:span>s muchísimo mas lógica y coherente, <text:span text:style-name="T405">con esa creatividad técnica que observamos, </text:span>que <text:span text:style-name="T406">el resto de</text:span> <text:span text:style-name="T405">religiones, incluyendo algunas que </text:span>se hacen pasar por ciencias.</text:p>
      <text:p text:style-name="P116"><text:soft-page-break/><text:span text:style-name="T407">S</text:span>egún la biblia, Yeshua es Señor de Señores sobre <text:span text:style-name="T504">TODO</text:span>, <text:span text:style-name="T324">todito</text:span>, <text:span text:style-name="T324">todo</text:span> <text:span text:style-name="T394">incluyendo todo lo anterior a ESTA creación, porque estas cosas TAMBIÉN fueron creadas por Yeshua y le fueron entregadas por su Padre. </text:span></text:p>
      <text:p text:style-name="P112">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117"><text:span text:style-name="T409">Según la biblia, en </text:span><text:alphabetical-index-mark-start text:id="IMark94457302047872"/><text:alphabetical-index-mark-start text:id="IMark94457235794000"/><text:span text:style-name="T409">Lucas 2</text:span><text:alphabetical-index-mark-end text:id="IMark94457235794000"/><text:alphabetical-index-mark-end text:id="IMark94457302047872"/><text:span text:style-name="T409">, se dice de Yeshua que: </text:span><text:span text:style-name="Bible_5f_text"><text:span text:style-name="T325">“</text:span></text:span><text:bookmark text:name="es-RVA-249841"/><text:span text:style-name="Bible_5f_text">os ha nacido hoy, en la ciudad de David, un Salvador, que es CRISTO el Señor</text:span><text:span text:style-name="Bible_5f_text"><text:span text:style-name="T325">” </text:span></text:span><text:span text:style-name="Bible_5f_text"><text:span text:style-name="T325"><text:note text:id="ftn67" text:note-class="footnote"><text:note-citation>67</text:note-citation><text:note-body><text:p text:style-name="Footnote"><text:bookmark-start text:name="__RefHeading___Toc39473_1836810514"/><text:s/><text:alphabetical-index-mark-start text:id="IMark94457412822112"/><text:alphabetical-index-mark-start text:id="IMark94457251917184"/><text:span text:style-name="T325">Lucas 2</text:span><text:alphabetical-index-mark-end text:id="IMark94457251917184"/><text:alphabetical-index-mark-end text:id="IMark94457412822112"/><text:span text:style-name="T325">:11 </text:span><text:a xlink:type="simple" xlink:href="https://www.biblegateway.com/passage/?search=Lucas+2%3A11&amp;version=RVA" text:style-name="Internet_20_link" text:visited-style-name="Visited_20_Internet_20_Link"><text:span text:style-name="T325">RVA</text:span></text:a><text:bookmark-end text:name="__RefHeading___Toc39473_1836810514"/></text:p></text:note-body></text:note></text:span></text:span><text:span text:style-name="T325">, y en </text:span><text:alphabetical-index-mark-start text:id="IMark94457317151376"/><text:alphabetical-index-mark-start text:id="IMark94457326454512"/><text:span text:style-name="T325">Juan 4</text:span><text:alphabetical-index-mark-end text:id="IMark94457326454512"/><text:alphabetical-index-mark-end text:id="IMark94457317151376"/><text:span text:style-name="T325"> unos samaritanos dicen de Jesucristo que: </text:span><text:span text:style-name="Bible_5f_text"><text:span text:style-name="T325">“nosotros mismos hemos oído, y sabemos que verdaderamente éste es el Salvador del mundo, el Cristo” </text:span></text:span><text:span text:style-name="Bible_5f_text"><text:span text:style-name="T325"><text:note text:id="ftn68" text:note-class="footnote"><text:note-citation>68</text:note-citation><text:note-body><text:p text:style-name="Footnote"><text:bookmark-start text:name="__RefHeading___Toc39471_1836810514"/><text:s/><text:alphabetical-index-mark-start text:id="IMark94457235794000"/><text:alphabetical-index-mark-start text:id="IMark94457326454512"/><text:span text:style-name="T325">Juan 4</text:span><text:alphabetical-index-mark-end text:id="IMark94457326454512"/><text:alphabetical-index-mark-end text:id="IMark94457235794000"/><text:span text:style-name="T325">:42 </text:span><text:a xlink:type="simple" xlink:href="https://www.biblegateway.com/passage/?search=Juan+4%3A42&amp;version=RVA" text:style-name="Internet_20_link" text:visited-style-name="Visited_20_Internet_20_Link"><text:span text:style-name="T325">RVA</text:span></text:a><text:bookmark-end text:name="__RefHeading___Toc39471_1836810514"/></text:p></text:note-body></text:note></text:span></text:span><text:span text:style-name="T325">. </text:span></text:p>
      <text:p text:style-name="P119">Así, según la biblia, Jesucristo es Salvador.</text:p>
      <text:p text:style-name="P71">Pero ¿Salvador de que? ¿De que nos Salvo?</text:p>
      <text:p text:style-name="P85"><text:span text:style-name="T410">S</text:span>olo hay dos formas <text:span text:style-name="T351">exclusiva</text:span><text:span text:style-name="T544">s</text:span><text:span text:style-name="T351"> </text:span>de ver la existencia: </text:p>
      <text:list text:style-name="L1">
        <text:list-item>
          <text:p text:style-name="P217">La <text:span text:style-name="T544">vida </text:span><text:span text:style-name="T413">física</text:span> <text:span text:style-name="T544">no continua después de la muerte </text:span><text:span text:style-name="T413">física</text:span> <text:span text:style-name="T544">porque NO hay resurrección física. La muerte física </text:span>es el final. <text:span text:style-name="T354">Punto.</text:span> <text:span text:style-name="T354">Todo se acabó </text:span>y <text:span text:style-name="T354">es</text:span> para siempre. <text:span text:style-name="T410">La muerte física</text:span> <text:span text:style-name="T410">es eterna.</text:span> <text:span text:style-name="T351">O, de manera exclusiva,</text:span></text:p>
        </text:list-item>
        <text:list-item>
          <text:p text:style-name="P217">La <text:span text:style-name="T544">vida </text:span><text:span text:style-name="T413">física</text:span> <text:span text:style-name="T544">si continua después de la muerte </text:span><text:span text:style-name="T413">física</text:span> <text:span text:style-name="T544">porque SI hay resurrección física. </text:span><text:span text:style-name="T351">L</text:span>a muerte <text:span text:style-name="T413">física</text:span> <text:span text:style-name="T505">NO</text:span> es el final. <text:span text:style-name="T353">Jesucristo resucitó físicamente, está vivo,</text:span> y la vida <text:span text:style-name="T413">física</text:span> es eterna porque vamos a volver <text:span text:style-name="T410">a ver</text:span>nos <text:span text:style-name="T352">después</text:span> de la resurrección <text:span text:style-name="T505">FÍSICA </text:span>de los muertos <text:span text:style-name="T505">FÍSICOS</text:span>. <text:span text:style-name="T414">Y esa resurrección física es para no volver a morir físicamente </text:span><text:soft-page-break/><text:span text:style-name="T414">porque ya no se puede morir físicamente, eso afirma Jesucristo.</text:span></text:p>
        </text:list-item>
      </text:list>
      <text:p text:style-name="P172">Así, Jesucristo nos salva de la muerte. </text:p>
      <text:p text:style-name="P120">Para dejar claro el concepto <text:span text:style-name="T412">desde el punto de vista bíblico,</text:span> veamos <text:span text:style-name="T412">que nos dice la biblia</text:span>.</text:p>
      <text:h text:style-name="P212" text:outline-level="2"><text:bookmark-start text:name="__RefHeading___Toc28185_1627726659"/><text:span text:style-name="T409">Vida</text:span>.<text:bookmark-end text:name="__RefHeading___Toc28185_1627726659"/></text:h>
      <text:p text:style-name="P36">En varias partes de los evangelios nuestro señor Jesucristo, Yeshua, se refiere a la vida:</text:p>
      <text:p text:style-name="P122"><text:span text:style-name="T20">En </text:span><text:alphabetical-index-mark-start text:id="IMark94457253502928"/><text:alphabetical-index-mark-start text:id="IMark94457412822112"/><text:alphabetical-index-mark-start text:id="IMark94457317151376"/><text:alphabetical-index-mark-start text:id="IMark94457256339584"/><text:span text:style-name="T20">Juan 1</text:span><text:alphabetical-index-mark-end text:id="IMark94457256339584"/><text:alphabetical-index-mark-end text:id="IMark94457317151376"/><text:span text:style-name="T20">4</text:span><text:alphabetical-index-mark-end text:id="IMark94457412822112"/><text:alphabetical-index-mark-end text:id="IMark94457253502928"/><text:span text:style-name="T20"> dice: </text:span><text:span text:style-name="Bible_5f_text"><text:span text:style-name="T20">"Yo soy el camino, la verdad y la vida" </text:span></text:span><text:span text:style-name="Bible_5f_text"><text:span text:style-name="T20"><text:note text:id="ftn69" text:note-class="footnote"><text:note-citation>69</text:note-citation><text:note-body><text:p text:style-name="Footnote"><text:bookmark-start text:name="__RefHeading___Toc39469_1836810514"/><text:span text:style-name="T20"><text:s/></text:span><text:alphabetical-index-mark-start text:id="IMark94457412822112"/><text:alphabetical-index-mark-start text:id="IMark94457289170128"/><text:alphabetical-index-mark-start text:id="IMark94457304225280"/><text:alphabetical-index-mark-start text:id="IMark94457220945888"/><text:span text:style-name="T31">Juan 1</text:span><text:alphabetical-index-mark-end text:id="IMark94457220945888"/><text:alphabetical-index-mark-end text:id="IMark94457304225280"/><text:span text:style-name="T31">4</text:span><text:alphabetical-index-mark-end text:id="IMark94457289170128"/><text:alphabetical-index-mark-end text:id="IMark94457412822112"/><text:span text:style-name="T31">:6 </text:span><text:a xlink:type="simple" xlink:href="https://www.biblegateway.com/passage/?search=Juan+14%3A6&amp;version=RVA-2015" text:style-name="Internet_20_link" text:visited-style-name="Visited_20_Internet_20_Link"><text:span text:style-name="T31">RVA-2015</text:span></text:a><text:bookmark-end text:name="__RefHeading___Toc39469_1836810514"/></text:p></text:note-body></text:note></text:span></text:span><text:span text:style-name="T20">. </text:span></text:p>
      <text:p text:style-name="P122"><text:span text:style-name="T20">En </text:span><text:alphabetical-index-mark-start text:id="IMark94457304225280"/><text:alphabetical-index-mark-start text:id="IMark94457326454512"/><text:alphabetical-index-mark-start text:id="IMark94457300870800"/><text:alphabetical-index-mark-start text:id="IMark94457306268736"/><text:span text:style-name="T20">Juan 1</text:span><text:alphabetical-index-mark-end text:id="IMark94457306268736"/><text:alphabetical-index-mark-end text:id="IMark94457300870800"/><text:span text:style-name="T20">1</text:span><text:alphabetical-index-mark-end text:id="IMark94457326454512"/><text:alphabetical-index-mark-end text:id="IMark94457304225280"/><text:span text:style-name="T20"> afirma: </text:span><text:span text:style-name="Bible_5f_text"><text:span text:style-name="T20">“Yo soy la resurrección y la vida. El que cree en mí, aunque muera, vivirá” </text:span></text:span><text:span text:style-name="Bible_5f_text"><text:span text:style-name="T20"><text:note text:id="ftn70" text:note-class="footnote"><text:note-citation>70</text:note-citation><text:note-body><text:p text:style-name="Footnote"><text:bookmark-start text:name="__RefHeading___Toc39467_1836810514"/><text:span text:style-name="T20"><text:s/></text:span><text:alphabetical-index-mark-start text:id="IMark94457253502928"/><text:alphabetical-index-mark-start text:id="IMark94457326454512"/><text:alphabetical-index-mark-start text:id="IMark94457304225280"/><text:alphabetical-index-mark-start text:id="IMark94457300870800"/><text:span text:style-name="T31">Juan 1</text:span><text:alphabetical-index-mark-end text:id="IMark94457300870800"/><text:alphabetical-index-mark-end text:id="IMark94457304225280"/><text:span text:style-name="T31">1</text:span><text:alphabetical-index-mark-end text:id="IMark94457326454512"/><text:alphabetical-index-mark-end text:id="IMark94457253502928"/><text:span text:style-name="T31">:25 </text:span><text:a xlink:type="simple" xlink:href="https://www.biblegateway.com/passage/?search=Juan+11%3A25&amp;version=RVA-2015" text:style-name="Internet_20_link" text:visited-style-name="Visited_20_Internet_20_Link"><text:span text:style-name="T31">RVA-2015</text:span></text:a><text:bookmark-end text:name="__RefHeading___Toc39467_1836810514"/></text:p></text:note-body></text:note></text:span></text:span><text:span text:style-name="T20">.</text:span></text:p>
      <text:p text:style-name="P122"><text:span text:style-name="T20">En </text:span><text:alphabetical-index-mark-start text:id="IMark94457304225280"/><text:alphabetical-index-mark-start text:id="IMark94457311633632"/><text:span text:style-name="T20">Juan 8</text:span><text:alphabetical-index-mark-end text:id="IMark94457311633632"/><text:alphabetical-index-mark-end text:id="IMark94457304225280"/><text:span text:style-name="T20">: </text:span><text:span text:style-name="Bible_5f_text"><text:span text:style-name="T20">“Yo soy la luz del mundo. El que me sigue nunca andará en tinieblas sino que tendrá la luz de la vida” </text:span></text:span><text:span text:style-name="Bible_5f_text"><text:span text:style-name="T20"><text:note text:id="ftn71" text:note-class="footnote"><text:note-citation>71</text:note-citation><text:note-body><text:p text:style-name="Footnote"><text:bookmark-start text:name="__RefHeading___Toc39465_1836810514"/><text:span text:style-name="T20"><text:s/></text:span><text:alphabetical-index-mark-start text:id="IMark94457289170128"/><text:alphabetical-index-mark-start text:id="IMark94457251623696"/><text:span text:style-name="T31">Juan 8</text:span><text:alphabetical-index-mark-end text:id="IMark94457251623696"/><text:alphabetical-index-mark-end text:id="IMark94457289170128"/><text:span text:style-name="T31">:12 </text:span><text:a xlink:type="simple" xlink:href="https://www.biblegateway.com/passage/?search=Juan+8%3A12&amp;version=RVA-2015" text:style-name="Internet_20_link" text:visited-style-name="Visited_20_Internet_20_Link"><text:span text:style-name="T31">RVA-2015</text:span></text:a><text:bookmark-end text:name="__RefHeading___Toc39465_1836810514"/></text:p></text:note-body></text:note></text:span></text:span><text:span text:style-name="T20">.</text:span></text:p>
      <text:p text:style-name="P122"><text:span text:style-name="T20">En </text:span><text:alphabetical-index-mark-start text:id="IMark94457317151376"/><text:alphabetical-index-mark-start text:id="IMark94457306268736"/><text:span text:style-name="T20">Juan 6</text:span><text:alphabetical-index-mark-end text:id="IMark94457306268736"/><text:alphabetical-index-mark-end text:id="IMark94457317151376"/><text:span text:style-name="T20">: </text:span><text:span text:style-name="Bible_5f_text"><text:span text:style-name="T20">“Yo soy el pan de vida” </text:span></text:span><text:span text:style-name="Bible_5f_text"><text:span text:style-name="T20"><text:note text:id="ftn72" text:note-class="footnote"><text:note-citation>72</text:note-citation><text:note-body><text:p text:style-name="Footnote"><text:bookmark-start text:name="__RefHeading___Toc39463_1836810514"/><text:span text:style-name="T20"><text:s/></text:span><text:alphabetical-index-mark-start text:id="IMark94457311633632"/><text:alphabetical-index-mark-start text:id="IMark94457220945888"/><text:span text:style-name="T31">Juan 6</text:span><text:alphabetical-index-mark-end text:id="IMark94457220945888"/><text:alphabetical-index-mark-end text:id="IMark94457311633632"/><text:span text:style-name="T31">:35 </text:span><text:a xlink:type="simple" xlink:href="https://www.biblegateway.com/passage/?search=Juan+6%3A35&amp;version=RVA-2015" text:style-name="Internet_20_link" text:visited-style-name="Visited_20_Internet_20_Link"><text:span text:style-name="T31">RVA-2015</text:span></text:a><text:bookmark-end text:name="__RefHeading___Toc39463_1836810514"/></text:p></text:note-body></text:note></text:span></text:span><text:span text:style-name="T20">.</text:span></text:p>
      <text:p text:style-name="P122"><text:span text:style-name="T20">En </text:span><text:alphabetical-index-mark-start text:id="IMark94457256339584"/><text:alphabetical-index-mark-start text:id="IMark94457300870800"/><text:alphabetical-index-mark-start text:id="IMark94457251623696"/><text:alphabetical-index-mark-start text:id="IMark94457317151376"/><text:span text:style-name="T20">Juan 1</text:span><text:alphabetical-index-mark-end text:id="IMark94457317151376"/><text:alphabetical-index-mark-end text:id="IMark94457251623696"/><text:span text:style-name="T20">7</text:span><text:alphabetical-index-mark-end text:id="IMark94457300870800"/><text:alphabetical-index-mark-end text:id="IMark94457256339584"/><text:span text:style-name="T20">: </text:span><text:span text:style-name="Bible_5f_text"><text:span text:style-name="T20">“</text:span></text:span><text:bookmark text:name="es-RVA-2015-26730"/><text:span text:style-name="Bible_5f_text"><text:span text:style-name="T20">Y esta es la vida eterna: que te conozcan a ti, el único Dios verdadero, y a Jesucristo a quien tú has enviado” </text:span></text:span><text:span text:style-name="Bible_5f_text"><text:span text:style-name="T20"><text:note text:id="ftn73" text:note-class="footnote"><text:note-citation>73</text:note-citation><text:note-body><text:p text:style-name="Footnote"><text:bookmark-start text:name="__RefHeading___Toc39461_1836810514"/><text:span text:style-name="T20"><text:s/></text:span><text:alphabetical-index-mark-start text:id="IMark94457251623696"/><text:alphabetical-index-mark-start text:id="IMark94457300870800"/><text:alphabetical-index-mark-start text:id="IMark94457256339584"/><text:alphabetical-index-mark-start text:id="IMark94457310478688"/><text:span text:style-name="T31">Juan 1</text:span><text:alphabetical-index-mark-end text:id="IMark94457310478688"/><text:alphabetical-index-mark-end text:id="IMark94457256339584"/><text:span text:style-name="T31">7</text:span><text:alphabetical-index-mark-end text:id="IMark94457300870800"/><text:alphabetical-index-mark-end text:id="IMark94457251623696"/><text:span text:style-name="T31">:3 </text:span><text:a xlink:type="simple" xlink:href="https://www.biblegateway.com/passage/?search=Juan+17%3A3&amp;version=RVA-2015" text:style-name="Internet_20_link" text:visited-style-name="Visited_20_Internet_20_Link"><text:span text:style-name="T31">RVA-2015</text:span></text:a><text:bookmark-end text:name="__RefHeading___Toc39461_1836810514"/></text:p></text:note-body></text:note></text:span></text:span><text:span text:style-name="T20">.</text:span></text:p>
      <text:p text:style-name="P36">En fin, La Vida, <text:span text:style-name="T2">según</text:span> la biblia en la voz de Jesucristo, es El mismo, Jesucristo, Yeshua. Y como dice <text:span text:style-name="T6">1ra</text:span> Juan 2:</text:p>
      <text:p text:style-name="P122"><text:span text:style-name="Bible_5f_text"><text:span text:style-name="T20">"Pero si alguno dice: «Yo lo conozco», y no obedece sus mandamientos, es un mentiroso y no hay verdad en él. En cambio, si uno obedece su palabra, en él se ha perfeccionado </text:span></text:span><text:soft-page-break/><text:span text:style-name="Bible_5f_text"><text:span text:style-name="T20">verdaderamente el amor de Dios, y de ese modo sabemos que estamos unidos a él. El que dice que está unido a Dios, debe vivir como vivió Jesucristo." </text:span></text:span><text:span text:style-name="Bible_5f_text"><text:span text:style-name="T20"><text:note text:id="ftn74" text:note-class="footnote"><text:note-citation>74</text:note-citation><text:note-body><text:p text:style-name="Footnote"><text:bookmark-start text:name="__RefHeading___Toc39459_1836810514"/><text:span text:style-name="T20"><text:s/></text:span><text:alphabetical-index-mark-start text:id="IMark94457253502928"/><text:alphabetical-index-mark-start text:id="IMark94457220945888"/><text:span text:style-name="T32">1 Juan 2</text:span><text:alphabetical-index-mark-end text:id="IMark94457220945888"/><text:alphabetical-index-mark-end text:id="IMark94457253502928"/><text:span text:style-name="T32">:4-6 </text:span><text:a xlink:type="simple" xlink:href="https://www.biblegateway.com/passage/?search=1+Juan+2%3A4-6&amp;version=DHH" text:style-name="Internet_20_link" text:visited-style-name="Visited_20_Internet_20_Link"><text:span text:style-name="T32">DHH</text:span></text:a><text:bookmark-end text:name="__RefHeading___Toc39459_1836810514"/></text:p></text:note-body></text:note></text:span></text:span><text:span text:style-name="T20"><text:s/></text:span><text:span text:style-name="T204">Como quien dice:</text:span><text:span text:style-name="T20"> amando.</text:span></text:p>
      <text:p text:style-name="P36">Esta vida <text:span text:style-name="T7">física </text:span>de la que habla <text:span text:style-name="T2">Jesús</text:span> es eterna, no acaba con la muerte <text:span text:style-name="T2">física</text:span> <text:span text:style-name="T7">por</text:span>que continua <text:span text:style-name="T2">después</text:span> de la <text:span text:style-name="T2">resurrección</text:span> de los muertos. <text:span text:style-name="T7">Solo se interrumpe.</text:span></text:p>
      <text:p text:style-name="P122"><text:span text:style-name="T20">Pablo explica en </text:span><text:alphabetical-index-mark-start text:id="IMark94457253643856"/><text:alphabetical-index-mark-start text:id="IMark94457311633632"/><text:alphabetical-index-mark-start text:id="IMark94457253502928"/><text:alphabetical-index-mark-start text:id="IMark94457326454512"/><text:span text:style-name="T20">Filipenses 3</text:span><text:alphabetical-index-mark-end text:id="IMark94457326454512"/><text:alphabetical-index-mark-end text:id="IMark94457253502928"/><text:alphabetical-index-mark-end text:id="IMark94457311633632"/><text:alphabetical-index-mark-end text:id="IMark94457253643856"/><text:span text:style-name="T20"> que Jesucristo </text:span><text:span text:style-name="Bible_5f_text"><text:span text:style-name="T20">"</text:span></text:span><text:bookmark text:name="es-RVA-2015-294101"/><text:span text:style-name="Bible_5f_text"><text:span text:style-name="T20">transformará nuestro cuerpo de humillación para que tenga la misma forma de su cuerpo de gloria" </text:span></text:span><text:span text:style-name="Bible_5f_text"><text:span text:style-name="T20"><text:note text:id="ftn75" text:note-class="footnote"><text:note-citation>75</text:note-citation><text:note-body><text:p text:style-name="P197"><text:bookmark-start text:name="__RefHeading___Toc39457_1836810514"/><text:span text:style-name="T20"><text:s/></text:span><text:alphabetical-index-mark-start text:id="IMark94457389863936"/><text:alphabetical-index-mark-start text:id="IMark94457332517136"/><text:alphabetical-index-mark-start text:id="IMark94457398959072"/><text:alphabetical-index-mark-start text:id="IMark94457248069584"/><text:span text:style-name="T21">Filipenses 3</text:span><text:alphabetical-index-mark-end text:id="IMark94457248069584"/><text:alphabetical-index-mark-end text:id="IMark94457398959072"/><text:alphabetical-index-mark-end text:id="IMark94457332517136"/><text:alphabetical-index-mark-end text:id="IMark94457389863936"/><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457_1836810514"/></text:p></text:note-body></text:note></text:span></text:span><text:span text:style-name="T20">. Ese que </text:span><text:span text:style-name="T56">comió</text:span><text:span text:style-name="T20"> pescado asado </text:span><text:span text:style-name="T56">según</text:span><text:span text:style-name="T20"> </text:span><text:alphabetical-index-mark-start text:id="IMark94457251623696"/><text:alphabetical-index-mark-start text:id="IMark94457256339584"/><text:alphabetical-index-mark-start text:id="IMark94457235794000"/><text:alphabetical-index-mark-start text:id="IMark94457306268736"/><text:alphabetical-index-mark-start text:id="IMark94457310478688"/><text:alphabetical-index-mark-start text:id="IMark94457300870800"/><text:span text:style-name="T20">Lucas 2</text:span><text:alphabetical-index-mark-end text:id="IMark94457300870800"/><text:alphabetical-index-mark-end text:id="IMark94457310478688"/><text:span text:style-name="T20">4</text:span><text:alphabetical-index-mark-end text:id="IMark94457306268736"/><text:alphabetical-index-mark-end text:id="IMark94457235794000"/><text:alphabetical-index-mark-end text:id="IMark94457256339584"/><text:alphabetical-index-mark-end text:id="IMark94457251623696"/><text:span text:style-name="T20">, que se puede tocar, y que </text:span><text:span text:style-name="T56">subió</text:span><text:span text:style-name="T20"> al cielo y lo vieron hasta que una </text:span><text:span text:style-name="T56">nube</text:span><text:span text:style-name="T20"> lo </text:span><text:span text:style-name="T56">cubrió</text:span><text:span text:style-name="T20"> </text:span><text:span text:style-name="T56">según</text:span><text:span text:style-name="T20"> </text:span><text:alphabetical-index-mark-start text:id="IMark94457246796080"/><text:alphabetical-index-mark-start text:id="IMark94457311638160"/><text:span text:style-name="T20">Hechos 1</text:span><text:alphabetical-index-mark-end text:id="IMark94457311638160"/><text:alphabetical-index-mark-end text:id="IMark94457246796080"/><text:span text:style-name="T20">.</text:span></text:p>
      <text:p text:style-name="P31">Si se cree esto, se está realmente vivo. Se empieza a vivir de acuerdo a eso que se cree. <text:span text:style-name="T14">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32">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76" text:note-class="footnote"><text:note-citation>76</text:note-citation><text:note-body><text:p text:style-name="Footnote"><text:bookmark-start text:name="__RefHeading___Toc39455_1836810514"/><text:span text:style-name="T20"><text:s/></text:span><text:alphabetical-index-mark-start text:id="IMark94457306268736"/><text:alphabetical-index-mark-start text:id="IMark94457235794000"/><text:alphabetical-index-mark-start text:id="IMark94457256339584"/><text:alphabetical-index-mark-start text:id="IMark94457251623696"/><text:span text:style-name="T33">Ezequiel 1</text:span><text:alphabetical-index-mark-end text:id="IMark94457251623696"/><text:alphabetical-index-mark-end text:id="IMark94457256339584"/><text:span text:style-name="T33">8</text:span><text:alphabetical-index-mark-end text:id="IMark94457235794000"/><text:alphabetical-index-mark-end text:id="IMark94457306268736"/><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455_1836810514"/></text:p></text:note-body></text:note></text:span>.</text:p>
      <text:p text:style-name="P34">El que hace lo bueno vive y el que hace lo malo muere. Seguir a Cristo, vivir como <text:span text:style-name="T18">vive </text:span>Yeshua, es hacer lo bueno, es estar vivo. <text:span text:style-name="T16">Yeshua es la Vida. Su Espíritu nos da Vida.</text:span></text:p>
      <text:p text:style-name="P35">Pero es imposible vivir como vive Yeshua si creo que está muerto, que no resucitó. <text:span text:style-name="T19">Que la muerte es el final.</text:span></text:p>
      <text:p text:style-name="P83">Si creemos <text:span text:style-name="T413">que l</text:span>a muerte <text:span text:style-name="T413">física</text:span> es el final, seguimos muertos espiritualmente, <text:span text:style-name="T411">porque según la biblia nacemos a esta vida física espiritualmente muertos.</text:span> <text:span text:style-name="T506">Nacemos sin una relación con el Padre. Relación que solo la fe en Jesucristo puede comenzar.</text:span></text:p>
      <text:p text:style-name="P83">Si creemos <text:span text:style-name="T413">que la muerte física no es el final</text:span>, ya empezó la transformación de la mente, ya nacimos de nuevo <text:span text:style-name="T413">a una vida espiritual y todas las cosas son hechas nuevas.</text:span></text:p>
      <text:p text:style-name="P84"><text:span text:style-name="T355">Solo la resurrección de Yeshua nos permite ver la existencia en la segunda forma porque es el único ejemplo del cual hay auténtica evidencia. </text:span>El problema es que nadie, absolutamente nadie, puede hacer que alguien crea lo segundo, solo el Padre <text:span text:style-name="T344">puede hacer eso.</text:span> <text:span text:style-name="T344">N</text:span>os lo <text:span text:style-name="T344">explica</text:span> el mismo Jesucristo en <text:alphabetical-index-mark-start text:id="IMark94457312349312"/><text:alphabetical-index-mark-start text:id="IMark94457300870800"/><text:span text:style-name="T85">Juan 6</text:span><text:alphabetical-index-mark-end text:id="IMark94457300870800"/><text:alphabetical-index-mark-end text:id="IMark94457312349312"/><text:span text:style-name="T85">: </text:span><text:span text:style-name="Bible_5f_text"><text:span text:style-name="T85">"Ninguno puede venir á mí, si el Padre que me envió no” </text:span></text:span><text:span text:style-name="Bible_5f_text"><text:span text:style-name="T85"><text:note text:id="ftn77" text:note-class="footnote"><text:note-citation>77</text:note-citation><text:note-body><text:p text:style-name="P199"><text:bookmark-start text:name="__RefHeading___Toc39453_1836810514"/><text:span text:style-name="T20"><text:s/></text:span><text:alphabetical-index-mark-start text:id="IMark94457253502928"/><text:alphabetical-index-mark-start text:id="IMark94457221771664"/><text:span text:style-name="T30">Juan 6</text:span><text:alphabetical-index-mark-end text:id="IMark94457221771664"/><text:alphabetical-index-mark-end text:id="IMark94457253502928"/><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453_1836810514"/></text:p></text:note-body></text:note></text:span></text:span><text:span text:style-name="Bible_5f_text"><text:span text:style-name="T85"><text:s/>“lo arrastra primero” </text:span></text:span><text:span text:style-name="Bible_5f_text"><text:span text:style-name="T85"><text:note text:id="ftn78" text:note-class="footnote"><text:note-citation>78</text:note-citation><text:note-body><text:p text:style-name="P200"><text:bookmark-start text:name="__RefHeading___Toc39451_1836810514"/><text:s/><text:alphabetical-index-mark-start text:id="IMark94457300870800"/><text:alphabetical-index-mark-start text:id="IMark94457311633632"/><text:span text:style-name="T526">Juan 6</text:span><text:alphabetical-index-mark-end text:id="IMark94457311633632"/><text:alphabetical-index-mark-end text:id="IMark94457300870800"/><text:span text:style-name="T526">: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451_1836810514"/></text:p></text:note-body></text:note></text:span></text:span><text:span text:style-name="T85">.</text:span></text:p>
      <text:p text:style-name="P121"><text:soft-page-break/><text:span text:style-name="T85">A</text:span><text:span text:style-name="T20">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73">La muerte es la ausencia de vida, la inexistencia de vida. Si se define de esta manera la muerte, <text:span text:style-name="T345">podemos decir que </text:span>así como tenemos vida física, emocional, mental y, para los nacidos en cristo, una vida espiritual, <text:span text:style-name="T507">una vida eterna,</text:span> así mismo <text:span text:style-name="T346">tenemos </text:span>una respectiva muerte para cada ausencia de cada una de estas vidas. Una muerte física, una muerte emocional, una muerte mental y una muerte espiritual.</text:p>
      <text:p text:style-name="P72">Según la biblia, todos los descendientes de Adán, nacen muertos espiritualmente. <text:span text:style-name="T347">Nacemos sin el espíritu de </text:span>Yeshua, qu<text:span text:style-name="T347">ien</text:span> es La Vida misma. <text:span text:style-name="T347">Q</text:span>uien nos da esa vida espiritual. <text:span text:style-name="T347">Quien nos da una relación con el Padre.</text:span></text:p>
      <text:p text:style-name="P74"><text:span text:style-name="T327">Según la biblia, cuando Jehová creó al hombre lo creó con esta relación, con vida no solo física sino también espiritual, pero le advirtió </text:span><text:span text:style-name="Bible_5f_text"><text:span text:style-name="T327">“</text:span></text:span><text:span text:style-name="Bible_5f_text">diciendo: De todo árbol del huerto comerás; </text:span><text:span text:style-name="Bible_5f_text"><text:span text:style-name="T327">M</text:span></text:span><text:span text:style-name="Bible_5f_text">as del árbol de ciencia del bien y del mal no comerás de él; porque el día que de él comieres, morirás.”</text:span><text:span text:style-name="Bible_5f_text"><text:span text:style-name="T327"> </text:span></text:span><text:span text:style-name="Bible_5f_text"><text:span text:style-name="T327"><text:note text:id="ftn79" text:note-class="footnote"><text:note-citation>79</text:note-citation><text:note-body><text:p text:style-name="Footnote"><text:bookmark-start text:name="__RefHeading___Toc39449_1836810514"/><text:s/><text:alphabetical-index-mark-start text:id="IMark94457235794000"/><text:alphabetical-index-mark-start text:id="IMark94457289170128"/><text:span text:style-name="T327">Génesis 2</text:span><text:alphabetical-index-mark-end text:id="IMark94457289170128"/><text:alphabetical-index-mark-end text:id="IMark94457235794000"/><text:span text:style-name="T327">:16-17 </text:span><text:a xlink:type="simple" xlink:href="https://www.biblegateway.com/passage/?search=Génesis+2%3A16-17&amp;version=RVA" text:style-name="Internet_20_link" text:visited-style-name="Visited_20_Internet_20_Link"><text:span text:style-name="T327">RVA</text:span></text:a><text:bookmark-end text:name="__RefHeading___Toc39449_1836810514"/></text:p></text:note-body></text:note></text:span></text:span><text:span text:style-name="T327">. </text:span></text:p>
      <text:p text:style-name="P86">Según <text:alphabetical-index-mark-start text:id="IMark94457235794000"/><text:alphabetical-index-mark-start text:id="IMark94457251623696"/>Juan 8<text:alphabetical-index-mark-end text:id="IMark94457251623696"/><text:alphabetical-index-mark-end text:id="IMark94457235794000"/>, Jesucristo identifica a su opositor, al Satán, si traducimos al hebreo, con el padre de la mentira, con el homicida desde el principio, con el diablo. Según <text:alphabetical-index-mark-start text:id="IMark94457253502928"/><text:alphabetical-index-mark-start text:id="IMark94457220945888"/>Mateo 23<text:alphabetical-index-mark-end text:id="IMark94457220945888"/><text:alphabetical-index-mark-end text:id="IMark94457253502928"/>, con la serpiente y la víbora <text:note text:id="ftn80" text:note-class="footnote"><text:note-citation>80</text:note-citation><text:note-body><text:p text:style-name="P193"><text:bookmark-start text:name="__RefHeading___Toc39447_1836810514"/><text:span text:style-name="T362"><text:s/></text:span><text:alphabetical-index-mark-start text:id="IMark94457412822112"/><text:alphabetical-index-mark-start text:id="IMark94457220675744"/><text:span text:style-name="T362">Mateo 23</text:span><text:alphabetical-index-mark-end text:id="IMark94457220675744"/><text:alphabetical-index-mark-end text:id="IMark94457412822112"/><text:span text:style-name="T362">:33 </text:span><text:a xlink:type="simple" xlink:href="https://www.biblegateway.com/passage/?search=Mateo+23%3A33&amp;version=RVA-2015" text:style-name="Internet_20_link" text:visited-style-name="Visited_20_Internet_20_Link"><text:span text:style-name="T362">RVA-2015</text:span></text:a><text:bookmark-end text:name="__RefHeading___Toc39447_1836810514"/></text:p></text:note-body></text:note>. Y según <text:alphabetical-index-mark-start text:id="IMark94457300870800"/><text:alphabetical-index-mark-start text:id="IMark94457311633632"/>Revelación 20<text:alphabetical-index-mark-end text:id="IMark94457311633632"/><text:alphabetical-index-mark-end text:id="IMark94457300870800"/>, con <text:span text:style-name="T362">el dragón,</text:span> el diablo y la serpiente antigua <text:note text:id="ftn81" text:note-class="footnote"><text:note-citation>81</text:note-citation><text:note-body><text:p text:style-name="Footnote"><text:bookmark-start text:name="__RefHeading___Toc39445_1836810514"/><text:s/><text:alphabetical-index-mark-start text:id="IMark94457300870800"/><text:alphabetical-index-mark-start text:id="IMark94457253502928"/><text:span text:style-name="T362">Revelación 20</text:span><text:alphabetical-index-mark-end text:id="IMark94457253502928"/><text:alphabetical-index-mark-end text:id="IMark94457300870800"/><text:span text:style-name="T362">:2 </text:span><text:a xlink:type="simple" xlink:href="https://www.biblegateway.com/passage/?search=Apocalipsis+20%3A2&amp;version=RVA-2015" text:style-name="Internet_20_link" text:visited-style-name="Visited_20_Internet_20_Link"><text:span text:style-name="T362">RVA-2015</text:span></text:a><text:bookmark-end text:name="__RefHeading___Toc39445_1836810514"/></text:p></text:note-body></text:note>.</text:p>
      <text:p text:style-name="P166"><text:soft-page-break/><text:span text:style-name="T328">La primera serpiente que menciona la biblia, o sea el padre de la mentira y el homicida desde ese principio, ese padre de los fariseos y escribas que se le opusieron a Jesucristo, engaña a Eva. Le dice: </text:span><text:span text:style-name="Bible_5f_text"><text:span text:style-name="T328">“</text:span></text:span><text:span text:style-name="Bible_5f_text">¿De veras Dios les ha dicho: No coman de ningún árbol del jardín?</text:span><text:span text:style-name="Bible_5f_text"><text:span text:style-name="T328">” </text:span></text:span><text:span text:style-name="Bible_5f_text"><text:span text:style-name="T328"><text:note text:id="ftn82" text:note-class="footnote"><text:note-citation>82</text:note-citation><text:note-body><text:p text:style-name="Footnote"><text:bookmark-start text:name="__RefHeading___Toc39443_1836810514"/><text:s/><text:alphabetical-index-mark-start text:id="IMark94457326454512"/><text:alphabetical-index-mark-start text:id="IMark94457306268736"/><text:span text:style-name="T329">Génesis 3</text:span><text:alphabetical-index-mark-end text:id="IMark94457306268736"/><text:alphabetical-index-mark-end text:id="IMark94457326454512"/><text:span text:style-name="T329">:1 </text:span><text:a xlink:type="simple" xlink:href="https://www.biblegateway.com/passage/?search=Genesis+3%3A1&amp;version=RVA-2015" text:style-name="Internet_20_link" text:visited-style-name="Visited_20_Internet_20_Link"><text:span text:style-name="T329">RVA-2015</text:span></text:a><text:bookmark-end text:name="__RefHeading___Toc39443_1836810514"/></text:p></text:note-body></text:note></text:span></text:span><text:span text:style-name="T328">. Exagera lo que YHWH ha dicho y luego miente: </text:span><text:span text:style-name="Bible_5f_text"><text:span text:style-name="T328">“</text:span></text:span><text:span text:style-name="Bible_5f_text">Ciertamente no morirán. Es que Dios sabe que el día que coman de él, los ojos les serán abiertos, y serán como Dios, conociendo el bien y el mal</text:span><text:span text:style-name="Bible_5f_text"><text:span text:style-name="T328">” </text:span></text:span><text:span text:style-name="Bible_5f_text"><text:span text:style-name="T328"><text:note text:id="ftn83" text:note-class="footnote"><text:note-citation>83</text:note-citation><text:note-body><text:p text:style-name="Footnote"><text:bookmark-start text:name="__RefHeading___Toc39441_1836810514"/><text:s/><text:alphabetical-index-mark-start text:id="IMark94457221771664"/><text:alphabetical-index-mark-start text:id="IMark94457251623696"/><text:span text:style-name="T520">Génesis 3</text:span><text:alphabetical-index-mark-end text:id="IMark94457251623696"/><text:alphabetical-index-mark-end text:id="IMark94457221771664"/><text:span text:style-name="T520">:4-5 </text:span><text:a xlink:type="simple" xlink:href="https://www.biblegateway.com/passage/?search=Genesis+3%3A4-5&amp;version=RVA-2015" text:style-name="Internet_20_link" text:visited-style-name="Visited_20_Internet_20_Link"><text:span text:style-name="T520">RVA-2015</text:span></text:a><text:bookmark-end text:name="__RefHeading___Toc39441_1836810514"/></text:p></text:note-body></text:note></text:span></text:span><text:span text:style-name="T328">.</text:span></text:p>
      <text:p text:style-name="P77">Eva come del fruto, <text:span text:style-name="T331">Adán</text:span> come del fruto y YHWH los expulsa del <text:span text:style-name="T331">Edén.</text:span> Pierden el acceso al árbol de la Vida, y <text:span text:style-name="T331">¿Q</text:span>u<text:span text:style-name="T331">é</text:span> pasa? Mueren. Ya no tienen relación con el Padre, ya no pueden comer del árbol de la Vida y mueren. <text:span text:style-name="T33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5">El texto del Génesis a partir del segundo capitulo, cuarto versículo, cambia. Deja de usar el vocablo Elohim y empieza a usar el vocablo YHWH. La narración deja de ser estrictamente secuencial, día por día, y pasa a ser mas <text:span text:style-name="T330">genérica y menos cronológica. Mas alegórica y menos literal.</text:span></text:p>
      <text:p text:style-name="P80">Pero se puede leer de forma literal.</text:p>
      <text:p text:style-name="P76"><text:span text:style-name="T338">N</text:span>o es difícil, para una persona del siglo 21, imaginar que una serpiente hable si se tiene la tecnología para hacerla hablar. Moisés, según Jesucristo, en <text:alphabetical-index-mark-start text:id="IMark94457221771664"/><text:alphabetical-index-mark-start text:id="IMark94457253643856"/>Juan 5<text:alphabetical-index-mark-end text:id="IMark94457253643856"/><text:alphabetical-index-mark-end text:id="IMark94457221771664"/>, fue quién escribió el texto. <text:span text:style-name="T339">Y, para cuando Moisés escribió esto, ya había visto arbustos hablar, </text:span><text:soft-page-break/><text:span text:style-name="T339">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340">y Moisés vivió lo que dijo que vivió.</text:span></text:p>
      <text:p text:style-name="P78"><text:span text:style-name="T33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334">según </text:span><text:alphabetical-index-mark-start text:id="IMark94457326454512"/><text:alphabetical-index-mark-start text:id="IMark94457251623696"/><text:span text:style-name="T334">Marcos 5</text:span><text:alphabetical-index-mark-end text:id="IMark94457251623696"/><text:alphabetical-index-mark-end text:id="IMark94457326454512"/><text:span text:style-name="T334"> </text:span><text:span text:style-name="T334"><text:note text:id="ftn84" text:note-class="footnote"><text:note-citation>84</text:note-citation><text:note-body><text:p text:style-name="Footnote"><text:bookmark-start text:name="__RefHeading___Toc39439_1836810514"/><text:s/><text:alphabetical-index-mark-start text:id="IMark94457300870800"/><text:alphabetical-index-mark-start text:id="IMark94457311633632"/><text:span text:style-name="T334">Marcos 5</text:span><text:alphabetical-index-mark-end text:id="IMark94457311633632"/><text:alphabetical-index-mark-end text:id="IMark94457300870800"/><text:span text:style-name="T334">:9 </text:span><text:a xlink:type="simple" xlink:href="https://www.biblegateway.com/passage/?search=Marcos+5%3A9&amp;version=RVA" text:style-name="Internet_20_link" text:visited-style-name="Visited_20_Internet_20_Link"><text:span text:style-name="T334">RVA</text:span></text:a><text:bookmark-end text:name="__RefHeading___Toc39439_1836810514"/></text:p></text:note-body></text:note></text:span><text:span text:style-name="T334">. Al hombre como tal solo le habla DESPUÉS de haber expulsado los espíritus inmundos.</text:span></text:p>
      <text:p text:style-name="P79"><text:span text:style-name="T337">En </text:span><text:alphabetical-index-mark-start text:id="IMark94457300870800"/><text:alphabetical-index-mark-start text:id="IMark94457253502928"/><text:span text:style-name="T337">Génesis 3</text:span><text:alphabetical-index-mark-end text:id="IMark94457253502928"/><text:alphabetical-index-mark-end text:id="IMark94457300870800"/><text:span text:style-name="T337">, YHWH le dice a la serpiente: </text:span><text:span text:style-name="Bible_5f_text"><text:span text:style-name="T33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334">” </text:span></text:span><text:span text:style-name="Bible_5f_text"><text:span text:style-name="T334"><text:note text:id="ftn85" text:note-class="footnote"><text:note-citation>85</text:note-citation><text:note-body><text:p text:style-name="Footnote"><text:bookmark-start text:name="__RefHeading___Toc39437_1836810514"/><text:s/><text:alphabetical-index-mark-start text:id="IMark94457253643856"/><text:alphabetical-index-mark-start text:id="IMark94457326454512"/><text:span text:style-name="T520">Génesis 3</text:span><text:alphabetical-index-mark-end text:id="IMark94457326454512"/><text:alphabetical-index-mark-end text:id="IMark94457253643856"/><text:span text:style-name="T520">:14 </text:span><text:a xlink:type="simple" xlink:href="https://www.biblegateway.com/passage/?search=Genesis+3%3A14&amp;version=RVA" text:style-name="Internet_20_link" text:visited-style-name="Visited_20_Internet_20_Link"><text:span text:style-name="T520">RVA</text:span></text:a><text:bookmark-end text:name="__RefHeading___Toc39437_1836810514"/></text:p></text:note-body></text:note></text:span></text:span><text:span text:style-name="T334">. Como quien dice, ya que te crees muy serpiente, vas a ser una más. Se lo dice al Satán, al padre de la mentira. Y desde ahí en adelante se le quedo el titulito. Titulo que Jesucristo usa con los fariseos que se le opusieron: serpientes, víboras.</text:span></text:p>
      <text:p text:style-name="P81">El texto se puede leer literalmente si podemos <text:span text:style-name="T348">creer</text:span> el contexto, <text:span text:style-name="T348">si podemos creer que Moisés vivió lo que dijo que vivió. Si podemos imaginar </text:span>la tecnología necesaria. <text:span text:style-name="T349">Y si NO nos creemos mas inteligentes o evolucionados que quien lo escribió.</text:span></text:p>
      <text:p text:style-name="P82"><text:span text:style-name="T342">Y según Pablo, todo va de acuerdo al plan. En 1ra Corintios 15 nos dice: </text:span><text:span text:style-name="Bible_5f_text"><text:span text:style-name="T341">“</text:span></text:span><text:bookmark text:name="es-RVA-2015-28707"/><text:span text:style-name="Bible_5f_text">Puesto que la muerte entró por medio de un </text:span><text:soft-page-break/><text:span text:style-name="Bible_5f_text">hombre, también por medio de un hombre ha venido la resurrección de los muertos</text:span><text:span text:style-name="Bible_5f_text"><text:span text:style-name="T342">” </text:span></text:span><text:span text:style-name="Bible_5f_text"><text:span text:style-name="T342"><text:note text:id="ftn86" text:note-class="footnote"><text:note-citation>86</text:note-citation><text:note-body><text:p text:style-name="Footnote"><text:bookmark-start text:name="__RefHeading___Toc39435_1836810514"/><text:s/><text:alphabetical-index-mark-start text:id="IMark94457221771664"/><text:alphabetical-index-mark-start text:id="IMark94457300870800"/><text:alphabetical-index-mark-start text:id="IMark94457326782784"/><text:alphabetical-index-mark-start text:id="IMark94457253192064"/><text:alphabetical-index-mark-start text:id="IMark94457411907488"/><text:alphabetical-index-mark-start text:id="IMark94457265547920"/><text:span text:style-name="T342">1 Corintios 1</text:span><text:alphabetical-index-mark-end text:id="IMark94457265547920"/><text:alphabetical-index-mark-end text:id="IMark94457411907488"/><text:span text:style-name="T342">5</text:span><text:alphabetical-index-mark-end text:id="IMark94457253192064"/><text:alphabetical-index-mark-end text:id="IMark94457326782784"/><text:alphabetical-index-mark-end text:id="IMark94457300870800"/><text:alphabetical-index-mark-end text:id="IMark94457221771664"/><text:span text:style-name="T342">:21 </text:span><text:a xlink:type="simple" xlink:href="https://www.biblegateway.com/passage/?search=1+Corintios+15%3A21&amp;version=RVA-2015" text:style-name="Internet_20_link" text:visited-style-name="Visited_20_Internet_20_Link"><text:span text:style-name="T342">RVA-2015</text:span></text:a><text:bookmark-end text:name="__RefHeading___Toc39435_1836810514"/></text:p></text:note-body></text:note></text:span></text:span><text:span text:style-name="T342">.</text:span></text:p>
      <text:p text:style-name="P169">Yeshua nos trae la resurrección. Yeshua es la Vida. Yeshua nos salvó de la muerte. </text:p>
      <text:p text:style-name="P169"><text:span text:style-name="T492">NO</text:span> <text:span text:style-name="T492">es</text:span> <text:span text:style-name="T492">evitando</text:span> la muerte que nos salva, <text:span text:style-name="T492">porque nacemos muertos espiritualmente y físicamente vamos a morir de todas maneras</text:span>. Es <text:span text:style-name="T488">SACÁNDONOS </text:span>de la muerte que nos salva. </text:p>
      <text:p text:style-name="P169"><text:span text:style-name="T508">P</text:span>rimero nos salva de la muerte espiritual, al <text:span text:style-name="T350">darnos Vida </text:span>por medio de su Espíritu Santo. <text:span text:style-name="T508">Y</text:span> después nos salva<text:span text:style-name="T343">rá</text:span> de la muerte física, cuando nos resucite a todos <text:span text:style-name="T350">en el día final. </text:span><text:span text:style-name="T551">Ese es el orden para el creyente y para el que muere sin creer será en orden inverso.</text:span></text:p>
      <text:h text:style-name="Heading_20_4" text:outline-level="2"><text:bookmark-start text:name="__RefHeading___Toc28189_1627726659"/><text:span text:style-name="T85">L</text:span><text:span text:style-name="T20">ibertador.</text:span><text:bookmark-end text:name="__RefHeading___Toc28189_1627726659"/></text:h>
      <text:p text:style-name="P87"><text:span text:style-name="T92">Según </text:span><text:alphabetical-index-mark-start text:id="IMark94457411907488"/><text:alphabetical-index-mark-start text:id="IMark94457235794000"/><text:span text:style-name="T92">Juan 8</text:span><text:alphabetical-index-mark-end text:id="IMark94457235794000"/><text:alphabetical-index-mark-end text:id="IMark94457411907488"/><text:span text:style-name="T92">, Jesucristo afirma que: </text:span><text:span text:style-name="Bible_5f_text"><text:span text:style-name="T92">“De cierto, de cierto les digo que todo aquel que practica el pecado es esclavo del pecado.” </text:span></text:span><text:span text:style-name="Bible_5f_text"><text:span text:style-name="T92"><text:note text:id="ftn87" text:note-class="footnote"><text:note-citation>87</text:note-citation><text:note-body><text:p text:style-name="Footnote"><text:bookmark-start text:name="__RefHeading___Toc39433_1836810514"/><text:s/><text:alphabetical-index-mark-start text:id="IMark94457326454512"/><text:alphabetical-index-mark-start text:id="IMark94457253643856"/><text:span text:style-name="T357">Juan 8</text:span><text:alphabetical-index-mark-end text:id="IMark94457253643856"/><text:alphabetical-index-mark-end text:id="IMark94457326454512"/><text:span text:style-name="T357">:34 </text:span><text:a xlink:type="simple" xlink:href="https://www.biblegateway.com/passage/?search=Juan+8%3A34&amp;version=RVA-2015" text:style-name="Internet_20_link" text:visited-style-name="Visited_20_Internet_20_Link"><text:span text:style-name="T357">RVA-2015</text:span></text:a><text:bookmark-end text:name="__RefHeading___Toc39433_1836810514"/></text:p></text:note-body></text:note></text:span></text:span><text:span text:style-name="T92"><text:s/>y que: </text:span><text:span text:style-name="Bible_5f_text"><text:span text:style-name="T92">“</text:span></text:span><text:bookmark text:name="es-RVA-2015-26385"/><text:span text:style-name="Bible_5f_text"><text:span text:style-name="T20">si el Hijo los hace libres, serán verdaderamente libres</text:span></text:span><text:span text:style-name="Bible_5f_text"><text:span text:style-name="T92">” </text:span></text:span><text:span text:style-name="Bible_5f_text"><text:span text:style-name="T92"><text:note text:id="ftn88" text:note-class="footnote"><text:note-citation>88</text:note-citation><text:note-body><text:p text:style-name="Footnote"><text:bookmark-start text:name="__RefHeading___Toc39431_1836810514"/><text:s/><text:alphabetical-index-mark-start text:id="IMark94457235794000"/><text:alphabetical-index-mark-start text:id="IMark94457300870800"/><text:span text:style-name="T357">Juan 8</text:span><text:alphabetical-index-mark-end text:id="IMark94457300870800"/><text:alphabetical-index-mark-end text:id="IMark94457235794000"/><text:span text:style-name="T357">:36 </text:span><text:a xlink:type="simple" xlink:href="https://www.biblegateway.com/passage/?search=Juan+8%3A36&amp;version=RVA-2015" text:style-name="Internet_20_link" text:visited-style-name="Visited_20_Internet_20_Link"><text:span text:style-name="T357">RVA-2015</text:span></text:a><text:bookmark-end text:name="__RefHeading___Toc39431_1836810514"/></text:p></text:note-body></text:note></text:span></text:span><text:span text:style-name="T92">. </text:span></text:p>
      <text:p text:style-name="P88"><text:span text:style-name="T93">Pablo </text:span><text:span text:style-name="T102">también</text:span><text:span text:style-name="T93"> lo explica en </text:span><text:alphabetical-index-mark-start text:id="IMark94457311633632"/><text:alphabetical-index-mark-start text:id="IMark94457251623696"/><text:span text:style-name="T93">Romanos 6</text:span><text:alphabetical-index-mark-end text:id="IMark94457251623696"/><text:alphabetical-index-mark-end text:id="IMark94457311633632"/><text:span text:style-name="T93">: </text:span><text:span text:style-name="Bible_5f_text"><text:span text:style-name="T93">“</text:span></text:span><text:bookmark text:name="es-DHH-27750"/><text:span text:style-name="Bible_5f_text"><text:span text:style-name="T9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93"><text:note text:id="ftn89" text:note-class="footnote"><text:note-citation>89</text:note-citation><text:note-body><text:p text:style-name="Footnote"><text:bookmark-start text:name="__RefHeading___Toc39429_1836810514"/><text:s/><text:alphabetical-index-mark-start text:id="IMark94457246796080"/><text:alphabetical-index-mark-start text:id="IMark94457412822112"/><text:span text:style-name="T358">Romanos 6</text:span><text:alphabetical-index-mark-end text:id="IMark94457412822112"/><text:alphabetical-index-mark-end text:id="IMark94457246796080"/><text:span text:style-name="T358">:16 </text:span><text:a xlink:type="simple" xlink:href="https://www.biblegateway.com/passage/?search=Romanos+6%3A16&amp;version=DHH" text:style-name="Internet_20_link" text:visited-style-name="Visited_20_Internet_20_Link"><text:span text:style-name="T358">DHH</text:span></text:a><text:bookmark-end text:name="__RefHeading___Toc39429_1836810514"/></text:p></text:note-body></text:note></text:span></text:span><text:span text:style-name="T93">. </text:span><text:span text:style-name="T94">Y continua diciendo: </text:span><text:span text:style-name="Bible_5f_text"><text:span text:style-name="T94">“Pero ahora, libres del pecado y hechos siervos de Dios, tienen como su recompensa </text:span></text:span><text:soft-page-break/><text:span text:style-name="Bible_5f_text"><text:span text:style-name="T94">la santificación y, al fin, la vida eterna. Porque la paga del pecado es muerte; pero el don de Dios es vida eterna en Cristo Jesús” </text:span></text:span><text:span text:style-name="Bible_5f_text"><text:span text:style-name="T94"><text:note text:id="ftn90" text:note-class="footnote"><text:note-citation>90</text:note-citation><text:note-body><text:p text:style-name="Footnote"><text:bookmark-start text:name="__RefHeading___Toc39427_1836810514"/><text:s/><text:alphabetical-index-mark-start text:id="IMark94457306268736"/><text:alphabetical-index-mark-start text:id="IMark94457235794000"/><text:span text:style-name="T359">Romanos 6</text:span><text:alphabetical-index-mark-end text:id="IMark94457235794000"/><text:alphabetical-index-mark-end text:id="IMark94457306268736"/><text:span text:style-name="T359">:22-23 </text:span><text:a xlink:type="simple" xlink:href="https://www.biblegateway.com/passage/?search=Romanos+6%3A22-23&amp;version=RVA-2015" text:style-name="Internet_20_link" text:visited-style-name="Visited_20_Internet_20_Link"><text:span text:style-name="T359">RVA-2015</text:span></text:a><text:bookmark-end text:name="__RefHeading___Toc39427_1836810514"/></text:p></text:note-body></text:note></text:span></text:span><text:span text:style-name="T94">. </text:span><text:span text:style-name="T95">Y añade en </text:span><text:alphabetical-index-mark-start text:id="IMark94457253502928"/><text:alphabetical-index-mark-start text:id="IMark94457253643856"/><text:span text:style-name="T95">Romanos 8</text:span><text:alphabetical-index-mark-end text:id="IMark94457253643856"/><text:alphabetical-index-mark-end text:id="IMark94457253502928"/><text:span text:style-name="T95"> que </text:span><text:span text:style-name="Bible_5f_text"><text:span text:style-name="T95">“</text:span></text:span><text:bookmark text:name="es-RVA-2015-28086"/><text:span text:style-name="Bible_5f_text"><text:span text:style-name="T95">la ley del Espíritu de vida en Cristo Jesús me ha librado de la ley del pecado y de la muerte” </text:span></text:span><text:span text:style-name="Bible_5f_text"><text:span text:style-name="T95"><text:note text:id="ftn91" text:note-class="footnote"><text:note-citation>91</text:note-citation><text:note-body><text:p text:style-name="Footnote"><text:bookmark-start text:name="__RefHeading___Toc39425_1836810514"/><text:s/><text:alphabetical-index-mark-start text:id="IMark94457265547920"/><text:alphabetical-index-mark-start text:id="IMark94457253643856"/><text:span text:style-name="T360">Romanos 8</text:span><text:alphabetical-index-mark-end text:id="IMark94457253643856"/><text:alphabetical-index-mark-end text:id="IMark94457265547920"/><text:span text:style-name="T360">:2 </text:span><text:a xlink:type="simple" xlink:href="https://www.biblegateway.com/passage/?search=Romans+8%3A2&amp;version=RVA-2015" text:style-name="Internet_20_link" text:visited-style-name="Visited_20_Internet_20_Link"><text:span text:style-name="T360">RVA-2015</text:span></text:a><text:bookmark-end text:name="__RefHeading___Toc39425_1836810514"/></text:p></text:note-body></text:note></text:span></text:span><text:span text:style-name="T95">.</text:span></text:p>
      <text:p text:style-name="P27">Así, Yeshua nos libra de<text:span text:style-name="T489">l</text:span> poder que el pecado tiene en nosotros. Es un poder del cual no podemos escapar nosotros mismos. Cualquiera pu<text:span text:style-name="T495">e</text:span>de darse cuenta que todos somos pecadores. Lo llamamos “la condición humana”, <text:span text:style-name="T523">entre comillas</text:span>. <text:span text:style-name="T523">Decimos: “t</text:span>odos cometemos errores”.</text:p>
      <text:p text:style-name="P185"><text:span text:style-name="T96">Pablo </text:span><text:span text:style-name="T97">también</text:span><text:span text:style-name="T96"> explica en </text:span><text:alphabetical-index-mark-start text:id="IMark94457253502928"/><text:alphabetical-index-mark-start text:id="IMark94457326454512"/><text:span text:style-name="T96">Romanos 7</text:span><text:alphabetical-index-mark-end text:id="IMark94457326454512"/><text:alphabetical-index-mark-end text:id="IMark94457253502928"/><text:span text:style-name="T96"> que: </text:span><text:span text:style-name="Bible_5f_text"><text:span text:style-name="T96">“</text:span></text:span><text:bookmark text:name="es-RVA-2015-28077"/><text:span text:style-name="Bible_5f_text"><text:span text:style-name="T20">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96">” </text:span></text:span><text:span text:style-name="Bible_5f_text"><text:span text:style-name="T96"><text:note text:id="ftn92" text:note-class="footnote"><text:note-citation>92</text:note-citation><text:note-body><text:p text:style-name="Footnote"><text:bookmark-start text:name="__RefHeading___Toc39423_1836810514"/><text:s/><text:alphabetical-index-mark-start text:id="IMark94457220945888"/><text:alphabetical-index-mark-start text:id="IMark94457300870800"/><text:span text:style-name="T361">Romanos 7</text:span><text:alphabetical-index-mark-end text:id="IMark94457300870800"/><text:alphabetical-index-mark-end text:id="IMark94457220945888"/><text:span text:style-name="T361">:18-</text:span><text:span text:style-name="T542">20</text:span><text:span text:style-name="T361"> </text:span><text:a xlink:type="simple" xlink:href="https://www.biblegateway.com/passage/?search=Romanos+7%3A18-20&amp;version=RVA-2015" text:style-name="Internet_20_link" text:visited-style-name="Visited_20_Internet_20_Link"><text:span text:style-name="T361">RVA-2015</text:span></text:a><text:bookmark-end text:name="__RefHeading___Toc39423_1836810514"/></text:p></text:note-body></text:note></text:span></text:span><text:span text:style-name="T96">. Y añade: </text:span><text:span text:style-name="Bible_5f_text"><text:span text:style-name="T96">“</text:span></text:span><text:bookmark text:name="es-RVA-2015-28083"/><text:span text:style-name="Bible_5f_text"><text:span text:style-name="T96"> ¡Miserable hombre de mí! ¿Quién me librará de este cuerpo de muerte? ¡Doy gracias a Dios por medio de Jesucristo nuestro Señor!” </text:span></text:span><text:span text:style-name="Bible_5f_text"><text:span text:style-name="T96"><text:note text:id="ftn93" text:note-class="footnote"><text:note-citation>93</text:note-citation><text:note-body><text:p text:style-name="Footnote"><text:bookmark-start text:name="__RefHeading___Toc39421_1836810514"/><text:s/><text:alphabetical-index-mark-start text:id="IMark94457253502928"/><text:alphabetical-index-mark-start text:id="IMark94457221771664"/><text:span text:style-name="T361">Romanos 7</text:span><text:alphabetical-index-mark-end text:id="IMark94457221771664"/><text:alphabetical-index-mark-end text:id="IMark94457253502928"/><text:span text:style-name="T361">:24-25 </text:span><text:a xlink:type="simple" xlink:href="https://www.biblegateway.com/passage/?search=Romanos+7%3A24-25&amp;version=RVA-2015" text:style-name="Internet_20_link" text:visited-style-name="Visited_20_Internet_20_Link"><text:span text:style-name="T361">RVA-2015</text:span></text:a><text:bookmark-end text:name="__RefHeading___Toc39421_1836810514"/></text:p></text:note-body></text:note></text:span></text:span><text:span text:style-name="T96">.</text:span></text:p>
      <text:p text:style-name="P186"><text:span text:style-name="T221">Así, se pasa de una esclavitud al pecado, de la cual no podemos salir solos, y por lo tanto es forzada, a una esclavitud voluntaria a Jesucristo. Si </text:span><text:span text:style-name="T234">escogemos voluntariamente a </text:span><text:span text:style-name="T221">Jesucristo </text:span><text:span text:style-name="T234">como</text:span><text:span text:style-name="T221"> nuestro </text:span><text:span text:style-name="T234">A</text:span><text:span text:style-name="T221">mo, </text:span><text:span text:style-name="T234">nuestro Maestro, </text:span><text:span text:style-name="T221">nuestro Rey, nuestro Señor, es porque obedecemos lo que el nos ordena: amar a Dios sobre todas las cosas, amar al prójimo como nos amamos a nosotros mismos, y amarnos los unos a los otros como </text:span><text:span text:style-name="T222">Jesucristo</text:span><text:span text:style-name="T221"> nos ama. </text:span></text:p>
      <text:p text:style-name="P188"><text:soft-page-break/><text:span text:style-name="T228">L</text:span><text:span text:style-name="T224">a esclavitud permitida en la biblia no es la que conocemos como esclavitud hoy día.</text:span><text:span text:style-name="T222"> En </text:span><text:alphabetical-index-mark-start text:id="IMark94457306268736"/><text:alphabetical-index-mark-start text:id="IMark94457289170128"/><text:span text:style-name="T222">Levítico 19</text:span><text:alphabetical-index-mark-end text:id="IMark94457289170128"/><text:alphabetical-index-mark-end text:id="IMark94457306268736"/><text:span text:style-name="T222">, </text:span><text:span text:style-name="T221">YHWH </text:span><text:span text:style-name="T222">le ordena al pueblo de Israel: </text:span><text:span text:style-name="Bible_5f_text"><text:span text:style-name="T222">“</text:span></text:span><text:bookmark text:name="es-RVA-3300"/><text:span text:style-name="Bible_5f_text"><text:span text:style-name="T222">amarás á tu prójimo como á ti mismo: Yo Jehová” </text:span></text:span><text:span text:style-name="Bible_5f_text"><text:span text:style-name="T222"><text:note text:id="ftn94" text:note-class="footnote"><text:note-citation>94</text:note-citation><text:note-body><text:p text:style-name="Footnote"><text:bookmark-start text:name="__RefHeading___Toc39419_1836810514"/><text:s/><text:alphabetical-index-mark-start text:id="IMark94457332517136"/><text:alphabetical-index-mark-start text:id="IMark94457251305616"/><text:span text:style-name="T534">Levítico 19</text:span><text:alphabetical-index-mark-end text:id="IMark94457251305616"/><text:alphabetical-index-mark-end text:id="IMark94457332517136"/><text:span text:style-name="T534">:18 </text:span><text:a xlink:type="simple" xlink:href="https://www.biblegateway.com/passage/?search=Levitico+19%3A18&amp;version=RVA" text:style-name="Internet_20_link" text:visited-style-name="Visited_20_Internet_20_Link"><text:span text:style-name="T534">RVA</text:span></text:a><text:bookmark-end text:name="__RefHeading___Toc39419_1836810514"/></text:p></text:note-body></text:note></text:span></text:span><text:span text:style-name="T222">. </text:span><text:span text:style-name="T228">Y </text:span><text:span text:style-name="T222">Jesucristo explica que </text:span><text:span text:style-name="T228">el</text:span><text:span text:style-name="T222"> prójimo, en esa ley </text:span><text:span text:style-name="T224">que ordena amar al prójimo</text:span><text:span text:style-name="T222">, es cualquiera, incluso los esclavos. Esos de los cuales, en </text:span><text:alphabetical-index-mark-start text:id="IMark94457326454512"/><text:alphabetical-index-mark-start text:id="IMark94457300870800"/><text:span text:style-name="T222">Gálatas 4</text:span><text:alphabetical-index-mark-end text:id="IMark94457300870800"/><text:alphabetical-index-mark-end text:id="IMark94457326454512"/><text:span text:style-name="T222">, Pablo dice que: </text:span><text:span text:style-name="Bible_5f_text"><text:span text:style-name="T222">“entre tanto que el heredero es niño en nada difiere del esclavo” </text:span></text:span><text:span text:style-name="Bible_5f_text"><text:span text:style-name="T222"><text:note text:id="ftn95" text:note-class="footnote"><text:note-citation>95</text:note-citation><text:note-body><text:p text:style-name="Footnote"><text:bookmark-start text:name="__RefHeading___Toc39417_1836810514"/><text:s/><text:alphabetical-index-mark-start text:id="IMark94457289170128"/><text:alphabetical-index-mark-start text:id="IMark94457300870800"/><text:span text:style-name="T534">Gálatas 4</text:span><text:alphabetical-index-mark-end text:id="IMark94457300870800"/><text:alphabetical-index-mark-end text:id="IMark94457289170128"/><text:span text:style-name="T534">:1 </text:span><text:a xlink:type="simple" xlink:href="https://www.biblegateway.com/passage/?search=Galatas+4&amp;version=RVA-2015" text:style-name="Internet_20_link" text:visited-style-name="Visited_20_Internet_20_Link"><text:span text:style-name="T534">RVA-2015</text:span></text:a><text:bookmark-end text:name="__RefHeading___Toc39417_1836810514"/></text:p></text:note-body></text:note></text:span></text:span><text:span text:style-name="T222">. Esos que en NADA se diferencian del heredero </text:span><text:span text:style-name="T229">cuando es niño</text:span><text:span text:style-name="T222">. Esos </text:span><text:span text:style-name="T223">de los </text:span><text:span text:style-name="T222">que, según </text:span><text:alphabetical-index-mark-start text:id="IMark94457312349312"/><text:alphabetical-index-mark-start text:id="IMark94457221006544"/><text:span text:style-name="T223">Deuteronomio 23</text:span><text:alphabetical-index-mark-end text:id="IMark94457221006544"/><text:alphabetical-index-mark-end text:id="IMark94457312349312"/><text:span text:style-name="T223">, YHWH ordena que: </text:span><text:span text:style-name="Bible_5f_text"><text:span text:style-name="T223">“No entregarás a su amo el esclavo que acude a ti escapándose de su amo” </text:span></text:span><text:span text:style-name="Bible_5f_text"><text:span text:style-name="T223"><text:note text:id="ftn96" text:note-class="footnote"><text:note-citation>96</text:note-citation><text:note-body><text:p text:style-name="Footnote"><text:bookmark-start text:name="__RefHeading___Toc39415_1836810514"/><text:s/><text:alphabetical-index-mark-start text:id="IMark94457235794000"/><text:alphabetical-index-mark-start text:id="IMark94457253502928"/><text:span text:style-name="T535">Deuteronomio 23</text:span><text:alphabetical-index-mark-end text:id="IMark94457253502928"/><text:alphabetical-index-mark-end text:id="IMark94457235794000"/><text:span text:style-name="T535">:15 </text:span><text:a xlink:type="simple" xlink:href="https://www.biblegateway.com/passage/?search=Deuteronomio+23%3A15&amp;version=RVA-2015" text:style-name="Internet_20_link" text:visited-style-name="Visited_20_Internet_20_Link"><text:span text:style-name="T535">RVA-2015</text:span></text:a><text:bookmark-end text:name="__RefHeading___Toc39415_1836810514"/></text:p></text:note-body></text:note></text:span></text:span><text:span text:style-name="T223">. Esos que en realidad le pertenecen a YHWH tal y como </text:span><text:span text:style-name="T234">le pertenece </text:span><text:span text:style-name="T223">todo Israel y toda criatura de este planeta. Esos que, según </text:span><text:alphabetical-index-mark-start text:id="IMark94457256339584"/><text:alphabetical-index-mark-start text:id="IMark94457253643856"/><text:span text:style-name="T223">Éxodo 21</text:span><text:alphabetical-index-mark-end text:id="IMark94457253643856"/><text:alphabetical-index-mark-end text:id="IMark94457256339584"/><text:span text:style-name="T223"> debían ser dejados libres si por culpa del amo perdían un ojo </text:span><text:span text:style-name="T223"><text:note text:id="ftn97" text:note-class="footnote"><text:note-citation>97</text:note-citation><text:note-body><text:p text:style-name="Footnote"><text:bookmark-start text:name="__RefHeading___Toc39413_1836810514"/><text:s/><text:alphabetical-index-mark-start text:id="IMark94457221771664"/><text:alphabetical-index-mark-start text:id="IMark94457412822112"/><text:span text:style-name="T536">Éxodo 21</text:span><text:alphabetical-index-mark-end text:id="IMark94457412822112"/><text:alphabetical-index-mark-end text:id="IMark94457221771664"/><text:span text:style-name="T536">:26 </text:span><text:a xlink:type="simple" xlink:href="https://www.biblegateway.com/passage/?search=Exodo+21%3A26&amp;version=RVA-2015" text:style-name="Internet_20_link" text:visited-style-name="Visited_20_Internet_20_Link"><text:span text:style-name="T536">RVA-2015</text:span></text:a><text:bookmark-end text:name="__RefHeading___Toc39413_1836810514"/></text:p></text:note-body></text:note></text:span><text:span text:style-name="T223">, y que ademas, según </text:span><text:span text:style-name="T224">Levítico </text:span><text:span text:style-name="T223"><text:s/></text:span><text:span text:style-name="T224">24, se le haría al amo tal cual el le hizo al esclavo: ojo por ojo, diente por diente, vida por vida </text:span><text:span text:style-name="T224"><text:note text:id="ftn98" text:note-class="footnote"><text:note-citation>98</text:note-citation><text:note-body><text:p text:style-name="Footnote"><text:bookmark-start text:name="__RefHeading___Toc39411_1836810514"/><text:s/><text:alphabetical-index-mark-start text:id="IMark94457251623696"/><text:alphabetical-index-mark-start text:id="IMark94457253502928"/><text:span text:style-name="T536">Levítico 24</text:span><text:alphabetical-index-mark-end text:id="IMark94457253502928"/><text:alphabetical-index-mark-end text:id="IMark94457251623696"/><text:span text:style-name="T536">:19-21 </text:span><text:a xlink:type="simple" xlink:href="https://www.biblegateway.com/passage/?search=Levitico+24%3A19-21&amp;version=RVA" text:style-name="Internet_20_link" text:visited-style-name="Visited_20_Internet_20_Link"><text:span text:style-name="T536">RVA</text:span></text:a><text:bookmark-end text:name="__RefHeading___Toc39411_1836810514"/></text:p></text:note-body></text:note></text:span><text:span text:style-name="T224">. </text:span></text:p>
      <text:p text:style-name="P187"><text:span text:style-name="T224">En Jesucristo TODO creyente es hecho libre </text:span><text:span text:style-name="T225">del pecado</text:span><text:span text:style-name="T224">, no solo los esclavos, </text:span><text:span text:style-name="T225">para hacerse libremente esclavos de Jesucristo</text:span><text:span text:style-name="T224">. Pablo explica en </text:span><text:alphabetical-index-mark-start text:id="IMark94457300870800"/><text:alphabetical-index-mark-start text:id="IMark94457235794000"/><text:span text:style-name="T224">Gálatas 3</text:span><text:alphabetical-index-mark-end text:id="IMark94457235794000"/><text:alphabetical-index-mark-end text:id="IMark94457300870800"/><text:span text:style-name="T224">: </text:span><text:span text:style-name="Bible_5f_text"><text:span text:style-name="T224">“</text:span></text:span><text:bookmark text:name="es-RVA-2015-29098"/><text:span text:style-name="Bible_5f_text"><text:span text:style-name="T20">Ya no hay judío ni griego, no hay esclavo ni libre, no hay varón ni mujer; porque todos ustedes son uno en Cristo Jesús</text:span></text:span><text:span text:style-name="Bible_5f_text"><text:span text:style-name="T224">” </text:span></text:span><text:span text:style-name="Bible_5f_text"><text:span text:style-name="T224"><text:note text:id="ftn99" text:note-class="footnote"><text:note-citation>99</text:note-citation><text:note-body><text:p text:style-name="Footnote"><text:bookmark-start text:name="__RefHeading___Toc39409_1836810514"/><text:s/><text:alphabetical-index-mark-start text:id="IMark94457311633632"/><text:alphabetical-index-mark-start text:id="IMark94457306268736"/><text:span text:style-name="T536">Gálatas 3</text:span><text:alphabetical-index-mark-end text:id="IMark94457306268736"/><text:alphabetical-index-mark-end text:id="IMark94457311633632"/><text:span text:style-name="T536">:28 </text:span><text:a xlink:type="simple" xlink:href="https://www.biblegateway.com/passage/?search=Gálatas+3%3A28&amp;version=RVA-2015" text:style-name="Internet_20_link" text:visited-style-name="Visited_20_Internet_20_Link"><text:span text:style-name="T536">RVA-2015</text:span></text:a><text:bookmark-end text:name="__RefHeading___Toc39409_1836810514"/></text:p></text:note-body></text:note></text:span></text:span><text:span text:style-name="T224">. Y </text:span><text:span text:style-name="T225">en 1ra Corintios 7 Pablo explica que: aquel </text:span><text:span text:style-name="Bible_5f_text"><text:span text:style-name="T225">“que en el Señor es llamado siendo ESCLAVO, es hombre LIBRE del Señor. De igual manera, también el que es llamado siendo LIBRE, es ESCLAVO del Señor” </text:span></text:span><text:span text:style-name="Bible_5f_text"><text:span text:style-name="T225"><text:note text:id="ftn100" text:note-class="footnote"><text:note-citation>100</text:note-citation><text:note-body><text:p text:style-name="Footnote"><text:bookmark-start text:name="__RefHeading___Toc39407_1836810514"/><text:s/><text:alphabetical-index-mark-start text:id="IMark94457301429216"/><text:alphabetical-index-mark-start text:id="IMark94457434269792"/><text:span text:style-name="T537">1 Corintios 7</text:span><text:alphabetical-index-mark-end text:id="IMark94457434269792"/><text:alphabetical-index-mark-end text:id="IMark94457301429216"/><text:span text:style-name="T537">:22 </text:span><text:a xlink:type="simple" xlink:href="https://www.biblegateway.com/passage/?search=1+Corintios+7%3A22&amp;version=RVA-2015" text:style-name="Internet_20_link" text:visited-style-name="Visited_20_Internet_20_Link"><text:span text:style-name="T537">RVA-2015</text:span></text:a><text:bookmark-end text:name="__RefHeading___Toc39407_1836810514"/></text:p></text:note-body></text:note></text:span></text:span><text:span text:style-name="T225">. </text:span></text:p>
      <text:p text:style-name="P189"><text:soft-page-break/><text:span text:style-name="T225">Todos </text:span><text:span text:style-name="T226">somos </text:span><text:span text:style-name="T225">iguales en Cristo Jesús: esclavos </text:span><text:span text:style-name="T233">voluntarios </text:span><text:span text:style-name="T225">de Jesucristo para ser VERDADERAMENTE LIBRES. </text:span></text:p>
      <text:p text:style-name="P189"><text:span text:style-name="T96">E</text:span><text:span text:style-name="T227">s Dios quien, por medio de Yeshua, nos libera </text:span><text:span text:style-name="T98">de l</text:span><text:span text:style-name="T230">a</text:span><text:span text:style-name="T227"> </text:span><text:span text:style-name="T230">esclavitud</text:span><text:span text:style-name="T227"> </text:span><text:span text:style-name="T230">al </text:span><text:span text:style-name="T227">pecado </text:span><text:span text:style-name="T231">cambiándonos el corazón para que libremente nos hagamos esclavos de Jesucristo </text:span><text:span text:style-name="T232">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89">Pero recordemos que todo empezó cuando la serpiente engaño a Eva. <text:span text:style-name="T376">E</text:span>sa <text:span text:style-name="T376">serpiente </text:span>que la biblia también llama <text:span text:style-name="T363">el </text:span>Satán, <text:span text:style-name="T363">o Satanás. Palabra que es solo una transliteración del vocablo hebreo que</text:span> traduce “opositor”. </text:p>
      <text:p text:style-name="P100"><text:span text:style-name="T377">S</text:span>egún <text:alphabetical-index-mark-start text:id="IMark94457301429216"/><text:alphabetical-index-mark-start text:id="IMark94457301477504"/>Job 1<text:alphabetical-index-mark-end text:id="IMark94457301477504"/><text:alphabetical-index-mark-end text:id="IMark94457301429216"/>, <text:span text:style-name="T377">e</text:span>l Satán era, por lo menos en tiempos de Job, un “<text:span text:style-name="T518">bení-haelohim</text:span>”, un hijo de Dios <text:note text:id="ftn101" text:note-class="footnote"><text:note-citation>101</text:note-citation><text:note-body><text:p text:style-name="Footnote"><text:bookmark-start text:name="__RefHeading___Toc39405_1836810514"/><text:s/><text:alphabetical-index-mark-start text:id="IMark94457256339584"/><text:alphabetical-index-mark-start text:id="IMark94457326454512"/><text:span text:style-name="T363">Job 1</text:span><text:alphabetical-index-mark-end text:id="IMark94457326454512"/><text:alphabetical-index-mark-end text:id="IMark94457256339584"/><text:span text:style-name="T363">:6 </text:span><text:a xlink:type="simple" xlink:href="https://biblehub.com/text/job/1-6.htm" text:style-name="Internet_20_link" text:visited-style-name="Visited_20_Internet_20_Link"><text:span text:style-name="T363">biblehub</text:span></text:a><text:bookmark-end text:name="__RefHeading___Toc39405_1836810514"/></text:p></text:note-body></text:note>. <text:span text:style-name="T378">El Satán era un hijo de Elohim, ese que creó los cielos y la tierra. El Satán era un hijo del creador. Los vocablos hebreos H1121 y H430 del código Strong, los vocablos para “ben”, “hijo” y “elohim”, “Dios”, así lo indican </text:span><text:span text:style-name="T378"><text:note text:id="ftn102" text:note-class="footnote"><text:note-citation>102</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388">H1121</text:span></text:a><text:span text:style-name="T388"> </text:span><text:a xlink:type="simple" xlink:href="https://biblehub.com/hebrew/430.htm" text:style-name="Internet_20_link" text:visited-style-name="Visited_20_Internet_20_Link"><text:span text:style-name="T388">H430</text:span></text:a><text:bookmark-end text:name="__RefHeading___Toc39403_1836810514"/></text:p></text:note-body></text:note></text:span><text:span text:style-name="T378">.</text:span></text:p>
      <text:p text:style-name="P102"><text:span text:style-name="T387">Dice </text:span><text:alphabetical-index-mark-start text:id="IMark94457256339584"/><text:alphabetical-index-mark-start text:id="IMark94457289170128"/><text:span text:style-name="T387">Job 1</text:span><text:alphabetical-index-mark-end text:id="IMark94457289170128"/><text:alphabetical-index-mark-end text:id="IMark94457256339584"/><text:span text:style-name="T387"> que </text:span><text:span text:style-name="Bible_5f_text"><text:span text:style-name="T387">“</text:span></text:span><text:span text:style-name="Bible_5f_text">un día vinieron los hijos de Dios á presentarse delante de Jehová, entre los cuales vino también Satán</text:span><text:span text:style-name="Bible_5f_text"><text:span text:style-name="T387">” </text:span></text:span><text:span text:style-name="Bible_5f_text"><text:span text:style-name="T387"><text:note text:id="ftn103" text:note-class="footnote"><text:note-citation>103</text:note-citation><text:note-body><text:p text:style-name="Footnote"><text:bookmark-start text:name="__RefHeading___Toc39401_1836810514"/><text:s/><text:span text:style-name="T388">Job <text:s/>1:6 </text:span><text:a xlink:type="simple" xlink:href="https://www.biblegateway.com/passage/?search=Job+1%3A6&amp;version=RVA" text:style-name="Internet_20_link" text:visited-style-name="Visited_20_Internet_20_Link"><text:span text:style-name="T388">RVA</text:span></text:a><text:bookmark-end text:name="__RefHeading___Toc39401_1836810514"/></text:p></text:note-body></text:note></text:span></text:span><text:span text:style-name="T387">.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104"><text:soft-page-break/><text:alphabetical-index-mark-start text:id="IMark94457311633632"/><text:alphabetical-index-mark-start text:id="IMark94457411711184"/>Job 1<text:alphabetical-index-mark-end text:id="IMark94457411711184"/><text:alphabetical-index-mark-end text:id="IMark94457311633632"/>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04" text:note-class="footnote"><text:note-citation>104</text:note-citation><text:note-body><text:p text:style-name="Footnote"><text:bookmark-start text:name="__RefHeading___Toc39399_1836810514"/><text:s/><text:alphabetical-index-mark-start text:id="IMark94457251623696"/><text:alphabetical-index-mark-start text:id="IMark94457253502928"/><text:span text:style-name="T388">Job 1</text:span><text:alphabetical-index-mark-end text:id="IMark94457253502928"/><text:alphabetical-index-mark-end text:id="IMark94457251623696"/><text:span text:style-name="T388">:7-12 </text:span><text:a xlink:type="simple" xlink:href="https://www.biblegateway.com/passage/?search=Job+1%3A7-12&amp;version=RVA" text:style-name="Internet_20_link" text:visited-style-name="Visited_20_Internet_20_Link"><text:span text:style-name="T388">RVA</text:span></text:a><text:bookmark-end text:name="__RefHeading___Toc39399_1836810514"/></text:p></text:note-body></text:note></text:span>.</text:p>
      <text:p text:style-name="P101"><text:span text:style-name="T392">O sea un dialogo parecido al que tiene Abraham con YHWH, o sea Jehová, o sea Dios según </text:span><text:alphabetical-index-mark-start text:id="IMark94457251623696"/><text:alphabetical-index-mark-start text:id="IMark94457326454512"/><text:alphabetical-index-mark-start text:id="IMark94457289170128"/><text:alphabetical-index-mark-start text:id="IMark94457389016864"/><text:span text:style-name="T392">Génesis 1</text:span><text:alphabetical-index-mark-end text:id="IMark94457389016864"/><text:alphabetical-index-mark-end text:id="IMark94457289170128"/><text:span text:style-name="T392">8</text:span><text:alphabetical-index-mark-end text:id="IMark94457326454512"/><text:alphabetical-index-mark-end text:id="IMark94457251623696"/><text:span text:style-name="T392"> </text:span><text:span text:style-name="T392"><text:note text:id="ftn105" text:note-class="footnote"><text:note-citation>105</text:note-citation><text:note-body><text:p text:style-name="Footnote"><text:bookmark-start text:name="__RefHeading___Toc39397_1836810514"/><text:s/><text:alphabetical-index-mark-start text:id="IMark94457221006544"/><text:alphabetical-index-mark-start text:id="IMark94457326454512"/><text:alphabetical-index-mark-start text:id="IMark94457251623696"/><text:alphabetical-index-mark-start text:id="IMark94457385995104"/><text:span text:style-name="T392">Génesis 1</text:span><text:alphabetical-index-mark-end text:id="IMark94457385995104"/><text:alphabetical-index-mark-end text:id="IMark94457251623696"/><text:span text:style-name="T392">8</text:span><text:alphabetical-index-mark-end text:id="IMark94457326454512"/><text:alphabetical-index-mark-end text:id="IMark94457221006544"/><text:span text:style-name="T392"> </text:span><text:a xlink:type="simple" xlink:href="https://www.biblegateway.com/passage/?search=Génesis+18&amp;version=RVA" text:style-name="Internet_20_link" text:visited-style-name="Visited_20_Internet_20_Link"><text:span text:style-name="T392">RVA</text:span></text:a><text:bookmark-end text:name="__RefHeading___Toc39397_1836810514"/></text:p></text:note-body></text:note></text:span><text:span text:style-name="T392">. Y </text:span>eso que <text:span text:style-name="T388">el</text:span> Satán <text:span text:style-name="T389">y compañía </text:span>ya había<text:span text:style-name="T389">n</text:span> hecho de las suyas varias veces.</text:p>
      <text:p text:style-name="P90"><text:span text:style-name="T388">Según </text:span><text:alphabetical-index-mark-start text:id="IMark94457311633632"/><text:alphabetical-index-mark-start text:id="IMark94457256339584"/><text:span text:style-name="T388">Génesis 6</text:span><text:alphabetical-index-mark-end text:id="IMark94457256339584"/><text:alphabetical-index-mark-end text:id="IMark94457311633632"/><text:span text:style-name="T388">, aparentemente mucho antes de Job, algunos de estos hijos no se portaron muy bien que digamos porque: </text:span><text:span text:style-name="Bible_5f_text"><text:span text:style-name="T36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363">” </text:span></text:span><text:span text:style-name="Bible_5f_text"><text:span text:style-name="T363"><text:note text:id="ftn106" text:note-class="footnote"><text:note-citation>106</text:note-citation><text:note-body><text:p text:style-name="Footnote"><text:bookmark-start text:name="__RefHeading___Toc39395_1836810514"/><text:s/><text:alphabetical-index-mark-start text:id="IMark94457388334768"/><text:alphabetical-index-mark-start text:id="IMark94457434269792"/><text:span text:style-name="T364">Génesis 6</text:span><text:alphabetical-index-mark-end text:id="IMark94457434269792"/><text:alphabetical-index-mark-end text:id="IMark94457388334768"/><text:span text:style-name="T364">:1-2 </text:span><text:a xlink:type="simple" xlink:href="https://www.biblegateway.com/passage/?search=Genesis+6%3A1-2&amp;version=RVA-2015" text:style-name="Internet_20_link" text:visited-style-name="Visited_20_Internet_20_Link"><text:span text:style-name="T364">RVA-2015</text:span></text:a><text:bookmark-end text:name="__RefHeading___Toc39395_1836810514"/></text:p></text:note-body></text:note></text:span></text:span><text:span text:style-name="T363">. </text:span><text:soft-page-break/><text:span text:style-name="T363">Y que </text:span><text:span text:style-name="Bible_5f_text"><text:span text:style-name="T363">“</text:span></text:span><text:bookmark text:name="es-RVA-2015-142"/><text:span text:style-name="Bible_5f_text">se unieron los hijos de Dios con las hijas de los hombres y les nacieron hijos</text:span><text:span text:style-name="Bible_5f_text"><text:span text:style-name="T363">” </text:span></text:span><text:span text:style-name="Bible_5f_text"><text:span text:style-name="T363"><text:note text:id="ftn107" text:note-class="footnote"><text:note-citation>107</text:note-citation><text:note-body><text:p text:style-name="Footnote"><text:bookmark-start text:name="__RefHeading___Toc39393_1836810514"/><text:s/><text:alphabetical-index-mark-start text:id="IMark94457388334768"/><text:alphabetical-index-mark-start text:id="IMark94457301477504"/><text:span text:style-name="T364">Génesis 6</text:span><text:alphabetical-index-mark-end text:id="IMark94457301477504"/><text:alphabetical-index-mark-end text:id="IMark94457388334768"/><text:span text:style-name="T364">:4 </text:span><text:a xlink:type="simple" xlink:href="https://www.biblegateway.com/passage/?search=Genesis+6%3A4&amp;version=RVA-2015" text:style-name="Internet_20_link" text:visited-style-name="Visited_20_Internet_20_Link"><text:span text:style-name="T364">RVA-2015</text:span></text:a><text:bookmark-end text:name="__RefHeading___Toc39393_1836810514"/></text:p></text:note-body></text:note></text:span></text:span><text:span text:style-name="T363">. </text:span></text:p>
      <text:p text:style-name="P105">Como quien dice que el Satán y otros hijos de Dios empezaron a tener hijos con las hijas de los hombres. </text:p>
      <text:p text:style-name="P103"><text:span text:style-name="T36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364">“</text:span></text:span><text:bookmark text:name="es-RVA-2015-28"/><text:span text:style-name="Bible_5f_text">Sean fecundos y multiplíquense. Llenen la tierra</text:span><text:span text:style-name="Bible_5f_text"><text:span text:style-name="T364">” </text:span></text:span><text:span text:style-name="Bible_5f_text"><text:span text:style-name="T364"><text:note text:id="ftn108" text:note-class="footnote"><text:note-citation>108</text:note-citation><text:note-body><text:p text:style-name="Footnote"><text:bookmark-start text:name="__RefHeading___Toc39391_1836810514"/><text:s/><text:alphabetical-index-mark-start text:id="IMark94457434144560"/><text:alphabetical-index-mark-start text:id="IMark94457221771664"/><text:span text:style-name="T365">Génesis 1</text:span><text:alphabetical-index-mark-end text:id="IMark94457221771664"/><text:alphabetical-index-mark-end text:id="IMark94457434144560"/><text:span text:style-name="T365">:28 </text:span><text:a xlink:type="simple" xlink:href="https://www.biblegateway.com/passage/?search=Genesis+1%3A28&amp;version=RVA-2015" text:style-name="Internet_20_link" text:visited-style-name="Visited_20_Internet_20_Link"><text:span text:style-name="T365">RVA-2015</text:span></text:a><text:bookmark-end text:name="__RefHeading___Toc39391_1836810514"/></text:p></text:note-body></text:note></text:span></text:span><text:span text:style-name="T364">. </text:span></text:p>
      <text:p text:style-name="P92"><text:span text:style-name="T391">No. El Satán no solo engaño a Eva, sino que también había otros hijitos de Elohim que se dejaron llevar por la lujuria, uno de los temas favoritos del Satán, y la cosa se </text:span>complicó. <text:span text:style-name="T364">Estos hijitos de Elohim terminan cruzándose con las hijas de los hombres. </text:span></text:p>
      <text:p text:style-name="P92"><text:span text:style-name="T364">Hijitos que obviamente n</text:span>o se les puede llamar ángeles porque nunca fueron realmente mensajeros de Dios <text:span text:style-name="T379">sino opositores de Dios</text:span>. <text:span text:style-name="T379">Por eso la biblia no se refiere a ellos como malakh, el vocablo hebreo para ángeles o mensajeros de YHWH, sino como hijos de Elohim. Hijos rebeldes que </text:span>desde <text:span text:style-name="T379">un</text:span> comienzo se volvieron opositores a la creación de Elohim.</text:p>
      <text:p text:style-name="P106"><text:bookmark text:name="es-RVA-2015-143"/><text:span text:style-name="T365">El resultado de toda esta desobediencia tanto en la tierra como en los cielos fue que, según </text:span><text:alphabetical-index-mark-start text:id="IMark94457245438976"/><text:alphabetical-index-mark-start text:id="IMark94457220945888"/><text:span text:style-name="T365">Génesis 6</text:span><text:alphabetical-index-mark-end text:id="IMark94457220945888"/><text:alphabetical-index-mark-end text:id="IMark94457245438976"/><text:span text:style-name="T365">: </text:span><text:span text:style-name="Bible_5f_text">“El SEÑOR vio que la maldad del hombre era mucha en la tierra, y que toda tendencia de los pensamientos de su corazón era de continuo solo al mal” </text:span><text:span text:style-name="Bible_5f_text"><text:note text:id="ftn109" text:note-class="footnote"><text:note-citation>109</text:note-citation><text:note-body><text:p text:style-name="Footnote"><text:bookmark-start text:name="__RefHeading___Toc39389_1836810514"/><text:s/><text:alphabetical-index-mark-start text:id="IMark94457300870800"/><text:alphabetical-index-mark-start text:id="IMark94457304736384"/><text:span text:style-name="T364">Génesis 6</text:span><text:alphabetical-index-mark-end text:id="IMark94457304736384"/><text:alphabetical-index-mark-end text:id="IMark94457300870800"/><text:span text:style-name="T364">:5 </text:span><text:a xlink:type="simple" xlink:href="https://www.biblegateway.com/passage/?search=Genesis+6%3A5&amp;version=RVA-2015" text:style-name="Internet_20_link" text:visited-style-name="Visited_20_Internet_20_Link"><text:span text:style-name="T364">RVA-2015</text:span></text:a><text:bookmark-end text:name="__RefHeading___Toc39389_1836810514"/></text:p></text:note-body></text:note></text:span>. <text:span text:style-name="T365">Su creación se estropeó.</text:span></text:p>
      <text:p text:style-name="P91">Y como el ya sabía del temita desde antes de crear al hombre, siguió con el plan tal y como estaba desde antes de la creación. <text:span text:style-name="T384">Y </text:span><text:soft-page-break/><text:span text:style-name="T384">dio una pistica. Hizo con Noé algo parecido a lo que pensaba hacer de manera definitiva con Yeshua: borrón y cuenta nueva. Y mandó el famosísimo diluvio global.</text:span></text:p>
      <text:p text:style-name="P93">El tema obviamente continuó, porque la solución final era Yeshua.</text:p>
      <text:p text:style-name="P93">Un tiempito después de Noé, <text:span text:style-name="T390">aparentemente también muchos años antes de Job,</text:span> <text:span text:style-name="T390">l</text:span>a influencia y dominio de<text:span text:style-name="T494">l </text:span>Satán y compañía <text:span text:style-name="T366">continuó. Claro ya sin descendencia en la tierra, pero s</text:span>iguieron metiéndose con los hijos de Adán. <text:span text:style-name="T366">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75"><text:span text:style-name="T367">De ese </text:span>dominio <text:span text:style-name="T524">e influencia del Satán y compañía</text:span>, <text:span text:style-name="T524">de </text:span>la esclavitud al pecado, <text:span text:style-name="T524">del sistema del mundo actual, SOLO nos libera el Espíritu de Yeshua. Ese que Yeshua nos dejó después de su resurrección.</text:span> <text:span text:style-name="T524">Nos empieza a liberar cuando nacemos de nuevo. Cuando empezamos a creer que realmente est</text:span><text:span text:style-name="T539">á</text:span><text:span text:style-name="T524"> vivo porque resucitó. El nos da el poder de combatir a estos principados y potestades que nos quieren ver muertos eternamente. Es una batalla que se da en el corazón y la mente de cada creyente.</text:span></text:p>
      <text:p text:style-name="P94"><text:span text:style-name="T368">Pablo explica en Efesios que: </text:span><text:span text:style-name="Bible_5f_text"><text:span text:style-name="T36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368">” </text:span></text:span><text:span text:style-name="Bible_5f_text"><text:span text:style-name="T368"><text:note text:id="ftn110" text:note-class="footnote"><text:note-citation>110</text:note-citation><text:note-body><text:p text:style-name="Footnote"><text:bookmark-start text:name="__RefHeading___Toc39387_1836810514"/><text:s/><text:alphabetical-index-mark-start text:id="IMark94457306268736"/><text:alphabetical-index-mark-start text:id="IMark94457434144560"/><text:span text:style-name="T368">Efesios 6</text:span><text:alphabetical-index-mark-end text:id="IMark94457434144560"/><text:alphabetical-index-mark-end text:id="IMark94457306268736"/><text:span text:style-name="T368">:12 </text:span><text:a xlink:type="simple" xlink:href="https://www.biblegateway.com/passage/?search=Efesios+6%3A12&amp;version=RVA-2015" text:style-name="Internet_20_link" text:visited-style-name="Visited_20_Internet_20_Link"><text:span text:style-name="T368">RVA-2015</text:span></text:a><text:bookmark-end text:name="__RefHeading___Toc39387_1836810514"/></text:p></text:note-body></text:note></text:span></text:span><text:span text:style-name="T368">.</text:span></text:p>
      <text:p text:style-name="P94"><text:soft-page-break/><text:span text:style-name="T368">Y 1ra </text:span><text:alphabetical-index-mark-start text:id="IMark94457220945888"/><text:alphabetical-index-mark-start text:id="IMark94457245438976"/><text:span text:style-name="T368">Juan 5</text:span><text:alphabetical-index-mark-end text:id="IMark94457245438976"/><text:alphabetical-index-mark-end text:id="IMark94457220945888"/><text:span text:style-name="T368"> explica que: </text:span><text:span text:style-name="Bible_5f_text"><text:span text:style-name="T368">“</text:span></text:span><text:bookmark text:name="es-RVA-2015-30611"/><text:span text:style-name="Bible_5f_text">el mundo entero está bajo el maligno</text:span><text:span text:style-name="Bible_5f_text"><text:span text:style-name="T368">” </text:span></text:span><text:span text:style-name="Bible_5f_text"><text:span text:style-name="T368"><text:note text:id="ftn111" text:note-class="footnote"><text:note-citation>111</text:note-citation><text:note-body><text:p text:style-name="Footnote"><text:bookmark-start text:name="__RefHeading___Toc39385_1836810514"/><text:s/><text:alphabetical-index-mark-start text:id="IMark94457245795904"/><text:alphabetical-index-mark-start text:id="IMark94457434091552"/><text:span text:style-name="T368">1 </text:span><text:alphabetical-index-mark-start text:id="IMark94457235794000"/><text:alphabetical-index-mark-start text:id="IMark94457235604736"/><text:span text:style-name="T368">Juan 5</text:span><text:alphabetical-index-mark-end text:id="IMark94457235604736"/><text:alphabetical-index-mark-end text:id="IMark94457235794000"/><text:alphabetical-index-mark-end text:id="IMark94457434091552"/><text:alphabetical-index-mark-end text:id="IMark94457245795904"/><text:span text:style-name="T368">:19 </text:span><text:a xlink:type="simple" xlink:href="https://www.biblegateway.com/passage/?search=1+Juan+5%3A19&amp;version=RVA-2015" text:style-name="Internet_20_link" text:visited-style-name="Visited_20_Internet_20_Link"><text:span text:style-name="T368">RVA-2015</text:span></text:a><text:bookmark-end text:name="__RefHeading___Toc39385_1836810514"/></text:p></text:note-body></text:note></text:span></text:span><text:span text:style-name="T368">.</text:span></text:p>
      <text:p text:style-name="P95"><text:span text:style-name="T374">Y Yeshua explica en </text:span><text:alphabetical-index-mark-start text:id="IMark94457300870800"/><text:alphabetical-index-mark-start text:id="IMark94457434144560"/><text:alphabetical-index-mark-start text:id="IMark94457306268736"/><text:alphabetical-index-mark-start text:id="IMark94457245795904"/><text:span text:style-name="T374">Juan 1</text:span><text:alphabetical-index-mark-end text:id="IMark94457245795904"/><text:alphabetical-index-mark-end text:id="IMark94457306268736"/><text:span text:style-name="T374">7</text:span><text:alphabetical-index-mark-end text:id="IMark94457434144560"/><text:alphabetical-index-mark-end text:id="IMark94457300870800"/><text:span text:style-name="T374"> sobre sus seguidores que: </text:span><text:span text:style-name="Bible_5f_text"><text:span text:style-name="T36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369">” </text:span></text:span><text:span text:style-name="Bible_5f_text"><text:span text:style-name="T369"><text:note text:id="ftn112" text:note-class="footnote"><text:note-citation>112</text:note-citation><text:note-body><text:p text:style-name="Footnote"><text:bookmark-start text:name="__RefHeading___Toc39383_1836810514"/><text:s/><text:alphabetical-index-mark-start text:id="IMark94457221771664"/><text:alphabetical-index-mark-start text:id="IMark94457235604736"/><text:alphabetical-index-mark-start text:id="IMark94457434144560"/><text:alphabetical-index-mark-start text:id="IMark94457300870800"/><text:span text:style-name="T369">Juan 1</text:span><text:alphabetical-index-mark-end text:id="IMark94457300870800"/><text:alphabetical-index-mark-end text:id="IMark94457434144560"/><text:span text:style-name="T369">7</text:span><text:alphabetical-index-mark-end text:id="IMark94457235604736"/><text:alphabetical-index-mark-end text:id="IMark94457221771664"/><text:span text:style-name="T369">:14-16 </text:span><text:a xlink:type="simple" xlink:href="https://www.biblegateway.com/passage/?search=Juan+17%3A14-16&amp;version=RVA-2015" text:style-name="Internet_20_link" text:visited-style-name="Visited_20_Internet_20_Link"><text:span text:style-name="T369">RVA-2015</text:span></text:a><text:bookmark-end text:name="__RefHeading___Toc39383_1836810514"/></text:p></text:note-body></text:note></text:span></text:span><text:span text:style-name="T369">. Una vez que alguien empieza a seguir a Yeshua deja de ser del mundo, deja de estar bajo la esclavitud del pecado. Es liberado por nuestro libertador y empieza a tener el poder de combatir principados y potestades celestiales.</text:span></text:p>
      <text:p text:style-name="P96"><text:span text:style-name="T370">Y Pablo en </text:span><text:alphabetical-index-mark-start text:id="IMark94457434269792"/><text:alphabetical-index-mark-start text:id="IMark94457306268736"/><text:span text:style-name="T370">Romanos 8</text:span><text:alphabetical-index-mark-end text:id="IMark94457306268736"/><text:alphabetical-index-mark-end text:id="IMark94457434269792"/><text:span text:style-name="T370"> nos dice que: </text:span><text:span text:style-name="Bible_5f_text"><text:span text:style-name="T37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370">” </text:span></text:span><text:span text:style-name="Bible_5f_text"><text:span text:style-name="T370"><text:note text:id="ftn113" text:note-class="footnote"><text:note-citation>113</text:note-citation><text:note-body><text:p text:style-name="Footnote"><text:bookmark-start text:name="__RefHeading___Toc39381_1836810514"/><text:s/><text:alphabetical-index-mark-start text:id="IMark94457300870800"/><text:alphabetical-index-mark-start text:id="IMark94457235604736"/><text:span text:style-name="T370">Romanos 8</text:span><text:alphabetical-index-mark-end text:id="IMark94457235604736"/><text:alphabetical-index-mark-end text:id="IMark94457300870800"/><text:span text:style-name="T370">:38-39 </text:span><text:a xlink:type="simple" xlink:href="https://www.biblegateway.com/passage/?search=Romanos+8%3A38-39&amp;version=RVA-2015" text:style-name="Internet_20_link" text:visited-style-name="Visited_20_Internet_20_Link"><text:span text:style-name="T370">RVA-2015</text:span></text:a><text:bookmark-end text:name="__RefHeading___Toc39381_1836810514"/></text:p></text:note-body></text:note></text:span></text:span><text:span text:style-name="T370">. Como quien dice nada nadita nada nos puede separar del amor de Cristo. Lo cual me recuerda el </text:span><text:alphabetical-index-mark-start text:id="IMark94457324755152"/><text:alphabetical-index-mark-start text:id="IMark94457434144560"/><text:span text:style-name="T370">Salmo 136</text:span><text:alphabetical-index-mark-end text:id="IMark94457434144560"/><text:alphabetical-index-mark-end text:id="IMark94457324755152"/><text:span text:style-name="T370">. Vaya y búsquelo.</text:span></text:p>
      <text:p text:style-name="P97"><text:alphabetical-index-mark-start text:id="IMark94457304736384"/><text:alphabetical-index-mark-start text:id="IMark94457434269792"/><text:alphabetical-index-mark-start text:id="IMark94457221771664"/><text:alphabetical-index-mark-start text:id="IMark94457235794000"/><text:span text:style-name="T371">Efesios 1</text:span><text:alphabetical-index-mark-end text:id="IMark94457235794000"/><text:alphabetical-index-mark-end text:id="IMark94457221771664"/><text:alphabetical-index-mark-end text:id="IMark94457434269792"/><text:alphabetical-index-mark-end text:id="IMark94457304736384"/><text:span text:style-name="T371">, habla del poder de Dios y </text:span><text:span text:style-name="Bible_5f_text"><text:span text:style-name="T371">“</text:span></text:span><text:bookmark text:name="es-RVA-2015-29193"/><text:span text:style-name="Bible_5f_text">la inmensurable grandeza de su poder para con nosotros los que creemos”</text:span>. <text:span text:style-name="T375">Y agrega que: </text:span><text:span text:style-name="Bible_5f_text"><text:span text:style-name="T37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text:span><text:soft-page-break/><text:span text:style-name="Bible_5f_text">bajo sus pies</text:span><text:span text:style-name="Bible_5f_text"><text:span text:style-name="T371">” </text:span></text:span><text:span text:style-name="Bible_5f_text"><text:span text:style-name="T371"><text:note text:id="ftn114" text:note-class="footnote"><text:note-citation>114</text:note-citation><text:note-body><text:p text:style-name="Footnote"><text:bookmark-start text:name="__RefHeading___Toc39379_1836810514"/><text:s/><text:alphabetical-index-mark-start text:id="IMark94457434269792"/><text:alphabetical-index-mark-start text:id="IMark94457221771664"/><text:alphabetical-index-mark-start text:id="IMark94457245736448"/><text:alphabetical-index-mark-start text:id="IMark94457265489488"/><text:span text:style-name="T371">Efesios 1</text:span><text:alphabetical-index-mark-end text:id="IMark94457265489488"/><text:alphabetical-index-mark-end text:id="IMark94457245736448"/><text:alphabetical-index-mark-end text:id="IMark94457221771664"/><text:alphabetical-index-mark-end text:id="IMark94457434269792"/><text:span text:style-name="T371">:19-22 </text:span><text:a xlink:type="simple" xlink:href="https://www.biblegateway.com/passage/?search=Efesios+1%3A19-22&amp;version=RVA-2015" text:style-name="Internet_20_link" text:visited-style-name="Visited_20_Internet_20_Link"><text:span text:style-name="T371">RVA-2015</text:span></text:a><text:bookmark-end text:name="__RefHeading___Toc39379_1836810514"/></text:p></text:note-body></text:note></text:span></text:span><text:span text:style-name="T371">. Es decir que, el Satán y compañía están bajo los pies del Espíritu Santo que vive en todo verdadero creyente.</text:span></text:p>
      <text:p text:style-name="P98"><text:alphabetical-index-mark-start text:id="IMark94457306268736"/><text:alphabetical-index-mark-start text:id="IMark94457324755152"/><text:span text:style-name="T373">Colosenses 2</text:span><text:alphabetical-index-mark-end text:id="IMark94457324755152"/><text:alphabetical-index-mark-end text:id="IMark94457306268736"/><text:span text:style-name="T373"> explica que Yeshua, Jesucristo, </text:span><text:span text:style-name="Bible_5f_text"><text:span text:style-name="T373">“</text:span></text:span><text:span text:style-name="Bible_5f_text">despojó a los principados y las autoridades, y los exhibió como espectáculo público habiendo triunfado sobre ellos en la cruz</text:span><text:span text:style-name="Bible_5f_text"><text:span text:style-name="T373">” </text:span></text:span><text:span text:style-name="Bible_5f_text"><text:span text:style-name="T373"><text:note text:id="ftn115" text:note-class="footnote"><text:note-citation>115</text:note-citation><text:note-body><text:p text:style-name="Footnote"><text:bookmark-start text:name="__RefHeading___Toc39377_1836810514"/><text:s/><text:alphabetical-index-mark-start text:id="IMark94457220945888"/><text:alphabetical-index-mark-start text:id="IMark94457300870800"/><text:span text:style-name="T373">Colosenses 2</text:span><text:alphabetical-index-mark-end text:id="IMark94457300870800"/><text:alphabetical-index-mark-end text:id="IMark94457220945888"/><text:span text:style-name="T373">:15 </text:span><text:a xlink:type="simple" xlink:href="https://www.biblegateway.com/passage/?search=Colosenses+2%3A15&amp;version=RVA-2015" text:style-name="Internet_20_link" text:visited-style-name="Visited_20_Internet_20_Link"><text:span text:style-name="T373">RVA-2015</text:span></text:a><text:bookmark-end text:name="__RefHeading___Toc39377_1836810514"/></text:p></text:note-body></text:note></text:span></text:span><text:span text:style-name="T373">.</text:span></text:p>
      <text:p text:style-name="P99">Es de esperarse que nadie este contento de que le pongan <text:span text:style-name="T393">la pata </text:span>encima, y el Satán y compañía, esos que la biblia llama principados y potestades celestiales, no fueron la excepción. Les pareció mala idea eso de Adán y descendencia y se opusieron al plan de YHWH <text:span text:style-name="T386">desde un comienzo</text:span>. <text:span text:style-name="T383">Y buscaron dañarlo y tirárselo como fuera.</text:span></text:p>
      <text:p text:style-name="P178"><text:span text:style-name="T386">Pero YHWH, que se las sabe todas, contaba con eso desde un comienzo y se lo guardó. </text:span><text:bookmark text:name="es-RVA-2015-28329"/><text:span text:style-name="T386">Pablo explica en </text:span><text:alphabetical-index-mark-start text:id="IMark94457235794000"/><text:alphabetical-index-mark-start text:id="IMark94457434091552"/><text:span text:style-name="T386">Romanos 16</text:span><text:alphabetical-index-mark-end text:id="IMark94457434091552"/><text:alphabetical-index-mark-end text:id="IMark94457235794000"/><text:span text:style-name="T386"> que: </text:span><text:span text:style-name="Bible_5f_text"><text:span text:style-name="T380">“</text:span></text:span><text:span text:style-name="Bible_5f_text">la revelación del misterio que se ha mantenido oculto desde tiempos eternos”</text:span>, <text:span text:style-name="T381">ese misterio </text:span><text:span text:style-name="Bible_5f_text"><text:span text:style-name="T381">“</text:span></text:span><text:span text:style-name="Bible_5f_text">ha sido manifestado ahora”</text:span> <text:span text:style-name="T381">con Jesucristo y su resurrección. Todo de acuerdo a </text:span><text:span text:style-name="Bible_5f_text"><text:span text:style-name="T381">“</text:span></text:span><text:span text:style-name="Bible_5f_text">las Escrituras proféticas y según el mandamiento del Dios eterno”.</text:span> <text:span text:style-name="T385">Y que ahora </text:span><text:span text:style-name="Bible_5f_text"><text:span text:style-name="T382">“</text:span></text:span><text:span text:style-name="Bible_5f_text">se ha dado a conocer a todas las naciones”</text:span>. <text:span text:style-name="T382">Y termina diciendo que toda </text:span>la gloria <text:span text:style-name="T381">sea “</text:span><text:span text:style-name="Bible_5f_text"><text:span text:style-name="T381">al único sabio Dios” “</text:span></text:span><text:span text:style-name="Bible_5f_text">mediante Jesucristo para siempre. </text:span><text:span text:style-name="Bible_5f_text"><text:span text:style-name="T383">Amén</text:span></text:span><text:span text:style-name="Bible_5f_text">” </text:span><text:span text:style-name="Bible_5f_text"><text:note text:id="ftn116" text:note-class="footnote"><text:note-citation>116</text:note-citation><text:note-body><text:p text:style-name="Footnote"><text:bookmark-start text:name="__RefHeading___Toc39375_1836810514"/><text:s/><text:alphabetical-index-mark-start text:id="IMark94457324755152"/><text:alphabetical-index-mark-start text:id="IMark94457300870800"/><text:span text:style-name="T382">Romanos 16</text:span><text:alphabetical-index-mark-end text:id="IMark94457300870800"/><text:alphabetical-index-mark-end text:id="IMark94457324755152"/><text:span text:style-name="T382">:24-27 </text:span><text:a xlink:type="simple" xlink:href="https://www.biblegateway.com/passage/?search=Romanos+16%3A24-27&amp;version=RVA-2015" text:style-name="Internet_20_link" text:visited-style-name="Visited_20_Internet_20_Link"><text:span text:style-name="T382">RVA-2015</text:span></text:a><text:bookmark-end text:name="__RefHeading___Toc39375_1836810514"/></text:p></text:note-body></text:note></text:span>.</text:p>
      <text:p text:style-name="P46">Son dos reinos: </text:p>
      <text:list text:style-name="L2">
        <text:list-item>
          <text:p text:style-name="P218">En los corazones y las mentes creyentes en Yeshua reina el espíritu Santo de Yeshua. </text:p>
        </text:list-item>
        <text:list-item>
          <text:p text:style-name="P218">Y en los corazones y las mentes de los que no han nacido de nuevo reinan los espíritus de los principados y <text:soft-page-break/>potestades que están en rebelión contra el Creador, espíritus que la biblia llama malignos e impuros, o demonios.</text:p>
        </text:list-item>
      </text:list>
      <text:p text:style-name="P114">Yeshua HaMashiakh <text:span text:style-name="T490">nos da su espíritu para poder combatir principados y potestades celestiales.</text:span></text:p>
      <text:h text:style-name="P213" text:outline-level="2"><text:bookmark-start text:name="__RefHeading___Toc28193_1627726659"/><text:span text:style-name="T527">Una de dos</text:span>.<text:bookmark-end text:name="__RefHeading___Toc28193_1627726659"/></text:h>
      <text:p text:style-name="P30"><text:span text:style-name="T413">Según la biblia, la persona que no cree </text:span>en <text:span text:style-name="T17">Yeshua está muerta espiritualmente. Todos los que no lo siguen, que no viven como el nos enseñó, </text:span>en realidad <text:span text:style-name="T2">están</text:span> muertos. </text:p>
      <text:p text:style-name="P118"><text:span text:style-name="T56">Jesús</text:span><text:span text:style-name="T20"> e</text:span><text:span text:style-name="T57">xplica en </text:span><text:alphabetical-index-mark-start text:id="IMark94457289892704"/><text:alphabetical-index-mark-start text:id="IMark94457407901984"/><text:span text:style-name="T20">Juan 5</text:span><text:alphabetical-index-mark-end text:id="IMark94457407901984"/><text:alphabetical-index-mark-end text:id="IMark94457289892704"/><text:span text:style-name="T20"> </text:span><text:span text:style-name="T57">que</text:span><text:span text:style-name="T20">: </text:span><text:span text:style-name="Bible_5f_text"><text:span text:style-name="T20">"Les aseguro que quien presta atención a lo que yo digo y cree en el que me envió, tiene vida eterna; y no será condenado, pues ya ha pasado de la muerte a la vida" </text:span></text:span><text:span text:style-name="Bible_5f_text"><text:span text:style-name="T20"><text:note text:id="ftn117" text:note-class="footnote"><text:note-citation>117</text:note-citation><text:note-body><text:p text:style-name="Footnote"><text:bookmark-start text:name="__RefHeading___Toc39373_1836810514"/><text:span text:style-name="T20"><text:s/></text:span><text:alphabetical-index-mark-start text:id="IMark94457245398592"/><text:alphabetical-index-mark-start text:id="IMark94457389440048"/><text:span text:style-name="T34">Juan 5</text:span><text:alphabetical-index-mark-end text:id="IMark94457389440048"/><text:alphabetical-index-mark-end text:id="IMark94457245398592"/><text:span text:style-name="T34">:24 </text:span><text:a xlink:type="simple" xlink:href="https://www.biblegateway.com/passage/?search=Juan+5%3A24&amp;version=DHH" text:style-name="Internet_20_link" text:visited-style-name="Visited_20_Internet_20_Link"><text:span text:style-name="T34">DHH</text:span></text:a><text:bookmark-end text:name="__RefHeading___Toc39373_1836810514"/></text:p></text:note-body></text:note></text:span></text:span><text:span text:style-name="T20">.</text:span></text:p>
      <text:p text:style-name="P118"><text:span text:style-name="T20">Y en </text:span><text:alphabetical-index-mark-start text:id="IMark94457245489728"/><text:alphabetical-index-mark-start text:id="IMark94457245715152"/><text:span text:style-name="T20">Mateo 8</text:span><text:alphabetical-index-mark-end text:id="IMark94457245715152"/><text:alphabetical-index-mark-end text:id="IMark94457245489728"/><text:span text:style-name="T20"> alguien le dice: </text:span><text:span text:style-name="Bible_5f_text"><text:span text:style-name="T20">"Señor, permíteme que primero vaya y entierre a mi padre"</text:span></text:span><text:span text:style-name="T20"> y </text:span><text:span text:style-name="T193">Jesús</text:span><text:span text:style-name="T20"> le responde: </text:span><text:span text:style-name="Bible_5f_text"><text:span text:style-name="T20">"Sígueme y deja que los muertos entierren a sus muertos" </text:span></text:span><text:span text:style-name="Bible_5f_text"><text:span text:style-name="T20"><text:note text:id="ftn118" text:note-class="footnote"><text:note-citation>118</text:note-citation><text:note-body><text:p text:style-name="Footnote"><text:bookmark-start text:name="__RefHeading___Toc39371_1836810514"/><text:span text:style-name="T20"><text:s/></text:span><text:alphabetical-index-mark-start text:id="IMark94457434091552"/><text:alphabetical-index-mark-start text:id="IMark94457245398592"/><text:span text:style-name="T35">Mateo 8</text:span><text:alphabetical-index-mark-end text:id="IMark94457245398592"/><text:alphabetical-index-mark-end text:id="IMark94457434091552"/><text:span text:style-name="T35">:21-22 </text:span><text:a xlink:type="simple" xlink:href="https://www.biblegateway.com/passage/?search=Mateo+8%3A21-22&amp;version=RVA-2015" text:style-name="Internet_20_link" text:visited-style-name="Visited_20_Internet_20_Link"><text:span text:style-name="T35">RVA-2015</text:span></text:a><text:bookmark-end text:name="__RefHeading___Toc39371_1836810514"/></text:p></text:note-body></text:note></text:span></text:span><text:span text:style-name="T20">.</text:span></text:p>
      <text:p text:style-name="P30">El que no conoce a <text:span text:style-name="T2">Jesús</text:span> esta muerto. Muerto a la verdadera vida. <text:span text:style-name="T11">A</text:span> la vida eterna.</text:p>
      <text:p text:style-name="P28">Claro se tiene una vida física, una vida emocional, una vida intelectual o mental, pero no se tiene una vida espiritual, una vida trascendental, <text:span text:style-name="T491">una vida eterna</text:span>. Se acaba con la muerte. Eso es lo que se cree y se vive de acuerdo a eso. <text:span text:style-name="T14">Se está muerto. No hay relación con el creador.</text:span></text:p>
      <text:p text:style-name="P118"><text:span text:style-name="T20">Pablo explica en </text:span><text:alphabetical-index-mark-start text:id="IMark94457300870800"/><text:alphabetical-index-mark-start text:id="IMark94457309338432"/><text:span text:style-name="T20">Efesios 2</text:span><text:alphabetical-index-mark-end text:id="IMark94457309338432"/><text:alphabetical-index-mark-end text:id="IMark94457300870800"/><text:span text:style-name="T20"> que: </text:span><text:span text:style-name="Bible_5f_text"><text:span text:style-name="T20">"Antes ustedes estaban muertos a causa de las maldades y pecados en que vivían, pues seguían los criterios de este mundo y hacían la voluntad de aquel </text:span></text:span><text:soft-page-break/><text:span text:style-name="Bible_5f_text"><text:span text:style-name="T20">espíritu que domina en el aire y que anima a los que desobedecen a Dios" </text:span></text:span><text:span text:style-name="Bible_5f_text"><text:span text:style-name="T20"><text:note text:id="ftn119" text:note-class="footnote"><text:note-citation>119</text:note-citation><text:note-body><text:p text:style-name="Footnote"><text:bookmark-start text:name="__RefHeading___Toc39369_1836810514"/><text:span text:style-name="T20"><text:s/></text:span><text:alphabetical-index-mark-start text:id="IMark94457324755152"/><text:alphabetical-index-mark-start text:id="IMark94457434091552"/><text:span text:style-name="T36">Efesios 2</text:span><text:alphabetical-index-mark-end text:id="IMark94457434091552"/><text:alphabetical-index-mark-end text:id="IMark94457324755152"/><text:span text:style-name="T36">:1-2 </text:span><text:a xlink:type="simple" xlink:href="https://www.biblegateway.com/passage/?search=Efesios+2%3A1-2&amp;version=DHH" text:style-name="Internet_20_link" text:visited-style-name="Visited_20_Internet_20_Link"><text:span text:style-name="T36">DHH</text:span></text:a><text:bookmark-end text:name="__RefHeading___Toc39369_1836810514"/></text:p></text:note-body></text:note></text:span></text:span><text:span text:style-name="T20">.</text:span></text:p>
      <text:p text:style-name="P30">O sea que <text:span text:style-name="T2">estábamos</text:span> muertos <text:span text:style-name="T527">espiritualmente </text:span>por ser hijos de<text:span text:style-name="T335">l </text:span>Sat<text:span text:style-name="T335">á</text:span>n, como algunos fariseos del tiempo de <text:span text:style-name="T2">Jesús.</text:span> </text:p>
      <text:p text:style-name="P30">Pero, cuales son esos criterios de este mundo que siguen los que desobedecen a Dios? </text:p>
      <text:p text:style-name="P30">En <text:span text:style-name="T13">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20" text:note-class="footnote"><text:note-citation>120</text:note-citation><text:note-body><text:p text:style-name="Footnote"><text:bookmark-start text:name="__RefHeading___Toc39367_1836810514"/><text:span text:style-name="T20"><text:s/></text:span><text:alphabetical-index-mark-start text:id="IMark94457309338432"/><text:alphabetical-index-mark-start text:id="IMark94457316184992"/><text:span text:style-name="T37">1 Juan 2</text:span><text:alphabetical-index-mark-end text:id="IMark94457316184992"/><text:alphabetical-index-mark-end text:id="IMark94457309338432"/><text:span text:style-name="T37">:15-17 </text:span><text:a xlink:type="simple" xlink:href="https://www.biblegateway.com/passage/?search=1+Juan+2%3A15-17&amp;version=DHH" text:style-name="Internet_20_link" text:visited-style-name="Visited_20_Internet_20_Link"><text:span text:style-name="T37">DHH</text:span></text:a><text:bookmark-end text:name="__RefHeading___Toc39367_1836810514"/></text:p></text:note-body></text:note></text:span>.</text:p>
      <text:p text:style-name="P30">Como quien dice o el mundo o YHWH, no hay medios.</text:p>
      <text:p text:style-name="P30"><text:span text:style-name="T8">Según</text:span> <text:alphabetical-index-mark-start text:id="IMark94457253751488"/><text:alphabetical-index-mark-start text:id="IMark94457235794000"/><text:alphabetical-index-mark-start text:id="IMark94457324755152"/><text:alphabetical-index-mark-start text:id="IMark94457357130208"/>Juan 1<text:alphabetical-index-mark-end text:id="IMark94457357130208"/><text:alphabetical-index-mark-end text:id="IMark94457324755152"/>0<text:alphabetical-index-mark-end text:id="IMark94457235794000"/><text:alphabetical-index-mark-end text:id="IMark94457253751488"/> Yeshua afirma que a sus ovejas, <text:span text:style-name="T8">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21" text:note-class="footnote"><text:note-citation>121</text:note-citation><text:note-body><text:p text:style-name="Footnote"><text:bookmark-start text:name="__RefHeading___Toc39365_1836810514"/><text:span text:style-name="T20"><text:s/></text:span><text:alphabetical-index-mark-start text:id="IMark94457289892704"/><text:alphabetical-index-mark-start text:id="IMark94457221771664"/><text:alphabetical-index-mark-start text:id="IMark94457323815968"/><text:alphabetical-index-mark-start text:id="IMark94457245715152"/><text:span text:style-name="T38">Juan 1</text:span><text:alphabetical-index-mark-end text:id="IMark94457245715152"/><text:alphabetical-index-mark-end text:id="IMark94457323815968"/><text:span text:style-name="T38">0</text:span><text:alphabetical-index-mark-end text:id="IMark94457221771664"/><text:alphabetical-index-mark-end text:id="IMark94457289892704"/><text:span text:style-name="T38">:28 </text:span><text:a xlink:type="simple" xlink:href="https://www.biblegateway.com/passage/?search=Juan+10%3A28&amp;version=RVA-2015" text:style-name="Internet_20_link" text:visited-style-name="Visited_20_Internet_20_Link"><text:span text:style-name="T38">RVA-2015</text:span></text:a><text:bookmark-end text:name="__RefHeading___Toc39365_1836810514"/></text:p></text:note-body></text:note></text:span>.</text:p>
      <text:p text:style-name="P30">Y <text:span text:style-name="T2">según</text:span> <text:alphabetical-index-mark-start text:id="IMark94457434269792"/><text:alphabetical-index-mark-start text:id="IMark94457367836848"/>Juan 6<text:alphabetical-index-mark-end text:id="IMark94457367836848"/><text:alphabetical-index-mark-end text:id="IMark94457434269792"/> <text:s/><text:span text:style-name="T2">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22" text:note-class="footnote"><text:note-citation>122</text:note-citation><text:note-body><text:p text:style-name="Footnote"><text:bookmark-start text:name="__RefHeading___Toc39363_1836810514"/><text:span text:style-name="T20"><text:s/></text:span><text:alphabetical-index-mark-start text:id="IMark94457357130208"/><text:alphabetical-index-mark-start text:id="IMark94457255552800"/><text:span text:style-name="T38">Juan 6</text:span><text:alphabetical-index-mark-end text:id="IMark94457255552800"/><text:alphabetical-index-mark-end text:id="IMark94457357130208"/><text:span text:style-name="T38">:37 </text:span><text:a xlink:type="simple" xlink:href="https://www.biblegateway.com/passage/?search=Juan+6%3A37&amp;version=RVA-2015" text:style-name="Internet_20_link" text:visited-style-name="Visited_20_Internet_20_Link"><text:span text:style-name="T38">RVA-2015</text:span></text:a><text:bookmark-end text:name="__RefHeading___Toc39363_1836810514"/></text:p></text:note-body></text:note></text:span>.</text:p>
      <text:p text:style-name="P118"><text:soft-page-break/><text:span text:style-name="T20">Y en </text:span><text:alphabetical-index-mark-start text:id="IMark94457221771664"/><text:alphabetical-index-mark-start text:id="IMark94457434091552"/><text:span text:style-name="T20">Juan 6</text:span><text:alphabetical-index-mark-end text:id="IMark94457434091552"/><text:alphabetical-index-mark-end text:id="IMark94457221771664"/><text:span text:style-name="T20"> </text:span><text:span text:style-name="T56">también</text:span><text:span text:style-name="T20"> afirma: </text:span><text:span text:style-name="Bible_5f_text"><text:span text:style-name="T20">"</text:span></text:span><text:span text:style-name="Bible_5f_text"><text:span text:style-name="T38">Y </text:span></text:span><text:span text:style-name="Bible_5f_text"><text:span text:style-name="T20">esta es la voluntad del que me envió: que yo no pierda nada de todo lo que me ha dado, sino que lo resucite en el día </text:span></text:span><text:span text:style-name="Bible_5f_text"><text:span text:style-name="T205">FINAL</text:span></text:span><text:span text:style-name="Bible_5f_text"><text:span text:style-name="T20">"</text:span></text:span><text:span text:style-name="T20">. Y reafirma: </text:span><text:span text:style-name="Bible_5f_text"><text:span text:style-name="T20">"Esta es la voluntad de mi Padre: que todo aquel que mira al Hijo y cree en él tenga vida eterna, y que yo lo resucite en el día </text:span></text:span><text:span text:style-name="Bible_5f_text"><text:span text:style-name="T205">FINAL</text:span></text:span><text:span text:style-name="Bible_5f_text"><text:span text:style-name="T20">" </text:span></text:span><text:span text:style-name="Bible_5f_text"><text:span text:style-name="T20"><text:note text:id="ftn123" text:note-class="footnote"><text:note-citation>123</text:note-citation><text:note-body><text:p text:style-name="P195"><text:bookmark-start text:name="__RefHeading___Toc39361_1836810514"/><text:span text:style-name="T20"><text:s/></text:span><text:alphabetical-index-mark-start text:id="IMark94457220945888"/><text:alphabetical-index-mark-start text:id="IMark94457253751488"/><text:span text:style-name="T24">Juan 6</text:span><text:alphabetical-index-mark-end text:id="IMark94457253751488"/><text:alphabetical-index-mark-end text:id="IMark94457220945888"/><text:span text:style-name="T24">:39-40 </text:span><text:a xlink:type="simple" xlink:href="https://www.biblegateway.com/passage/?search=Juan+6%3A39-40&amp;version=RVA-2015" text:style-name="Internet_20_link" text:visited-style-name="Visited_20_Internet_20_Link"><text:span text:style-name="T24">RVA-2015</text:span></text:a><text:bookmark-end text:name="__RefHeading___Toc39361_1836810514"/></text:p></text:note-body></text:note></text:span></text:span><text:span text:style-name="T20">.</text:span></text:p>
      <text:p text:style-name="P30">O sea primero el Padre se los da y luego ni se los quitan, ni los echa fuera y la cosa contin<text:span text:style-name="T415">ú</text:span>a es al final, en el <text:span text:style-name="T2">día</text:span> ultimo. No antes.</text:p>
      <text:h text:style-name="Heading_20_4" text:outline-level="2"><text:bookmark-start text:name="__RefHeading___Toc36888_1624517117"/>Dormiditos.<text:bookmark-end text:name="__RefHeading___Toc36888_1624517117"/></text:h>
      <text:p text:style-name="P30">Y mientras tanto?</text:p>
      <text:p text:style-name="P118"><text:span text:style-name="T20">Bueno pues </text:span><text:span text:style-name="T56">según</text:span><text:span text:style-name="T20"> </text:span><text:alphabetical-index-mark-start text:id="IMark94457407901984"/><text:alphabetical-index-mark-start text:id="IMark94457235794000"/><text:alphabetical-index-mark-start text:id="IMark94457245489728"/><text:alphabetical-index-mark-start text:id="IMark94457245447472"/><text:span text:style-name="T20">Juan 1</text:span><text:alphabetical-index-mark-end text:id="IMark94457245447472"/><text:alphabetical-index-mark-end text:id="IMark94457245489728"/><text:span text:style-name="T20">1</text:span><text:alphabetical-index-mark-end text:id="IMark94457235794000"/><text:alphabetical-index-mark-end text:id="IMark94457407901984"/><text:span text:style-name="T20"> </text:span><text:span text:style-name="T56">Jes</text:span><text:span text:style-name="T177">ucristo</text:span><text:span text:style-name="T20"> afirma que: </text:span><text:span text:style-name="Bible_5f_text"><text:span text:style-name="T20">"Nuestro amigo Lázaro duerme pero voy para despertarlo" </text:span></text:span><text:span text:style-name="Bible_5f_text"><text:span text:style-name="T20"><text:note text:id="ftn124" text:note-class="footnote"><text:note-citation>124</text:note-citation><text:note-body><text:p text:style-name="Footnote"><text:bookmark-start text:name="__RefHeading___Toc39359_1836810514"/><text:span text:style-name="T20"><text:s/></text:span><text:alphabetical-index-mark-start text:id="IMark94457309338432"/><text:alphabetical-index-mark-start text:id="IMark94457289892704"/><text:alphabetical-index-mark-start text:id="IMark94457434091552"/><text:alphabetical-index-mark-start text:id="IMark94457221771664"/><text:span text:style-name="T39">Juan 1</text:span><text:alphabetical-index-mark-end text:id="IMark94457221771664"/><text:alphabetical-index-mark-end text:id="IMark94457434091552"/><text:span text:style-name="T39">1</text:span><text:alphabetical-index-mark-end text:id="IMark94457289892704"/><text:alphabetical-index-mark-end text:id="IMark94457309338432"/><text:span text:style-name="T39">:11 </text:span><text:a xlink:type="simple" xlink:href="https://www.biblegateway.com/passage/?search=Juan+11%3A11&amp;version=RVA-2015" text:style-name="Internet_20_link" text:visited-style-name="Visited_20_Internet_20_Link"><text:span text:style-name="T39">RVA-2015</text:span></text:a><text:bookmark-end text:name="__RefHeading___Toc39359_1836810514"/></text:p></text:note-body></text:note></text:span></text:span><text:span text:style-name="T20"><text:s/>y luego explica </text:span><text:span text:style-name="Bible_5f_text"><text:span text:style-name="T20">"</text:span></text:span><text:span text:style-name="Bible_5f_text"><text:span text:style-name="T56">Lázaro</text:span></text:span><text:span text:style-name="Bible_5f_text"><text:span text:style-name="T20"> </text:span></text:span><text:span text:style-name="Bible_5f_text"><text:span text:style-name="T39">h</text:span></text:span><text:span text:style-name="Bible_5f_text"><text:span text:style-name="T20">a muerto" </text:span></text:span><text:span text:style-name="Bible_5f_text"><text:span text:style-name="T20"><text:note text:id="ftn125" text:note-class="footnote"><text:note-citation>125</text:note-citation><text:note-body><text:p text:style-name="Footnote"><text:bookmark-start text:name="__RefHeading___Toc39357_1836810514"/><text:span text:style-name="T20"><text:s/></text:span><text:alphabetical-index-mark-start text:id="IMark94457245715152"/><text:alphabetical-index-mark-start text:id="IMark94457235794000"/><text:alphabetical-index-mark-start text:id="IMark94457407901984"/><text:alphabetical-index-mark-start text:id="IMark94457245489728"/><text:span text:style-name="T39">Juan 1</text:span><text:alphabetical-index-mark-end text:id="IMark94457245489728"/><text:alphabetical-index-mark-end text:id="IMark94457407901984"/><text:span text:style-name="T39">1</text:span><text:alphabetical-index-mark-end text:id="IMark94457235794000"/><text:alphabetical-index-mark-end text:id="IMark94457245715152"/><text:span text:style-name="T39">:14 </text:span><text:a xlink:type="simple" xlink:href="https://www.biblegateway.com/passage/?search=Juan+11%3A14&amp;version=RVA-2015" text:style-name="Internet_20_link" text:visited-style-name="Visited_20_Internet_20_Link"><text:span text:style-name="T39">RVA-2015</text:span></text:a><text:bookmark-end text:name="__RefHeading___Toc39357_1836810514"/></text:p></text:note-body></text:note></text:span></text:span><text:span text:style-name="T20">.</text:span></text:p>
      <text:p text:style-name="P167"><text:span text:style-name="T20">Y </text:span><text:span text:style-name="T56">según</text:span><text:span text:style-name="T20"> </text:span><text:alphabetical-index-mark-start text:id="IMark94457220945888"/><text:alphabetical-index-mark-start text:id="IMark94457357130208"/><text:span text:style-name="T20">Marcos 5</text:span><text:alphabetical-index-mark-end text:id="IMark94457357130208"/><text:alphabetical-index-mark-end text:id="IMark94457220945888"/><text:span text:style-name="T20"> y </text:span><text:alphabetical-index-mark-start text:id="IMark94457324325488"/><text:alphabetical-index-mark-start text:id="IMark94457434091552"/><text:span text:style-name="T20">Lucas 8</text:span><text:alphabetical-index-mark-end text:id="IMark94457434091552"/><text:alphabetical-index-mark-end text:id="IMark94457324325488"/><text:span text:style-name="T20"> Yeshua afirma: </text:span><text:span text:style-name="Bible_5f_text"><text:span text:style-name="T20">"</text:span></text:span><text:span text:style-name="Bible_5f_text">La niña no está muerta, sino dormida</text:span><text:span text:style-name="Bible_5f_text"><text:span text:style-name="T20">" </text:span></text:span><text:span text:style-name="Bible_5f_text"><text:span text:style-name="T20"><text:note text:id="ftn126" text:note-class="footnote"><text:note-citation>126</text:note-citation><text:note-body><text:p text:style-name="Footnote"><text:bookmark-start text:name="__RefHeading___Toc39355_1836810514"/><text:span text:style-name="T20"><text:s/></text:span><text:alphabetical-index-mark-start text:id="IMark94457221771664"/><text:alphabetical-index-mark-start text:id="IMark94457245489728"/><text:span text:style-name="T40">Marcos 5</text:span><text:alphabetical-index-mark-end text:id="IMark94457245489728"/><text:alphabetical-index-mark-end text:id="IMark94457221771664"/><text:span text:style-name="T40">:39 </text:span><text:a xlink:type="simple" xlink:href="https://www.biblegateway.com/passage/?search=Marcos+5%3A39&amp;version=DHH" text:style-name="Internet_20_link" text:visited-style-name="Visited_20_Internet_20_Link"><text:span text:style-name="T174">DHH</text:span></text:a><text:span text:style-name="T174"> </text:span><text:alphabetical-index-mark-start text:id="IMark94457255552800"/><text:alphabetical-index-mark-start text:id="IMark94457245650128"/><text:span text:style-name="T40">Lucas 8</text:span><text:alphabetical-index-mark-end text:id="IMark94457245650128"/><text:alphabetical-index-mark-end text:id="IMark94457255552800"/><text:span text:style-name="T40">:52 </text:span><text:a xlink:type="simple" xlink:href="https://www.biblegateway.com/passage/?search=Lucas+8%3A52&amp;version=RVA" text:style-name="Internet_20_link" text:visited-style-name="Visited_20_Internet_20_Link"><text:span text:style-name="T40">RVA</text:span></text:a><text:bookmark-end text:name="__RefHeading___Toc39355_1836810514"/></text:p></text:note-body></text:note></text:span></text:span><text:span text:style-name="T20">.</text:span></text:p>
      <text:p text:style-name="P177"><text:span text:style-name="T20">O sea mientras tanto </text:span><text:span text:style-name="T180">el cuerpo echo polvo en el sepulcro y el espíritu </text:span><text:span text:style-name="T20">dormido </text:span><text:span text:style-name="T205">con</text:span><text:span text:style-name="T180"> el que nunca duerme, </text:span><text:span text:style-name="T181">YHWH,</text:span><text:span text:style-name="T180"> lo cuida</text:span><text:span text:style-name="T20">. </text:span></text:p>
      <text:p text:style-name="P204"><text:span text:style-name="T205">S</text:span><text:span text:style-name="T56">egún</text:span><text:span text:style-name="T20"> </text:span><text:alphabetical-index-mark-start text:id="IMark94457324755152"/><text:alphabetical-index-mark-start text:id="IMark94457300870800"/><text:span text:style-name="T20">Eclesiastés 9</text:span><text:alphabetical-index-mark-end text:id="IMark94457300870800"/><text:alphabetical-index-mark-end text:id="IMark94457324755152"/><text:span text:style-name="T20"> en ese sueño, </text:span><text:span text:style-name="Bible_5f_text"><text:span text:style-name="T20">"a donde vas, no hay obras, ni cuentas, ni </text:span></text:span><text:span text:style-name="Bible_5f_text"><text:span text:style-name="T205">CONOCIMIENTO</text:span></text:span><text:span text:style-name="Bible_5f_text"><text:span text:style-name="T20">, ni sabiduría" </text:span></text:span><text:span text:style-name="Bible_5f_text"><text:span text:style-name="T20"><text:note text:id="ftn127" text:note-class="footnote"><text:note-citation>127</text:note-citation><text:note-body><text:p text:style-name="P196"><text:bookmark-start text:name="__RefHeading___Toc39353_1836810514"/><text:span text:style-name="T20"><text:s/></text:span><text:alphabetical-index-mark-start text:id="IMark94457357130208"/><text:alphabetical-index-mark-start text:id="IMark94457434144560"/><text:span text:style-name="T23">Eclesiastés 9</text:span><text:alphabetical-index-mark-end text:id="IMark94457434144560"/><text:alphabetical-index-mark-end text:id="IMark94457357130208"/><text:span text:style-name="T23">:10 </text:span><text:a xlink:type="simple" xlink:href="https://www.biblegateway.com/passage/?search=Eclesiastés+9%3A10&amp;version=RVA-2015" text:style-name="Internet_20_link" text:visited-style-name="Visited_20_Internet_20_Link"><text:span text:style-name="T23">RVA-2015</text:span></text:a><text:bookmark-end text:name="__RefHeading___Toc39353_1836810514"/></text:p></text:note-body></text:note></text:span></text:span><text:span text:style-name="T20">. </text:span><text:span text:style-name="T196">Y </text:span><text:alphabetical-index-mark-start text:id="IMark94457389440048"/><text:alphabetical-index-mark-start text:id="IMark94457220945888"/><text:span text:style-name="T196">Eclesiastés 12</text:span><text:alphabetical-index-mark-end text:id="IMark94457220945888"/><text:alphabetical-index-mark-end text:id="IMark94457389440048"/><text:span text:style-name="T196">, </text:span><text:span text:style-name="T198">se refiriere a la muerte, como el momento cuando </text:span><text:span text:style-name="Bible_5f_text"><text:span text:style-name="T196">“</text:span></text:span><text:bookmark text:name="es-RVA-17531"/><text:span text:style-name="Bible_5f_text"><text:span text:style-name="T196">el polvo se </text:span></text:span><text:span text:style-name="Bible_5f_text"><text:span text:style-name="T203">TORNE</text:span></text:span><text:span text:style-name="Bible_5f_text"><text:span text:style-name="T196"> á la tierra, como </text:span></text:span><text:span text:style-name="Bible_5f_text"><text:span text:style-name="T199">ERA</text:span></text:span><text:span text:style-name="Bible_5f_text"><text:span text:style-name="T196">, y el espíritu se </text:span></text:span><text:soft-page-break/><text:span text:style-name="Bible_5f_text"><text:span text:style-name="T203">VUELVA</text:span></text:span><text:span text:style-name="Bible_5f_text"><text:span text:style-name="T196"> á Dios que lo </text:span></text:span><text:span text:style-name="Bible_5f_text"><text:span text:style-name="T199">DIÓ</text:span></text:span><text:span text:style-name="Bible_5f_text"><text:span text:style-name="T196">” </text:span></text:span><text:span text:style-name="Bible_5f_text"><text:span text:style-name="T196"><text:note text:id="ftn128" text:note-class="footnote"><text:note-citation>128</text:note-citation><text:note-body><text:p text:style-name="Footnote"><text:bookmark-start text:name="__RefHeading___Toc39351_1836810514"/><text:s/><text:alphabetical-index-mark-start text:id="IMark94457245715152"/><text:alphabetical-index-mark-start text:id="IMark94457324325488"/><text:span text:style-name="T521">Eclesiastés 12</text:span><text:alphabetical-index-mark-end text:id="IMark94457324325488"/><text:alphabetical-index-mark-end text:id="IMark94457245715152"/><text:span text:style-name="T521">:7 </text:span><text:a xlink:type="simple" xlink:href="https://www.biblegateway.com/passage/?search=Eclesiastés+12%3A7&amp;version=RVA" text:style-name="Internet_20_link" text:visited-style-name="Visited_20_Internet_20_Link"><text:span text:style-name="T521">RVA</text:span></text:a><text:bookmark-end text:name="__RefHeading___Toc39351_1836810514"/></text:p></text:note-body></text:note></text:span></text:span><text:span text:style-name="T196">. </text:span><text:span text:style-name="T197">L</text:span><text:span text:style-name="T196">as cosas vuelven a como estaban </text:span><text:span text:style-name="T199">ANTES</text:span><text:span text:style-name="T196"> de estar vivos: </text:span><text:span text:style-name="T199">el polvo hecho polvo y el espíritu con Dios. Por eso</text:span><text:span text:style-name="T196"> no hay obras, no se puede hacer nada, ni cuentas, no hay nada que contar, ni conocimiento, no se puede conocer nada, ni siquiera a Dios. </text:span><text:span text:style-name="T235">Y la cosa permanece así hasta que Jesucristo los levante, los despierte, por eso Pablo en 1ra Corintios 11 nos dice que algunos están durmiendo </text:span><text:span text:style-name="T235"><text:note text:id="ftn129" text:note-class="footnote"><text:note-citation>129</text:note-citation><text:note-body><text:p text:style-name="Footnote"><text:s/><text:alphabetical-index-mark-start text:id="IMark94457434144560"/><text:span text:style-name="T547">1 Corintios 11</text:span><text:alphabetical-index-mark-end text:id="IMark94457434144560"/><text:span text:style-name="T547">:30 </text:span><text:a xlink:type="simple" xlink:href="https://biblehub.com/text/1_corinthians/11-30.htm" text:style-name="Internet_20_link" text:visited-style-name="Visited_20_Internet_20_Link"><text:span text:style-name="T547">biblehub</text:span></text:a></text:p></text:note-body></text:note></text:span><text:span text:style-name="T235">, algo que </text:span><text:span text:style-name="T239">sigue</text:span><text:span text:style-name="T235"> </text:span><text:span text:style-name="T239">en acción</text:span><text:span text:style-name="T235">, eso nos indica la conjugación del vocablo griego G</text:span><text:span text:style-name="T236">2837</text:span><text:span text:style-name="T235">.</text:span></text:p>
      <text:p text:style-name="P179"><text:span text:style-name="T196">L</text:span><text:span text:style-name="T20">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80"><text:span text:style-name="T178">E</text:span><text:span text:style-name="T206">n la biblia tenemos varios ejemplos de personas que tiene que haber sido despertadas temporalmente, incluso por tiempos superiores al que vivió Adán. Según </text:span><text:alphabetical-index-mark-start text:id="IMark94457300870800"/><text:alphabetical-index-mark-start text:id="IMark94457245489728"/><text:span text:style-name="T206">Juan </text:span><text:span text:style-name="T207">21</text:span><text:alphabetical-index-mark-end text:id="IMark94457245489728"/><text:alphabetical-index-mark-end text:id="IMark94457300870800"/><text:span text:style-name="T207"> cuando le dice a Pedro: </text:span><text:span text:style-name="Bible_5f_text"><text:span text:style-name="T207">“Si quiero que él quede hasta que yo venga, ¿qué á tí? Sígueme tú.” </text:span></text:span><text:span text:style-name="Bible_5f_text"><text:span text:style-name="T207"><text:note text:id="ftn130" text:note-class="footnote"><text:note-citation>130</text:note-citation><text:note-body><text:p text:style-name="Footnote"><text:bookmark-start text:name="__RefHeading___Toc39349_1836810514"/><text:s/><text:alphabetical-index-mark-start text:id="IMark94457245790096"/><text:alphabetical-index-mark-start text:id="IMark94457434269792"/><text:span text:style-name="T528">Juan 21</text:span><text:alphabetical-index-mark-end text:id="IMark94457434269792"/><text:alphabetical-index-mark-end text:id="IMark94457245790096"/><text:span text:style-name="T528">:22 </text:span><text:a xlink:type="simple" xlink:href="https://www.biblegateway.com/passage/?search=Juan+21%3A22&amp;version=RVA" text:style-name="Internet_20_link" text:visited-style-name="Visited_20_Internet_20_Link"><text:span text:style-name="T528">RVA</text:span></text:a><text:bookmark-end text:name="__RefHeading___Toc39349_1836810514"/></text:p></text:note-body></text:note></text:span></text:span><text:span text:style-name="T207">. Situación que se muestra real cuando Pedro, según </text:span><text:alphabetical-index-mark-start text:id="IMark94457434091552"/><text:alphabetical-index-mark-start text:id="IMark94457220945888"/><text:span text:style-name="T207">Lucas 9</text:span><text:alphabetical-index-mark-end text:id="IMark94457220945888"/><text:alphabetical-index-mark-end text:id="IMark94457434091552"/><text:span text:style-name="T207"> le dice a Jesucristo: </text:span><text:span text:style-name="Bible_5f_text"><text:span text:style-name="T207">“</text:span></text:span><text:bookmark text:name="es-RVA-25334"/><text:span text:style-name="Bible_5f_text"><text:span text:style-name="T207">Maestro, bien es que nos quedemos aquí: y hagamos tres pabellones, uno para ti, y uno para Moisés, y uno para Elías” </text:span></text:span><text:span text:style-name="Bible_5f_text"><text:span text:style-name="T207"><text:note text:id="ftn131" text:note-class="footnote"><text:note-citation>131</text:note-citation><text:note-body><text:p text:style-name="Footnote"><text:bookmark-start text:name="__RefHeading___Toc39347_1836810514"/><text:s/><text:alphabetical-index-mark-start text:id="IMark94457235775296"/><text:alphabetical-index-mark-start text:id="IMark94457357130208"/><text:span text:style-name="T528">Lucas 9</text:span><text:alphabetical-index-mark-end text:id="IMark94457357130208"/><text:alphabetical-index-mark-end text:id="IMark94457235775296"/><text:span text:style-name="T528">:33 </text:span><text:a xlink:type="simple" xlink:href="https://www.biblegateway.com/passage/?search=Lucas+9%3A33&amp;version=RVA" text:style-name="Internet_20_link" text:visited-style-name="Visited_20_Internet_20_Link"><text:span text:style-name="T528">RVA</text:span></text:a><text:bookmark-end text:name="__RefHeading___Toc39347_1836810514"/></text:p></text:note-body></text:note></text:span></text:span><text:span text:style-name="T207">. Pedro ofrece construir 3 tabernáculos, o tiendas, porque estaban en la fiesta Judía de Sukot, 2 de ellas para Moisés y Elías, en el momento </text:span><text:soft-page-break/><text:span text:style-name="T207">comúnmente conocido como la transfiguración de Jesucristo.</text:span><text:span text:style-name="T206"> </text:span><text:span text:style-name="T207">Ambos están presentes físicamente y por eso Pedro ofrece construir dos tiendas y </text:span><text:span text:style-name="T208">usarlas</text:span><text:span text:style-name="T207"> para celebrar Sukot. </text:span></text:p>
      <text:p text:style-name="P181"><text:span text:style-name="T207">P</text:span><text:span text:style-name="T208">ero el primero en obtener una resurrección física definitiva, una que es para no morir, porque ya no se puede morir, es Jesucristo. Pablo explica en </text:span><text:alphabetical-index-mark-start text:id="IMark94457221771664"/><text:alphabetical-index-mark-start text:id="IMark94457255552800"/><text:span text:style-name="T208">Colosenses 1</text:span><text:alphabetical-index-mark-end text:id="IMark94457255552800"/><text:alphabetical-index-mark-end text:id="IMark94457221771664"/><text:span text:style-name="T208"> que Jesucristo </text:span><text:span text:style-name="Bible_5f_text"><text:span text:style-name="T208">“</text:span></text:span><text:span text:style-name="Bible_5f_text"><text:span text:style-name="T20">es el principio, el primogénito de los muertos, para que en todo tenga el primado</text:span></text:span><text:span text:style-name="Bible_5f_text"><text:span text:style-name="T208">” </text:span></text:span><text:span text:style-name="Bible_5f_text"><text:span text:style-name="T208"><text:note text:id="ftn132" text:note-class="footnote"><text:note-citation>132</text:note-citation><text:note-body><text:p text:style-name="P182"><text:bookmark-start text:name="__RefHeading___Toc39345_1836810514"/><text:span text:style-name="T529"><text:s/></text:span><text:alphabetical-index-mark-start text:id="IMark94457434269792"/><text:alphabetical-index-mark-start text:id="IMark94457220945888"/><text:span text:style-name="T529">Colosenses 1</text:span><text:alphabetical-index-mark-end text:id="IMark94457220945888"/><text:alphabetical-index-mark-end text:id="IMark94457434269792"/><text:span text:style-name="T529">:18 </text:span><text:a xlink:type="simple" xlink:href="https://www.biblegateway.com/passage/?search=Colosenses+1%3A18&amp;version=RVA" text:style-name="Internet_20_link" text:visited-style-name="Visited_20_Internet_20_Link"><text:span text:style-name="T529">RVA</text:span></text:a><text:bookmark-end text:name="__RefHeading___Toc39345_1836810514"/></text:p></text:note-body></text:note></text:span></text:span><text:span text:style-name="T208">.</text:span></text:p>
      <text:p text:style-name="P183"><text:span text:style-name="T208">J</text:span><text:span text:style-name="T209">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209">“</text:span></text:span><text:bookmark text:name="es-RVA-25978"/><text:span text:style-name="Bible_5f_text"><text:span text:style-name="T209">De cierto te digo, que hoy estarás conmigo en el paraíso” </text:span></text:span><text:span text:style-name="Bible_5f_text"><text:span text:style-name="T209"><text:note text:id="ftn133" text:note-class="footnote"><text:note-citation>133</text:note-citation><text:note-body><text:p text:style-name="Footnote"><text:bookmark-start text:name="__RefHeading___Toc39343_1836810514"/><text:s/><text:alphabetical-index-mark-start text:id="IMark94457367836848"/><text:alphabetical-index-mark-start text:id="IMark94457434144560"/><text:alphabetical-index-mark-start text:id="IMark94457256339584"/><text:alphabetical-index-mark-start text:id="IMark94457245790096"/><text:span text:style-name="T530">Lucas 2</text:span><text:alphabetical-index-mark-end text:id="IMark94457245790096"/><text:alphabetical-index-mark-end text:id="IMark94457256339584"/><text:span text:style-name="T530">3</text:span><text:alphabetical-index-mark-end text:id="IMark94457434144560"/><text:alphabetical-index-mark-end text:id="IMark94457367836848"/><text:span text:style-name="T530">:43 </text:span><text:a xlink:type="simple" xlink:href="https://www.biblegateway.com/passage/?search=Lucas+23%3A43&amp;version=RVA" text:style-name="Internet_20_link" text:visited-style-name="Visited_20_Internet_20_Link"><text:span text:style-name="T530">RVA</text:span></text:a><text:bookmark-end text:name="__RefHeading___Toc39343_1836810514"/></text:p></text:note-body></text:note></text:span></text:span><text:span text:style-name="T209"><text:s/>se refiere a un momento futuro pero no inmediato, porque los siguiente</text:span><text:span text:style-name="T217">s</text:span><text:span text:style-name="T209"> tres días y tres noches </text:span><text:span text:style-name="T210">Jesucristo</text:span><text:span text:style-name="T209"> iba a estar </text:span><text:span text:style-name="T220">dormidito</text:span><text:span text:style-name="T209"> en el Sheol, </text:span><text:span text:style-name="T210">que no es</text:span><text:span text:style-name="T209"> ningún paraíso.</text:span></text:p>
      <text:p text:style-name="P206"><text:span text:style-name="T209">E</text:span><text:span text:style-name="T20">n griego koine no hay comas, y la palabra “hoy” se usaba para hacer énfasis, así que la palabra “hoy” se refiere a ese preciso instante y NO al momento en que el ladrón estará con Jesus en el paraíso.</text:span></text:p>
      <text:p text:style-name="P183"><text:span text:style-name="T209">E</text:span><text:span text:style-name="T211">s posible que dicho ladrón sea uno de los que nos habla </text:span><text:alphabetical-index-mark-start text:id="IMark94457235775296"/><text:alphabetical-index-mark-start text:id="IMark94457323815968"/><text:span text:style-name="T211">Mateo 27</text:span><text:alphabetical-index-mark-end text:id="IMark94457323815968"/><text:alphabetical-index-mark-end text:id="IMark94457235775296"/><text:span text:style-name="T211"> cuando dice que: </text:span><text:span text:style-name="Bible_5f_text"><text:span text:style-name="T211">“</text:span></text:span><text:span text:style-name="Bible_5f_text"><text:span text:style-name="T240">Y</text:span></text:span><text:span text:style-name="Bible_5f_text"><text:span text:style-name="T211"> abriéronse los sepulcros, y muchos </text:span></text:span><text:span text:style-name="Bible_5f_text"><text:span text:style-name="T218">CUERPOS</text:span></text:span><text:span text:style-name="Bible_5f_text"><text:span text:style-name="T211"> de santos que habían </text:span></text:span><text:span text:style-name="Bible_5f_text"><text:span text:style-name="T218">DORMIDO</text:span></text:span><text:span text:style-name="Bible_5f_text"><text:span text:style-name="T211">, se </text:span></text:span><text:span text:style-name="Bible_5f_text"><text:span text:style-name="T218">LEVANTARON</text:span></text:span><text:span text:style-name="Bible_5f_text"><text:span text:style-name="T211">;</text:span></text:span><text:span text:style-name="Bible_5f_text"> Y </text:span><text:span text:style-name="Bible_5f_text"><text:span text:style-name="T533">SALIDOS</text:span></text:span><text:span text:style-name="Bible_5f_text"> de los sepulcros, </text:span><text:span text:style-name="Bible_5f_text"><text:span text:style-name="T533">DESPUÉS</text:span></text:span><text:span text:style-name="Bible_5f_text"> de su resurrección, </text:span><text:span text:style-name="Bible_5f_text"><text:span text:style-name="T533">VINIERON</text:span></text:span><text:span text:style-name="Bible_5f_text"> á la santa ciudad, y aparecieron á muchos</text:span><text:span text:style-name="Bible_5f_text"><text:span text:style-name="T211">” </text:span></text:span><text:span text:style-name="Bible_5f_text"><text:span text:style-name="T211"><text:note text:id="ftn134" text:note-class="footnote"><text:note-citation>134</text:note-citation><text:note-body><text:p text:style-name="Footnote"><text:bookmark-start text:name="__RefHeading___Toc39341_1836810514"/><text:s/><text:alphabetical-index-mark-start text:id="IMark94457256339584"/><text:alphabetical-index-mark-start text:id="IMark94457221006544"/><text:span text:style-name="T531">Mateo 27</text:span><text:alphabetical-index-mark-end text:id="IMark94457221006544"/><text:alphabetical-index-mark-end text:id="IMark94457256339584"/><text:span text:style-name="T531">:52-53 </text:span><text:a xlink:type="simple" xlink:href="https://www.biblegateway.com/passage/?search=Mateo+27%3A52-53&amp;version=RVA" text:style-name="Internet_20_link" text:visited-style-name="Visited_20_Internet_20_Link"><text:span text:style-name="T531">RVA</text:span></text:a><text:bookmark-end text:name="__RefHeading___Toc39341_1836810514"/></text:p></text:note-body></text:note></text:span></text:span><text:span text:style-name="T211">, pero la biblia no lo especifica. Lo que si nos </text:span><text:soft-page-break/><text:span text:style-name="T211">muestra este pasaje es que los muertos están dormid</text:span><text:span text:style-name="T216">itos</text:span><text:span text:style-name="T211">, inconscientes, y solo </text:span><text:span text:style-name="T218">pueden VENIR y </text:span><text:span text:style-name="T211">se </text:span><text:span text:style-name="T218">APARECERSE</text:span><text:span text:style-name="T211"> a los vivos </text:span><text:span text:style-name="T219">DESPUÉS de </text:span><text:span text:style-name="T218">SAL</text:span><text:span text:style-name="T219">IR</text:span><text:span text:style-name="T211"> de los sepulcros, cuando </text:span><text:span text:style-name="T218">dejan de estar DORMIDOS, cuando </text:span><text:span text:style-name="T211">se despiertan, </text:span><text:span text:style-name="T212">cuando se </text:span><text:span text:style-name="T218">LEVANTAN</text:span><text:span text:style-name="T212">, </text:span><text:span text:style-name="T211">cuando resucitan con un </text:span><text:span text:style-name="T218">CUERPO</text:span><text:span text:style-name="T211"> físico, </text:span><text:span text:style-name="T216">sea temporal o definitivamente</text:span><text:span text:style-name="T211">. No antes.</text:span></text:p>
      <text:p text:style-name="P184"><text:span text:style-name="T211">P</text:span><text:span text:style-name="T213">ablo en 2da Corintios 5 nos explica la resurrección, ese momento en que seremos despertados para estar presentes con Jesucristo, con una comparación. Dice: </text:span><text:span text:style-name="Bible_5f_text"><text:span text:style-name="T213">“</text:span></text:span><text:bookmark text:name="es-RVA-28878"/><text:span text:style-name="Bible_5f_text"><text:span text:style-name="T20">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213">” </text:span></text:span><text:span text:style-name="Bible_5f_text"><text:span text:style-name="T213"><text:note text:id="ftn135" text:note-class="footnote"><text:note-citation>135</text:note-citation><text:note-body><text:p text:style-name="Footnote"><text:bookmark-start text:name="__RefHeading___Toc39339_1836810514"/><text:s/><text:alphabetical-index-mark-start text:id="IMark94457324755152"/><text:alphabetical-index-mark-start text:id="IMark94457235794000"/><text:span text:style-name="T532">2 Corintios 5</text:span><text:alphabetical-index-mark-end text:id="IMark94457235794000"/><text:alphabetical-index-mark-end text:id="IMark94457324755152"/><text:span text:style-name="T532">:1-2 </text:span><text:a xlink:type="simple" xlink:href="https://www.biblegateway.com/passage/?search=2+Corintios+5%3A1-2&amp;version=RVA" text:style-name="Internet_20_link" text:visited-style-name="Visited_20_Internet_20_Link"><text:span text:style-name="T532">RVA</text:span></text:a><text:bookmark-end text:name="__RefHeading___Toc39339_1836810514"/></text:p></text:note-body></text:note></text:span></text:span><text:span text:style-name="T213">. Pablo compara este cuerpo con una casa temporal que será remplazada por otra permanente que fue hecha en el cielo. </text:span><text:span text:style-name="T215">Este cuerpo será remplazado por </text:span><text:span text:style-name="T214">un cuerpo permanente para habitar una tierra nueva con un cielo nuevo. </text:span><text:span text:style-name="T215">Pero mientras tanto dormiditos.</text:span></text:p>
      <text:h text:style-name="P213" text:outline-level="2"><text:bookmark-start text:name="__RefHeading___Toc28197_1627726659"/>Todos.<text:bookmark-end text:name="__RefHeading___Toc28197_1627726659"/></text:h>
      <text:p text:style-name="P45">Y cómo na<text:span text:style-name="T496">z</text:span>co a esa vida <text:span text:style-name="T415">vida eterna</text:span>? No es tan <text:span text:style-name="T2">fácil</text:span> porque <text:span text:style-name="T2">según</text:span> <text:alphabetical-index-mark-start text:id="IMark94457235604736"/><text:alphabetical-index-mark-start text:id="IMark94457434091552"/>Juan 6<text:alphabetical-index-mark-end text:id="IMark94457434091552"/><text:alphabetical-index-mark-end text:id="IMark94457235604736"/> Jesucristo afirma: <text:span text:style-name="Bible_5f_text"><text:span text:style-name="T248">"Ninguno puede venir á mí, si el Padre que me envió no” </text:span></text:span><text:span text:style-name="Bible_5f_text"><text:span text:style-name="T248"><text:note text:id="ftn136" text:note-class="footnote"><text:note-citation>136</text:note-citation><text:note-body><text:p text:style-name="P199"><text:bookmark-start text:name="__RefHeading___Toc39337_1836810514"/><text:span text:style-name="T20"><text:s/></text:span><text:alphabetical-index-mark-start text:id="IMark94457324755152"/><text:alphabetical-index-mark-start text:id="IMark94457255552800"/><text:span text:style-name="T30">Juan 6</text:span><text:alphabetical-index-mark-end text:id="IMark94457255552800"/><text:alphabetical-index-mark-end text:id="IMark94457324755152"/><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337_1836810514"/></text:p></text:note-body></text:note></text:span></text:span><text:span text:style-name="Bible_5f_text"><text:span text:style-name="T248"><text:s/>“lo arrastra primero” </text:span></text:span><text:span text:style-name="Bible_5f_text"><text:span text:style-name="T248"><text:note text:id="ftn137" text:note-class="footnote"><text:note-citation>137</text:note-citation><text:note-body><text:p text:style-name="P200"><text:bookmark-start text:name="__RefHeading___Toc39335_1836810514"/><text:s/><text:alphabetical-index-mark-start text:id="IMark94457357130208"/><text:alphabetical-index-mark-start text:id="IMark94457255552800"/><text:span text:style-name="T526">Juan 6</text:span><text:alphabetical-index-mark-end text:id="IMark94457255552800"/><text:alphabetical-index-mark-end text:id="IMark94457357130208"/><text:span text:style-name="T526">: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335_1836810514"/></text:p></text:note-body></text:note></text:span></text:span>.</text:p>
      <text:p text:style-name="P168"><text:span text:style-name="T175">Y</text:span><text:span text:style-name="T20"> </text:span><text:span text:style-name="T176">Jesucristo</text:span><text:span text:style-name="T20"> explica en </text:span><text:alphabetical-index-mark-start text:id="IMark94457253751488"/><text:alphabetical-index-mark-start text:id="IMark94457300870800"/><text:alphabetical-index-mark-start text:id="IMark94457407901984"/><text:alphabetical-index-mark-start text:id="IMark94457434091552"/><text:span text:style-name="T20">Juan 1</text:span><text:alphabetical-index-mark-end text:id="IMark94457434091552"/><text:alphabetical-index-mark-end text:id="IMark94457407901984"/><text:span text:style-name="T20">4</text:span><text:alphabetical-index-mark-end text:id="IMark94457300870800"/><text:alphabetical-index-mark-end text:id="IMark94457253751488"/><text:span text:style-name="T20">: </text:span><text:span text:style-name="Bible_5f_text"><text:span text:style-name="T20">"</text:span></text:span><text:bookmark text:name="es-RVA-26674"/><text:span text:style-name="Bible_5f_text">nadie viene al Padre, sino por mí</text:span><text:span text:style-name="Bible_5f_text"><text:span text:style-name="T20">" </text:span></text:span><text:span text:style-name="Bible_5f_text"><text:span text:style-name="T20"><text:note text:id="ftn138" text:note-class="footnote"><text:note-citation>138</text:note-citation><text:note-body><text:p text:style-name="Footnote"><text:bookmark-start text:name="__RefHeading___Toc39333_1836810514"/><text:span text:style-name="T20"><text:s/></text:span><text:alphabetical-index-mark-start text:id="IMark94457389440048"/><text:alphabetical-index-mark-start text:id="IMark94457255552800"/><text:alphabetical-index-mark-start text:id="IMark94457324325488"/><text:alphabetical-index-mark-start text:id="IMark94457245790096"/><text:span text:style-name="T41">Juan 1</text:span><text:alphabetical-index-mark-end text:id="IMark94457245790096"/><text:alphabetical-index-mark-end text:id="IMark94457324325488"/><text:span text:style-name="T41">4</text:span><text:alphabetical-index-mark-end text:id="IMark94457255552800"/><text:alphabetical-index-mark-end text:id="IMark94457389440048"/><text:span text:style-name="T41">:6 </text:span><text:a xlink:type="simple" xlink:href="https://www.biblegateway.com/passage/?search=Juan+14%3A6&amp;version=RVA" text:style-name="Internet_20_link" text:visited-style-name="Visited_20_Internet_20_Link"><text:span text:style-name="T41">RVA</text:span></text:a><text:bookmark-end text:name="__RefHeading___Toc39333_1836810514"/></text:p></text:note-body></text:note></text:span></text:span><text:span text:style-name="T20">.</text:span></text:p>
      <text:p text:style-name="P29"><text:soft-page-break/>O sea que p<text:span text:style-name="T10">rimero el Padre se los entrega a Jesucristo y </text:span>luego <text:span text:style-name="T10">por ese camino llegamos al Padre.</text:span></text:p>
      <text:p text:style-name="P30"><text:span text:style-name="T9">Así que e</text:span>stamos en manos de YHWH. <text:span text:style-name="T10">Del Padre. </text:span></text:p>
      <text:p text:style-name="P30">Pero hay buenas noticias porque <text:span text:style-name="T3">según</text:span> <text:alphabetical-index-mark-start text:id="IMark94457367836848"/><text:alphabetical-index-mark-start text:id="IMark94457235775296"/>Juan 5<text:alphabetical-index-mark-end text:id="IMark94457235775296"/><text:alphabetical-index-mark-end text:id="IMark94457367836848"/>, nuestro <text:span text:style-name="T12">S</text:span>eñor <text:span text:style-name="T12">Yeshua </text:span>afirma:</text:p>
      <text:p text:style-name="P176"><text:span text:style-name="Bible_5f_text"><text:span text:style-name="T55">“</text:span></text:span><text:bookmark text:name="es-RVA-2015-262061"/><text:span text:style-name="Bible_5f_text"><text:span text:style-name="T20">No se asombren de esto, porque vendrá la hora cuando </text:span></text:span><text:span text:style-name="Bible_5f_text"><text:span text:style-name="T58">TODOS</text:span></text:span><text:span text:style-name="Bible_5f_text"><text:span text:style-name="T20"> los que están en los sepulcros oirán su voz y saldrán, los que hicieron el bien para la resurrección de vida pero los que practicaron el mal para la resurrección de</text:span></text:span><text:span text:style-name="Bible_5f_text"><text:span text:style-name="T55">” </text:span></text:span><text:span text:style-name="Bible_5f_text"><text:span text:style-name="T55"><text:note text:id="ftn139" text:note-class="footnote"><text:note-citation>139</text:note-citation><text:note-body><text:p text:style-name="Footnote"><text:bookmark-start text:name="__RefHeading___Toc39331_1836810514"/><text:span text:style-name="T20"><text:s/></text:span><text:alphabetical-index-mark-start text:id="IMark94457324755152"/><text:alphabetical-index-mark-start text:id="IMark94457221771664"/><text:span text:style-name="T22">Juan 5</text:span><text:alphabetical-index-mark-end text:id="IMark94457221771664"/><text:alphabetical-index-mark-end text:id="IMark94457324755152"/><text:span text:style-name="T22">:28-29 </text:span><text:a xlink:type="simple" xlink:href="https://www.biblegateway.com/passage/?search=Juan+5%3A28-29&amp;version=RVA-2015" text:style-name="Internet_20_link" text:visited-style-name="Visited_20_Internet_20_Link"><text:span text:style-name="T22">RVA-2015</text:span></text:a><text:bookmark-end text:name="__RefHeading___Toc39331_1836810514"/></text:p></text:note-body></text:note></text:span></text:span><text:span text:style-name="Bible_5f_text"><text:span text:style-name="T55"><text:s/>juicio </text:span></text:span><text:span text:style-name="Bible_5f_text"><text:span text:style-name="T55"><text:note text:id="ftn140" text:note-class="footnote"><text:note-citation>140</text:note-citation><text:note-body><text:p text:style-name="Footnote"><text:bookmark-start text:name="__RefHeading___Toc39329_1836810514"/><text:span text:style-name="T20"><text:s/></text:span><text:alphabetical-index-mark-start text:id="IMark94457253502928"/><text:alphabetical-index-mark-start text:id="IMark94457323815968"/><text:span text:style-name="T22">Juan 5</text:span><text:alphabetical-index-mark-end text:id="IMark94457323815968"/><text:alphabetical-index-mark-end text:id="IMark94457253502928"/><text:span text:style-name="T22">:29 </text:span><text:a xlink:type="simple" xlink:href="https://biblehub.com/text/john/5-29.htm" text:style-name="Internet_20_link" text:visited-style-name="Visited_20_Internet_20_Link"><text:span text:style-name="T22">biblehub</text:span></text:a><text:bookmark-end text:name="__RefHeading___Toc39329_1836810514"/></text:p></text:note-body></text:note></text:span></text:span><text:span text:style-name="T55">.</text:span></text:p>
      <text:p text:style-name="P118"><text:span text:style-name="T20">Ademas Pablo explica en </text:span><text:span text:style-name="T58">1ra</text:span><text:span text:style-name="T20"> Timoteo 2 que Dios: </text:span><text:span text:style-name="Bible_5f_text"><text:span text:style-name="T20">"</text:span></text:span><text:bookmark text:name="es-RVA-2015-29688"/><text:span text:style-name="Bible_5f_text"><text:span text:style-name="T20">quiere que </text:span></text:span><text:span text:style-name="Bible_5f_text"><text:span text:style-name="T42">TODOS</text:span></text:span><text:span text:style-name="Bible_5f_text"><text:span text:style-name="T20"> los hombres sean salvos y que lleguen al conocimiento de la verdad" </text:span></text:span><text:span text:style-name="Bible_5f_text"><text:span text:style-name="T20"><text:note text:id="ftn141" text:note-class="footnote"><text:note-citation>141</text:note-citation><text:note-body><text:p text:style-name="Footnote"><text:bookmark-start text:name="__RefHeading___Toc39327_1836810514"/><text:span text:style-name="T20"><text:s/></text:span><text:alphabetical-index-mark-start text:id="IMark94457367836848"/><text:alphabetical-index-mark-start text:id="IMark94457324755152"/><text:span text:style-name="T42">1 Timoteo 2</text:span><text:alphabetical-index-mark-end text:id="IMark94457324755152"/><text:alphabetical-index-mark-end text:id="IMark94457367836848"/><text:span text:style-name="T42">:4 </text:span><text:a xlink:type="simple" xlink:href="https://www.biblegateway.com/passage/?search=1+Timoteo+2%3A4&amp;version=RVA-2015" text:style-name="Internet_20_link" text:visited-style-name="Visited_20_Internet_20_Link"><text:span text:style-name="T42">RVA-2015</text:span></text:a><text:bookmark-end text:name="__RefHeading___Toc39327_1836810514"/></text:p></text:note-body></text:note></text:span></text:span><text:span text:style-name="T20"><text:s/>y que Jesucristo </text:span><text:span text:style-name="Bible_5f_text"><text:span text:style-name="T20">"</text:span></text:span><text:bookmark text:name="es-RVA-2015-29690"/><text:span text:style-name="Bible_5f_text"><text:span text:style-name="T20">se dio a sí mismo en rescate por </text:span></text:span><text:span text:style-name="Bible_5f_text"><text:span text:style-name="T42">TODOS</text:span></text:span><text:span text:style-name="Bible_5f_text"><text:span text:style-name="T20">, de lo cual se dio testimonio a su debido tiempo" </text:span></text:span><text:span text:style-name="Bible_5f_text"><text:span text:style-name="T20"><text:note text:id="ftn142" text:note-class="footnote"><text:note-citation>142</text:note-citation><text:note-body><text:p text:style-name="Footnote"><text:bookmark-start text:name="__RefHeading___Toc39325_1836810514"/><text:span text:style-name="T20"><text:s/></text:span><text:alphabetical-index-mark-start text:id="IMark94457251623696"/><text:alphabetical-index-mark-start text:id="IMark94457434144560"/><text:span text:style-name="T42">1 Timoteo 2</text:span><text:alphabetical-index-mark-end text:id="IMark94457434144560"/><text:alphabetical-index-mark-end text:id="IMark94457251623696"/><text:span text:style-name="T42">:6 </text:span><text:a xlink:type="simple" xlink:href="https://www.biblegateway.com/passage/?search=1+Timoteo+2%3A6&amp;version=RVA-2015" text:style-name="Internet_20_link" text:visited-style-name="Visited_20_Internet_20_Link"><text:span text:style-name="T42">RVA-2015</text:span></text:a><text:bookmark-end text:name="__RefHeading___Toc39325_1836810514"/></text:p></text:note-body></text:note></text:span></text:span><text:span text:style-name="T20">.</text:span></text:p>
      <text:p text:style-name="P118"><text:span text:style-name="T20">Y en </text:span><text:span text:style-name="T59">1ra</text:span><text:span text:style-name="T20"> Corintios 15 Pablo explica que </text:span><text:span text:style-name="Bible_5f_text"><text:span text:style-name="T20">“</text:span></text:span><text:bookmark text:name="es-RVA-2015-28708"/><text:span text:style-name="Bible_5f_text"><text:span text:style-name="T20">así como en Adán </text:span></text:span><text:span text:style-name="Bible_5f_text"><text:span text:style-name="T60">TODOS</text:span></text:span><text:span text:style-name="Bible_5f_text"><text:span text:style-name="T20"> mueren, así también en Cristo </text:span></text:span><text:span text:style-name="Bible_5f_text"><text:span text:style-name="T60">TODOS</text:span></text:span><text:span text:style-name="Bible_5f_text"><text:span text:style-name="T20"> serán vivificados" </text:span></text:span><text:span text:style-name="Bible_5f_text"><text:span text:style-name="T20"><text:note text:id="ftn143" text:note-class="footnote"><text:note-citation>143</text:note-citation><text:note-body><text:p text:style-name="Footnote"><text:bookmark-start text:name="__RefHeading___Toc39323_1836810514"/><text:span text:style-name="T20"><text:s/></text:span><text:alphabetical-index-mark-start text:id="IMark94457434269792"/><text:alphabetical-index-mark-start text:id="IMark94457434144560"/><text:alphabetical-index-mark-start text:id="IMark94457323815968"/><text:alphabetical-index-mark-start text:id="IMark94457251623696"/><text:alphabetical-index-mark-start text:id="IMark94457407901984"/><text:alphabetical-index-mark-start text:id="IMark94457389440048"/><text:span text:style-name="T43">1 Corintios 1</text:span><text:alphabetical-index-mark-end text:id="IMark94457389440048"/><text:alphabetical-index-mark-end text:id="IMark94457407901984"/><text:span text:style-name="T43">5</text:span><text:alphabetical-index-mark-end text:id="IMark94457251623696"/><text:alphabetical-index-mark-end text:id="IMark94457323815968"/><text:alphabetical-index-mark-end text:id="IMark94457434144560"/><text:alphabetical-index-mark-end text:id="IMark94457434269792"/><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323_1836810514"/></text:p></text:note-body></text:note></text:span></text:span><text:span text:style-name="T20">.</text:span></text:p>
      <text:p text:style-name="P118"><text:span text:style-name="T20">Porque </text:span><text:span text:style-name="T61">según</text:span><text:span text:style-name="T20"> explica en </text:span><text:alphabetical-index-mark-start text:id="IMark94457253751488"/><text:alphabetical-index-mark-start text:id="IMark94457253502928"/><text:span text:style-name="T20">Romanos 11</text:span><text:alphabetical-index-mark-end text:id="IMark94457253502928"/><text:alphabetical-index-mark-end text:id="IMark94457253751488"/><text:span text:style-name="T20">: </text:span><text:span text:style-name="Bible_5f_text"><text:span text:style-name="T20">"Dios encerró a </text:span></text:span><text:span text:style-name="Bible_5f_text"><text:span text:style-name="T43">TODOS</text:span></text:span><text:span text:style-name="Bible_5f_text"><text:span text:style-name="T20"> bajo desobediencia para tener misericordia de </text:span></text:span><text:span text:style-name="Bible_5f_text"><text:span text:style-name="T43">TODOS</text:span></text:span><text:span text:style-name="Bible_5f_text"><text:span text:style-name="T20">" </text:span></text:span><text:span text:style-name="Bible_5f_text"><text:span text:style-name="T20"><text:note text:id="ftn144" text:note-class="footnote"><text:note-citation>144</text:note-citation><text:note-body><text:p text:style-name="Footnote"><text:bookmark-start text:name="__RefHeading___Toc39321_1836810514"/><text:span text:style-name="T20"><text:s/></text:span><text:alphabetical-index-mark-start text:id="IMark94457245790096"/><text:alphabetical-index-mark-start text:id="IMark94457221771664"/><text:span text:style-name="T43">Romanos 11</text:span><text:alphabetical-index-mark-end text:id="IMark94457221771664"/><text:alphabetical-index-mark-end text:id="IMark94457245790096"/><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321_1836810514"/></text:p></text:note-body></text:note></text:span></text:span><text:span text:style-name="T20"><text:s/>y que: </text:span><text:span text:style-name="Bible_5f_text"><text:span text:style-name="T20">"</text:span></text:span><text:bookmark text:name="es-RVA-2015-28213"/><text:span text:style-name="Bible_5f_text"><text:span text:style-name="T20">de él y por medio de él y para él son </text:span></text:span><text:span text:style-name="Bible_5f_text"><text:span text:style-name="T43">TODAS</text:span></text:span><text:span text:style-name="Bible_5f_text"><text:span text:style-name="T20"> las cosas" </text:span></text:span><text:span text:style-name="Bible_5f_text"><text:span text:style-name="T20"><text:note text:id="ftn145" text:note-class="footnote"><text:note-citation>145</text:note-citation><text:note-body><text:p text:style-name="Footnote"><text:bookmark-start text:name="__RefHeading___Toc39319_1836810514"/><text:span text:style-name="T20"><text:s/></text:span><text:alphabetical-index-mark-start text:id="IMark94457407901984"/><text:alphabetical-index-mark-start text:id="IMark94457253502928"/><text:span text:style-name="T43">Romanos 11</text:span><text:alphabetical-index-mark-end text:id="IMark94457253502928"/><text:alphabetical-index-mark-end text:id="IMark94457407901984"/><text:span text:style-name="T43">:36 </text:span><text:a xlink:type="simple" xlink:href="https://www.biblegateway.com/passage/?search=Romanos+11%3A36&amp;version=RVA-2015" text:style-name="Internet_20_link" text:visited-style-name="Visited_20_Internet_20_Link"><text:span text:style-name="T43">RVA-2015</text:span></text:a><text:bookmark-end text:name="__RefHeading___Toc39319_1836810514"/></text:p></text:note-body></text:note></text:span></text:span><text:span text:style-name="T20">.</text:span></text:p>
      <text:p text:style-name="P118"><text:soft-page-break/><text:span text:style-name="T20">Y Jesucristo en </text:span><text:alphabetical-index-mark-start text:id="IMark94457319637280"/><text:alphabetical-index-mark-start text:id="IMark94457245790096"/><text:span text:style-name="T20">Mateo 11</text:span><text:alphabetical-index-mark-end text:id="IMark94457245790096"/><text:alphabetical-index-mark-end text:id="IMark94457319637280"/><text:span text:style-name="T20"> dice que: </text:span><text:span text:style-name="Bible_5f_text"><text:span text:style-name="T20">"</text:span></text:span><text:span text:style-name="Bible_5f_text"><text:span text:style-name="T45">TODAS</text:span></text:span><text:span text:style-name="Bible_5f_text"><text:span text:style-name="T20"> las cosas me han sido entregadas por mi Padre" </text:span></text:span><text:span text:style-name="Bible_5f_text"><text:span text:style-name="T20"><text:note text:id="ftn146" text:note-class="footnote"><text:note-citation>146</text:note-citation><text:note-body><text:p text:style-name="Footnote"><text:bookmark-start text:name="__RefHeading___Toc39317_1836810514"/><text:span text:style-name="T20"><text:s/></text:span><text:alphabetical-index-mark-start text:id="IMark94457434144560"/><text:alphabetical-index-mark-start text:id="IMark94457367836848"/><text:span text:style-name="T44">Mateo 11</text:span><text:alphabetical-index-mark-end text:id="IMark94457367836848"/><text:alphabetical-index-mark-end text:id="IMark94457434144560"/><text:span text:style-name="T44">:27 </text:span><text:a xlink:type="simple" xlink:href="https://www.biblegateway.com/passage/?search=Mateo+11%3A27&amp;version=RVA-2015" text:style-name="Internet_20_link" text:visited-style-name="Visited_20_Internet_20_Link"><text:span text:style-name="T44">RVA-2015</text:span></text:a><text:bookmark-end text:name="__RefHeading___Toc39317_1836810514"/></text:p></text:note-body></text:note></text:span></text:span><text:span text:style-name="T20">. Y en </text:span><text:alphabetical-index-mark-start text:id="IMark94457434269792"/><text:alphabetical-index-mark-start text:id="IMark94457235775296"/><text:alphabetical-index-mark-start text:id="IMark94457323815968"/><text:alphabetical-index-mark-start text:id="IMark94457251623696"/><text:span text:style-name="T20">Juan 1</text:span><text:alphabetical-index-mark-end text:id="IMark94457251623696"/><text:alphabetical-index-mark-end text:id="IMark94457323815968"/><text:span text:style-name="T20">7</text:span><text:alphabetical-index-mark-end text:id="IMark94457235775296"/><text:alphabetical-index-mark-end text:id="IMark94457434269792"/><text:span text:style-name="T20"> afirma que: </text:span><text:span text:style-name="Bible_5f_text"><text:span text:style-name="T20">"Pues tú has dado a tu Hijo autoridad sobre TODO hombre, para dar </text:span></text:span><text:span text:style-name="Bible_5f_text"><text:span text:style-name="T46">vida</text:span></text:span><text:span text:style-name="Bible_5f_text"><text:span text:style-name="T20"> eterna a TODOS los que le diste" </text:span></text:span><text:span text:style-name="Bible_5f_text"><text:span text:style-name="T20"><text:note text:id="ftn147" text:note-class="footnote"><text:note-citation>147</text:note-citation><text:note-body><text:p text:style-name="Footnote"><text:bookmark-start text:name="__RefHeading___Toc39315_1836810514"/><text:span text:style-name="T20"><text:s/></text:span><text:alphabetical-index-mark-start text:id="IMark94457434144560"/><text:alphabetical-index-mark-start text:id="IMark94457434091552"/><text:alphabetical-index-mark-start text:id="IMark94457389440048"/><text:alphabetical-index-mark-start text:id="IMark94457253502928"/><text:span text:style-name="T45">Juan 1</text:span><text:alphabetical-index-mark-end text:id="IMark94457253502928"/><text:alphabetical-index-mark-end text:id="IMark94457389440048"/><text:span text:style-name="T45">7</text:span><text:alphabetical-index-mark-end text:id="IMark94457434091552"/><text:alphabetical-index-mark-end text:id="IMark94457434144560"/><text:span text:style-name="T45">:2 </text:span><text:a xlink:type="simple" xlink:href="https://www.biblegateway.com/passage/?search=Juan+17%3A2&amp;version=DHH" text:style-name="Internet_20_link" text:visited-style-name="Visited_20_Internet_20_Link"><text:span text:style-name="T45">DHH</text:span></text:a><text:bookmark-end text:name="__RefHeading___Toc39315_1836810514"/></text:p></text:note-body></text:note></text:span></text:span><text:span text:style-name="T20">.</text:span></text:p>
      <text:p text:style-name="P118"><text:span text:style-name="T20">Y Juan en </text:span><text:alphabetical-index-mark-start text:id="IMark94457255552800"/><text:alphabetical-index-mark-start text:id="IMark94457367836848"/><text:span text:style-name="T61">Revelación</text:span><text:span text:style-name="T20"> 5</text:span><text:alphabetical-index-mark-end text:id="IMark94457367836848"/><text:alphabetical-index-mark-end text:id="IMark94457255552800"/><text:span text:style-name="T20"> dice que: </text:span><text:span text:style-name="Bible_5f_text"><text:span text:style-name="T20">"oí á </text:span></text:span><text:span text:style-name="Bible_5f_text"><text:span text:style-name="T46">TODA</text:span></text:span><text:span text:style-name="Bible_5f_text"><text:span text:style-name="T20"> criatura que está en el cielo, y sobre la tierra, y debajo de la tierra, y que está en el mar, y </text:span></text:span><text:span text:style-name="Bible_5f_text"><text:span text:style-name="T46">TODAS</text:span></text:span><text:span text:style-name="Bible_5f_text"><text:span text:style-name="T20"> las cosas que en ellos están, diciendo: Al que está sentado en el trono, y al Cordero, sea la bendición, y la honra, y la gloria, y el poder, para siempre jamás" </text:span></text:span><text:span text:style-name="Bible_5f_text"><text:span text:style-name="T20"><text:note text:id="ftn148" text:note-class="footnote"><text:note-citation>148</text:note-citation><text:note-body><text:p text:style-name="Footnote"><text:bookmark-start text:name="__RefHeading___Toc39313_1836810514"/><text:span text:style-name="T20"><text:s/></text:span><text:alphabetical-index-mark-start text:id="IMark94457434091552"/><text:alphabetical-index-mark-start text:id="IMark94457434144560"/><text:span text:style-name="T46">Revelación 5</text:span><text:alphabetical-index-mark-end text:id="IMark94457434144560"/><text:alphabetical-index-mark-end text:id="IMark94457434091552"/><text:span text:style-name="T46">:13 </text:span><text:a xlink:type="simple" xlink:href="https://www.biblegateway.com/passage/?search=Apocalipsis+5%3A13&amp;version=RVA" text:style-name="Internet_20_link" text:visited-style-name="Visited_20_Internet_20_Link"><text:span text:style-name="T46">RVA</text:span></text:a><text:bookmark-end text:name="__RefHeading___Toc39313_1836810514"/></text:p></text:note-body></text:note></text:span></text:span><text:span text:style-name="T20">.</text:span></text:p>
      <text:p text:style-name="P30">Y Pablo cita a <text:alphabetical-index-mark-start text:id="IMark94457235775296"/><text:alphabetical-index-mark-start text:id="IMark94457434269792"/>Isa<text:span text:style-name="T3">í</text:span>as 45<text:alphabetical-index-mark-end text:id="IMark94457434269792"/><text:alphabetical-index-mark-end text:id="IMark94457235775296"/> en <text:alphabetical-index-mark-start text:id="IMark94457251623696"/><text:alphabetical-index-mark-start text:id="IMark94457407901984"/>Romanos 14<text:alphabetical-index-mark-end text:id="IMark94457407901984"/><text:alphabetical-index-mark-end text:id="IMark94457251623696"/> diciendo: <text:span text:style-name="Bible_5f_text">“Juro por mi vida, dice YHWH, que ante mí TODOS doblarán la rodilla y TODOS alabarán a DIOS” </text:span><text:span text:style-name="Bible_5f_text"><text:note text:id="ftn149" text:note-class="footnote"><text:note-citation>149</text:note-citation><text:note-body><text:p text:style-name="Footnote"><text:bookmark-start text:name="__RefHeading___Toc39311_1836810514"/><text:span text:style-name="T20"><text:s/></text:span><text:alphabetical-index-mark-start text:id="IMark94457253502928"/><text:alphabetical-index-mark-start text:id="IMark94457323815968"/><text:span text:style-name="T47">Romanos 14</text:span><text:alphabetical-index-mark-end text:id="IMark94457323815968"/><text:alphabetical-index-mark-end text:id="IMark94457253502928"/><text:span text:style-name="T47">:11 </text:span><text:a xlink:type="simple" xlink:href="https://www.biblegateway.com/passage/?search=Romanos+14%3A11&amp;version=DHH" text:style-name="Internet_20_link" text:visited-style-name="Visited_20_Internet_20_Link"><text:span text:style-name="T47">DHH</text:span></text:a><text:span text:style-name="T47"> </text:span><text:alphabetical-index-mark-start text:id="IMark94457221771664"/><text:alphabetical-index-mark-start text:id="IMark94457385995104"/><text:span text:style-name="T47">Isaías 45</text:span><text:alphabetical-index-mark-end text:id="IMark94457385995104"/><text:alphabetical-index-mark-end text:id="IMark94457221771664"/><text:span text:style-name="T47">:23 </text:span><text:a xlink:type="simple" xlink:href="https://www.biblegateway.com/passage/?search=Isa.45.23&amp;version=RVA" text:style-name="Internet_20_link" text:visited-style-name="Visited_20_Internet_20_Link"><text:span text:style-name="T47">RVA</text:span></text:a><text:bookmark-end text:name="__RefHeading___Toc39311_1836810514"/></text:p></text:note-body></text:note></text:span>.</text:p>
      <text:p text:style-name="P70"><text:span text:style-name="T99">Esperemos que por lo menos </text:span><text:span text:style-name="T61">después</text:span><text:span text:style-name="T99"> de la </text:span><text:span text:style-name="T61">resurrección</text:span><text:span text:style-name="T99"> de los muertos y que durante ese </text:span><text:span text:style-name="Bible_5f_text"><text:span text:style-name="T99">“</text:span></text:span><text:span text:style-name="Bible_5f_text"><text:span text:style-name="T241">JUICIO</text:span></text:span><text:span text:style-name="Bible_5f_text"><text:span text:style-name="T99"> </text:span></text:span><text:span text:style-name="Bible_5f_text"><text:span text:style-name="T241">ETERNO”</text:span></text:span><text:span text:style-name="T99"> </text:span><text:span text:style-name="T99"><text:note text:id="ftn150" text:note-class="footnote"><text:note-citation>150</text:note-citation><text:note-body><text:p text:style-name="Footnote"><text:s/><text:span text:style-name="T552">Hebreos 6:2 </text:span><text:a xlink:type="simple" xlink:href="https://www.biblegateway.com/passage/?search=Hebreos%206%3A2&amp;version=RVR1960" text:style-name="Internet_20_link" text:visited-style-name="Visited_20_Internet_20_Link"><text:span text:style-name="T552">RVR1960</text:span></text:a><text:span text:style-name="T552"> </text:span><text:a xlink:type="simple" xlink:href="https://biblehub.com/text/hebrews/6-2.htm" text:style-name="Internet_20_link" text:visited-style-name="Visited_20_Internet_20_Link"><text:span text:style-name="T552">biblehub</text:span></text:a></text:p></text:note-body></text:note></text:span><text:span text:style-name="T99"><text:s/>que le espera a los que hicieron el mal, </text:span><text:span text:style-name="T100">todos</text:span><text:span text:style-name="T99"> esos "</text:span><text:span text:style-name="T189">TODOS</text:span><text:span text:style-name="T99">" lo incluya</text:span><text:span text:style-name="T101">n</text:span><text:span text:style-name="T99"> a usted ; </text:span><text:span text:style-name="T200">y</text:span><text:span text:style-name="T99"> Elohim, YHWH, el dios creador del cielo y de la tierra, no termine siendo un mentiroso.</text:span></text:p>
      <text:h text:style-name="P208" text:outline-level="1"><text:bookmark-start text:name="__RefHeading___Toc28199_1627726659"/>Just<text:span text:style-name="T511">o</text:span>.<text:bookmark-end text:name="__RefHeading___Toc28199_1627726659"/></text:h>
      <text:p text:style-name="P123">La justicia descrita en la Bib<text:span text:style-name="T416">l</text:span>ia puede ser uno de los conceptos mas difíciles de entender o uno de los mas fáciles entender. </text:p>
      <text:p text:style-name="P123"><text:span text:style-name="T416">T</text:span>odo depende de lo que creamos antes de leer el texto. </text:p>
      <text:p text:style-name="P124">Si creemos que la muerte física <text:span text:style-name="T509">ES</text:span> el final, que no hay resurrección <text:span text:style-name="T417">física </text:span>de los muertos, es muy difícil de entender. <text:soft-page-break/>Pero si creemos que la muerte física <text:span text:style-name="T509">NO</text:span> es el final y que <text:span text:style-name="T509">HAY</text:span> resurrección <text:span text:style-name="T417">física </text:span>de los muertos, <text:span text:style-name="T416">de TODOS los muertos,</text:span> y leemos el texto dejando que el mismo texto defina los conceptos 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33">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51" text:note-class="footnote"><text:note-citation>151</text:note-citation><text:note-body><text:p text:style-name="Footnote"><text:bookmark-start text:name="__RefHeading___Toc39309_1836810514"/><text:span text:style-name="T20"><text:s/></text:span><text:alphabetical-index-mark-start text:id="IMark94457253751488"/><text:alphabetical-index-mark-start text:id="IMark94457235794000"/><text:alphabetical-index-mark-start text:id="IMark94457323815968"/><text:alphabetical-index-mark-start text:id="IMark94457389440048"/><text:span text:style-name="T33">Ezequiel 1</text:span><text:alphabetical-index-mark-end text:id="IMark94457389440048"/><text:alphabetical-index-mark-end text:id="IMark94457323815968"/><text:span text:style-name="T33">8</text:span><text:alphabetical-index-mark-end text:id="IMark94457235794000"/><text:alphabetical-index-mark-end text:id="IMark94457253751488"/><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309_1836810514"/></text:p></text:note-body></text:note></text:span>.</text:p>
      <text:p text:style-name="P37">La cosa es fácil: El que hace lo bueno vive. El que hace lo malo muere.</text:p>
      <text:p text:style-name="P125"><text:span text:style-name="T117">YHWH</text:span><text:span text:style-name="T103"> </text:span><text:span text:style-name="T104">también</text:span><text:span text:style-name="T103"> </text:span><text:span text:style-name="T117">explica </text:span><text:span text:style-name="T105">su justicia a través de </text:span><text:span text:style-name="T103">Moisés. En </text:span><text:alphabetical-index-mark-start text:id="IMark94457319637280"/><text:alphabetical-index-mark-start text:id="IMark94457367836848"/><text:span text:style-name="T103">Deuteronomio 30</text:span><text:alphabetical-index-mark-end text:id="IMark94457367836848"/><text:alphabetical-index-mark-end text:id="IMark94457319637280"/><text:span text:style-name="T103"> </text:span><text:span text:style-name="T104">nos </text:span><text:span text:style-name="T103">dice que: </text:span><text:span text:style-name="Bible_5f_text"><text:span text:style-name="T103">“</text:span></text:span><text:span text:style-name="Bible_5f_text">Mira, yo he puesto delante de ti hoy la vida y el bien, la muerte y el mal</text:span><text:span text:style-name="Bible_5f_text"><text:span text:style-name="T103">” </text:span></text:span><text:span text:style-name="Bible_5f_text"><text:span text:style-name="T103"><text:note text:id="ftn152" text:note-class="footnote"><text:note-citation>152</text:note-citation><text:note-body><text:p text:style-name="Footnote"><text:bookmark-start text:name="__RefHeading___Toc39307_1836810514"/><text:s/><text:alphabetical-index-mark-start text:id="IMark94457434269792"/><text:alphabetical-index-mark-start text:id="IMark94457255552800"/><text:span text:style-name="T418">Deuteronomio 30</text:span><text:alphabetical-index-mark-end text:id="IMark94457255552800"/><text:alphabetical-index-mark-end text:id="IMark94457434269792"/><text:span text:style-name="T418">:15 </text:span><text:a xlink:type="simple" xlink:href="https://www.biblegateway.com/passage/?search=Deuteronomio+30%3A15&amp;version=RVA" text:style-name="Internet_20_link" text:visited-style-name="Visited_20_Internet_20_Link"><text:span text:style-name="T418">RVA</text:span></text:a><text:bookmark-end text:name="__RefHeading___Toc39307_1836810514"/></text:p></text:note-body></text:note></text:span></text:span><text:span text:style-name="T103">. Y también dice: </text:span><text:span text:style-name="Bible_5f_text"><text:span text:style-name="T103">“</text:span></text:span><text:bookmark text:name="es-RVA-5728"/><text:span text:style-name="Bible_5f_text"><text:span text:style-name="T103">A los cielos y la tierra llamo por testigos hoy contra vosotros, </text:span></text:span><text:soft-page-break/><text:span text:style-name="Bible_5f_text"><text:span text:style-name="T103">que os he puesto delante la vida y la muerte, la bendición y la maldición: escoge pues la vida” </text:span></text:span><text:span text:style-name="Bible_5f_text"><text:span text:style-name="T103"><text:note text:id="ftn153" text:note-class="footnote"><text:note-citation>153</text:note-citation><text:note-body><text:p text:style-name="Footnote"><text:bookmark-start text:name="__RefHeading___Toc39305_1836810514"/><text:s/><text:alphabetical-index-mark-start text:id="IMark94457221771664"/><text:alphabetical-index-mark-start text:id="IMark94457324755152"/><text:span text:style-name="T418">Deuteronomio 30</text:span><text:alphabetical-index-mark-end text:id="IMark94457324755152"/><text:alphabetical-index-mark-end text:id="IMark94457221771664"/><text:span text:style-name="T418">:19 </text:span><text:a xlink:type="simple" xlink:href="https://www.biblegateway.com/passage/?search=Deuteronomio+30%3A19&amp;version=RVA" text:style-name="Internet_20_link" text:visited-style-name="Visited_20_Internet_20_Link"><text:span text:style-name="T418">RVA</text:span></text:a><text:bookmark-end text:name="__RefHeading___Toc39305_1836810514"/></text:p></text:note-body></text:note></text:span></text:span><text:span text:style-name="T103">.</text:span></text:p>
      <text:p text:style-name="P126"><text:span text:style-name="T105">En </text:span><text:alphabetical-index-mark-start text:id="IMark94457253502928"/><text:alphabetical-index-mark-start text:id="IMark94457407901984"/><text:span text:style-name="T106">Jeremías</text:span><text:span text:style-name="T105"> 17</text:span><text:alphabetical-index-mark-end text:id="IMark94457407901984"/><text:alphabetical-index-mark-end text:id="IMark94457253502928"/><text:span text:style-name="T105"> </text:span><text:span text:style-name="T106">también</text:span><text:span text:style-name="T105"> YHWH dice que:</text:span><text:span text:style-name="T103"> </text:span><text:span text:style-name="Bible_5f_text"><text:span text:style-name="T103">“</text:span></text:span><text:bookmark text:name="es-RVA-19367"/><text:span text:style-name="Bible_5f_text"><text:span text:style-name="T103">Engañoso es el corazón más que todas las cosas, y perverso; ¿quién lo conocerá?</text:span></text:span><text:bookmark text:name="es-RVA-19368"/><text:span text:style-name="Bible_5f_text"><text:span text:style-name="T103"> </text:span></text:span><text:span text:style-name="Bible_5f_text">Yo Jehová, que escudriño el corazón, que pruebo los riñones, para dar á cada uno según su camino, según el fruto de sus obras</text:span><text:span text:style-name="Bible_5f_text"><text:span text:style-name="T103">” </text:span></text:span><text:span text:style-name="Bible_5f_text"><text:span text:style-name="T103"><text:note text:id="ftn154" text:note-class="footnote"><text:note-citation>154</text:note-citation><text:note-body><text:p text:style-name="Footnote"><text:bookmark-start text:name="__RefHeading___Toc39303_1836810514"/><text:s/><text:alphabetical-index-mark-start text:id="IMark94457357130208"/><text:alphabetical-index-mark-start text:id="IMark94457323815968"/><text:span text:style-name="T520">Jeremías 17</text:span><text:alphabetical-index-mark-end text:id="IMark94457323815968"/><text:alphabetical-index-mark-end text:id="IMark94457357130208"/><text:span text:style-name="T520">:9-10 </text:span><text:a xlink:type="simple" xlink:href="https://www.biblegateway.com/passage/?search=Jeremias+17%3A9-10&amp;version=RVA" text:style-name="Internet_20_link" text:visited-style-name="Visited_20_Internet_20_Link"><text:span text:style-name="T520">RVA</text:span></text:a><text:bookmark-end text:name="__RefHeading___Toc39303_1836810514"/></text:p></text:note-body></text:note></text:span></text:span><text:span text:style-name="T103">. </text:span><text:span text:style-name="T106">Y un poco mas adelante en </text:span><text:alphabetical-index-mark-start text:id="IMark94457251623696"/><text:alphabetical-index-mark-start text:id="IMark94457434091552"/><text:span text:style-name="T193">Jeremías</text:span><text:span text:style-name="T106"> 18</text:span><text:alphabetical-index-mark-end text:id="IMark94457434091552"/><text:alphabetical-index-mark-end text:id="IMark94457251623696"/><text:span text:style-name="T106">: </text:span><text:span text:style-name="Bible_5f_text"><text:span text:style-name="T106">“</text:span></text:span><text:bookmark text:name="es-RVA-19393"/><text:span text:style-name="Bible_5f_text"><text:span text:style-name="T10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55" text:note-class="footnote"><text:note-citation>155</text:note-citation><text:note-body><text:p text:style-name="Footnote"><text:bookmark-start text:name="__RefHeading___Toc39301_1836810514"/><text:s/><text:alphabetical-index-mark-start text:id="IMark94457434269792"/><text:alphabetical-index-mark-start text:id="IMark94457434091552"/><text:span text:style-name="T520">Jeremías 18</text:span><text:alphabetical-index-mark-end text:id="IMark94457434091552"/><text:alphabetical-index-mark-end text:id="IMark94457434269792"/><text:span text:style-name="T520">:8-10 </text:span><text:a xlink:type="simple" xlink:href="https://www.biblegateway.com/passage/?search=Jeremias+18%3A8-10&amp;version=RVA" text:style-name="Internet_20_link" text:visited-style-name="Visited_20_Internet_20_Link"><text:span text:style-name="T520">RVA</text:span></text:a><text:bookmark-end text:name="__RefHeading___Toc39301_1836810514"/></text:p></text:note-body></text:note></text:span>.</text:p>
      <text:p text:style-name="P40">O sea la cosa funciona tanto para personas como para naciones. <text:span text:style-name="T510">Si se hace lo bueno se vive, si se hace lo malo se muere.</text:span></text:p>
      <text:h text:style-name="Heading_20_4" text:outline-level="2"><text:bookmark-start text:name="__RefHeading___Toc28203_1627726659"/>El bueno.<text:bookmark-end text:name="__RefHeading___Toc28203_1627726659"/></text:h>
      <text:p text:style-name="P38">La pregunta es ¿Quien hace lo bueno? </text:p>
      <text:p text:style-name="P127"><text:span text:style-name="T107">Cuando el joven rico se dirige a Jesucristo como “maestro bueno” en </text:span><text:alphabetical-index-mark-start text:id="IMark94457407901984"/><text:alphabetical-index-mark-start text:id="IMark94457255552800"/><text:span text:style-name="T107">Marcos 10</text:span><text:alphabetical-index-mark-end text:id="IMark94457255552800"/><text:alphabetical-index-mark-end text:id="IMark94457407901984"/><text:span text:style-name="T107">, Jesucristo le pregunta: </text:span><text:span text:style-name="Bible_5f_text"><text:span text:style-name="T107">“</text:span></text:span><text:bookmark text:name="es-RVA-24606"/><text:span text:style-name="Bible_5f_text"><text:span text:style-name="T20">¿Por qué me dices bueno? Ninguno hay bueno, sino sólo uno, Dios</text:span></text:span><text:span text:style-name="Bible_5f_text"><text:span text:style-name="T107">” </text:span></text:span><text:span text:style-name="Bible_5f_text"><text:span text:style-name="T107"><text:note text:id="ftn156" text:note-class="footnote"><text:note-citation>156</text:note-citation><text:note-body><text:p text:style-name="Footnote"><text:bookmark-start text:name="__RefHeading___Toc39299_1836810514"/><text:s/><text:alphabetical-index-mark-start text:id="IMark94457434091552"/><text:alphabetical-index-mark-start text:id="IMark94457434269792"/><text:span text:style-name="T419">Marcos 10</text:span><text:alphabetical-index-mark-end text:id="IMark94457434269792"/><text:alphabetical-index-mark-end text:id="IMark94457434091552"/><text:span text:style-name="T419">:18 </text:span><text:a xlink:type="simple" xlink:href="https://www.biblegateway.com/passage/?search=Marcos+10%3A18&amp;version=RVA" text:style-name="Internet_20_link" text:visited-style-name="Visited_20_Internet_20_Link"><text:span text:style-name="T419">RVA</text:span></text:a><text:bookmark-end text:name="__RefHeading___Toc39299_1836810514"/></text:p></text:note-body></text:note></text:span></text:span><text:span text:style-name="T107">. </text:span><text:span text:style-name="T108">Consistente con la explicación de Pablo en </text:span><text:alphabetical-index-mark-start text:id="IMark94457253502928"/><text:alphabetical-index-mark-start text:id="IMark94457357130208"/><text:span text:style-name="T108">Romanos 11</text:span><text:alphabetical-index-mark-end text:id="IMark94457357130208"/><text:alphabetical-index-mark-end text:id="IMark94457253502928"/><text:span text:style-name="T108">: </text:span><text:span text:style-name="Bible_5f_text"><text:span text:style-name="T108">"Dios encerró a </text:span></text:span><text:span text:style-name="Bible_5f_text"><text:span text:style-name="T43">TODOS</text:span></text:span><text:span text:style-name="Bible_5f_text"><text:span text:style-name="T108"> bajo desobediencia para tener misericordia de </text:span></text:span><text:span text:style-name="Bible_5f_text"><text:span text:style-name="T43">TODOS</text:span></text:span><text:span text:style-name="Bible_5f_text"><text:span text:style-name="T108">" </text:span></text:span><text:span text:style-name="Bible_5f_text"><text:span text:style-name="T108"><text:note text:id="ftn157" text:note-class="footnote"><text:note-citation>157</text:note-citation><text:note-body><text:p text:style-name="Footnote"><text:bookmark-start text:name="__RefHeading___Toc39297_1836810514"/><text:span text:style-name="T20"><text:s/></text:span><text:alphabetical-index-mark-start text:id="IMark94457412822112"/><text:alphabetical-index-mark-start text:id="IMark94457357130208"/><text:span text:style-name="T43">Romanos 11</text:span><text:alphabetical-index-mark-end text:id="IMark94457357130208"/><text:alphabetical-index-mark-end text:id="IMark94457412822112"/><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297_1836810514"/></text:p></text:note-body></text:note></text:span></text:span><text:span text:style-name="T108">. Y con </text:span><text:span text:style-name="T59">1ra</text:span><text:span text:style-name="T108"> Corintios 15 en la que Pablo explica que </text:span><text:span text:style-name="Bible_5f_text"><text:span text:style-name="T108">“</text:span></text:span><text:bookmark text:name="es-RVA-2015-287081"/><text:span text:style-name="Bible_5f_text"><text:span text:style-name="T108">así como en Adán </text:span></text:span><text:span text:style-name="Bible_5f_text"><text:span text:style-name="T60">TODOS</text:span></text:span><text:span text:style-name="Bible_5f_text"><text:span text:style-name="T108"> mueren, así también en Cristo </text:span></text:span><text:soft-page-break/><text:span text:style-name="Bible_5f_text"><text:span text:style-name="T60">TODOS</text:span></text:span><text:span text:style-name="Bible_5f_text"><text:span text:style-name="T108"> serán vivificados" </text:span></text:span><text:span text:style-name="Bible_5f_text"><text:span text:style-name="T108"><text:note text:id="ftn158" text:note-class="footnote"><text:note-citation>158</text:note-citation><text:note-body><text:p text:style-name="Footnote"><text:bookmark-start text:name="__RefHeading___Toc39295_1836810514"/><text:span text:style-name="T20"><text:s/></text:span><text:alphabetical-index-mark-start text:id="IMark94457324755152"/><text:alphabetical-index-mark-start text:id="IMark94457407901984"/><text:alphabetical-index-mark-start text:id="IMark94457323815968"/><text:alphabetical-index-mark-start text:id="IMark94457434269792"/><text:alphabetical-index-mark-start text:id="IMark94457434091552"/><text:alphabetical-index-mark-start text:id="IMark94457235794000"/><text:span text:style-name="T43">1 Corintios 1</text:span><text:alphabetical-index-mark-end text:id="IMark94457235794000"/><text:alphabetical-index-mark-end text:id="IMark94457434091552"/><text:span text:style-name="T43">5</text:span><text:alphabetical-index-mark-end text:id="IMark94457434269792"/><text:alphabetical-index-mark-end text:id="IMark94457323815968"/><text:alphabetical-index-mark-end text:id="IMark94457407901984"/><text:alphabetical-index-mark-end text:id="IMark94457324755152"/><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295_1836810514"/></text:p></text:note-body></text:note></text:span></text:span><text:span text:style-name="T108">. </text:span><text:span text:style-name="T109">Y con el </text:span><text:alphabetical-index-mark-start text:id="IMark94457434144560"/><text:alphabetical-index-mark-start text:id="IMark94457367836848"/><text:span text:style-name="T109">Salmo 14</text:span><text:alphabetical-index-mark-end text:id="IMark94457367836848"/><text:alphabetical-index-mark-end text:id="IMark94457434144560"/><text:span text:style-name="T109"> que dice: </text:span><text:span text:style-name="Bible_5f_text"><text:span text:style-name="T109">“</text:span></text:span><text:bookmark text:name="es-RVA-14083"/><text:span text:style-name="Bible_5f_text"><text:span text:style-name="T10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109">” </text:span></text:span><text:span text:style-name="Bible_5f_text"><text:span text:style-name="T109"><text:note text:id="ftn159" text:note-class="footnote"><text:note-citation>159</text:note-citation><text:note-body><text:p text:style-name="Footnote"><text:bookmark-start text:name="__RefHeading___Toc39293_1836810514"/><text:s/><text:alphabetical-index-mark-start text:id="IMark94457245612912"/><text:alphabetical-index-mark-start text:id="IMark94457253502928"/><text:span text:style-name="T420">Salmo 14</text:span><text:alphabetical-index-mark-end text:id="IMark94457253502928"/><text:alphabetical-index-mark-end text:id="IMark94457245612912"/><text:span text:style-name="T420">:2-3 </text:span><text:a xlink:type="simple" xlink:href="https://www.biblegateway.com/passage/?search=Salmos+14%3A2-3&amp;version=RVA" text:style-name="Internet_20_link" text:visited-style-name="Visited_20_Internet_20_Link"><text:span text:style-name="T420">RVA</text:span></text:a><text:bookmark-end text:name="__RefHeading___Toc39293_1836810514"/></text:p></text:note-body></text:note></text:span></text:span><text:span text:style-name="T109">. </text:span></text:p>
      <text:p text:style-name="P127"><text:span text:style-name="T108">Así, según la biblia, pecadores, los que hacen lo malo, somos TODOS, </text:span><text:span text:style-name="T109">absolutamente todos desde Adam y la consecuencia es la muerte. </text:span><text:span text:style-name="T110">Justamente por eso TODOS necesitan del salvador. </text:span><text:span text:style-name="T118">Entre los hombres no hay ni uno bueno, ni siquiera uno.</text:span></text:p>
      <text:p text:style-name="P128"><text:span text:style-name="T108">Y </text:span><text:span text:style-name="T20">¿Que fue eso tan terrible que hizo Adam?</text:span></text:p>
      <text:p text:style-name="P129"><text:span text:style-name="T112">En </text:span><text:alphabetical-index-mark-start text:id="IMark94457253751488"/><text:alphabetical-index-mark-start text:id="IMark94457407901984"/><text:span text:style-name="T112">Génesis 3</text:span><text:alphabetical-index-mark-end text:id="IMark94457407901984"/><text:alphabetical-index-mark-end text:id="IMark94457253751488"/><text:span text:style-name="T112">, </text:span><text:span text:style-name="T111">Dios le dice a Adam: </text:span><text:span text:style-name="Bible_5f_text"><text:span text:style-name="T111">”del árbol del conocimiento del bien y del mal no comerás, porque el día que comas de él, ciertamente morirás” </text:span></text:span><text:span text:style-name="Bible_5f_text"><text:span text:style-name="T111"><text:note text:id="ftn160" text:note-class="footnote"><text:note-citation>160</text:note-citation><text:note-body><text:p text:style-name="Footnote"><text:bookmark-start text:name="__RefHeading___Toc39291_1836810514"/><text:s/><text:alphabetical-index-mark-start text:id="IMark94457251623696"/><text:alphabetical-index-mark-start text:id="IMark94457434091552"/><text:span text:style-name="T421">Génesis 2</text:span><text:alphabetical-index-mark-end text:id="IMark94457434091552"/><text:alphabetical-index-mark-end text:id="IMark94457251623696"/><text:span text:style-name="T421">:17 </text:span><text:a xlink:type="simple" xlink:href="https://www.biblegateway.com/passage/?search=Genesis+2%3A17&amp;version=RVA-2015" text:style-name="Internet_20_link" text:visited-style-name="Visited_20_Internet_20_Link"><text:span text:style-name="T421">2015</text:span></text:a><text:bookmark-end text:name="__RefHeading___Toc39291_1836810514"/></text:p></text:note-body></text:note></text:span></text:span><text:span text:style-name="T111">. Del árbol del conocimiento del bien y del mal. Buscar conocer el bien y el mal. </text:span></text:p>
      <text:p text:style-name="P131"><text:span text:style-name="T111">Desde un punto de vista estrictamente lógico</text:span><text:span text:style-name="T116">, estrictamente racional,</text:span><text:span text:style-name="T111"> es imposible distinguir lo bueno de lo malo sin conocer la verdad. </text:span><text:span text:style-name="T116">Si no conozco la verdad, si no tengo acceso a la verdad, ¿Como puedo distinguir lo bueno de lo malo? Imposible.</text:span></text:p>
      <text:p text:style-name="P131"><text:span text:style-name="T113">Jesucristo se identifica a si mismo co</text:span><text:span text:style-name="T116">mo</text:span><text:span text:style-name="T113"> </text:span><text:span text:style-name="T116">L</text:span><text:span text:style-name="T113">a </text:span><text:span text:style-name="T116">V</text:span><text:span text:style-name="T113">erdad. El dice en </text:span><text:alphabetical-index-mark-start text:id="IMark94457323815968"/><text:alphabetical-index-mark-start text:id="IMark94457255552800"/><text:alphabetical-index-mark-start text:id="IMark94457367836848"/><text:alphabetical-index-mark-start text:id="IMark94457389440048"/><text:span text:style-name="T113">Juan 1</text:span><text:alphabetical-index-mark-end text:id="IMark94457389440048"/><text:alphabetical-index-mark-end text:id="IMark94457367836848"/><text:span text:style-name="T113">4</text:span><text:alphabetical-index-mark-end text:id="IMark94457255552800"/><text:alphabetical-index-mark-end text:id="IMark94457323815968"/><text:span text:style-name="T113"> </text:span><text:span text:style-name="Bible_5f_text"><text:span text:style-name="T113">“Yo soy el camino, la verdad y la vida” </text:span></text:span><text:span text:style-name="Bible_5f_text"><text:span text:style-name="T113"><text:note text:id="ftn161" text:note-class="footnote"><text:note-citation>161</text:note-citation><text:note-body><text:p text:style-name="Footnote"><text:bookmark-start text:name="__RefHeading___Toc39289_1836810514"/><text:s/><text:alphabetical-index-mark-start text:id="IMark94457389440048"/><text:alphabetical-index-mark-start text:id="IMark94457434091552"/><text:alphabetical-index-mark-start text:id="IMark94457251623696"/><text:alphabetical-index-mark-start text:id="IMark94457412822112"/><text:span text:style-name="T422">Juan 1</text:span><text:alphabetical-index-mark-end text:id="IMark94457412822112"/><text:alphabetical-index-mark-end text:id="IMark94457251623696"/><text:span text:style-name="T422">4</text:span><text:alphabetical-index-mark-end text:id="IMark94457434091552"/><text:alphabetical-index-mark-end text:id="IMark94457389440048"/><text:span text:style-name="T422">:6 </text:span><text:a xlink:type="simple" xlink:href="https://www.biblegateway.com/passage/?search=Juan+14%3A6&amp;version=RVA-2015" text:style-name="Internet_20_link" text:visited-style-name="Visited_20_Internet_20_Link"><text:span text:style-name="T422">RVA-2015</text:span></text:a><text:bookmark-end text:name="__RefHeading___Toc39289_1836810514"/></text:p></text:note-body></text:note></text:span></text:span><text:span text:style-name="T113">. </text:span><text:span text:style-name="T114">Luego sin La Verdad, sin Jesucristo, es imposible distinguir lo bueno de lo malo.</text:span><text:span text:style-name="T113"> </text:span><text:span text:style-name="T114">Es por eso que Jesucristo nos dice, según </text:span><text:alphabetical-index-mark-start text:id="IMark94457434144560"/><text:alphabetical-index-mark-start text:id="IMark94457357130208"/><text:span text:style-name="T114">Juan 8</text:span><text:alphabetical-index-mark-end text:id="IMark94457357130208"/><text:alphabetical-index-mark-end text:id="IMark94457434144560"/><text:span text:style-name="T114">, que: </text:span><text:span text:style-name="Bible_5f_text"><text:span text:style-name="T114">“Si ustedes permanecen en mi palabra serán verdaderamente mis </text:span></text:span><text:soft-page-break/><text:span text:style-name="Bible_5f_text"><text:span text:style-name="T114">discípulos; y conocerán la verdad, y la verdad los hará libres” </text:span></text:span><text:span text:style-name="Bible_5f_text"><text:span text:style-name="T114"><text:note text:id="ftn162" text:note-class="footnote"><text:note-citation>162</text:note-citation><text:note-body><text:p text:style-name="Footnote"><text:bookmark-start text:name="__RefHeading___Toc39287_1836810514"/><text:s/><text:alphabetical-index-mark-start text:id="IMark94457389440048"/><text:alphabetical-index-mark-start text:id="IMark94457434144560"/><text:span text:style-name="T423">Juan 8</text:span><text:alphabetical-index-mark-end text:id="IMark94457434144560"/><text:alphabetical-index-mark-end text:id="IMark94457389440048"/><text:span text:style-name="T423">:31-32 </text:span><text:a xlink:type="simple" xlink:href="https://www.biblegateway.com/passage/?search=Juan+8%3A31-32&amp;version=RVA-2015" text:style-name="Internet_20_link" text:visited-style-name="Visited_20_Internet_20_Link"><text:span text:style-name="T423">RVA-2015</text:span></text:a><text:bookmark-end text:name="__RefHeading___Toc39287_1836810514"/></text:p></text:note-body></text:note></text:span></text:span><text:span text:style-name="T114">. </text:span></text:p>
      <text:p text:style-name="P39">Si n<text:span text:style-name="T428">o conocemos a</text:span> Jesucristo, si n<text:span text:style-name="T428">o conocemos</text:span> La Verdad, <text:span text:style-name="T428">no somos VERDADERAMENTE libres. E</text:span>s posible escoger, elegir, pero no es posible elegir <text:span text:style-name="T476">CORRECTAMENTE</text:span>. No se es verdaderamente libre. Se es esclavo de una mentira. Que la muerte física es el final. <text:span text:style-name="T425">Que no hay una resurrección física. Estamos esclavos del pecado, solo podemos “errar el objetivo”, no somos VERDADERAMENTE libres.</text:span></text:p>
      <text:p text:style-name="P157"><text:span text:style-name="T119">No parece, pero sin Jesucristo nos pasa lo que </text:span><text:span text:style-name="T121">le pasaba al </text:span><text:span text:style-name="T119">pueblo de Israel </text:span><text:span text:style-name="T121">en tiempos de los Jueces. </text:span><text:span text:style-name="T167">S</text:span><text:span text:style-name="T119">egún </text:span><text:alphabetical-index-mark-start text:id="IMark94457311666688"/><text:alphabetical-index-mark-start text:id="IMark94457323790720"/><text:span text:style-name="T119">Jueces 21</text:span><text:alphabetical-index-mark-end text:id="IMark94457323790720"/><text:alphabetical-index-mark-end text:id="IMark94457311666688"/><text:span text:style-name="T119">, </text:span><text:span text:style-name="T121">cuando </text:span><text:span text:style-name="T119">ya teniendo los mandamientos y toda la ley de la Torah, </text:span><text:span text:style-name="Bible_5f_text"><text:span text:style-name="T119">“</text:span></text:span><text:bookmark text:name="es-RVA-7128"/><text:span text:style-name="Bible_5f_text">cada uno hacía lo recto delante de sus ojos</text:span><text:span text:style-name="Bible_5f_text"><text:span text:style-name="T119">” </text:span></text:span><text:span text:style-name="Bible_5f_text"><text:span text:style-name="T119"><text:note text:id="ftn163" text:note-class="footnote"><text:note-citation>163</text:note-citation><text:note-body><text:p text:style-name="Footnote"><text:bookmark-start text:name="__RefHeading___Toc39285_1836810514"/><text:s/><text:alphabetical-index-mark-start text:id="IMark94457320552816"/><text:alphabetical-index-mark-start text:id="IMark94457407901984"/><text:span text:style-name="T429">Jueces 21</text:span><text:alphabetical-index-mark-end text:id="IMark94457407901984"/><text:alphabetical-index-mark-end text:id="IMark94457320552816"/><text:span text:style-name="T429">:25 </text:span><text:a xlink:type="simple" xlink:href="https://www.biblegateway.com/passage/?search=Jueces+21%3A25&amp;version=RVA" text:style-name="Internet_20_link" text:visited-style-name="Visited_20_Internet_20_Link"><text:span text:style-name="T429">RVA</text:span></text:a><text:bookmark-end text:name="__RefHeading___Toc39285_1836810514"/></text:p></text:note-body></text:note></text:span></text:span><text:span text:style-name="T119">. </text:span><text:span text:style-name="T166">Y sin Jesucristo, nos sigue pasando. </text:span><text:span text:style-name="T120">¿Cuando es bueno el aborto?, ¿Cuando es bueno cambiar de genero?, </text:span><text:span text:style-name="T123">¿Es bueno el matrimonio homosexual?, <text:s/></text:span><text:span text:style-name="T120">¿Fue bueno YHWH al mandar a </text:span><text:span text:style-name="T193">Shaúl</text:span><text:span text:style-name="T120"> matar toda la gente de Am</text:span><text:span text:style-name="T169">a</text:span><text:span text:style-name="T120">lec?, ¿Es buena la ley escrita en Deuteronomio? </text:span><text:span text:style-name="T190">¿Por qué no prohíbe la esclavitud? </text:span><text:span text:style-name="T168">Escogemos, juzgamos sin La Verdad, </text:span><text:span text:style-name="T190">sin Jesucristo en el corazón, </text:span><text:span text:style-name="T168">y terminamos haciendo lo de </text:span><text:alphabetical-index-mark-start text:id="IMark94457323815968"/><text:alphabetical-index-mark-start text:id="IMark94457313072240"/><text:span text:style-name="T122">Jueces 21</text:span><text:alphabetical-index-mark-end text:id="IMark94457313072240"/><text:alphabetical-index-mark-end text:id="IMark94457323815968"/><text:span text:style-name="T122">: </text:span><text:span text:style-name="Bible_5f_text"><text:span text:style-name="T119">“</text:span></text:span><text:bookmark text:name="es-RVA-71281"/><text:span text:style-name="Bible_5f_text"><text:span text:style-name="T122">cada uno hacía lo recto delante de sus ojos</text:span></text:span><text:span text:style-name="Bible_5f_text"><text:span text:style-name="T119">” </text:span></text:span><text:span text:style-name="Bible_5f_text"><text:span text:style-name="T119"><text:note text:id="ftn164" text:note-class="footnote"><text:note-citation>164</text:note-citation><text:note-body><text:p text:style-name="Footnote"><text:bookmark-start text:name="__RefHeading___Toc39283_1836810514"/><text:s/><text:alphabetical-index-mark-start text:id="IMark94457251623696"/><text:alphabetical-index-mark-start text:id="IMark94457434269792"/><text:span text:style-name="T429">Jueces 21</text:span><text:alphabetical-index-mark-end text:id="IMark94457434269792"/><text:alphabetical-index-mark-end text:id="IMark94457251623696"/><text:span text:style-name="T429">:25 </text:span><text:a xlink:type="simple" xlink:href="https://www.biblegateway.com/passage/?search=Jueces+21%3A25&amp;version=RVA" text:style-name="Internet_20_link" text:visited-style-name="Visited_20_Internet_20_Link"><text:span text:style-name="T429">RVA</text:span></text:a><text:bookmark-end text:name="__RefHeading___Toc39283_1836810514"/></text:p></text:note-body></text:note></text:span></text:span><text:span text:style-name="T119">.</text:span></text:p>
      <text:p text:style-name="P130"><text:span text:style-name="T114">Y lo que creemos </text:span><text:span text:style-name="T172">como verdadero, como cierto, como real, </text:span><text:span text:style-name="T114">determina la forma en que pensamos, hablamos y actuamos. Las prioridades, los deseos y los objetivos están alineados con eso que creemos. Es por eso que Juan explica </text:span><text:span text:style-name="T115">en 1ra Juan 2 que</text:span><text:span text:style-name="T114">: </text:span><text:span text:style-name="Bible_5f_text"><text:span text:style-name="T114">“</text:span></text:span><text:bookmark text:name="es-RVA-30565"/><text:span text:style-name="Bible_5f_text">No améis al mundo, ni las cosas que están en el mundo. Si alguno ama al mundo, el amor del Padre no está en él. Porque todo lo que hay en el mundo, la concupiscencia de la carne, y la </text:span><text:soft-page-break/><text:span text:style-name="Bible_5f_text">concupiscencia de los ojos, y la soberbia de la vida, no es del Padre, mas es del mundo” </text:span><text:span text:style-name="Bible_5f_text"><text:note text:id="ftn165" text:note-class="footnote"><text:note-citation>165</text:note-citation><text:note-body><text:p text:style-name="Footnote"><text:bookmark-start text:name="__RefHeading___Toc39281_1836810514"/><text:s/><text:alphabetical-index-mark-start text:id="IMark94457385995104"/><text:alphabetical-index-mark-start text:id="IMark94457434091296"/><text:span text:style-name="T424">1</text:span> <text:span text:style-name="T424">Juan 2</text:span><text:alphabetical-index-mark-end text:id="IMark94457434091296"/><text:alphabetical-index-mark-end text:id="IMark94457385995104"/><text:span text:style-name="T424">:15-16 </text:span><text:a xlink:type="simple" xlink:href="https://www.biblegateway.com/passage/?search=1+Juan+2%3A15-16&amp;version=RVA" text:style-name="Internet_20_link" text:visited-style-name="Visited_20_Internet_20_Link"><text:span text:style-name="T424">RVA</text:span></text:a><text:bookmark-end text:name="__RefHeading___Toc39281_1836810514"/></text:p></text:note-body></text:note></text:span>. <text:span text:style-name="T424">Los placeres, el dinero y el poder social son las prioridades de quienes pertenecen al mundo. Estas cambian cuando se conoce a Jesucristo, a La Verdad. Por eso Yeshua también dice en </text:span><text:alphabetical-index-mark-start text:id="IMark94457357130208"/><text:alphabetical-index-mark-start text:id="IMark94457412822112"/><text:alphabetical-index-mark-start text:id="IMark94457389440048"/><text:alphabetical-index-mark-start text:id="IMark94457313072240"/><text:span text:style-name="T424">Juan 1</text:span><text:alphabetical-index-mark-end text:id="IMark94457313072240"/><text:alphabetical-index-mark-end text:id="IMark94457389440048"/><text:span text:style-name="T424">1</text:span><text:alphabetical-index-mark-end text:id="IMark94457412822112"/><text:alphabetical-index-mark-end text:id="IMark94457357130208"/><text:span text:style-name="T424"> que: </text:span><text:span text:style-name="Bible_5f_text"><text:span text:style-name="T424">”</text:span></text:span><text:bookmark text:name="es-RVA-26548"/><text:span text:style-name="Bible_5f_text">Yo soy la resurrección y la vida</text:span><text:span text:style-name="Bible_5f_text"><text:span text:style-name="T424">” </text:span></text:span><text:span text:style-name="Bible_5f_text"><text:span text:style-name="T424"><text:note text:id="ftn166" text:note-class="footnote"><text:note-citation>166</text:note-citation><text:note-body><text:p text:style-name="Footnote"><text:bookmark-start text:name="__RefHeading___Toc39279_1836810514"/><text:s/><text:alphabetical-index-mark-start text:id="IMark94457320552816"/><text:alphabetical-index-mark-start text:id="IMark94457251623696"/><text:alphabetical-index-mark-start text:id="IMark94457235604736"/><text:alphabetical-index-mark-start text:id="IMark94457407901984"/><text:span text:style-name="T426">Juan 1</text:span><text:alphabetical-index-mark-end text:id="IMark94457407901984"/><text:alphabetical-index-mark-end text:id="IMark94457235604736"/><text:span text:style-name="T426">1</text:span><text:alphabetical-index-mark-end text:id="IMark94457251623696"/><text:alphabetical-index-mark-end text:id="IMark94457320552816"/><text:span text:style-name="T426">:25 </text:span><text:a xlink:type="simple" xlink:href="https://www.biblegateway.com/passage/?search=Juan+11%3A25&amp;version=RVA" text:style-name="Internet_20_link" text:visited-style-name="Visited_20_Internet_20_Link"><text:span text:style-name="T426">RVA</text:span></text:a><text:bookmark-end text:name="__RefHeading___Toc39279_1836810514"/></text:p></text:note-body></text:note></text:span></text:span><text:span text:style-name="T424">. </text:span></text:p>
      <text:p text:style-name="P130"><text:span text:style-name="T424">Cuando se empieza a creer en su resurrección las cosas empiezan a cambiar. Pablo explica en </text:span><text:alphabetical-index-mark-start text:id="IMark94457434144560"/><text:alphabetical-index-mark-start text:id="IMark94457255552800"/><text:span text:style-name="T424">Romanos 10</text:span><text:alphabetical-index-mark-end text:id="IMark94457255552800"/><text:alphabetical-index-mark-end text:id="IMark94457434144560"/><text:span text:style-name="T424"> que: </text:span><text:span text:style-name="Bible_5f_text"><text:span text:style-name="T424">“</text:span></text:span><text:bookmark text:name="es-RVA-28197"/><text:span text:style-name="Bible_5f_text">si confesares con tu boca al Señor Jesús, y creyeres en tu corazón que Dios le levantó de los muertos, serás salvo</text:span><text:span text:style-name="Bible_5f_text"><text:span text:style-name="T424">” </text:span></text:span><text:span text:style-name="Bible_5f_text"><text:span text:style-name="T424"><text:note text:id="ftn167" text:note-class="footnote"><text:note-citation>167</text:note-citation><text:note-body><text:p text:style-name="Footnote"><text:bookmark-start text:name="__RefHeading___Toc39277_1836810514"/><text:s/><text:alphabetical-index-mark-start text:id="IMark94457434091552"/><text:alphabetical-index-mark-start text:id="IMark94457251623696"/><text:span text:style-name="T427">Romanos 10</text:span><text:alphabetical-index-mark-end text:id="IMark94457251623696"/><text:alphabetical-index-mark-end text:id="IMark94457434091552"/><text:span text:style-name="T427">:9 </text:span><text:a xlink:type="simple" xlink:href="https://www.biblegateway.com/passage/?search=Romanos+10%3A9&amp;version=RVA" text:style-name="Internet_20_link" text:visited-style-name="Visited_20_Internet_20_Link"><text:span text:style-name="T427">RVA</text:span></text:a><text:bookmark-end text:name="__RefHeading___Toc39277_1836810514"/></text:p></text:note-body></text:note></text:span></text:span><text:span text:style-name="T424">. Creer EN EL 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132"><text:span text:style-name="T431">Hacer lo bueno parece muy fácil, Jesucristo lo explica, según </text:span><text:alphabetical-index-mark-start text:id="IMark94457357130208"/><text:alphabetical-index-mark-start text:id="IMark94457313072240"/><text:span text:style-name="T431">Mateo 22</text:span><text:alphabetical-index-mark-end text:id="IMark94457313072240"/><text:alphabetical-index-mark-end text:id="IMark94457357130208"/><text:span text:style-name="T431">: </text:span><text:span text:style-name="Bible_5f_text"><text:span text:style-name="T43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68" text:note-class="footnote"><text:note-citation>168</text:note-citation><text:note-body><text:p text:style-name="Footnote"><text:bookmark-start text:name="__RefHeading___Toc39275_1836810514"/><text:s/><text:alphabetical-index-mark-start text:id="IMark94457300870800"/><text:alphabetical-index-mark-start text:id="IMark94457388836400"/><text:span text:style-name="T432">Mateo 22</text:span><text:alphabetical-index-mark-end text:id="IMark94457388836400"/><text:alphabetical-index-mark-end text:id="IMark94457300870800"/><text:span text:style-name="T432">:37-40 </text:span><text:a xlink:type="simple" xlink:href="https://www.biblegateway.com/passage/?search=Mateo+22%3A37-40&amp;version=RVA-2015" text:style-name="Internet_20_link" text:visited-style-name="Visited_20_Internet_20_Link"><text:span text:style-name="T432">RVA-2015</text:span></text:a><text:bookmark-end text:name="__RefHeading___Toc39275_1836810514"/></text:p></text:note-body></text:note></text:span>. <text:span text:style-name="T433">Y agrega, según </text:span><text:alphabetical-index-mark-start text:id="IMark94457389440048"/><text:alphabetical-index-mark-start text:id="IMark94457324325488"/><text:alphabetical-index-mark-start text:id="IMark94457434144560"/><text:alphabetical-index-mark-start text:id="IMark94457255552800"/><text:span text:style-name="T433">Juan 1</text:span><text:alphabetical-index-mark-end text:id="IMark94457255552800"/><text:alphabetical-index-mark-end text:id="IMark94457434144560"/><text:span text:style-name="T433">3</text:span><text:alphabetical-index-mark-end text:id="IMark94457324325488"/><text:alphabetical-index-mark-end text:id="IMark94457389440048"/><text:span text:style-name="T433">: </text:span><text:span text:style-name="Bible_5f_text"><text:span text:style-name="T433">“</text:span></text:span><text:bookmark text:name="es-RVA-2015-26632"/><text:span text:style-name="Bible_5f_text">Un mandamiento nuevo les doy: que se amen los unos a los otros. Como los he amado, ámense también ustedes los unos a los otros</text:span><text:span text:style-name="Bible_5f_text"><text:span text:style-name="T433">” </text:span></text:span><text:span text:style-name="Bible_5f_text"><text:span text:style-name="T433"><text:note text:id="ftn169" text:note-class="footnote"><text:note-citation>169</text:note-citation><text:note-body><text:p text:style-name="Footnote"><text:bookmark-start text:name="__RefHeading___Toc39273_1836810514"/><text:s/><text:alphabetical-index-mark-start text:id="IMark94457412822112"/><text:alphabetical-index-mark-start text:id="IMark94457253751488"/><text:alphabetical-index-mark-start text:id="IMark94457221771664"/><text:alphabetical-index-mark-start text:id="IMark94457434269792"/><text:span text:style-name="T433">Juan 1</text:span><text:alphabetical-index-mark-end text:id="IMark94457434269792"/><text:alphabetical-index-mark-end text:id="IMark94457221771664"/><text:span text:style-name="T433">3</text:span><text:alphabetical-index-mark-end text:id="IMark94457253751488"/><text:alphabetical-index-mark-end text:id="IMark94457412822112"/><text:span text:style-name="T433">:34 </text:span><text:a xlink:type="simple" xlink:href="https://www.biblegateway.com/passage/?search=Juan+13%3A34&amp;version=RVA-2015" text:style-name="Internet_20_link" text:visited-style-name="Visited_20_Internet_20_Link"><text:span text:style-name="T433">RVA-2015</text:span></text:a><text:bookmark-end text:name="__RefHeading___Toc39273_1836810514"/></text:p></text:note-body></text:note></text:span></text:span><text:span text:style-name="T433">.</text:span></text:p>
      <text:p text:style-name="P133"><text:soft-page-break/>La cosa parece fácil. Amar a Dios sobre todas las cosas, amar al <text:span text:style-name="T434">prójimo</text:span> como a si mismo, amar como <text:span text:style-name="T434">Yeshua</text:span> nos ama. Fácil. Amar, amar, amar.</text:p>
      <text:p text:style-name="P134">Hacer lo bueno es amar.</text:p>
      <text:p text:style-name="P159"><text:span text:style-name="T434">Es en la práctica que la cosa no es tan fácil porque según </text:span><text:alphabetical-index-mark-start text:id="IMark94457313072240"/><text:alphabetical-index-mark-start text:id="IMark94457357130208"/><text:span text:style-name="T434">Mateo 5</text:span><text:alphabetical-index-mark-end text:id="IMark94457357130208"/><text:alphabetical-index-mark-end text:id="IMark94457313072240"/><text:span text:style-name="T434">, Yeshua la pone un poquito mas difícil que lo que estaba escrito por Moisés. Dice Yeshua que </text:span><text:span text:style-name="Bible_5f_text"><text:span text:style-name="T43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519">Ge-Henná </text:span>de fuego<text:span text:style-name="T434"> </text:span><text:span text:style-name="T434"><text:note text:id="ftn170" text:note-class="footnote"><text:note-citation>170</text:note-citation><text:note-body><text:p text:style-name="Footnote"><text:bookmark-start text:name="__RefHeading___Toc39271_1836810514"/><text:s/><text:alphabetical-index-mark-start text:id="IMark94457253751488"/><text:alphabetical-index-mark-start text:id="IMark94457389440048"/><text:span text:style-name="T434">Mateo 5</text:span><text:alphabetical-index-mark-end text:id="IMark94457389440048"/><text:alphabetical-index-mark-end text:id="IMark94457253751488"/><text:span text:style-name="T434">:21-22 </text:span><text:a xlink:type="simple" xlink:href="https://www.biblegateway.com/passage/?search=Mateo+5%3A21-22&amp;version=RVA-2015" text:style-name="Internet_20_link" text:visited-style-name="Visited_20_Internet_20_Link"><text:span text:style-name="T434">RVA-2015</text:span></text:a><text:bookmark-end text:name="__RefHeading___Toc39271_1836810514"/></text:p></text:note-body></text:note></text:span><text:span text:style-name="T434">. Y añade: </text:span><text:span text:style-name="Bible_5f_text"><text:span text:style-name="T434">“</text:span></text:span><text:span text:style-name="Bible_5f_text">Ustedes han oído que fue dicho: No cometerás adulterio. Pero yo les digo que todo el que mira a una mujer para codiciarla ya adulteró con ella en su corazón</text:span><text:span text:style-name="Bible_5f_text"><text:span text:style-name="T434">” </text:span></text:span><text:span text:style-name="Bible_5f_text"><text:span text:style-name="T434"><text:note text:id="ftn171" text:note-class="footnote"><text:note-citation>171</text:note-citation><text:note-body><text:p text:style-name="Footnote"><text:bookmark-start text:name="__RefHeading___Toc39269_1836810514"/><text:s/><text:alphabetical-index-mark-start text:id="IMark94457367836848"/><text:alphabetical-index-mark-start text:id="IMark94457313072240"/><text:span text:style-name="T435">Mateo 5</text:span><text:alphabetical-index-mark-end text:id="IMark94457313072240"/><text:alphabetical-index-mark-end text:id="IMark94457367836848"/><text:span text:style-name="T435">:27-28 </text:span><text:a xlink:type="simple" xlink:href="https://www.biblegateway.com/passage/?search=Mateo+5%3A27-28&amp;version=RVA-2015" text:style-name="Internet_20_link" text:visited-style-name="Visited_20_Internet_20_Link"><text:span text:style-name="T435">RVA-2015</text:span></text:a><text:bookmark-end text:name="__RefHeading___Toc39269_1836810514"/></text:p></text:note-body></text:note></text:span></text:span><text:span text:style-name="T434">. Como quien dice que se peca con lo que se dice, con los pensamientos, con los sentimientos, con el corazón. No es solo lo que se hace. Es lo que sale del corazón. Yeshua explica en </text:span><text:alphabetical-index-mark-start text:id="IMark94457434091296"/><text:alphabetical-index-mark-start text:id="IMark94457434144560"/><text:span text:style-name="T434">Mateo 15</text:span><text:alphabetical-index-mark-end text:id="IMark94457434144560"/><text:alphabetical-index-mark-end text:id="IMark94457434091296"/><text:span text:style-name="T434"> que: </text:span><text:span text:style-name="Bible_5f_text"><text:span text:style-name="T43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435">” </text:span></text:span><text:span text:style-name="Bible_5f_text"><text:span text:style-name="T435"><text:note text:id="ftn172" text:note-class="footnote"><text:note-citation>172</text:note-citation><text:note-body><text:p text:style-name="Footnote"><text:bookmark-start text:name="__RefHeading___Toc39267_1836810514"/><text:s/><text:alphabetical-index-mark-start text:id="IMark94457221771664"/><text:alphabetical-index-mark-start text:id="IMark94457324755152"/><text:span text:style-name="T436">Mateo 15</text:span><text:alphabetical-index-mark-end text:id="IMark94457324755152"/><text:alphabetical-index-mark-end text:id="IMark94457221771664"/><text:span text:style-name="T436">:18-19 </text:span><text:a xlink:type="simple" xlink:href="https://www.biblegateway.com/passage/?search=Mateo+15%3A18-19&amp;version=RVA-2015" text:style-name="Internet_20_link" text:visited-style-name="Visited_20_Internet_20_Link"><text:span text:style-name="T436">RVA-2015</text:span></text:a><text:bookmark-end text:name="__RefHeading___Toc39267_1836810514"/></text:p></text:note-body></text:note></text:span></text:span><text:span text:style-name="T435">.</text:span></text:p>
      <text:p text:style-name="P135">Yeshua exige mas que la ley escrita por Moisés. Según <text:alphabetical-index-mark-start text:id="IMark94457324325488"/><text:alphabetical-index-mark-start text:id="IMark94457388836400"/>Mateo 5<text:alphabetical-index-mark-end text:id="IMark94457388836400"/><text:alphabetical-index-mark-end text:id="IMark94457324325488"/>, Yeshua exige amar al enemigo, poner la otra mejilla, entregar lo que le pidan, <text:span text:style-name="T438">cargar la milla extra, </text:span>ser como el Padre Celestial que es perfecto. Ser santo. </text:p>
      <text:p text:style-name="P135"><text:soft-page-break/>Ser bueno es ser Santo y <text:span text:style-name="T437">P</text:span>erfecto como el Padre Celestial. </text:p>
      <text:p text:style-name="P138">Eso ya son palabras mayores. Por eso es que Yeshua dice que no vino a anular la ley sino a completarla. A dejarla mas perfectica.</text:p>
      <text:p text:style-name="P170"><text:span text:style-name="T439">Por eso es que Pedro le pregunta </text:span><text:span text:style-name="Bible_5f_text"><text:span text:style-name="T439">“¿Y entonces quién podrá salvarse?”</text:span></text:span><text:span text:style-name="T439">, y Yeshua le responde: </text:span><text:span text:style-name="Bible_5f_text"><text:span text:style-name="T439">”p</text:span></text:span><text:span text:style-name="Bible_5f_text">ara los hombres esto es imposible, pero para Dios todo es posible</text:span><text:span text:style-name="Bible_5f_text"><text:span text:style-name="T439">” </text:span></text:span><text:span text:style-name="Bible_5f_text"><text:span text:style-name="T439"><text:note text:id="ftn173" text:note-class="footnote"><text:note-citation>173</text:note-citation><text:note-body><text:p text:style-name="Footnote"><text:bookmark-start text:name="__RefHeading___Toc39265_1836810514"/><text:s/><text:alphabetical-index-mark-start text:id="IMark94457235604736"/><text:alphabetical-index-mark-start text:id="IMark94457434144560"/><text:span text:style-name="T439">Mateo 19</text:span><text:alphabetical-index-mark-end text:id="IMark94457434144560"/><text:alphabetical-index-mark-end text:id="IMark94457235604736"/><text:span text:style-name="T439">:25 </text:span><text:a xlink:type="simple" xlink:href="https://www.biblegateway.com/passage/?search=Mateo+19%3A25-26&amp;version=RVA-2015" text:style-name="Internet_20_link" text:visited-style-name="Visited_20_Internet_20_Link"><text:span text:style-name="T439">RVA-2015</text:span></text:a><text:bookmark-end text:name="__RefHeading___Toc39265_1836810514"/></text:p></text:note-body></text:note></text:span></text:span><text:span text:style-name="T439">. </text:span></text:p>
      <text:h text:style-name="P214" text:outline-level="2"><text:bookmark-start text:name="__RefHeading___Toc28207_1627726659"/>Lo<text:span text:style-name="T430">s malos</text:span>.<text:bookmark-end text:name="__RefHeading___Toc28207_1627726659"/></text:h>
      <text:p text:style-name="P136">El bueno es Dios. Lo bueno es amar como Dios ama, ser Santo y Perfecto.</text:p>
      <text:p text:style-name="P136">Todos hemos pecado, todos tenemos pecado. Todos los hombres han hecho lo malo.</text:p>
      <text:p text:style-name="P137">Y según la biblia, ¿Que pasa con <text:span text:style-name="T440">el que hace </text:span>lo malo ? <text:span text:style-name="T441">¿Qué pasa con los malos? </text:span>Mueren. <text:span text:style-name="T441">De hecho ya están muertos. Es justamente por estar muertos espiritualmente, por no conocer a Yeshua, que es La Vida misma, por no poder vivir como Jesucristo </text:span><text:span text:style-name="T553">lo </text:span><text:span text:style-name="T554">hace</text:span><text:span text:style-name="T441">, que no pueden hacer lo bueno. Y la consecuencia de la muerte espiritual es la muerte física. Esa fue la consecuencia para Adam y ese es el destino de los pecadores, de todos los descendientes de Adam. </text:span></text:p>
      <text:p text:style-name="P152"><text:span text:style-name="T472">Con excepción de unos pocos de la última generación que descienda de Adam, </text:span>TODOS vamos a morir físicamente. Porque en <text:span text:style-name="T470">TODOS</text:span> hay pecado. Est<text:span text:style-name="T47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493">muerte </text:span><text:soft-page-break/>espiritual es anulable cuando se empieza a conocer espiritualmente a Jesucristo. Y la <text:span text:style-name="T493">muerte </text:span>física será anulable <text:span text:style-name="T525">DESPUÉS</text:span> de la resurrección de los muertos. <text:span text:style-name="T525">Jesucristo nos salva de la muerte SACÁNDONOS de la muerte, tanto la física como la espiritual. </text:span></text:p>
      <text:p text:style-name="P158">El <text:alphabetical-index-mark-start text:id="IMark94457255552800"/><text:alphabetical-index-mark-start text:id="IMark94457253751488"/>Salmo 37<text:alphabetical-index-mark-end text:id="IMark94457253751488"/><text:alphabetical-index-mark-end text:id="IMark9445725555280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74" text:note-class="footnote"><text:note-citation>174</text:note-citation><text:note-body><text:p text:style-name="Footnote"><text:bookmark-start text:name="__RefHeading___Toc39263_1836810514"/><text:s/><text:alphabetical-index-mark-start text:id="IMark94457388836400"/><text:alphabetical-index-mark-start text:id="IMark94457235604736"/><text:span text:style-name="T475">Salmo 37</text:span><text:alphabetical-index-mark-end text:id="IMark94457235604736"/><text:alphabetical-index-mark-end text:id="IMark94457388836400"/><text:span text:style-name="T475"> </text:span><text:a xlink:type="simple" xlink:href="https://www.biblegateway.com/passage/?search=Salmo+37&amp;version=RVA-2015" text:style-name="Internet_20_link" text:visited-style-name="Visited_20_Internet_20_Link"><text:span text:style-name="T475">RVA-2015</text:span></text:a><text:bookmark-end text:name="__RefHeading___Toc39263_1836810514"/></text:p></text:note-body></text:note>. Evidentemente eso no ha pasado <text:span text:style-name="T442">todavía. Todavía hay muchos malos por ahí.</text:span></text:p>
      <text:p text:style-name="P139">El Salmo 9 tiene un tono parecido, habla de la destrucción del malvado para siempre jamas. <text:span text:style-name="T447">Otros salmos pidiendo o anunciando la destrucción del malvado son </text:span>el Salmo 10, el 12, el 18, el 21, <text:span text:style-name="T446">el 28, el 52, el 58, el 59, </text:span>el 63, <text:span text:style-name="T448">el 73, el 92</text:span>. En fin, hay varios salmos que hablan de la destrucción de los malos. </text:p>
      <text:p text:style-name="P139"><text:span text:style-name="T449">Hay</text:span> varios <text:span text:style-name="T445">salmos en que el salmista le pide a Dios el sufrimiento físico de los malvados</text:span>. Algunos en tonos de venganza <text:span text:style-name="T445">y de tortura</text:span>. <text:span text:style-name="T44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141">Hay varios momentos en el libro de la Revelación en <text:span text:style-name="T451">q</text:span>ue se habla de la destrucción de los malos.</text:p>
      <text:p text:style-name="P140"><text:soft-page-break/><text:alphabetical-index-mark-start text:id="IMark94457434269792"/><text:alphabetical-index-mark-start text:id="IMark94457235794000"/><text:alphabetical-index-mark-start text:id="IMark94457407901984"/><text:alphabetical-index-mark-start text:id="IMark94457389440048"/><text:span text:style-name="T443">Revelación 1</text:span><text:alphabetical-index-mark-end text:id="IMark94457389440048"/><text:alphabetical-index-mark-end text:id="IMark94457407901984"/><text:span text:style-name="T443">1</text:span><text:alphabetical-index-mark-end text:id="IMark94457235794000"/><text:alphabetical-index-mark-end text:id="IMark94457434269792"/><text:span text:style-name="T443">, justo después de tocar la séptima trompeta, nos dice que: </text:span><text:span text:style-name="Bible_5f_text"><text:span text:style-name="T44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443">” </text:span></text:span><text:span text:style-name="Bible_5f_text"><text:span text:style-name="T443"><text:note text:id="ftn175" text:note-class="footnote"><text:note-citation>175</text:note-citation><text:note-body><text:p text:style-name="Footnote"><text:bookmark-start text:name="__RefHeading___Toc39261_1836810514"/><text:s/><text:alphabetical-index-mark-start text:id="IMark94457434091552"/><text:alphabetical-index-mark-start text:id="IMark94457253502928"/><text:alphabetical-index-mark-start text:id="IMark94457385995104"/><text:alphabetical-index-mark-start text:id="IMark94457253175120"/><text:span text:style-name="T443">Revelación 1</text:span><text:alphabetical-index-mark-end text:id="IMark94457253175120"/><text:alphabetical-index-mark-end text:id="IMark94457385995104"/><text:span text:style-name="T443">1</text:span><text:alphabetical-index-mark-end text:id="IMark94457253502928"/><text:alphabetical-index-mark-end text:id="IMark94457434091552"/><text:span text:style-name="T443">:18 </text:span><text:a xlink:type="simple" xlink:href="https://www.biblegateway.com/passage/?search=Apocalipsis+11%3A18&amp;version=RVA-2015" text:style-name="Internet_20_link" text:visited-style-name="Visited_20_Internet_20_Link"><text:span text:style-name="T443">RVA-2015</text:span></text:a><text:bookmark-end text:name="__RefHeading___Toc39261_1836810514"/></text:p></text:note-body></text:note></text:span></text:span><text:span text:style-name="T443">. </text:span></text:p>
      <text:p text:style-name="P140"><text:span text:style-name="T450">En </text:span><text:alphabetical-index-mark-start text:id="IMark94457434091296"/><text:alphabetical-index-mark-start text:id="IMark94457221771664"/><text:span text:style-name="T450">Revelación 20</text:span><text:alphabetical-index-mark-end text:id="IMark94457221771664"/><text:alphabetical-index-mark-end text:id="IMark94457434091296"/><text:span text:style-name="T450"> cuando dice que: </text:span><text:span text:style-name="Bible_5f_text"><text:span text:style-name="T44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444">” </text:span></text:span><text:span text:style-name="Bible_5f_text"><text:span text:style-name="T444"><text:note text:id="ftn176" text:note-class="footnote"><text:note-citation>176</text:note-citation><text:note-body><text:p text:style-name="Footnote"><text:bookmark-start text:name="__RefHeading___Toc39259_1836810514"/><text:s/><text:alphabetical-index-mark-start text:id="IMark94457389440048"/><text:alphabetical-index-mark-start text:id="IMark94457300870800"/><text:span text:style-name="T444">Revelación 20</text:span><text:alphabetical-index-mark-end text:id="IMark94457300870800"/><text:alphabetical-index-mark-end text:id="IMark94457389440048"/><text:span text:style-name="T444">:7-9 </text:span><text:a xlink:type="simple" xlink:href="https://www.biblegateway.com/passage/?search=Apocalipsis+20%3A7-9&amp;version=RVA" text:style-name="Internet_20_link" text:visited-style-name="Visited_20_Internet_20_Link"><text:span text:style-name="T444">RVA</text:span></text:a><text:bookmark-end text:name="__RefHeading___Toc39259_1836810514"/></text:p></text:note-body></text:note></text:span></text:span><text:span text:style-name="T444">.</text:span></text:p>
      <text:p text:style-name="P140"><text:alphabetical-index-mark-start text:id="IMark94457434091552"/><text:alphabetical-index-mark-start text:id="IMark94457313072240"/><text:span text:style-name="T444">Revelación 21</text:span><text:alphabetical-index-mark-end text:id="IMark94457313072240"/><text:alphabetical-index-mark-end text:id="IMark94457434091552"/><text:span text:style-name="T444"> dice que: </text:span><text:span text:style-name="Bible_5f_text"><text:span text:style-name="T44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4">” </text:span></text:span><text:span text:style-name="Bible_5f_text"><text:span text:style-name="T444"><text:note text:id="ftn177" text:note-class="footnote"><text:note-citation>177</text:note-citation><text:note-body><text:p text:style-name="Footnote"><text:bookmark-start text:name="__RefHeading___Toc39257_1836810514"/><text:s/><text:alphabetical-index-mark-start text:id="IMark94457221771664"/><text:alphabetical-index-mark-start text:id="IMark94457300870800"/><text:span text:style-name="T444">Revelación 21</text:span><text:alphabetical-index-mark-end text:id="IMark94457300870800"/><text:alphabetical-index-mark-end text:id="IMark94457221771664"/><text:span text:style-name="T444">:8 </text:span><text:a xlink:type="simple" xlink:href="https://www.biblegateway.com/passage/?search=Apocalipsis+21%3A8&amp;version=RVA" text:style-name="Internet_20_link" text:visited-style-name="Visited_20_Internet_20_Link"><text:span text:style-name="T444">RVA</text:span></text:a><text:bookmark-end text:name="__RefHeading___Toc39257_1836810514"/></text:p></text:note-body></text:note></text:span></text:span><text:span text:style-name="T444">.</text:span></text:p>
      <text:p text:style-name="P142">El punto es que Dios promete destruir a los malos. Que llegará el día en que los van a buscar y no los van a encontrar.</text:p>
      <text:h text:style-name="P215" text:outline-level="2"><text:bookmark-start text:name="__RefHeading___Toc28209_1627726659"/>Fuego.<text:bookmark-end text:name="__RefHeading___Toc28209_1627726659"/></text:h>
      <text:p text:style-name="P143">La forma favorita de YHWH, de Dios, de acabar con los malos, <text:span text:style-name="T457">es</text:span> con fuego.</text:p>
      <text:p text:style-name="P145"><text:soft-page-break/><text:span text:style-name="T452">En </text:span><text:alphabetical-index-mark-start text:id="IMark94457255552800"/><text:alphabetical-index-mark-start text:id="IMark94457357130208"/><text:alphabetical-index-mark-start text:id="IMark94457253751488"/><text:alphabetical-index-mark-start text:id="IMark94457300870800"/><text:span text:style-name="T452">Génesis 1</text:span><text:alphabetical-index-mark-end text:id="IMark94457300870800"/><text:alphabetical-index-mark-end text:id="IMark94457253751488"/><text:span text:style-name="T452">9</text:span><text:alphabetical-index-mark-end text:id="IMark94457357130208"/><text:alphabetical-index-mark-end text:id="IMark94457255552800"/><text:span text:style-name="T452"> dice que: </text:span><text:span text:style-name="Bible_5f_text"><text:span text:style-name="T452">“</text:span></text:span><text:bookmark text:name="es-RVA-482"/><text:span text:style-name="Bible_5f_text">Entonces llovió Jehová sobre Sodoma y sobre Gomorra azufre y fuego de parte de Jehová desde los cielos” </text:span><text:span text:style-name="Bible_5f_text"><text:note text:id="ftn178" text:note-class="footnote"><text:note-citation>178</text:note-citation><text:note-body><text:p text:style-name="Footnote"><text:bookmark-start text:name="__RefHeading___Toc39255_1836810514"/><text:s/><text:alphabetical-index-mark-start text:id="IMark94457253175120"/><text:alphabetical-index-mark-start text:id="IMark94457324755152"/><text:alphabetical-index-mark-start text:id="IMark94457313072240"/><text:alphabetical-index-mark-start text:id="IMark94457300870800"/><text:span text:style-name="T452">Génesis 1</text:span><text:alphabetical-index-mark-end text:id="IMark94457300870800"/><text:alphabetical-index-mark-end text:id="IMark94457313072240"/><text:span text:style-name="T452">9</text:span><text:alphabetical-index-mark-end text:id="IMark94457324755152"/><text:alphabetical-index-mark-end text:id="IMark94457253175120"/><text:span text:style-name="T452">:24 </text:span><text:a xlink:type="simple" xlink:href="https://www.biblegateway.com/passage/?search=Genesis+19%3A24&amp;version=RVA" text:style-name="Internet_20_link" text:visited-style-name="Visited_20_Internet_20_Link"><text:span text:style-name="T452">RVA</text:span></text:a><text:bookmark-end text:name="__RefHeading___Toc39255_1836810514"/></text:p></text:note-body></text:note></text:span>. <text:span text:style-name="T453">En </text:span><text:alphabetical-index-mark-start text:id="IMark94457235604736"/><text:alphabetical-index-mark-start text:id="IMark94457434269792"/><text:span text:style-name="T453">Ezequiel 38</text:span><text:alphabetical-index-mark-end text:id="IMark94457434269792"/><text:alphabetical-index-mark-end text:id="IMark94457235604736"/><text:span text:style-name="T453">: </text:span><text:span text:style-name="Bible_5f_text"><text:span text:style-name="T45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453">” </text:span></text:span><text:span text:style-name="Bible_5f_text"><text:span text:style-name="T453"><text:note text:id="ftn179" text:note-class="footnote"><text:note-citation>179</text:note-citation><text:note-body><text:p text:style-name="Footnote"><text:bookmark-start text:name="__RefHeading___Toc39253_1836810514"/><text:s/><text:alphabetical-index-mark-start text:id="IMark94457434288208"/><text:alphabetical-index-mark-start text:id="IMark94457221771664"/><text:span text:style-name="T453">Ezequiel 38</text:span><text:alphabetical-index-mark-end text:id="IMark94457221771664"/><text:alphabetical-index-mark-end text:id="IMark94457434288208"/><text:span text:style-name="T453">:22 </text:span><text:a xlink:type="simple" xlink:href="https://www.biblegateway.com/passage/?search=Ezequiel+38%3A22&amp;version=RVA" text:style-name="Internet_20_link" text:visited-style-name="Visited_20_Internet_20_Link"><text:span text:style-name="T453">RVA</text:span></text:a><text:bookmark-end text:name="__RefHeading___Toc39253_1836810514"/></text:p></text:note-body></text:note></text:span></text:span><text:span text:style-name="T453">. En Amos 1 y 2 vemos que Jehová dice que: </text:span><text:span text:style-name="Bible_5f_text"><text:span text:style-name="T453">“</text:span></text:span><text:bookmark text:name="es-RVA-22369"/><text:span text:style-name="Bible_5f_text">Y meteré fuego en la casa de Hazael</text:span><text:span text:style-name="Bible_5f_text"><text:span text:style-name="T453">”</text:span></text:span><text:span text:style-name="T453">, </text:span><text:span text:style-name="Bible_5f_text"><text:span text:style-name="T453">“</text:span></text:span><text:bookmark text:name="es-RVA-22372"/><text:span text:style-name="Bible_5f_text">Y meteré fuego en el muro de Gaza</text:span><text:span text:style-name="Bible_5f_text"><text:span text:style-name="T453">”</text:span></text:span><text:span text:style-name="T453">, </text:span><text:span text:style-name="Bible_5f_text"><text:span text:style-name="T453">“</text:span></text:span><text:bookmark text:name="es-RVA-22375"/><text:span text:style-name="Bible_5f_text">Y meteré fuego en el muro de Tiro</text:span><text:span text:style-name="Bible_5f_text"><text:span text:style-name="T453">”</text:span></text:span><text:span text:style-name="T453">, </text:span><text:span text:style-name="Bible_5f_text"><text:span text:style-name="T453">“</text:span></text:span><text:span text:style-name="Bible_5f_text">Y meteré fuego en Temán</text:span><text:span text:style-name="Bible_5f_text"><text:span text:style-name="T453">”</text:span></text:span><text:span text:style-name="T453">, </text:span><text:span text:style-name="Bible_5f_text"><text:span text:style-name="T453">“</text:span></text:span><text:span text:style-name="Bible_5f_text">Y meteré fuego en Moab</text:span><text:span text:style-name="Bible_5f_text"><text:span text:style-name="T453">”</text:span></text:span><text:span text:style-name="T453">, </text:span><text:span text:style-name="Bible_5f_text"><text:span text:style-name="T453">“</text:span></text:span><text:span text:style-name="Bible_5f_text">Meteré por tanto fuego en Judá</text:span><text:span text:style-name="Bible_5f_text"><text:span text:style-name="T453">”</text:span></text:span><text:span text:style-name="T453">. En </text:span><text:alphabetical-index-mark-start text:id="IMark94457253502928"/><text:alphabetical-index-mark-start text:id="IMark94457324325488"/><text:span text:style-name="T453">Revelación 20</text:span><text:alphabetical-index-mark-end text:id="IMark94457324325488"/><text:alphabetical-index-mark-end text:id="IMark94457253502928"/><text:span text:style-name="T453"> dice que: </text:span><text:span text:style-name="Bible_5f_text"><text:span text:style-name="T444">“de Dios descendió fuego del cielo, y los devoró” </text:span></text:span><text:span text:style-name="Bible_5f_text"><text:span text:style-name="T444"><text:note text:id="ftn180" text:note-class="footnote"><text:note-citation>180</text:note-citation><text:note-body><text:p text:style-name="Footnote"><text:bookmark-start text:name="__RefHeading___Toc39251_1836810514"/><text:s/><text:alphabetical-index-mark-start text:id="IMark94457253751488"/><text:alphabetical-index-mark-start text:id="IMark94457434288208"/><text:span text:style-name="T444">Revelación 20</text:span><text:alphabetical-index-mark-end text:id="IMark94457434288208"/><text:alphabetical-index-mark-end text:id="IMark94457253751488"/><text:span text:style-name="T444">:7-9 </text:span><text:a xlink:type="simple" xlink:href="https://www.biblegateway.com/passage/?search=Apocalipsis+20%3A7-9&amp;version=RVA" text:style-name="Internet_20_link" text:visited-style-name="Visited_20_Internet_20_Link"><text:span text:style-name="T444">RVA</text:span></text:a><text:bookmark-end text:name="__RefHeading___Toc39251_1836810514"/></text:p></text:note-body></text:note></text:span></text:span><text:span text:style-name="T444">. </text:span><text:alphabetical-index-mark-start text:id="IMark94457235794000"/><text:alphabetical-index-mark-start text:id="IMark94457434091552"/><text:span text:style-name="T444">Revelación 21</text:span><text:alphabetical-index-mark-end text:id="IMark94457434091552"/><text:alphabetical-index-mark-end text:id="IMark94457235794000"/><text:span text:style-name="T444"> dice que: </text:span><text:span text:style-name="Bible_5f_text"><text:span text:style-name="T44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4">” </text:span></text:span><text:span text:style-name="Bible_5f_text"><text:span text:style-name="T444"><text:note text:id="ftn181" text:note-class="footnote"><text:note-citation>181</text:note-citation><text:note-body><text:p text:style-name="Footnote"><text:bookmark-start text:name="__RefHeading___Toc39249_1836810514"/><text:s/><text:alphabetical-index-mark-start text:id="IMark94457407901984"/><text:alphabetical-index-mark-start text:id="IMark94457253751488"/><text:span text:style-name="T444">Revelación 21</text:span><text:alphabetical-index-mark-end text:id="IMark94457253751488"/><text:alphabetical-index-mark-end text:id="IMark94457407901984"/><text:span text:style-name="T444">:8 </text:span><text:a xlink:type="simple" xlink:href="https://www.biblegateway.com/passage/?search=Apocalipsis+21%3A8&amp;version=RVA" text:style-name="Internet_20_link" text:visited-style-name="Visited_20_Internet_20_Link"><text:span text:style-name="T444">RVA</text:span></text:a><text:bookmark-end text:name="__RefHeading___Toc39249_1836810514"/></text:p></text:note-body></text:note></text:span></text:span><text:span text:style-name="T444">. En 2da Pedro 2 dice que: </text:span><text:span text:style-name="Bible_5f_text"><text:span text:style-name="T44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444">” </text:span></text:span><text:span text:style-name="Bible_5f_text"><text:span text:style-name="T444"><text:note text:id="ftn182" text:note-class="footnote"><text:note-citation>182</text:note-citation><text:note-body><text:p text:style-name="Footnote"><text:bookmark-start text:name="__RefHeading___Toc39247_1836810514"/><text:s/><text:alphabetical-index-mark-start text:id="IMark94457324755152"/><text:alphabetical-index-mark-start text:id="IMark94457407901984"/><text:span text:style-name="T459">2 Pedro 3</text:span><text:alphabetical-index-mark-end text:id="IMark94457407901984"/><text:alphabetical-index-mark-end text:id="IMark94457324755152"/><text:span text:style-name="T459">:7 </text:span><text:a xlink:type="simple" xlink:href="https://www.biblegateway.com/passage/?search=2+Pedro+3%3A7&amp;version=RVA" text:style-name="Internet_20_link" text:visited-style-name="Visited_20_Internet_20_Link"><text:span text:style-name="T459">RVA</text:span></text:a><text:bookmark-end text:name="__RefHeading___Toc39247_1836810514"/></text:p></text:note-body></text:note></text:span></text:span><text:span text:style-name="T444">. Definitivamente a Dios le gusta el fuego. Y a veces el azufre.</text:span></text:p>
      <text:p text:style-name="P144"><text:span text:style-name="T124">También nos dice la biblia </text:span><text:span text:style-name="T125">en 1ra </text:span><text:alphabetical-index-mark-start text:id="IMark94457410245264"/><text:alphabetical-index-mark-start text:id="IMark94457388836400"/><text:span text:style-name="T125">Juan 4</text:span><text:alphabetical-index-mark-end text:id="IMark94457388836400"/><text:alphabetical-index-mark-end text:id="IMark94457410245264"/><text:span text:style-name="T125"> que: </text:span><text:span text:style-name="Bible_5f_text"><text:span text:style-name="T125">“</text:span></text:span><text:span text:style-name="Bible_5f_text">El que no ama, no conoce á Dios; porque Dios es amor</text:span><text:span text:style-name="Bible_5f_text"><text:span text:style-name="T125">” </text:span></text:span><text:span text:style-name="Bible_5f_text"><text:span text:style-name="T125"><text:note text:id="ftn183" text:note-class="footnote"><text:note-citation>183</text:note-citation><text:note-body><text:p text:style-name="Footnote"><text:bookmark-start text:name="__RefHeading___Toc39245_1836810514"/><text:s/><text:alphabetical-index-mark-start text:id="IMark94457253751488"/><text:alphabetical-index-mark-start text:id="IMark94457253175120"/><text:span text:style-name="T454">1 </text:span><text:alphabetical-index-mark-start text:id="IMark94457434091296"/><text:alphabetical-index-mark-start text:id="IMark94457389440048"/><text:span text:style-name="T454">Juan 4</text:span><text:alphabetical-index-mark-end text:id="IMark94457389440048"/><text:alphabetical-index-mark-end text:id="IMark94457434091296"/><text:alphabetical-index-mark-end text:id="IMark94457253175120"/><text:alphabetical-index-mark-end text:id="IMark94457253751488"/><text:span text:style-name="T454">:8 </text:span><text:a xlink:type="simple" xlink:href="https://www.biblegateway.com/passage/?search=+1+Juan+4%3A8&amp;version=RVA" text:style-name="Internet_20_link" text:visited-style-name="Visited_20_Internet_20_Link"><text:span text:style-name="T454">RVA</text:span></text:a><text:bookmark-end text:name="__RefHeading___Toc39245_1836810514"/></text:p></text:note-body></text:note></text:span></text:span><text:span text:style-name="T125">. Y en </text:span><text:alphabetical-index-mark-start text:id="IMark94457221771664"/><text:alphabetical-index-mark-start text:id="IMark94457434288208"/><text:alphabetical-index-mark-start text:id="IMark94457324755152"/><text:alphabetical-index-mark-start text:id="IMark94457367836848"/><text:span text:style-name="T125">Hebreos 1</text:span><text:alphabetical-index-mark-end text:id="IMark94457367836848"/><text:alphabetical-index-mark-end text:id="IMark94457324755152"/><text:span text:style-name="T125">2</text:span><text:alphabetical-index-mark-end text:id="IMark94457434288208"/><text:alphabetical-index-mark-end text:id="IMark94457221771664"/><text:span text:style-name="T125">: </text:span><text:span text:style-name="Bible_5f_text"><text:span text:style-name="T125">“</text:span></text:span><text:bookmark text:name="es-RVA-30241"/><text:span text:style-name="Bible_5f_text"><text:span text:style-name="T125">Porque nuestro Dios es fuego consumidor” </text:span></text:span><text:span text:style-name="Bible_5f_text"><text:span text:style-name="T125"><text:note text:id="ftn184" text:note-class="footnote"><text:note-citation>184</text:note-citation><text:note-body><text:p text:style-name="Footnote"><text:bookmark-start text:name="__RefHeading___Toc39243_1836810514"/><text:s/><text:alphabetical-index-mark-start text:id="IMark94457434091552"/><text:alphabetical-index-mark-start text:id="IMark94457367650416"/><text:alphabetical-index-mark-start text:id="IMark94457251623696"/><text:alphabetical-index-mark-start text:id="IMark94457388836400"/><text:span text:style-name="T454">Hebreos 1</text:span><text:alphabetical-index-mark-end text:id="IMark94457388836400"/><text:alphabetical-index-mark-end text:id="IMark94457251623696"/><text:span text:style-name="T454">2</text:span><text:alphabetical-index-mark-end text:id="IMark94457367650416"/><text:alphabetical-index-mark-end text:id="IMark94457434091552"/><text:span text:style-name="T454">:29 </text:span><text:a xlink:type="simple" xlink:href="https://www.biblegateway.com/passage/?search=Hebreos+12%3A29&amp;version=RVA" text:style-name="Internet_20_link" text:visited-style-name="Visited_20_Internet_20_Link"><text:span text:style-name="T454">RVA</text:span></text:a><text:bookmark-end text:name="__RefHeading___Toc39243_1836810514"/></text:p></text:note-body></text:note></text:span></text:span><text:span text:style-name="T125">. O sea que Dios es amor y fuego al mismo tiempo.</text:span></text:p>
      <text:p text:style-name="P146"><text:soft-page-break/><text:span text:style-name="T125">Y </text:span><text:span text:style-name="T126">según </text:span><text:alphabetical-index-mark-start text:id="IMark94457434091296"/><text:alphabetical-index-mark-start text:id="IMark94457253751488"/><text:span text:style-name="T126">Isaías 9</text:span><text:alphabetical-index-mark-end text:id="IMark94457253751488"/><text:alphabetical-index-mark-end text:id="IMark94457434091296"/><text:span text:style-name="T126"> </text:span><text:span text:style-name="T193">Jehová</text:span><text:span text:style-name="T128"> afirma que </text:span><text:span text:style-name="Bible_5f_text"><text:span text:style-name="T128">“</text:span></text:span><text:span text:style-name="Bible_5f_text"><text:span text:style-name="T126">p</text:span></text:span><text:span text:style-name="Bible_5f_text"><text:span text:style-name="T20">or la pasión de </text:span></text:span><text:span text:style-name="Bible_5f_text"><text:span text:style-name="T126">YHWH </text:span></text:span><text:span text:style-name="Bible_5f_text"><text:span text:style-name="T20">de los </text:span></text:span><text:span text:style-name="Bible_5f_text"><text:span text:style-name="T126">ejércitos </text:span></text:span><text:span text:style-name="Bible_5f_text"><text:span text:style-name="T20">incendiada está toda la tierra y los pueblos son el combustible. </text:span></text:span><text:span text:style-name="Bible_5f_text"><text:span text:style-name="T126">Fuego </text:span></text:span><text:span text:style-name="Bible_5f_text"><text:span text:style-name="T20">de hombre a hermano sin dejar a nadie” </text:span></text:span><text:span text:style-name="Bible_5f_text"><text:span text:style-name="T20"><text:note text:id="ftn185" text:note-class="footnote"><text:note-citation>185</text:note-citation><text:note-body><text:p text:style-name="P198"><text:bookmark-start text:name="__RefHeading___Toc39241_1836810514"/><text:s/><text:alphabetical-index-mark-start text:id="IMark94457251623696"/><text:alphabetical-index-mark-start text:id="IMark94457434288208"/><text:span text:style-name="T455">Isaías 9</text:span><text:alphabetical-index-mark-end text:id="IMark94457434288208"/><text:alphabetical-index-mark-end text:id="IMark94457251623696"/><text:span text:style-name="T455">:19 </text:span><text:a xlink:type="simple" xlink:href="https://biblehub.com/text/isaiah/9-19.htm" text:style-name="Internet_20_link" text:visited-style-name="Visited_20_Internet_20_Link"><text:span text:style-name="T455">biblehub</text:span></text:a> <text:span text:style-name="T458">(traducido por el autor)</text:span><text:bookmark-end text:name="__RefHeading___Toc39241_1836810514"/></text:p></text:note-body></text:note></text:span></text:span><text:span text:style-name="T20">. </text:span><text:span text:style-name="T129">TODA la tierra. Y los PUEBLOS son EL COMBUSTIBLE. Y el fuego se esparce de hombre a hermano! Mejor dicho TREMENDO INCENDIO! </text:span></text:p>
      <text:p text:style-name="P171"><text:span text:style-name="T130">Lo interesante es que esto </text:span><text:span text:style-name="T126">es perfectamente coherente con las intenciones que Yeshua dice tener en </text:span><text:alphabetical-index-mark-start text:id="IMark94457367836848"/><text:alphabetical-index-mark-start text:id="IMark94457324755152"/><text:span text:style-name="T126">Lucas 12</text:span><text:alphabetical-index-mark-end text:id="IMark94457324755152"/><text:alphabetical-index-mark-end text:id="IMark94457367836848"/><text:span text:style-name="T126"> cuando afirma que: </text:span><text:span text:style-name="Bible_5f_text"><text:span text:style-name="T126">“He venido a echar fuego en la tierra. ¡Y cómo quisiera que ya estuviera encendido!” </text:span></text:span><text:span text:style-name="Bible_5f_text"><text:span text:style-name="T126"><text:note text:id="ftn186" text:note-class="footnote"><text:note-citation>186</text:note-citation><text:note-body><text:p text:style-name="Footnote"><text:bookmark-start text:name="__RefHeading___Toc39239_1836810514"/><text:s/><text:alphabetical-index-mark-start text:id="IMark94457251623696"/><text:alphabetical-index-mark-start text:id="IMark94457388836400"/><text:span text:style-name="T455">Lucas 12</text:span><text:alphabetical-index-mark-end text:id="IMark94457388836400"/><text:alphabetical-index-mark-end text:id="IMark94457251623696"/><text:span text:style-name="T455">:49 </text:span><text:a xlink:type="simple" xlink:href="https://www.biblegateway.com/passage/?search=Lucas+12%3A49&amp;version=RVA-2015" text:style-name="Internet_20_link" text:visited-style-name="Visited_20_Internet_20_Link"><text:span text:style-name="T455">RVA-2015</text:span></text:a><text:bookmark-end text:name="__RefHeading___Toc39239_1836810514"/></text:p></text:note-body></text:note></text:span></text:span><text:span text:style-name="T126">. Y con </text:span><text:alphabetical-index-mark-start text:id="IMark94457235794000"/><text:alphabetical-index-mark-start text:id="IMark94457367650416"/><text:span text:style-name="T126">Marcos 9</text:span><text:alphabetical-index-mark-end text:id="IMark94457367650416"/><text:alphabetical-index-mark-end text:id="IMark94457235794000"/><text:span text:style-name="T126"> cuando Yeshua afirma: </text:span><text:span text:style-name="Bible_5f_text"><text:span text:style-name="T126">”</text:span></text:span><text:bookmark text:name="es-RVA-2015-24555"/><text:span text:style-name="Bible_5f_text"><text:span text:style-name="T126">Porque todo será salado con fuego” </text:span></text:span><text:span text:style-name="Bible_5f_text"><text:span text:style-name="T126"><text:note text:id="ftn187" text:note-class="footnote"><text:note-citation>187</text:note-citation><text:note-body><text:p text:style-name="Footnote"><text:bookmark-start text:name="__RefHeading___Toc39237_1836810514"/><text:s/><text:alphabetical-index-mark-start text:id="IMark94457253175120"/><text:alphabetical-index-mark-start text:id="IMark94457389440048"/><text:span text:style-name="T455">Marcos 9</text:span><text:alphabetical-index-mark-end text:id="IMark94457389440048"/><text:alphabetical-index-mark-end text:id="IMark94457253175120"/><text:span text:style-name="T455">:49 </text:span><text:a xlink:type="simple" xlink:href="https://www.biblegateway.com/passage/?search=Marcos+9%3A49&amp;version=RVA-2015" text:style-name="Internet_20_link" text:visited-style-name="Visited_20_Internet_20_Link"><text:span text:style-name="T455">RVA-2015</text:span></text:a><text:bookmark-end text:name="__RefHeading___Toc39237_1836810514"/></text:p></text:note-body></text:note></text:span></text:span><text:span text:style-name="T126">. </text:span><text:span text:style-name="T129">O sea el pir</text:span><text:span text:style-name="T193">ó</text:span><text:span text:style-name="T129">mano es </text:span><text:span text:style-name="T193">Jesucristo</text:span><text:span text:style-name="T129">!</text:span></text:p>
      <text:h text:style-name="Heading_20_5" text:outline-level="5"><text:bookmark-start text:name="__RefHeading___Toc34033_4074771781"/><text:span text:style-name="T129">E</text:span><text:span text:style-name="T20">spiritual.</text:span><text:bookmark-end text:name="__RefHeading___Toc34033_4074771781"/></text:h>
      <text:p text:style-name="P147"><text:span text:style-name="T127">Juan el Bautista, </text:span><text:span text:style-name="T131">según </text:span><text:alphabetical-index-mark-start text:id="IMark94457221771664"/><text:alphabetical-index-mark-start text:id="IMark94457434288208"/><text:span text:style-name="T131">Mateo 3</text:span><text:alphabetical-index-mark-end text:id="IMark94457434288208"/><text:alphabetical-index-mark-end text:id="IMark94457221771664"/><text:span text:style-name="T131">,</text:span><text:span text:style-name="T127"> nos explica de Jesucristo que: </text:span><text:span text:style-name="Bible_5f_text"><text:span text:style-name="T127">“</text:span></text:span><text:bookmark text:name="es-RVA-2015-23171"/><text:span text:style-name="Bible_5f_text"><text:span text:style-name="T127">Él les bautizará en el Espíritu Santo y fuego. </text:span></text:span><text:bookmark text:name="es-RVA-2015-23172"/><text:span text:style-name="Bible_5f_text"><text:span text:style-name="T127">Su aventador está en su mano, y limpiará su era. Recogerá su trigo en el granero y quemará la paja en el fuego que nunca se apagará” </text:span></text:span><text:span text:style-name="Bible_5f_text"><text:span text:style-name="T127"><text:note text:id="ftn188" text:note-class="footnote"><text:note-citation>188</text:note-citation><text:note-body><text:p text:style-name="Footnote"><text:bookmark-start text:name="__RefHeading___Toc39235_1836810514"/><text:s/><text:alphabetical-index-mark-start text:id="IMark94457357130208"/><text:alphabetical-index-mark-start text:id="IMark94457434144560"/><text:span text:style-name="T456">Mateo 3</text:span><text:alphabetical-index-mark-end text:id="IMark94457434144560"/><text:alphabetical-index-mark-end text:id="IMark94457357130208"/><text:span text:style-name="T456">:11-12 </text:span><text:a xlink:type="simple" xlink:href="https://www.biblegateway.com/passage/?search=Mateo+3%3A11-12&amp;version=RVA-2015" text:style-name="Internet_20_link" text:visited-style-name="Visited_20_Internet_20_Link"><text:span text:style-name="T456">RVA-2015</text:span></text:a><text:bookmark-end text:name="__RefHeading___Toc39235_1836810514"/></text:p></text:note-body></text:note></text:span></text:span><text:span text:style-name="T127">. </text:span><text:span text:style-name="T133">En un FUEGO que NUNCA se apagará. </text:span><text:span text:style-name="T134">Jehová, en </text:span><text:alphabetical-index-mark-start text:id="IMark94457434091552"/><text:alphabetical-index-mark-start text:id="IMark94457251623696"/><text:span text:style-name="T132">Malaquías 3</text:span><text:alphabetical-index-mark-end text:id="IMark94457251623696"/><text:alphabetical-index-mark-end text:id="IMark94457434091552"/><text:span text:style-name="T132">, nos advierte: </text:span><text:span text:style-name="Bible_5f_text"><text:span text:style-name="T132">“¿Quién podrá resistir el día de su venida? o ¿quién podrá mantenerse en pie cuando él se manifieste? Porque él es como fuego purificador y como lejía de lavanderos” </text:span></text:span><text:span text:style-name="Bible_5f_text"><text:span text:style-name="T132"><text:note text:id="ftn189" text:note-class="footnote"><text:note-citation>189</text:note-citation><text:note-body><text:p text:style-name="Footnote"><text:bookmark-start text:name="__RefHeading___Toc39233_1836810514"/><text:s/><text:alphabetical-index-mark-start text:id="IMark94457407901984"/><text:alphabetical-index-mark-start text:id="IMark94457357130208"/><text:span text:style-name="T460">Malaquías 3</text:span><text:alphabetical-index-mark-end text:id="IMark94457357130208"/><text:alphabetical-index-mark-end text:id="IMark94457407901984"/><text:span text:style-name="T460">:2 </text:span><text:a xlink:type="simple" xlink:href="https://www.biblegateway.com/passage/?search=Malaquias+3%3A2&amp;version=RVA-2015" text:style-name="Internet_20_link" text:visited-style-name="Visited_20_Internet_20_Link"><text:span text:style-name="T460">2015</text:span></text:a><text:bookmark-end text:name="__RefHeading___Toc39233_1836810514"/></text:p></text:note-body></text:note></text:span></text:span><text:span text:style-name="T132">. </text:span></text:p>
      <text:p text:style-name="P160"><text:bookmark text:name="es-RVA-23264"/><text:span text:style-name="T137">Jesucristo mismo nos habla del valle de Hinom, del Ge Hinom en hebreo, del </text:span><text:span text:style-name="T170">G</text:span><text:span text:style-name="T137">e-</text:span><text:span text:style-name="T170">H</text:span><text:span text:style-name="T137">enn</text:span><text:span text:style-name="T193">á</text:span><text:span text:style-name="T137"> en </text:span><text:span text:style-name="T170">la transliteraci</text:span><text:span text:style-name="T193">ó</text:span><text:span text:style-name="T170">n al </text:span><text:span text:style-name="T137">griego. </text:span><text:span text:style-name="T135">Traducido “</text:span><text:span text:style-name="T201">INFERNO</text:span><text:span text:style-name="T135">” al </text:span><text:span text:style-name="T193">latín</text:span><text:span text:style-name="T135"> y luego “</text:span><text:span text:style-name="T201">INFIERNO</text:span><text:span text:style-name="T135">” al español. Un valle </text:span><text:soft-page-break/><text:span text:style-name="T135">donde, en tiempos de</text:span><text:span text:style-name="T136">l rey Jos</text:span><text:span text:style-name="T194">í</text:span><text:span text:style-name="T136">as, </text:span><text:span text:style-name="T135">los hebreos, los Israelitas, </text:span><text:span text:style-name="T136">venían </text:span><text:span text:style-name="T135">sacrifica</text:span><text:span text:style-name="T136">ndo</text:span><text:span text:style-name="T135"> </text:span><text:span text:style-name="T136">sus hijos </text:span><text:span text:style-name="T193">pasándolos</text:span><text:span text:style-name="T136"> por fuego</text:span><text:span text:style-name="T135"> a un </text:span><text:span text:style-name="T201">tal d</text:span><text:span text:style-name="T135">ios Moloc </text:span><text:span text:style-name="T135"><text:note text:id="ftn190" text:note-class="footnote"><text:note-citation>190</text:note-citation><text:note-body><text:p text:style-name="Footnote"><text:bookmark-start text:name="__RefHeading___Toc39231_1836810514"/><text:s/><text:alphabetical-index-mark-start text:id="IMark94457367650416"/><text:alphabetical-index-mark-start text:id="IMark94457253751488"/><text:span text:style-name="T461">2 Reyes 23</text:span><text:alphabetical-index-mark-end text:id="IMark94457253751488"/><text:alphabetical-index-mark-end text:id="IMark94457367650416"/><text:span text:style-name="T461">:10 </text:span><text:a xlink:type="simple" xlink:href="https://www.biblegateway.com/passage/?search=2+Reyes+23%3A10&amp;version=RVA" text:style-name="Internet_20_link" text:visited-style-name="Visited_20_Internet_20_Link"><text:span text:style-name="T461">RVA</text:span></text:a> <text:span text:style-name="T461">Jeremías 7:31 </text:span><text:a xlink:type="simple" xlink:href="https://www.biblegateway.com/passage/?search=Jeremias+7%3A31&amp;version=RVA" text:style-name="Internet_20_link" text:visited-style-name="Visited_20_Internet_20_Link"><text:span text:style-name="T461">RVA</text:span></text:a><text:bookmark-end text:name="__RefHeading___Toc39231_1836810514"/></text:p></text:note-body></text:note></text:span><text:span text:style-name="T135">. </text:span><text:span text:style-name="T136">Usando dicho valle como referencia, Jesucristo nos dice </text:span><text:span text:style-name="T140">según </text:span><text:alphabetical-index-mark-start text:id="IMark94457367836848"/><text:alphabetical-index-mark-start text:id="IMark94457255552800"/><text:span text:style-name="T140">Mateo 5</text:span><text:alphabetical-index-mark-end text:id="IMark94457255552800"/><text:alphabetical-index-mark-end text:id="IMark94457367836848"/><text:span text:style-name="T140"> que</text:span><text:span text:style-name="T136">:</text:span><text:span text:style-name="T135"> </text:span><text:span text:style-name="Bible_5f_text"><text:span text:style-name="T137">“</text:span></text:span><text:span text:style-name="Bible_5f_text"><text:span text:style-name="T20">cualquiera que dijere, Fatuo, será culpado del</text:span></text:span><text:span text:style-name="Bible_5f_text"><text:span text:style-name="T137">”</text:span></text:span><text:span text:style-name="T170"> </text:span><text:span text:style-name="T193">Ge-Henná</text:span><text:span text:style-name="T170"> de fuego</text:span><text:span text:style-name="T137"> </text:span><text:span text:style-name="T137"><text:note text:id="ftn191" text:note-class="footnote"><text:note-citation>191</text:note-citation><text:note-body><text:p text:style-name="Footnote"><text:bookmark-start text:name="__RefHeading___Toc39229_1836810514"/><text:s/><text:alphabetical-index-mark-start text:id="IMark94457412822112"/><text:alphabetical-index-mark-start text:id="IMark94457434091552"/><text:span text:style-name="T461">Mateo 5</text:span><text:alphabetical-index-mark-end text:id="IMark94457434091552"/><text:alphabetical-index-mark-end text:id="IMark94457412822112"/><text:span text:style-name="T461">:22 </text:span><text:a xlink:type="simple" xlink:href="https://www.biblegateway.com/passage/?search=Mateo+5%3A22&amp;version=RVA" text:style-name="Internet_20_link" text:visited-style-name="Visited_20_Internet_20_Link"><text:span text:style-name="T461">RVA</text:span></text:a><text:bookmark-end text:name="__RefHeading___Toc39229_1836810514"/></text:p></text:note-body></text:note></text:span><text:span text:style-name="T137">, </text:span><text:span text:style-name="T138">y </text:span><text:span text:style-name="T136">que: </text:span><text:span text:style-name="Bible_5f_text"><text:span text:style-name="T136">“</text:span></text:span><text:bookmark text:name="es-RVA-2015-23230"/><text:span text:style-name="Bible_5f_text"><text:span text:style-name="T136">todo el que mira a una mujer para codiciarla ya adulteró con ella en su corazón. </text:span></text:span><text:bookmark text:name="es-RVA-2015-23231"/><text:span text:style-name="Bible_5f_text"><text:span text:style-name="T136">Por tanto, si tu ojo derecho te es ocasión de caer, sácalo y échalo de ti. Porque es mejor para ti que se pierda uno de tus miembros y no que todo tu cuerpo sea echado al”</text:span></text:span><text:span text:style-name="T136"> </text:span><text:span text:style-name="T194">Ge-Henná</text:span><text:span text:style-name="T170"> </text:span><text:span text:style-name="T136"><text:note text:id="ftn192" text:note-class="footnote"><text:note-citation>192</text:note-citation><text:note-body><text:p text:style-name="Footnote"><text:bookmark-start text:name="__RefHeading___Toc39227_1836810514"/><text:s/><text:alphabetical-index-mark-start text:id="IMark94457251623696"/><text:alphabetical-index-mark-start text:id="IMark94457324325488"/><text:span text:style-name="T461">Mateo 5</text:span><text:alphabetical-index-mark-end text:id="IMark94457324325488"/><text:alphabetical-index-mark-end text:id="IMark94457251623696"/><text:span text:style-name="T461">:29 </text:span><text:a xlink:type="simple" xlink:href="https://www.biblegateway.com/passage/?search=Mateo+5%3A28-29&amp;version=RVA-2015" text:style-name="Internet_20_link" text:visited-style-name="Visited_20_Internet_20_Link"><text:span text:style-name="T461">RVA-2015</text:span></text:a><text:bookmark-end text:name="__RefHeading___Toc39227_1836810514"/></text:p></text:note-body></text:note></text:span><text:span text:style-name="T136">. </text:span><text:span text:style-name="T140">Y según </text:span><text:alphabetical-index-mark-start text:id="IMark94457389440048"/><text:alphabetical-index-mark-start text:id="IMark94457434269792"/><text:span text:style-name="T140">Mateo 18</text:span><text:alphabetical-index-mark-end text:id="IMark94457434269792"/><text:alphabetical-index-mark-end text:id="IMark94457389440048"/><text:span text:style-name="T140">, Jesucristo dice que dicho fuego es ETERNO </text:span><text:span text:style-name="T140"><text:note text:id="ftn193" text:note-class="footnote"><text:note-citation>193</text:note-citation><text:note-body><text:p text:style-name="Footnote"><text:bookmark-start text:name="__RefHeading___Toc39225_1836810514"/><text:s/><text:alphabetical-index-mark-start text:id="IMark94457253751488"/><text:alphabetical-index-mark-start text:id="IMark94457251623696"/><text:span text:style-name="T462">Mateo 18</text:span><text:alphabetical-index-mark-end text:id="IMark94457251623696"/><text:alphabetical-index-mark-end text:id="IMark94457253751488"/><text:span text:style-name="T462">:8 <text:s/></text:span><text:a xlink:type="simple" xlink:href="https://www.biblegateway.com/passage/?search=Mateo+18%3A8&amp;version=RVA-2015" text:style-name="Internet_20_link" text:visited-style-name="Visited_20_Internet_20_Link"><text:span text:style-name="T462">RVA-2015</text:span></text:a><text:bookmark-end text:name="__RefHeading___Toc39225_1836810514"/></text:p></text:note-body></text:note></text:span><text:span text:style-name="T140">. </text:span></text:p>
      <text:p text:style-name="P148"><text:span text:style-name="T138">Al Hijo, a Jesucristo, también le gusta el fuego para acabar con los malos. </text:span><text:span text:style-name="T139">Y no cualquier fuego sino uno ETERNO. </text:span><text:span text:style-name="T138">Y si mira con codicia, ya pailas. </text:span></text:p>
      <text:p text:style-name="P149"><text:span text:style-name="T194">Jehová</text:span><text:span text:style-name="T141">, YHWH, el Padre, según </text:span><text:alphabetical-index-mark-start text:id="IMark94457326298672"/><text:alphabetical-index-mark-start text:id="IMark94457434144560"/><text:span text:style-name="T194">Isaías</text:span><text:span text:style-name="T141"> 33</text:span><text:alphabetical-index-mark-end text:id="IMark94457434144560"/><text:alphabetical-index-mark-end text:id="IMark94457326298672"/><text:span text:style-name="T141">, dice que: </text:span><text:span text:style-name="Bible_5f_text"><text:span text:style-name="T141">“</text:span></text:span><text:bookmark text:name="es-RVA-2015-18257"/><text:span text:style-name="Bible_5f_text"><text:span text:style-name="T20">Ahora me levantaré, dice el SEÑO</text:span></text:span><text:span text:style-name="Bible_5f_text"><text:span text:style-name="T141">R</text:span></text:span><text:span text:style-name="Bible_5f_text"><text:span text:style-name="T20">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text:span><text:soft-page-break/><text:span text:style-name="Bible_5f_text">con las llamas eternas?” </text:span><text:span text:style-name="Bible_5f_text"><text:note text:id="ftn194" text:note-class="footnote"><text:note-citation>194</text:note-citation><text:note-body><text:p text:style-name="Footnote"><text:bookmark-start text:name="__RefHeading___Toc39223_1836810514"/><text:s/><text:alphabetical-index-mark-start text:id="IMark94457388836400"/><text:alphabetical-index-mark-start text:id="IMark94457434269792"/><text:span text:style-name="T463">Isaías 33</text:span><text:alphabetical-index-mark-end text:id="IMark94457434269792"/><text:alphabetical-index-mark-end text:id="IMark94457388836400"/><text:span text:style-name="T463">:10-14 </text:span><text:a xlink:type="simple" xlink:href="https://www.biblegateway.com/passage/?search=Isaias+33%3A10-14&amp;version=RVA-2015" text:style-name="Internet_20_link" text:visited-style-name="Visited_20_Internet_20_Link"><text:span text:style-name="T463">RVA-2015</text:span></text:a><text:bookmark-end text:name="__RefHeading___Toc39223_1836810514"/></text:p></text:note-body></text:note></text:span>. <text:span text:style-name="T464">Nadie quiere vivir en medio de un fuego que no se apaga. Especialmente los malos.</text:span></text:p>
      <text:p text:style-name="P150"><text:span text:style-name="T465">Y según </text:span><text:alphabetical-index-mark-start text:id="IMark94457221771664"/><text:alphabetical-index-mark-start text:id="IMark94457357130208"/><text:span text:style-name="T465">Judas 1</text:span><text:alphabetical-index-mark-end text:id="IMark94457357130208"/><text:alphabetical-index-mark-end text:id="IMark94457221771664"/><text:span text:style-name="T465"> la cosa ya empezó porque habla de los no creyentes de la época en los siguientes términos: </text:span><text:span text:style-name="Bible_5f_text"><text:span text:style-name="T465">”</text:span></text:span><text:span text:style-name="Bible_5f_text">a otros hagan salvos arrebatándolos del fuego; y a otros ténganles misericordia, pero con cautela, odiando hasta la ropa contaminada por su carne</text:span><text:span text:style-name="Bible_5f_text"><text:span text:style-name="T466">” </text:span></text:span><text:span text:style-name="Bible_5f_text"><text:span text:style-name="T466"><text:note text:id="ftn195" text:note-class="footnote"><text:note-citation>195</text:note-citation><text:note-body><text:p text:style-name="Footnote"><text:bookmark-start text:name="__RefHeading___Toc39221_1836810514"/><text:s/><text:alphabetical-index-mark-start text:id="IMark94457235604736"/><text:alphabetical-index-mark-start text:id="IMark94457253502928"/><text:span text:style-name="T466">Judas 1</text:span><text:alphabetical-index-mark-end text:id="IMark94457253502928"/><text:alphabetical-index-mark-end text:id="IMark94457235604736"/><text:span text:style-name="T466">:23 </text:span><text:a xlink:type="simple" xlink:href="https://www.biblegateway.com/passage/?search=Judas+1%3A23&amp;version=RVA-2015" text:style-name="Internet_20_link" text:visited-style-name="Visited_20_Internet_20_Link"><text:span text:style-name="T466">RVA-2015</text:span></text:a><text:bookmark-end text:name="__RefHeading___Toc39221_1836810514"/></text:p></text:note-body></text:note></text:span></text:span><text:span text:style-name="T466">.</text:span></text:p>
      <text:p text:style-name="P156"><text:span text:style-name="T147">P</text:span><text:span text:style-name="T143">or un lado </text:span><text:span text:style-name="T20">tenemos que el </text:span><text:span text:style-name="T173">Espíritu</text:span><text:span text:style-name="T20"> Santo es como un fuego, que todo lo consume, que es amor, que se transmite de creyente a no creyente, que nunca se apagará, que incendia a todos los pueblos y </text:span><text:span text:style-name="T142">naciones, que transforma a la persona, que limpia a la persona como un fuego purificador, o como lejía que quita las manchas, que los malos se llenan de miedo y tiemblan de pensar en ello, </text:span><text:span text:style-name="T143">que Jesucristo fue el que lo trajo y que va a incendiar toda la tierra. </text:span><text:span text:style-name="T156">Una forma de acabar con los malos es volviéndolos buenos por medio de su Espíritu Santo. </text:span><text:span text:style-name="T164">Partiendo de una criatura </text:span><text:span text:style-name="T165">que hace lo malo,</text:span><text:span text:style-name="T164"> Dios hace una criatura nueva que </text:span><text:span text:style-name="T165">hace lo bueno, </text:span><text:span text:style-name="T164">transforma</text:span><text:span text:style-name="T165">ndo la primera en la segunda por medio de su </text:span><text:span text:style-name="T164">Espíritu Santo.</text:span></text:p>
      <text:p text:style-name="P43">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154"><text:span text:style-name="T147">P</text:span><text:span text:style-name="T143">or otro lado tenemos que </text:span><text:span text:style-name="T144">Sodoma y Gomorra no fueron consumidas por </text:span><text:span text:style-name="T147">un fuego espiritual, sino por uno físico</text:span><text:span text:style-name="T144">. </text:span><text:span text:style-name="T145">Un fuego físico fue el que también consumió a Tiro, Bosra, </text:span><text:span text:style-name="T146">Queriot</text:span><text:span text:style-name="T145"> y Jerusalén. </text:span></text:p>
      <text:p text:style-name="P154"><text:soft-page-break/><text:span text:style-name="T147">Y el fuego del que habla Pedro en 2da Pedro 3 cuando dice que: </text:span><text:span text:style-name="Bible_5f_text"><text:span text:style-name="T148">“</text:span></text:span><text:bookmark text:name="es-RVA-2015-30497"/><text:span text:style-name="Bible_5f_text"><text:span text:style-name="T147">los cielos y la tierra que ahora existen están reservados para el fuego; guardados hasta el día del juicio y de la destrucción de los hombres impíos</text:span></text:span><text:span text:style-name="Bible_5f_text"><text:span text:style-name="T148">” </text:span></text:span><text:span text:style-name="Bible_5f_text"><text:span text:style-name="T148"><text:note text:id="ftn196" text:note-class="footnote"><text:note-citation>196</text:note-citation><text:note-body><text:p text:style-name="Footnote"><text:bookmark-start text:name="__RefHeading___Toc39219_1836810514"/><text:s/><text:alphabetical-index-mark-start text:id="IMark94457407901984"/><text:alphabetical-index-mark-start text:id="IMark94457235794000"/><text:span text:style-name="T459">2 Pedro 3</text:span><text:alphabetical-index-mark-end text:id="IMark94457235794000"/><text:alphabetical-index-mark-end text:id="IMark94457407901984"/><text:span text:style-name="T459">:7 </text:span><text:a xlink:type="simple" xlink:href="https://www.biblegateway.com/passage/?search=2+Pedro+3%3A7&amp;version=RVA-2015" text:style-name="Internet_20_link" text:visited-style-name="Visited_20_Internet_20_Link"><text:span text:style-name="T459">RVA-2015</text:span></text:a><text:bookmark-end text:name="__RefHeading___Toc39219_1836810514"/></text:p></text:note-body></text:note></text:span></text:span><text:span text:style-name="T148">, </text:span><text:span text:style-name="T157">es un fuego que </text:span><text:span text:style-name="T147">parece ser muy físico porque compara la situación con lo que sucedió en tiempos de Noé. </text:span><text:span text:style-name="T159">S</text:span><text:span text:style-name="T158">ituación que definitivamente fue muy física</text:span><text:span text:style-name="T147">.</text:span></text:p>
      <text:p text:style-name="P153"><text:span text:style-name="T149">Ademas Pedro dice que: </text:span><text:span text:style-name="Bible_5f_text"><text:span text:style-name="T149">”</text:span></text:span><text:bookmark text:name="es-RVA-2015-30500"/><text:span text:style-name="Bible_5f_text"><text:span text:style-name="T149">los cielos pasarán con grande estruendo; los elementos, ardiendo, serán deshechos; y la tierra y las obras que están en ella serán consumidas. </text:span></text:span><text:bookmark text:name="es-RVA-2015-30501"/><text:span text:style-name="Bible_5f_text"><text:span text:style-name="T14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149"><text:note text:id="ftn197" text:note-class="footnote"><text:note-citation>197</text:note-citation><text:note-body><text:p text:style-name="Footnote"><text:bookmark-start text:name="__RefHeading___Toc39217_1836810514"/><text:s/><text:alphabetical-index-mark-start text:id="IMark94457434091552"/><text:alphabetical-index-mark-start text:id="IMark94457434269792"/><text:span text:style-name="T467">2 Pedro 3</text:span><text:alphabetical-index-mark-end text:id="IMark94457434269792"/><text:alphabetical-index-mark-end text:id="IMark94457434091552"/><text:span text:style-name="T467">:10-13 </text:span><text:a xlink:type="simple" xlink:href="https://www.biblegateway.com/passage/?search=2+Pedro+3%3A10-13&amp;version=RVA-2015" text:style-name="Internet_20_link" text:visited-style-name="Visited_20_Internet_20_Link"><text:span text:style-name="T467">RVA-2015</text:span></text:a><text:bookmark-end text:name="__RefHeading___Toc39217_1836810514"/></text:p></text:note-body></text:note></text:span></text:span><text:span text:style-name="T14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153"><text:span text:style-name="T150">Si lo descrito en </text:span><text:alphabetical-index-mark-start text:id="IMark94457324755152"/><text:alphabetical-index-mark-start text:id="IMark94457221771664"/><text:span text:style-name="T150">Isaías 30</text:span><text:alphabetical-index-mark-end text:id="IMark94457221771664"/><text:alphabetical-index-mark-end text:id="IMark94457324755152"/><text:span text:style-name="T150"> es físico cuando dice que: </text:span><text:span text:style-name="Bible_5f_text"><text:span text:style-name="T150">“</text:span></text:span><text:bookmark text:name="es-RVA-2015-18211"/><text:span text:style-name="Bible_5f_text"><text:span text:style-name="T150">La luz de la luna será como la luz del sol, y la luz del sol será siete veces mayor, como la luz de siete días” </text:span></text:span><text:span text:style-name="Bible_5f_text"><text:span text:style-name="T150"><text:note text:id="ftn198" text:note-class="footnote"><text:note-citation>198</text:note-citation><text:note-body><text:p text:style-name="Footnote"><text:bookmark-start text:name="__RefHeading___Toc39215_1836810514"/><text:s/><text:alphabetical-index-mark-start text:id="IMark94457324325488"/><text:alphabetical-index-mark-start text:id="IMark94457367836848"/><text:span text:style-name="T468">Isaías 30</text:span><text:alphabetical-index-mark-end text:id="IMark94457367836848"/><text:alphabetical-index-mark-end text:id="IMark94457324325488"/><text:span text:style-name="T468">:26 </text:span><text:a xlink:type="simple" xlink:href="https://www.biblegateway.com/passage/?search=Isaias+30%3A26&amp;version=RVA-2015" text:style-name="Internet_20_link" text:visited-style-name="Visited_20_Internet_20_Link"><text:span text:style-name="T468">RVA-2015</text:span></text:a><text:bookmark-end text:name="__RefHeading___Toc39215_1836810514"/></text:p></text:note-body></text:note></text:span></text:span><text:span text:style-name="T150">, es fácilmente entendible que este planeta entero quede consumido por el fuego. Si la luna se vuelve como el Sol y el Sol aumenta su energía 7 veces, este planeta se vuelve una bola de fuego. Y la profecía de </text:span><text:alphabetical-index-mark-start text:id="IMark94457357130208"/><text:alphabetical-index-mark-start text:id="IMark94457385995104"/><text:span text:style-name="T150">Sofonías 1</text:span><text:alphabetical-index-mark-end text:id="IMark94457385995104"/><text:alphabetical-index-mark-end text:id="IMark94457357130208"/><text:span text:style-name="T150"> sería literal: </text:span><text:span text:style-name="Bible_5f_text"><text:span text:style-name="T150">“¡Yo acabaré por completo con todas las cosas de </text:span></text:span><text:soft-page-break/><text:span text:style-name="Bible_5f_text"><text:span text:style-name="T150">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150"><text:note text:id="ftn199" text:note-class="footnote"><text:note-citation>199</text:note-citation><text:note-body><text:p text:style-name="Footnote"><text:bookmark-start text:name="__RefHeading___Toc39213_1836810514"/><text:s/><text:alphabetical-index-mark-start text:id="IMark94457410245264"/><text:alphabetical-index-mark-start text:id="IMark94457314114528"/><text:span text:style-name="T468">Sofonías 1</text:span><text:alphabetical-index-mark-end text:id="IMark94457314114528"/><text:alphabetical-index-mark-end text:id="IMark94457410245264"/><text:span text:style-name="T468">:2-3 </text:span><text:a xlink:type="simple" xlink:href="https://www.biblegateway.com/passage/?search=Sofonias+1%3A2-3&amp;version=RVA-2015" text:style-name="Internet_20_link" text:visited-style-name="Visited_20_Internet_20_Link"><text:span text:style-name="T468">RVA-2015</text:span></text:a><text:bookmark-end text:name="__RefHeading___Toc39213_1836810514"/></text:p></text:note-body></text:note></text:span></text:span><text:span text:style-name="T150">. </text:span></text:p>
      <text:p text:style-name="P153"><text:span text:style-name="T15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153"><text:note text:id="ftn200" text:note-class="footnote"><text:note-citation>200</text:note-citation><text:note-body><text:p text:style-name="Footnote"><text:bookmark-start text:name="__RefHeading___Toc39211_1836810514"/><text:s/><text:alphabetical-index-mark-start text:id="IMark94457385995104"/><text:alphabetical-index-mark-start text:id="IMark94457357130208"/><text:alphabetical-index-mark-start text:id="IMark94457253502928"/><text:alphabetical-index-mark-start text:id="IMark94457221771664"/><text:alphabetical-index-mark-start text:id="IMark94457434288208"/><text:alphabetical-index-mark-start text:id="IMark94457367650416"/><text:span text:style-name="T473">1</text:span> <text:span text:style-name="T473">Corintios 1</text:span><text:alphabetical-index-mark-end text:id="IMark94457367650416"/><text:alphabetical-index-mark-end text:id="IMark94457434288208"/><text:span text:style-name="T473">5</text:span><text:alphabetical-index-mark-end text:id="IMark94457221771664"/><text:alphabetical-index-mark-end text:id="IMark94457253502928"/><text:alphabetical-index-mark-end text:id="IMark94457357130208"/><text:alphabetical-index-mark-end text:id="IMark94457385995104"/><text:span text:style-name="T473">:51 </text:span><text:a xlink:type="simple" xlink:href="https://www.biblegateway.com/passage/?search=1+Corintios+15%3A51&amp;version=RVA-2015" text:style-name="Internet_20_link" text:visited-style-name="Visited_20_Internet_20_Link"><text:span text:style-name="T473">RVA-2015</text:span></text:a><text:bookmark-end text:name="__RefHeading___Toc39211_1836810514"/></text:p></text:note-body></text:note></text:span><text:span text:style-name="T153">.</text:span></text:p>
      <text:p text:style-name="P151"><text:span text:style-name="T151">Este momento se correspondería con el descrito en </text:span><text:alphabetical-index-mark-start text:id="IMark94457253751488"/><text:alphabetical-index-mark-start text:id="IMark94457251623696"/><text:span text:style-name="T151">Revelación 20</text:span><text:alphabetical-index-mark-end text:id="IMark94457251623696"/><text:alphabetical-index-mark-end text:id="IMark94457253751488"/><text:span text:style-name="T151"> </text:span><text:span text:style-name="T152">cuando, hablando del reinado de mil años de Jesucristo en la tierra,</text:span><text:span text:style-name="T151"> dice que: </text:span><text:span text:style-name="Bible_5f_text"><text:span text:style-name="T15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151"><text:note text:id="ftn201" text:note-class="footnote"><text:note-citation>201</text:note-citation><text:note-body><text:p text:style-name="Footnote"><text:bookmark-start text:name="__RefHeading___Toc39209_1836810514"/><text:s/><text:alphabetical-index-mark-start text:id="IMark94457235604736"/><text:alphabetical-index-mark-start text:id="IMark94457407901984"/><text:span text:style-name="T469">Revelación 20</text:span><text:alphabetical-index-mark-end text:id="IMark94457407901984"/><text:alphabetical-index-mark-end text:id="IMark94457235604736"/><text:span text:style-name="T469">:7-9 </text:span><text:a xlink:type="simple" xlink:href="https://www.biblegateway.com/passage/?search=Apocalipsis+20%3A7-9&amp;version=RVA-2015" text:style-name="Internet_20_link" text:visited-style-name="Visited_20_Internet_20_Link"><text:span text:style-name="T469">RVA-2015</text:span></text:a><text:bookmark-end text:name="__RefHeading___Toc39209_1836810514"/></text:p></text:note-body></text:note></text:span></text:span><text:span text:style-name="T151">. </text:span><text:span text:style-name="T152">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191">Esos que van a vivir en esa tierra nueva con ese cielo nuevo, también físicos, cuando sean resucitados físicamente.</text:span></text:p>
      <text:p text:style-name="P153"><text:span text:style-name="T152">M</text:span><text:span text:style-name="T154">omento también descrito en </text:span><text:alphabetical-index-mark-start text:id="IMark94457255552800"/><text:alphabetical-index-mark-start text:id="IMark94457326298672"/><text:span text:style-name="T154">Ezequiel 38</text:span><text:alphabetical-index-mark-end text:id="IMark94457326298672"/><text:alphabetical-index-mark-end text:id="IMark94457255552800"/><text:span text:style-name="T154">, cuando habla que Gog se dirá a si mismo: </text:span><text:span text:style-name="Bible_5f_text"><text:span text:style-name="T154">“</text:span></text:span><text:bookmark text:name="es-RVA-2015-21404"/><text:span text:style-name="Bible_5f_text"><text:span text:style-name="T20">Subiré contra una tierra indefensa; iré a un pueblo tranquilo que habita confiadamente. Todos ellos </text:span></text:span><text:soft-page-break/><text:span text:style-name="Bible_5f_text"><text:span text:style-name="T20">habitan sin murallas, y no tienen cerrojos ni puertas</text:span></text:span><text:span text:style-name="Bible_5f_text"><text:span text:style-name="T154">” </text:span></text:span><text:span text:style-name="Bible_5f_text"><text:span text:style-name="T154"><text:note text:id="ftn202" text:note-class="footnote"><text:note-citation>202</text:note-citation><text:note-body><text:p text:style-name="Footnote"><text:bookmark-start text:name="__RefHeading___Toc39207_1836810514"/><text:s/><text:alphabetical-index-mark-start text:id="IMark94457235604736"/><text:alphabetical-index-mark-start text:id="IMark94457221771664"/><text:span text:style-name="T474">Ezequiel 38</text:span><text:alphabetical-index-mark-end text:id="IMark94457221771664"/><text:alphabetical-index-mark-end text:id="IMark94457235604736"/><text:span text:style-name="T474">:11 </text:span><text:a xlink:type="simple" xlink:href="https://www.biblegateway.com/passage/?search=Ezequiel+38%3A11&amp;version=RVA-2015" text:style-name="Internet_20_link" text:visited-style-name="Visited_20_Internet_20_Link"><text:span text:style-name="T474">RVA-2015</text:span></text:a><text:bookmark-end text:name="__RefHeading___Toc39207_1836810514"/></text:p></text:note-body></text:note></text:span></text:span><text:span text:style-name="T154">. Y que al final todo termina con: </text:span><text:span text:style-name="Bible_5f_text"><text:span text:style-name="T154">“</text:span></text:span><text:bookmark text:name="es-RVA-2015-21415"/><text:span text:style-name="Bible_5f_text"><text:span text:style-name="T154">lluvia torrencial, piedras de granizo, fuego y azufre” </text:span></text:span><text:span text:style-name="Bible_5f_text"><text:span text:style-name="T154"><text:note text:id="ftn203" text:note-class="footnote"><text:note-citation>203</text:note-citation><text:note-body><text:p text:style-name="Footnote"><text:bookmark-start text:name="__RefHeading___Toc39205_1836810514"/><text:s/><text:alphabetical-index-mark-start text:id="IMark94457385995104"/><text:alphabetical-index-mark-start text:id="IMark94457314114528"/><text:span text:style-name="T474">Ezequiel 38</text:span><text:alphabetical-index-mark-end text:id="IMark94457314114528"/><text:alphabetical-index-mark-end text:id="IMark94457385995104"/><text:span text:style-name="T474">:22 </text:span><text:a xlink:type="simple" xlink:href="https://www.biblegateway.com/passage/?search=Ezequiel+38%3A22&amp;version=RVA-2015" text:style-name="Internet_20_link" text:visited-style-name="Visited_20_Internet_20_Link"><text:span text:style-name="T474">RVA-2015</text:span></text:a><text:bookmark-end text:name="__RefHeading___Toc39205_1836810514"/></text:p></text:note-body></text:note></text:span></text:span><text:span text:style-name="T154">. Tal cual como termina el temita en </text:span><text:alphabetical-index-mark-start text:id="IMark94457323815968"/><text:alphabetical-index-mark-start text:id="IMark94457357130208"/><text:span text:style-name="T154">Revelación 20</text:span><text:alphabetical-index-mark-end text:id="IMark94457357130208"/><text:alphabetical-index-mark-end text:id="IMark94457323815968"/><text:span text:style-name="T154">. </text:span><text:span text:style-name="T163">Tiene sentido que si se han vivido mil años de paz, de tranquilidad, en el que se vive confiadamente, no halla murallas ni cerrojos.</text:span></text:p>
      <text:p text:style-name="P155"><text:span text:style-name="T160">Momento que es el f</text:span><text:span text:style-name="T20">inal, </text:span><text:span text:style-name="T155">final,</text:span><text:span text:style-name="T20"> de los hijos, de los hijos, de los hijos de Adam. </text:span><text:span text:style-name="T161">NO va mas. No mas descendencia de Adam. </text:span><text:span text:style-name="T162">Momento que es justo antes de la resurrección de los muertos.</text:span></text:p>
      <text:p text:style-name="P205"><text:span text:style-name="T237">Podemos concluir que a</text:span><text:span text:style-name="T20"> Dios también le gusta el fuego físico para acabar con los malos. </text:span><text:span text:style-name="T161">Claro está que ninguno de los fuegos físicos que menciona la biblia, y que sabemos que son físicos, han sido eternos. Todos se han terminado. Todos se han apag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25T16:04:38.084108436</dc:date>
    <meta:editing-duration>P18DT10H12M17S</meta:editing-duration>
    <meta:editing-cycles>6007</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58" meta:paragraph-count="519" meta:word-count="14907" meta:character-count="81928" meta:non-whitespace-character-count="67262"/>
    <meta:user-defined meta:name="Autor">Jose Luis Quiroga</meta:user-defined>
  </office:meta>
</office:document-meta>
</file>